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87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72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22.51mm"/>
    </style:style>
    <style:style style:name="co7" style:family="table-column">
      <style:table-column-properties fo:break-before="auto" style:column-width="10.53mm"/>
    </style:style>
    <style:style style:name="co8" style:family="table-column">
      <style:table-column-properties fo:break-before="auto" style:column-width="64.51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2.33mm"/>
    </style:style>
    <style:style style:name="co11" style:family="table-column">
      <style:table-column-properties fo:break-before="auto" style:column-width="30.5mm"/>
    </style:style>
    <style:style style:name="co12" style:family="table-column">
      <style:table-column-properties fo:break-before="auto" style:column-width="13.41mm"/>
    </style:style>
    <style:style style:name="co13" style:family="table-column">
      <style:table-column-properties fo:break-before="auto" style:column-width="13.19mm"/>
    </style:style>
    <style:style style:name="co14" style:family="table-column">
      <style:table-column-properties fo:break-before="auto" style:column-width="12.31mm"/>
    </style:style>
    <style:style style:name="co15" style:family="table-column">
      <style:table-column-properties fo:break-before="auto" style:column-width="61.72mm"/>
    </style:style>
    <style:style style:name="co16" style:family="table-column">
      <style:table-column-properties fo:break-before="auto" style:column-width="12.96mm"/>
    </style:style>
    <style:style style:name="co17" style:family="table-column">
      <style:table-column-properties fo:break-before="auto" style:column-width="19.56mm"/>
    </style:style>
    <style:style style:name="co18" style:family="table-column">
      <style:table-column-properties fo:break-before="auto" style:column-width="27.68mm"/>
    </style:style>
    <style:style style:name="co19" style:family="table-column">
      <style:table-column-properties fo:break-before="auto" style:column-width="51.38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13.39mm"/>
    </style:style>
    <style:style style:name="co22" style:family="table-column">
      <style:table-column-properties fo:break-before="auto" style:column-width="35.12mm"/>
    </style:style>
    <style:style style:name="co23" style:family="table-column">
      <style:table-column-properties fo:break-before="auto" style:column-width="15.38mm"/>
    </style:style>
    <style:style style:name="co24" style:family="table-column">
      <style:table-column-properties fo:break-before="auto" style:column-width="18.87mm"/>
    </style:style>
    <style:style style:name="co25" style:family="table-column">
      <style:table-column-properties fo:break-before="auto" style:column-width="39.53mm"/>
    </style:style>
    <style:style style:name="co26" style:family="table-column">
      <style:table-column-properties fo:break-before="auto" style:column-width="39.09mm"/>
    </style:style>
    <style:style style:name="co27" style:family="table-column">
      <style:table-column-properties fo:break-before="auto" style:column-width="62.39mm"/>
    </style:style>
    <style:style style:name="co28" style:family="table-column">
      <style:table-column-properties fo:break-before="auto" style:column-width="35.67mm"/>
    </style:style>
    <style:style style:name="co29" style:family="table-column">
      <style:table-column-properties fo:break-before="auto" style:column-width="14.71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22.63mm"/>
    </style:style>
    <style:style style:name="co32" style:family="table-column">
      <style:table-column-properties fo:break-before="auto" style:column-width="23.51mm"/>
    </style:style>
    <style:style style:name="co33" style:family="table-column">
      <style:table-column-properties fo:break-before="auto" style:column-width="37.55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end" fo:margin-left="0mm"/>
      <style:text-properties fo:color="#666666" fo:font-weight="bold" style:font-weight-asian="bold" style:font-weight-complex="bold"/>
    </style:style>
    <style:style style:name="ce2" style:family="table-cell" style:parent-style-name="Default">
      <style:table-cell-properties fo:background-color="#e6e6e6" style:cell-protect="protected" style:print-content="true"/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  <style:text-properties fo:color="#666666" fo:font-weight="bold" style:font-weight-asian="bold" style:font-weight-complex="bold"/>
    </style:style>
    <style:style style:name="ce5" style:family="table-cell" style:parent-style-name="Default">
      <style:table-cell-properties fo:background-color="#ffff00" style:cell-protect="none" style:print-content="true"/>
    </style:style>
    <style:style style:name="ce6" style:family="table-cell" style:parent-style-name="Default">
      <style:table-cell-properties fo:background-color="#e6e6e6" style:cell-protect="protected" style:print-content="tru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0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cell-protect="protected" style:print-content="tru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transparent"/>
      <style:text-properties fo:color="#800000" style:font-name="Liberation Mono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 table:protected="true">
        <loext:table-protection loext:select-protected-cells="true"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number-columns-repeated="4" table:default-cell-style-name="ce9"/>
        <table:table-column table:style-name="co3" table:number-columns-repeated="1015" table:default-cell-style-name="ce9"/>
        <table:table-row table:style-name="ro1">
          <table:table-cell/>
          <table:table-cell table:style-name="ce2" office:value-type="string" calcext:value-type="string">
            <text:p>Competition</text:p>
          </table:table-cell>
          <table:table-cell table:style-name="ce2" office:value-type="string" calcext:value-type="string">
            <text:p>Stage 2 Comp Name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U15</text:p>
          </table:table-cell>
          <table:table-cell table:style-name="ce3" office:value-type="string" calcext:value-type="string">
            <text:p>Champions League</text:p>
          </table:table-cell>
          <table:table-cell table:style-name="ce10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ction</text:p>
          </table:table-cell>
          <table:table-cell table:style-name="ce3" office:value-type="string" calcext:value-type="string">
            <text:p>Groups</text:p>
          </table:table-cell>
          <table:table-cell table:style-name="ce3" office:value-type="string" calcext:value-type="string">
            <text:p>Europa League</text:p>
          </table:table-cell>
          <table:table-cell table:style-name="ce10"/>
          <table:table-cell table:style-name="ce11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1</text:p>
          </table:table-cell>
          <table:table-cell table:style-name="ce4" office:value-type="string" calcext:value-type="string">
            <text:p>G2</text:p>
          </table:table-cell>
          <table:table-cell table:style-name="ce4" office:value-type="string" calcext:value-type="string">
            <text:p>G3</text:p>
          </table:table-cell>
          <table:table-cell table:style-name="ce4" office:value-type="string" calcext:value-type="string">
            <text:p>G4</text:p>
          </table:table-cell>
          <table:table-cell table:style-name="ce4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A</text:p>
          </table:table-cell>
          <table:table-cell table:style-name="ce5" office:value-type="string" calcext:value-type="string">
            <text:p>2A</text:p>
          </table:table-cell>
          <table:table-cell table:style-name="ce5" office:value-type="string" calcext:value-type="string">
            <text:p>3A</text:p>
          </table:table-cell>
          <table:table-cell table:style-name="ce5" office:value-type="string" calcext:value-type="string">
            <text:p>4A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B</text:p>
          </table:table-cell>
          <table:table-cell table:style-name="ce5" office:value-type="string" calcext:value-type="string">
            <text:p>2B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4B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C</text:p>
          </table:table-cell>
          <table:table-cell table:style-name="ce5" office:value-type="string" calcext:value-type="string">
            <text:p>2C</text:p>
          </table:table-cell>
          <table:table-cell table:style-name="ce5" office:value-type="string" calcext:value-type="string">
            <text:p>3C</text:p>
          </table:table-cell>
          <table:table-cell table:style-name="ce5" office:value-type="string" calcext:value-type="string">
            <text:p>4C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D</text:p>
          </table:table-cell>
          <table:table-cell table:style-name="ce5" office:value-type="string" calcext:value-type="string">
            <text:p>2D</text:p>
          </table:table-cell>
          <table:table-cell table:style-name="ce5" office:value-type="string" calcext:value-type="string">
            <text:p>3D</text:p>
          </table:table-cell>
          <table:table-cell table:style-name="ce5" office:value-type="string" calcext:value-type="string">
            <text:p>4D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E</text:p>
          </table:table-cell>
          <table:table-cell table:style-name="ce5" office:value-type="string" calcext:value-type="string">
            <text:p>2E</text:p>
          </table:table-cell>
          <table:table-cell table:style-name="ce5" office:value-type="string" calcext:value-type="string">
            <text:p>3E</text:p>
          </table:table-cell>
          <table:table-cell table:style-name="ce5" office:value-type="string" calcext:value-type="string">
            <text:p>4E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  <table:table-cell table:style-name="ce5" office:value-type="string" calcext:value-type="string">
            <text:p>3F</text:p>
          </table:table-cell>
          <table:table-cell table:style-name="ce5" office:value-type="string" calcext:value-type="string">
            <text:p>4F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G</text:p>
          </table:table-cell>
          <table:table-cell table:style-name="ce5" office:value-type="string" calcext:value-type="string">
            <text:p>2G</text:p>
          </table:table-cell>
          <table:table-cell table:style-name="ce5" office:value-type="string" calcext:value-type="string">
            <text:p>3G</text:p>
          </table:table-cell>
          <table:table-cell table:style-name="ce5" office:value-type="string" calcext:value-type="string">
            <text:p>4G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2H</text:p>
          </table:table-cell>
          <table:table-cell table:style-name="ce5" office:value-type="string" calcext:value-type="string">
            <text:p>3H</text:p>
          </table:table-cell>
          <table:table-cell table:style-name="ce5" office:value-type="string" calcext:value-type="string">
            <text:p>4H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1I</text:p>
          </table:table-cell>
          <table:table-cell table:style-name="ce5" office:value-type="string" calcext:value-type="string">
            <text:p>2I</text:p>
          </table:table-cell>
          <table:table-cell table:style-name="ce5" office:value-type="string" calcext:value-type="string">
            <text:p>3I</text:p>
          </table:table-cell>
          <table:table-cell table:style-name="ce5" office:value-type="string" calcext:value-type="string">
            <text:p>4I</text:p>
          </table:table-cell>
          <table:table-cell table:number-columns-repeated="1015"/>
        </table:table-row>
        <table:table-row table:style-name="ro1">
          <table:table-cell/>
          <table:table-cell table:style-name="ce6" table:number-columns-repeated="1019"/>
        </table:table-row>
        <table:table-row table:style-name="ro1">
          <table:table-cell office:value-type="string" calcext:value-type="string">
            <text:p>Day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t/Duration</text:p>
          </table:table-cell>
          <table:table-cell table:style-name="ce8" office:value-type="string" calcext:value-type="string">
            <text:p>1230</text:p>
          </table:table-cell>
          <table:table-cell table:style-name="ce8" office:value-type="string" calcext:value-type="string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e/Sec Ga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tches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6" table:number-columns-repeated="1019"/>
        </table:table-row>
        <table:table-row table:style-name="ro1">
          <table:table-cell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formula="of:=SUBSTITUTE(['TEAM NAMES'.B5];&quot;&quot;&quot;&quot;;&quot;'&quot;)" office:value-type="string" office:string-value="1A" calcext:value-type="string">
            <text:p>1A</text:p>
          </table:table-cell>
          <table:table-cell table:formula="of:=SUBSTITUTE(['TEAM NAMES'.C5];&quot;&quot;&quot;&quot;;&quot;'&quot;)" office:value-type="string" office:string-value="2A" calcext:value-type="string">
            <text:p>2A</text:p>
          </table:table-cell>
          <table:table-cell table:formula="of:=SUBSTITUTE(['TEAM NAMES'.D5];&quot;&quot;&quot;&quot;;&quot;'&quot;)" office:value-type="string" office:string-value="3A" calcext:value-type="string">
            <text:p>3A</text:p>
          </table:table-cell>
          <table:table-cell table:formula="of:=SUBSTITUTE(['TEAM NAMES'.E5];&quot;&quot;&quot;&quot;;&quot;'&quot;)" office:value-type="string" office:string-value="4A" calcext:value-type="string">
            <text:p>4A</text:p>
          </table:table-cell>
          <table:table-cell table:number-columns-repeated="1015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SUBSTITUTE(['TEAM NAMES'.B6];&quot;&quot;&quot;&quot;;&quot;'&quot;)" office:value-type="string" office:string-value="1B" calcext:value-type="string">
            <text:p>1B</text:p>
          </table:table-cell>
          <table:table-cell table:formula="of:=SUBSTITUTE(['TEAM NAMES'.C6];&quot;&quot;&quot;&quot;;&quot;'&quot;)" office:value-type="string" office:string-value="2B" calcext:value-type="string">
            <text:p>2B</text:p>
          </table:table-cell>
          <table:table-cell table:formula="of:=SUBSTITUTE(['TEAM NAMES'.D6];&quot;&quot;&quot;&quot;;&quot;'&quot;)" office:value-type="string" office:string-value="3B" calcext:value-type="string">
            <text:p>3B</text:p>
          </table:table-cell>
          <table:table-cell table:formula="of:=SUBSTITUTE(['TEAM NAMES'.E6];&quot;&quot;&quot;&quot;;&quot;'&quot;)" office:value-type="string" office:string-value="4B" calcext:value-type="string">
            <text:p>4B</text:p>
          </table:table-cell>
          <table:table-cell table:number-columns-repeated="1015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SUBSTITUTE(['TEAM NAMES'.B7];&quot;&quot;&quot;&quot;;&quot;'&quot;)" office:value-type="string" office:string-value="1C" calcext:value-type="string">
            <text:p>1C</text:p>
          </table:table-cell>
          <table:table-cell table:formula="of:=SUBSTITUTE(['TEAM NAMES'.C7];&quot;&quot;&quot;&quot;;&quot;'&quot;)" office:value-type="string" office:string-value="2C" calcext:value-type="string">
            <text:p>2C</text:p>
          </table:table-cell>
          <table:table-cell table:formula="of:=SUBSTITUTE(['TEAM NAMES'.D7];&quot;&quot;&quot;&quot;;&quot;'&quot;)" office:value-type="string" office:string-value="3C" calcext:value-type="string">
            <text:p>3C</text:p>
          </table:table-cell>
          <table:table-cell table:formula="of:=SUBSTITUTE(['TEAM NAMES'.E7];&quot;&quot;&quot;&quot;;&quot;'&quot;)" office:value-type="string" office:string-value="4C" calcext:value-type="string">
            <text:p>4C</text:p>
          </table:table-cell>
          <table:table-cell table:number-columns-repeated="1015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SUBSTITUTE(['TEAM NAMES'.B8];&quot;&quot;&quot;&quot;;&quot;'&quot;)" office:value-type="string" office:string-value="1D" calcext:value-type="string">
            <text:p>1D</text:p>
          </table:table-cell>
          <table:table-cell table:formula="of:=SUBSTITUTE(['TEAM NAMES'.C8];&quot;&quot;&quot;&quot;;&quot;'&quot;)" office:value-type="string" office:string-value="2D" calcext:value-type="string">
            <text:p>2D</text:p>
          </table:table-cell>
          <table:table-cell table:formula="of:=SUBSTITUTE(['TEAM NAMES'.D8];&quot;&quot;&quot;&quot;;&quot;'&quot;)" office:value-type="string" office:string-value="3D" calcext:value-type="string">
            <text:p>3D</text:p>
          </table:table-cell>
          <table:table-cell table:formula="of:=SUBSTITUTE(['TEAM NAMES'.E8];&quot;&quot;&quot;&quot;;&quot;'&quot;)" office:value-type="string" office:string-value="4D" calcext:value-type="string">
            <text:p>4D</text:p>
          </table:table-cell>
          <table:table-cell table:number-columns-repeated="1015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SUBSTITUTE(['TEAM NAMES'.B9];&quot;&quot;&quot;&quot;;&quot;'&quot;)" office:value-type="string" office:string-value="1E" calcext:value-type="string">
            <text:p>1E</text:p>
          </table:table-cell>
          <table:table-cell table:formula="of:=SUBSTITUTE(['TEAM NAMES'.C9];&quot;&quot;&quot;&quot;;&quot;'&quot;)" office:value-type="string" office:string-value="2E" calcext:value-type="string">
            <text:p>2E</text:p>
          </table:table-cell>
          <table:table-cell table:formula="of:=SUBSTITUTE(['TEAM NAMES'.D9];&quot;&quot;&quot;&quot;;&quot;'&quot;)" office:value-type="string" office:string-value="3E" calcext:value-type="string">
            <text:p>3E</text:p>
          </table:table-cell>
          <table:table-cell table:formula="of:=SUBSTITUTE(['TEAM NAMES'.E9];&quot;&quot;&quot;&quot;;&quot;'&quot;)" office:value-type="string" office:string-value="4E" calcext:value-type="string">
            <text:p>4E</text:p>
          </table:table-cell>
          <table:table-cell table:number-columns-repeated="1015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SUBSTITUTE(['TEAM NAMES'.B10];&quot;&quot;&quot;&quot;;&quot;'&quot;)" office:value-type="string" office:string-value="1F" calcext:value-type="string">
            <text:p>1F</text:p>
          </table:table-cell>
          <table:table-cell table:formula="of:=SUBSTITUTE(['TEAM NAMES'.C10];&quot;&quot;&quot;&quot;;&quot;'&quot;)" office:value-type="string" office:string-value="2F" calcext:value-type="string">
            <text:p>2F</text:p>
          </table:table-cell>
          <table:table-cell table:formula="of:=SUBSTITUTE(['TEAM NAMES'.D10];&quot;&quot;&quot;&quot;;&quot;'&quot;)" office:value-type="string" office:string-value="3F" calcext:value-type="string">
            <text:p>3F</text:p>
          </table:table-cell>
          <table:table-cell table:formula="of:=SUBSTITUTE(['TEAM NAMES'.E10];&quot;&quot;&quot;&quot;;&quot;'&quot;)" office:value-type="string" office:string-value="4F" calcext:value-type="string">
            <text:p>4F</text:p>
          </table:table-cell>
          <table:table-cell table:number-columns-repeated="1015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SUBSTITUTE(['TEAM NAMES'.B11];&quot;&quot;&quot;&quot;;&quot;'&quot;)" office:value-type="string" office:string-value="1G" calcext:value-type="string">
            <text:p>1G</text:p>
          </table:table-cell>
          <table:table-cell table:formula="of:=SUBSTITUTE(['TEAM NAMES'.C11];&quot;&quot;&quot;&quot;;&quot;'&quot;)" office:value-type="string" office:string-value="2G" calcext:value-type="string">
            <text:p>2G</text:p>
          </table:table-cell>
          <table:table-cell table:formula="of:=SUBSTITUTE(['TEAM NAMES'.D11];&quot;&quot;&quot;&quot;;&quot;'&quot;)" office:value-type="string" office:string-value="3G" calcext:value-type="string">
            <text:p>3G</text:p>
          </table:table-cell>
          <table:table-cell table:formula="of:=SUBSTITUTE(['TEAM NAMES'.E11];&quot;&quot;&quot;&quot;;&quot;'&quot;)" office:value-type="string" office:string-value="4G" calcext:value-type="string">
            <text:p>4G</text:p>
          </table:table-cell>
          <table:table-cell table:number-columns-repeated="1015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SUBSTITUTE(['TEAM NAMES'.B12];&quot;&quot;&quot;&quot;;&quot;'&quot;)" office:value-type="string" office:string-value="1H" calcext:value-type="string">
            <text:p>1H</text:p>
          </table:table-cell>
          <table:table-cell table:formula="of:=SUBSTITUTE(['TEAM NAMES'.C12];&quot;&quot;&quot;&quot;;&quot;'&quot;)" office:value-type="string" office:string-value="2H" calcext:value-type="string">
            <text:p>2H</text:p>
          </table:table-cell>
          <table:table-cell table:formula="of:=SUBSTITUTE(['TEAM NAMES'.D12];&quot;&quot;&quot;&quot;;&quot;'&quot;)" office:value-type="string" office:string-value="3H" calcext:value-type="string">
            <text:p>3H</text:p>
          </table:table-cell>
          <table:table-cell table:formula="of:=SUBSTITUTE(['TEAM NAMES'.E12];&quot;&quot;&quot;&quot;;&quot;'&quot;)" office:value-type="string" office:string-value="4H" calcext:value-type="string">
            <text:p>4H</text:p>
          </table:table-cell>
          <table:table-cell table:number-columns-repeated="1015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SUBSTITUTE(['TEAM NAMES'.B13];&quot;&quot;&quot;&quot;;&quot;'&quot;)" office:value-type="string" office:string-value="1I" calcext:value-type="string">
            <text:p>1I</text:p>
          </table:table-cell>
          <table:table-cell table:formula="of:=SUBSTITUTE(['TEAM NAMES'.C13];&quot;&quot;&quot;&quot;;&quot;'&quot;)" office:value-type="string" office:string-value="2I" calcext:value-type="string">
            <text:p>2I</text:p>
          </table:table-cell>
          <table:table-cell table:formula="of:=SUBSTITUTE(['TEAM NAMES'.D13];&quot;&quot;&quot;&quot;;&quot;'&quot;)" office:value-type="string" office:string-value="3I" calcext:value-type="string">
            <text:p>3I</text:p>
          </table:table-cell>
          <table:table-cell table:formula="of:=SUBSTITUTE(['TEAM NAMES'.E13];&quot;&quot;&quot;&quot;;&quot;'&quot;)" office:value-type="string" office:string-value="4I" calcext:value-type="string">
            <text:p>4I</text:p>
          </table:table-cell>
          <table:table-cell table:number-columns-repeated="1015"/>
        </table:table-row>
        <table:table-row table:style-name="ro1" table:visibility="collapse">
          <table:table-cell/>
          <table:table-cell table:formula="of:=SUBSTITUTE(AGE_GROUP;&quot; &quot;;&quot;&quot;)" office:value-type="string" office:string-value="U15" calcext:value-type="string">
            <text:p>U15</text:p>
          </table:table-cell>
          <table:table-cell table:number-columns-repeated="1018"/>
        </table:table-row>
        <table:table-row table:style-name="ro1" table:visibility="collapse">
          <table:table-cell/>
          <table:table-cell table:formula="of:=SUBSTITUTE(SECTION;&quot; &quot;;&quot;&quot;)" office:value-type="string" office:string-value="Groups" calcext:value-type="string">
            <text:p>Groups</text:p>
          </table:table-cell>
          <table:table-cell table:number-columns-repeated="1018"/>
        </table:table-row>
        <table:table-row table:style-name="ro1" table:visibility="collapse">
          <table:table-cell/>
          <table:table-cell table:formula="of:=SUBSTITUTE(S2_SEC1;&quot; &quot;;&quot;&quot;)" office:value-type="string" office:string-value="ChampionsLeague" calcext:value-type="string">
            <text:p>ChampionsLeague</text:p>
          </table:table-cell>
          <table:table-cell table:number-columns-repeated="1018"/>
        </table:table-row>
        <table:table-row table:style-name="ro1" table:visibility="collapse">
          <table:table-cell/>
          <table:table-cell table:formula="of:=SUBSTITUTE(S2_SEC2;&quot; &quot;;&quot;&quot;)" office:value-type="string" office:string-value="EuropaLeague" calcext:value-type="string">
            <text:p>EuropaLeague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hh/mm</text:p>
          </table:table-cell>
          <table:table-cell table:formula="of:=(NUMBERVALUE(LEFT(START_TIME;2)))" office:value-type="float" office:value="12" calcext:value-type="float">
            <text:p>12</text:p>
          </table:table-cell>
          <table:table-cell table:formula="of:=NUMBERVALUE(RIGHT(START_TIME;2))" office:value-type="float" office:value="30" calcext:value-type="float">
            <text:p>30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first</text:p>
          </table:table-cell>
          <table:table-cell table:formula="of:=(3600000*HH_START)+(60000*MM_START)" office:value-type="float" office:value="45000000" calcext:value-type="float">
            <text:p>45000000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duration</text:p>
          </table:table-cell>
          <table:table-cell table:formula="of:=60000*MATCH_DURATION" office:value-type="float" office:value="600000" calcext:value-type="float">
            <text:p>600000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G-gap</text:p>
          </table:table-cell>
          <table:table-cell table:formula="of:=60000*GAME_GAP" office:value-type="float" office:value="180000" calcext:value-type="float">
            <text:p>180000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S-gap</text:p>
          </table:table-cell>
          <table:table-cell table:formula="of:=60000*SECTION_GAP" office:value-type="float" office:value="600000" calcext:value-type="float">
            <text:p>600000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num pitches</text:p>
          </table:table-cell>
          <table:table-cell table:formula="of:=COUNT(INDEX(PITCHES))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visibility="collapse">
          <table:table-cell table:number-columns-repeated="1020"/>
        </table:table-row>
        <table:table-row table:style-name="ro1" table:number-rows-repeated="104853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 x 5 P=1-2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default-cell-style-name="ce12"/>
        <table:table-column table:style-name="co5" table:visibility="collapse" table:default-cell-style-name="ce13"/>
        <table:table-column table:style-name="co6" table:visibility="collapse" table:default-cell-style-name="ce13"/>
        <table:table-column table:style-name="co7" table:visibility="collapse" table:default-cell-style-name="ce12"/>
        <table:table-column table:style-name="co7" table:visibility="collapse" table:number-columns-repeated="2" table:default-cell-style-name="ce14"/>
        <table:table-column table:style-name="co8" table:default-cell-style-name="ce15"/>
        <table:table-column table:style-name="co8" table:default-cell-style-name="ce16"/>
        <table:table-column table:style-name="co9" table:default-cell-style-name="ce18"/>
        <table:table-column table:style-name="co10" table:default-cell-style-name="ce19"/>
        <table:table-column table:style-name="co3" table:number-columns-repeated="1014" table:default-cell-style-name="ce18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4" office:value-type="string" calcext:value-type="string">
            <text:p>Pitch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45000000" calcext:value-type="float">
            <text:p>45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1 x 5 P=1-2'.E2];TRANSLATED_TEAM_NAMES;['1 x 5 P=1-2'.$D2]+1)" office:value-type="string" office:string-value="1A" calcext:value-type="string">
            <text:p>1A</text:p>
          </table:table-cell>
          <table:table-cell table:formula="of:=VLOOKUP(['1 x 5 P=1-2'.F2];TRANSLATED_TEAM_NAMES;['1 x 5 P=1-2'.$D2]+1)" office:value-type="string" office:string-value="1B" calcext:value-type="string">
            <text:p>1B</text:p>
          </table:table-cell>
          <table:table-cell table:style-name="ce17" table:formula="of:=IF(MOD([.B2]; NUM_PITCHES)=0;INDEX(PITCHES;1;NUM_PITCHES);INDEX(PITCHES;1;MOD([.B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1,&quot;dateTime&quot;:45000000,&quot;duration&quot;:&quot;10m&quot;,&quot;pitch&quot;:&quot;5&quot;,&quot;competition&quot;:{&quot;name&quot;:&quot;U15&quot;, &quot;section&quot;:&quot;Groups&quot;, &quot;group&quot;:&quot;1&quot;},&quot;tag&quot;:&quot;1&quot;, &quot;homeTeam&quot;:&quot;1A&quot;, &quot;awayTeam&quot;:&quot;1B&quot;}" calcext:value-type="string">
            <text:p>{"__v":0,"day":1,"dateTime":45000000,"duration":"10m","pitch":"5","competition":{"name":"U15", "section":"Groups", "group":"1"},"tag":"1", "homeTeam":"1A", "awayTeam":"1B"}</text:p>
          </table:table-cell>
          <table:table-cell table:number-columns-repeated="1014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1 x 5 P=1-2'.E3];TRANSLATED_TEAM_NAMES;['1 x 5 P=1-2'.$D3]+1)" office:value-type="string" office:string-value="1C" calcext:value-type="string">
            <text:p>1C</text:p>
          </table:table-cell>
          <table:table-cell table:formula="of:=VLOOKUP(['1 x 5 P=1-2'.F3];TRANSLATED_TEAM_NAMES;['1 x 5 P=1-2'.$D3]+1)" office:value-type="string" office:string-value="1D" calcext:value-type="string">
            <text:p>1D</text:p>
          </table:table-cell>
          <table:table-cell table:style-name="ce17" table:formula="of:=IF(MOD([.B3]; NUM_PITCHES)=0;INDEX(PITCHES;1;NUM_PITCHES);INDEX(PITCHES;1;MOD([.B3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1,&quot;dateTime&quot;:45000000,&quot;duration&quot;:&quot;10m&quot;,&quot;pitch&quot;:&quot;6&quot;,&quot;competition&quot;:{&quot;name&quot;:&quot;U15&quot;, &quot;section&quot;:&quot;Groups&quot;, &quot;group&quot;:&quot;1&quot;},&quot;tag&quot;:&quot;1&quot;, &quot;homeTeam&quot;:&quot;1C&quot;, &quot;awayTeam&quot;:&quot;1D&quot;}" calcext:value-type="string">
            <text:p>{"__v":0,"day":1,"dateTime":45000000,"duration":"10m","pitch":"6","competition":{"name":"U15", "section":"Groups", "group":"1"},"tag":"1", "homeTeam":"1C", "awayTeam":"1D"}</text:p>
          </table:table-cell>
          <table:table-cell table:number-columns-repeated="1014"/>
        </table:table-row>
        <table:table-row table:style-name="ro1">
          <table:table-cell table:formula="of:=IF([.I4]&gt;[.I3];[.A3];[.A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1 x 5 P=1-2'.E4];TRANSLATED_TEAM_NAMES;['1 x 5 P=1-2'.$D4]+1)" office:value-type="string" office:string-value="1E" calcext:value-type="string">
            <text:p>1E</text:p>
          </table:table-cell>
          <table:table-cell table:formula="of:=VLOOKUP(['1 x 5 P=1-2'.F4];TRANSLATED_TEAM_NAMES;['1 x 5 P=1-2'.$D4]+1)" office:value-type="string" office:string-value="1A" calcext:value-type="string">
            <text:p>1A</text:p>
          </table:table-cell>
          <table:table-cell table:style-name="ce17" table:formula="of:=IF(MOD([.B4]; NUM_PITCHES)=0;INDEX(PITCHES;1;NUM_PITCHES);INDEX(PITCHES;1;MOD([.B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1,&quot;dateTime&quot;:45000000,&quot;duration&quot;:&quot;10m&quot;,&quot;pitch&quot;:&quot;7&quot;,&quot;competition&quot;:{&quot;name&quot;:&quot;U15&quot;, &quot;section&quot;:&quot;Groups&quot;, &quot;group&quot;:&quot;1&quot;},&quot;tag&quot;:&quot;1&quot;, &quot;homeTeam&quot;:&quot;1E&quot;, &quot;awayTeam&quot;:&quot;1A&quot;}" calcext:value-type="string">
            <text:p>{"__v":0,"day":1,"dateTime":45000000,"duration":"10m","pitch":"7","competition":{"name":"U15", "section":"Groups", "group":"1"},"tag":"1", "homeTeam":"1E", "awayTeam":"1A"}</text:p>
          </table:table-cell>
          <table:table-cell table:number-columns-repeated="1014"/>
        </table:table-row>
        <table:table-row table:style-name="ro1">
          <table:table-cell table:formula="of:=IF([.I5]&gt;[.I4];[.A4];[.A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1 x 5 P=1-2'.E5];TRANSLATED_TEAM_NAMES;['1 x 5 P=1-2'.$D5]+1)" office:value-type="string" office:string-value="1B" calcext:value-type="string">
            <text:p>1B</text:p>
          </table:table-cell>
          <table:table-cell table:formula="of:=VLOOKUP(['1 x 5 P=1-2'.F5];TRANSLATED_TEAM_NAMES;['1 x 5 P=1-2'.$D5]+1)" office:value-type="string" office:string-value="1C" calcext:value-type="string">
            <text:p>1C</text:p>
          </table:table-cell>
          <table:table-cell table:style-name="ce17" table:formula="of:=IF(MOD([.B5]; NUM_PITCHES)=0;INDEX(PITCHES;1;NUM_PITCHES);INDEX(PITCHES;1;MOD([.B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1,&quot;dateTime&quot;:45000000,&quot;duration&quot;:&quot;10m&quot;,&quot;pitch&quot;:&quot;8&quot;,&quot;competition&quot;:{&quot;name&quot;:&quot;U15&quot;, &quot;section&quot;:&quot;Groups&quot;, &quot;group&quot;:&quot;1&quot;},&quot;tag&quot;:&quot;1&quot;, &quot;homeTeam&quot;:&quot;1B&quot;, &quot;awayTeam&quot;:&quot;1C&quot;}" calcext:value-type="string">
            <text:p>{"__v":0,"day":1,"dateTime":45000000,"duration":"10m","pitch":"8","competition":{"name":"U15", "section":"Groups", "group":"1"},"tag":"1", "homeTeam":"1B", "awayTeam":"1C"}</text:p>
          </table:table-cell>
          <table:table-cell table:number-columns-repeated="1014"/>
        </table:table-row>
        <table:table-row table:style-name="ro1">
          <table:table-cell table:formula="of:=IF([.I6]&gt;[.I5];[.A5];[.A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45780000" calcext:value-type="float">
            <text:p>457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1 x 5 P=1-2'.E6];TRANSLATED_TEAM_NAMES;['1 x 5 P=1-2'.$D6]+1)" office:value-type="string" office:string-value="1D" calcext:value-type="string">
            <text:p>1D</text:p>
          </table:table-cell>
          <table:table-cell table:formula="of:=VLOOKUP(['1 x 5 P=1-2'.F6];TRANSLATED_TEAM_NAMES;['1 x 5 P=1-2'.$D6]+1)" office:value-type="string" office:string-value="1E" calcext:value-type="string">
            <text:p>1E</text:p>
          </table:table-cell>
          <table:table-cell table:style-name="ce17" table:formula="of:=IF(MOD([.B6]; NUM_PITCHES)=0;INDEX(PITCHES;1;NUM_PITCHES);INDEX(PITCHES;1;MOD([.B6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1,&quot;dateTime&quot;:45780000,&quot;duration&quot;:&quot;10m&quot;,&quot;pitch&quot;:&quot;5&quot;,&quot;competition&quot;:{&quot;name&quot;:&quot;U15&quot;, &quot;section&quot;:&quot;Groups&quot;, &quot;group&quot;:&quot;1&quot;},&quot;tag&quot;:&quot;2&quot;, &quot;homeTeam&quot;:&quot;1D&quot;, &quot;awayTeam&quot;:&quot;1E&quot;}" calcext:value-type="string">
            <text:p>{"__v":0,"day":1,"dateTime":45780000,"duration":"10m","pitch":"5","competition":{"name":"U15", "section":"Groups", "group":"1"},"tag":"2", "homeTeam":"1D", "awayTeam":"1E"}</text:p>
          </table:table-cell>
          <table:table-cell table:number-columns-repeated="1014"/>
        </table:table-row>
        <table:table-row table:style-name="ro1">
          <table:table-cell table:formula="of:=IF([.I7]&gt;[.I6];[.A6];[.A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45780000" calcext:value-type="float">
            <text:p>457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1 x 5 P=1-2'.E7];TRANSLATED_TEAM_NAMES;['1 x 5 P=1-2'.$D7]+1)" office:value-type="string" office:string-value="1A" calcext:value-type="string">
            <text:p>1A</text:p>
          </table:table-cell>
          <table:table-cell table:formula="of:=VLOOKUP(['1 x 5 P=1-2'.F7];TRANSLATED_TEAM_NAMES;['1 x 5 P=1-2'.$D7]+1)" office:value-type="string" office:string-value="1C" calcext:value-type="string">
            <text:p>1C</text:p>
          </table:table-cell>
          <table:table-cell table:style-name="ce17" table:formula="of:=IF(MOD([.B7]; NUM_PITCHES)=0;INDEX(PITCHES;1;NUM_PITCHES);INDEX(PITCHES;1;MOD([.B7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1,&quot;dateTime&quot;:45780000,&quot;duration&quot;:&quot;10m&quot;,&quot;pitch&quot;:&quot;6&quot;,&quot;competition&quot;:{&quot;name&quot;:&quot;U15&quot;, &quot;section&quot;:&quot;Groups&quot;, &quot;group&quot;:&quot;1&quot;},&quot;tag&quot;:&quot;2&quot;, &quot;homeTeam&quot;:&quot;1A&quot;, &quot;awayTeam&quot;:&quot;1C&quot;}" calcext:value-type="string">
            <text:p>{"__v":0,"day":1,"dateTime":45780000,"duration":"10m","pitch":"6","competition":{"name":"U15", "section":"Groups", "group":"1"},"tag":"2", "homeTeam":"1A", "awayTeam":"1C"}</text:p>
          </table:table-cell>
          <table:table-cell table:number-columns-repeated="1014"/>
        </table:table-row>
        <table:table-row table:style-name="ro1">
          <table:table-cell table:formula="of:=IF([.I8]&gt;[.I7];[.A7];[.A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45780000" calcext:value-type="float">
            <text:p>457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1 x 5 P=1-2'.E8];TRANSLATED_TEAM_NAMES;['1 x 5 P=1-2'.$D8]+1)" office:value-type="string" office:string-value="1B" calcext:value-type="string">
            <text:p>1B</text:p>
          </table:table-cell>
          <table:table-cell table:formula="of:=VLOOKUP(['1 x 5 P=1-2'.F8];TRANSLATED_TEAM_NAMES;['1 x 5 P=1-2'.$D8]+1)" office:value-type="string" office:string-value="1D" calcext:value-type="string">
            <text:p>1D</text:p>
          </table:table-cell>
          <table:table-cell table:style-name="ce17" table:formula="of:=IF(MOD([.B8]; NUM_PITCHES)=0;INDEX(PITCHES;1;NUM_PITCHES);INDEX(PITCHES;1;MOD([.B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1,&quot;dateTime&quot;:45780000,&quot;duration&quot;:&quot;10m&quot;,&quot;pitch&quot;:&quot;7&quot;,&quot;competition&quot;:{&quot;name&quot;:&quot;U15&quot;, &quot;section&quot;:&quot;Groups&quot;, &quot;group&quot;:&quot;1&quot;},&quot;tag&quot;:&quot;2&quot;, &quot;homeTeam&quot;:&quot;1B&quot;, &quot;awayTeam&quot;:&quot;1D&quot;}" calcext:value-type="string">
            <text:p>{"__v":0,"day":1,"dateTime":45780000,"duration":"10m","pitch":"7","competition":{"name":"U15", "section":"Groups", "group":"1"},"tag":"2", "homeTeam":"1B", "awayTeam":"1D"}</text:p>
          </table:table-cell>
          <table:table-cell table:number-columns-repeated="1014"/>
        </table:table-row>
        <table:table-row table:style-name="ro1">
          <table:table-cell table:formula="of:=IF([.I9]&gt;[.I8];[.A8];[.A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45780000" calcext:value-type="float">
            <text:p>457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1 x 5 P=1-2'.E9];TRANSLATED_TEAM_NAMES;['1 x 5 P=1-2'.$D9]+1)" office:value-type="string" office:string-value="1C" calcext:value-type="string">
            <text:p>1C</text:p>
          </table:table-cell>
          <table:table-cell table:formula="of:=VLOOKUP(['1 x 5 P=1-2'.F9];TRANSLATED_TEAM_NAMES;['1 x 5 P=1-2'.$D9]+1)" office:value-type="string" office:string-value="1E" calcext:value-type="string">
            <text:p>1E</text:p>
          </table:table-cell>
          <table:table-cell table:style-name="ce17" table:formula="of:=IF(MOD([.B9]; NUM_PITCHES)=0;INDEX(PITCHES;1;NUM_PITCHES);INDEX(PITCHES;1;MOD([.B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1,&quot;dateTime&quot;:45780000,&quot;duration&quot;:&quot;10m&quot;,&quot;pitch&quot;:&quot;8&quot;,&quot;competition&quot;:{&quot;name&quot;:&quot;U15&quot;, &quot;section&quot;:&quot;Groups&quot;, &quot;group&quot;:&quot;1&quot;},&quot;tag&quot;:&quot;2&quot;, &quot;homeTeam&quot;:&quot;1C&quot;, &quot;awayTeam&quot;:&quot;1E&quot;}" calcext:value-type="string">
            <text:p>{"__v":0,"day":1,"dateTime":45780000,"duration":"10m","pitch":"8","competition":{"name":"U15", "section":"Groups", "group":"1"},"tag":"2", "homeTeam":"1C", "awayTeam":"1E"}</text:p>
          </table:table-cell>
          <table:table-cell table:number-columns-repeated="1014"/>
        </table:table-row>
        <table:table-row table:style-name="ro1">
          <table:table-cell table:formula="of:=IF([.I10]&gt;[.I9];[.A9];[.A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6560000" calcext:value-type="float">
            <text:p>465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1 x 5 P=1-2'.E10];TRANSLATED_TEAM_NAMES;['1 x 5 P=1-2'.$D10]+1)" office:value-type="string" office:string-value="1D" calcext:value-type="string">
            <text:p>1D</text:p>
          </table:table-cell>
          <table:table-cell table:formula="of:=VLOOKUP(['1 x 5 P=1-2'.F10];TRANSLATED_TEAM_NAMES;['1 x 5 P=1-2'.$D10]+1)" office:value-type="string" office:string-value="1A" calcext:value-type="string">
            <text:p>1A</text:p>
          </table:table-cell>
          <table:table-cell table:style-name="ce17" table:formula="of:=IF(MOD([.B10]; NUM_PITCHES)=0;INDEX(PITCHES;1;NUM_PITCHES);INDEX(PITCHES;1;MOD([.B10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1,&quot;dateTime&quot;:46560000,&quot;duration&quot;:&quot;10m&quot;,&quot;pitch&quot;:&quot;5&quot;,&quot;competition&quot;:{&quot;name&quot;:&quot;U15&quot;, &quot;section&quot;:&quot;Groups&quot;, &quot;group&quot;:&quot;1&quot;},&quot;tag&quot;:&quot;3&quot;, &quot;homeTeam&quot;:&quot;1D&quot;, &quot;awayTeam&quot;:&quot;1A&quot;}" calcext:value-type="string">
            <text:p>{"__v":0,"day":1,"dateTime":46560000,"duration":"10m","pitch":"5","competition":{"name":"U15", "section":"Groups", "group":"1"},"tag":"3", "homeTeam":"1D", "awayTeam":"1A"}</text:p>
          </table:table-cell>
          <table:table-cell table:number-columns-repeated="1014"/>
        </table:table-row>
        <table:table-row table:style-name="ro1">
          <table:table-cell table:formula="of:=IF([.I11]&gt;[.I10];[.A10];[.A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6560000" calcext:value-type="float">
            <text:p>465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1 x 5 P=1-2'.E11];TRANSLATED_TEAM_NAMES;['1 x 5 P=1-2'.$D11]+1)" office:value-type="string" office:string-value="1E" calcext:value-type="string">
            <text:p>1E</text:p>
          </table:table-cell>
          <table:table-cell table:formula="of:=VLOOKUP(['1 x 5 P=1-2'.F11];TRANSLATED_TEAM_NAMES;['1 x 5 P=1-2'.$D11]+1)" office:value-type="string" office:string-value="1B" calcext:value-type="string">
            <text:p>1B</text:p>
          </table:table-cell>
          <table:table-cell table:style-name="ce17" table:formula="of:=IF(MOD([.B11]; NUM_PITCHES)=0;INDEX(PITCHES;1;NUM_PITCHES);INDEX(PITCHES;1;MOD([.B11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1,&quot;dateTime&quot;:46560000,&quot;duration&quot;:&quot;10m&quot;,&quot;pitch&quot;:&quot;6&quot;,&quot;competition&quot;:{&quot;name&quot;:&quot;U15&quot;, &quot;section&quot;:&quot;Groups&quot;, &quot;group&quot;:&quot;1&quot;},&quot;tag&quot;:&quot;3&quot;, &quot;homeTeam&quot;:&quot;1E&quot;, &quot;awayTeam&quot;:&quot;1B&quot;}" calcext:value-type="string">
            <text:p>{"__v":0,"day":1,"dateTime":46560000,"duration":"10m","pitch":"6","competition":{"name":"U15", "section":"Groups", "group":"1"},"tag":"3", "homeTeam":"1E", "awayTeam":"1B"}</text:p>
          </table:table-cell>
          <table:table-cell table:number-columns-repeated="1014"/>
        </table:table-row>
        <table:table-row table:style-name="ro1">
          <table:table-cell table:formula="of:=IF([.I12]&gt;[.I11];[.A11];[.A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6560000" calcext:value-type="float">
            <text:p>465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VLOOKUP(['1 x 5 P=1-2'.E12];TRANSLATED_TEAM_NAMES;['1 x 5 P=1-2'.$D12]+1)" office:value-type="string" office:string-value="1B" calcext:value-type="string">
            <text:p>1B</text:p>
          </table:table-cell>
          <table:table-cell table:formula="of:=VLOOKUP(['1 x 5 P=1-2'.F12];TRANSLATED_TEAM_NAMES;['1 x 5 P=1-2'.$D12]+1)" office:value-type="string" office:string-value="1A" calcext:value-type="string">
            <text:p>1A</text:p>
          </table:table-cell>
          <table:table-cell table:style-name="ce17" table:formula="of:=IF(MOD([.B12]; NUM_PITCHES)=0;INDEX(PITCHES;1;NUM_PITCHES);INDEX(PITCHES;1;MOD([.B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1,&quot;dateTime&quot;:46560000,&quot;duration&quot;:&quot;10m&quot;,&quot;pitch&quot;:&quot;7&quot;,&quot;competition&quot;:{&quot;name&quot;:&quot;U15&quot;, &quot;section&quot;:&quot;Groups&quot;, &quot;group&quot;:&quot;1&quot;},&quot;tag&quot;:&quot;3&quot;, &quot;homeTeam&quot;:&quot;1B&quot;, &quot;awayTeam&quot;:&quot;1A&quot;}" calcext:value-type="string">
            <text:p>{"__v":0,"day":1,"dateTime":46560000,"duration":"10m","pitch":"7","competition":{"name":"U15", "section":"Groups", "group":"1"},"tag":"3", "homeTeam":"1B", "awayTeam":"1A"}</text:p>
          </table:table-cell>
          <table:table-cell table:number-columns-repeated="1014"/>
        </table:table-row>
        <table:table-row table:style-name="ro1">
          <table:table-cell table:formula="of:=IF([.I13]&gt;[.I12];[.A12];[.A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6560000" calcext:value-type="float">
            <text:p>465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'1 x 5 P=1-2'.E13];TRANSLATED_TEAM_NAMES;['1 x 5 P=1-2'.$D13]+1)" office:value-type="string" office:string-value="1D" calcext:value-type="string">
            <text:p>1D</text:p>
          </table:table-cell>
          <table:table-cell table:formula="of:=VLOOKUP(['1 x 5 P=1-2'.F13];TRANSLATED_TEAM_NAMES;['1 x 5 P=1-2'.$D13]+1)" office:value-type="string" office:string-value="1C" calcext:value-type="string">
            <text:p>1C</text:p>
          </table:table-cell>
          <table:table-cell table:style-name="ce17" table:formula="of:=IF(MOD([.B13]; NUM_PITCHES)=0;INDEX(PITCHES;1;NUM_PITCHES);INDEX(PITCHES;1;MOD([.B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1,&quot;dateTime&quot;:46560000,&quot;duration&quot;:&quot;10m&quot;,&quot;pitch&quot;:&quot;8&quot;,&quot;competition&quot;:{&quot;name&quot;:&quot;U15&quot;, &quot;section&quot;:&quot;Groups&quot;, &quot;group&quot;:&quot;1&quot;},&quot;tag&quot;:&quot;3&quot;, &quot;homeTeam&quot;:&quot;1D&quot;, &quot;awayTeam&quot;:&quot;1C&quot;}" calcext:value-type="string">
            <text:p>{"__v":0,"day":1,"dateTime":46560000,"duration":"10m","pitch":"8","competition":{"name":"U15", "section":"Groups", "group":"1"},"tag":"3", "homeTeam":"1D", "awayTeam":"1C"}</text:p>
          </table:table-cell>
          <table:table-cell table:number-columns-repeated="1014"/>
        </table:table-row>
        <table:table-row table:style-name="ro1">
          <table:table-cell table:formula="of:=IF([.I14]&gt;[.I13];[.A13];[.A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7340000" calcext:value-type="float">
            <text:p>473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'1 x 5 P=1-2'.E14];TRANSLATED_TEAM_NAMES;['1 x 5 P=1-2'.$D14]+1)" office:value-type="string" office:string-value="1A" calcext:value-type="string">
            <text:p>1A</text:p>
          </table:table-cell>
          <table:table-cell table:formula="of:=VLOOKUP(['1 x 5 P=1-2'.F14];TRANSLATED_TEAM_NAMES;['1 x 5 P=1-2'.$D14]+1)" office:value-type="string" office:string-value="1E" calcext:value-type="string">
            <text:p>1E</text:p>
          </table:table-cell>
          <table:table-cell table:style-name="ce17" table:formula="of:=IF(MOD([.B14]; NUM_PITCHES)=0;INDEX(PITCHES;1;NUM_PITCHES);INDEX(PITCHES;1;MOD([.B14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4] &amp; &quot;&quot;&quot;},&quot;&quot;tag&quot;&quot;:&quot;&quot;&quot; &amp; [.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1,&quot;dateTime&quot;:47340000,&quot;duration&quot;:&quot;10m&quot;,&quot;pitch&quot;:&quot;5&quot;,&quot;competition&quot;:{&quot;name&quot;:&quot;U15&quot;, &quot;section&quot;:&quot;Groups&quot;, &quot;group&quot;:&quot;1&quot;},&quot;tag&quot;:&quot;4&quot;, &quot;homeTeam&quot;:&quot;1A&quot;, &quot;awayTeam&quot;:&quot;1E&quot;}" calcext:value-type="string">
            <text:p>{"__v":0,"day":1,"dateTime":47340000,"duration":"10m","pitch":"5","competition":{"name":"U15", "section":"Groups", "group":"1"},"tag":"4", "homeTeam":"1A", "awayTeam":"1E"}</text:p>
          </table:table-cell>
          <table:table-cell table:number-columns-repeated="1014"/>
        </table:table-row>
        <table:table-row table:style-name="ro1">
          <table:table-cell table:formula="of:=IF([.I15]&gt;[.I14];[.A14];[.A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7340000" calcext:value-type="float">
            <text:p>473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VLOOKUP(['1 x 5 P=1-2'.E15];TRANSLATED_TEAM_NAMES;['1 x 5 P=1-2'.$D15]+1)" office:value-type="string" office:string-value="1C" calcext:value-type="string">
            <text:p>1C</text:p>
          </table:table-cell>
          <table:table-cell table:formula="of:=VLOOKUP(['1 x 5 P=1-2'.F15];TRANSLATED_TEAM_NAMES;['1 x 5 P=1-2'.$D15]+1)" office:value-type="string" office:string-value="1B" calcext:value-type="string">
            <text:p>1B</text:p>
          </table:table-cell>
          <table:table-cell table:style-name="ce17" table:formula="of:=IF(MOD([.B15]; NUM_PITCHES)=0;INDEX(PITCHES;1;NUM_PITCHES);INDEX(PITCHES;1;MOD([.B15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5] &amp; &quot;&quot;&quot;},&quot;&quot;tag&quot;&quot;:&quot;&quot;&quot; &amp; [.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1,&quot;dateTime&quot;:47340000,&quot;duration&quot;:&quot;10m&quot;,&quot;pitch&quot;:&quot;6&quot;,&quot;competition&quot;:{&quot;name&quot;:&quot;U15&quot;, &quot;section&quot;:&quot;Groups&quot;, &quot;group&quot;:&quot;1&quot;},&quot;tag&quot;:&quot;4&quot;, &quot;homeTeam&quot;:&quot;1C&quot;, &quot;awayTeam&quot;:&quot;1B&quot;}" calcext:value-type="string">
            <text:p>{"__v":0,"day":1,"dateTime":47340000,"duration":"10m","pitch":"6","competition":{"name":"U15", "section":"Groups", "group":"1"},"tag":"4", "homeTeam":"1C", "awayTeam":"1B"}</text:p>
          </table:table-cell>
          <table:table-cell table:number-columns-repeated="1014"/>
        </table:table-row>
        <table:table-row table:style-name="ro1">
          <table:table-cell table:formula="of:=IF([.I16]&gt;[.I15];[.A15];[.A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7340000" calcext:value-type="float">
            <text:p>473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'1 x 5 P=1-2'.E16];TRANSLATED_TEAM_NAMES;['1 x 5 P=1-2'.$D16]+1)" office:value-type="string" office:string-value="1E" calcext:value-type="string">
            <text:p>1E</text:p>
          </table:table-cell>
          <table:table-cell table:formula="of:=VLOOKUP(['1 x 5 P=1-2'.F16];TRANSLATED_TEAM_NAMES;['1 x 5 P=1-2'.$D16]+1)" office:value-type="string" office:string-value="1D" calcext:value-type="string">
            <text:p>1D</text:p>
          </table:table-cell>
          <table:table-cell table:style-name="ce17" table:formula="of:=IF(MOD([.B16]; NUM_PITCHES)=0;INDEX(PITCHES;1;NUM_PITCHES);INDEX(PITCHES;1;MOD([.B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6] &amp; &quot;&quot;&quot;},&quot;&quot;tag&quot;&quot;:&quot;&quot;&quot; &amp; [.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1,&quot;dateTime&quot;:47340000,&quot;duration&quot;:&quot;10m&quot;,&quot;pitch&quot;:&quot;7&quot;,&quot;competition&quot;:{&quot;name&quot;:&quot;U15&quot;, &quot;section&quot;:&quot;Groups&quot;, &quot;group&quot;:&quot;1&quot;},&quot;tag&quot;:&quot;4&quot;, &quot;homeTeam&quot;:&quot;1E&quot;, &quot;awayTeam&quot;:&quot;1D&quot;}" calcext:value-type="string">
            <text:p>{"__v":0,"day":1,"dateTime":47340000,"duration":"10m","pitch":"7","competition":{"name":"U15", "section":"Groups", "group":"1"},"tag":"4", "homeTeam":"1E", "awayTeam":"1D"}</text:p>
          </table:table-cell>
          <table:table-cell table:number-columns-repeated="1014"/>
        </table:table-row>
        <table:table-row table:style-name="ro1">
          <table:table-cell table:formula="of:=IF([.I17]&gt;[.I16];[.A16];[.A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7340000" calcext:value-type="float">
            <text:p>473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'1 x 5 P=1-2'.E17];TRANSLATED_TEAM_NAMES;['1 x 5 P=1-2'.$D17]+1)" office:value-type="string" office:string-value="1C" calcext:value-type="string">
            <text:p>1C</text:p>
          </table:table-cell>
          <table:table-cell table:formula="of:=VLOOKUP(['1 x 5 P=1-2'.F17];TRANSLATED_TEAM_NAMES;['1 x 5 P=1-2'.$D17]+1)" office:value-type="string" office:string-value="1A" calcext:value-type="string">
            <text:p>1A</text:p>
          </table:table-cell>
          <table:table-cell table:style-name="ce17" table:formula="of:=IF(MOD([.B17]; NUM_PITCHES)=0;INDEX(PITCHES;1;NUM_PITCHES);INDEX(PITCHES;1;MOD([.B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7] &amp; &quot;&quot;&quot;},&quot;&quot;tag&quot;&quot;:&quot;&quot;&quot; &amp; [.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1,&quot;dateTime&quot;:47340000,&quot;duration&quot;:&quot;10m&quot;,&quot;pitch&quot;:&quot;8&quot;,&quot;competition&quot;:{&quot;name&quot;:&quot;U15&quot;, &quot;section&quot;:&quot;Groups&quot;, &quot;group&quot;:&quot;1&quot;},&quot;tag&quot;:&quot;4&quot;, &quot;homeTeam&quot;:&quot;1C&quot;, &quot;awayTeam&quot;:&quot;1A&quot;}" calcext:value-type="string">
            <text:p>{"__v":0,"day":1,"dateTime":47340000,"duration":"10m","pitch":"8","competition":{"name":"U15", "section":"Groups", "group":"1"},"tag":"4", "homeTeam":"1C", "awayTeam":"1A"}</text:p>
          </table:table-cell>
          <table:table-cell table:number-columns-repeated="1014"/>
        </table:table-row>
        <table:table-row table:style-name="ro1">
          <table:table-cell table:formula="of:=IF([.I18]&gt;[.I17];[.A17];[.A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8120000" calcext:value-type="float">
            <text:p>481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'1 x 5 P=1-2'.E18];TRANSLATED_TEAM_NAMES;['1 x 5 P=1-2'.$D18]+1)" office:value-type="string" office:string-value="1D" calcext:value-type="string">
            <text:p>1D</text:p>
          </table:table-cell>
          <table:table-cell table:formula="of:=VLOOKUP(['1 x 5 P=1-2'.F18];TRANSLATED_TEAM_NAMES;['1 x 5 P=1-2'.$D18]+1)" office:value-type="string" office:string-value="1B" calcext:value-type="string">
            <text:p>1B</text:p>
          </table:table-cell>
          <table:table-cell table:style-name="ce17" table:formula="of:=IF(MOD([.B18]; NUM_PITCHES)=0;INDEX(PITCHES;1;NUM_PITCHES);INDEX(PITCHES;1;MOD([.B18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8] &amp; &quot;&quot;&quot;},&quot;&quot;tag&quot;&quot;:&quot;&quot;&quot; &amp; [.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1,&quot;dateTime&quot;:48120000,&quot;duration&quot;:&quot;10m&quot;,&quot;pitch&quot;:&quot;5&quot;,&quot;competition&quot;:{&quot;name&quot;:&quot;U15&quot;, &quot;section&quot;:&quot;Groups&quot;, &quot;group&quot;:&quot;1&quot;},&quot;tag&quot;:&quot;5&quot;, &quot;homeTeam&quot;:&quot;1D&quot;, &quot;awayTeam&quot;:&quot;1B&quot;}" calcext:value-type="string">
            <text:p>{"__v":0,"day":1,"dateTime":48120000,"duration":"10m","pitch":"5","competition":{"name":"U15", "section":"Groups", "group":"1"},"tag":"5", "homeTeam":"1D", "awayTeam":"1B"}</text:p>
          </table:table-cell>
          <table:table-cell table:number-columns-repeated="1014"/>
        </table:table-row>
        <table:table-row table:style-name="ro1">
          <table:table-cell table:formula="of:=IF([.I19]&gt;[.I18];[.A18];[.A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8120000" calcext:value-type="float">
            <text:p>481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'1 x 5 P=1-2'.E19];TRANSLATED_TEAM_NAMES;['1 x 5 P=1-2'.$D19]+1)" office:value-type="string" office:string-value="1E" calcext:value-type="string">
            <text:p>1E</text:p>
          </table:table-cell>
          <table:table-cell table:formula="of:=VLOOKUP(['1 x 5 P=1-2'.F19];TRANSLATED_TEAM_NAMES;['1 x 5 P=1-2'.$D19]+1)" office:value-type="string" office:string-value="1C" calcext:value-type="string">
            <text:p>1C</text:p>
          </table:table-cell>
          <table:table-cell table:style-name="ce17" table:formula="of:=IF(MOD([.B19]; NUM_PITCHES)=0;INDEX(PITCHES;1;NUM_PITCHES);INDEX(PITCHES;1;MOD([.B19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9] &amp; &quot;&quot;&quot;},&quot;&quot;tag&quot;&quot;:&quot;&quot;&quot; &amp; [.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1,&quot;dateTime&quot;:48120000,&quot;duration&quot;:&quot;10m&quot;,&quot;pitch&quot;:&quot;6&quot;,&quot;competition&quot;:{&quot;name&quot;:&quot;U15&quot;, &quot;section&quot;:&quot;Groups&quot;, &quot;group&quot;:&quot;1&quot;},&quot;tag&quot;:&quot;5&quot;, &quot;homeTeam&quot;:&quot;1E&quot;, &quot;awayTeam&quot;:&quot;1C&quot;}" calcext:value-type="string">
            <text:p>{"__v":0,"day":1,"dateTime":48120000,"duration":"10m","pitch":"6","competition":{"name":"U15", "section":"Groups", "group":"1"},"tag":"5", "homeTeam":"1E", "awayTeam":"1C"}</text:p>
          </table:table-cell>
          <table:table-cell table:number-columns-repeated="1014"/>
        </table:table-row>
        <table:table-row table:style-name="ro1">
          <table:table-cell table:formula="of:=IF([.I20]&gt;[.I19];[.A19];[.A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8120000" calcext:value-type="float">
            <text:p>481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'1 x 5 P=1-2'.E20];TRANSLATED_TEAM_NAMES;['1 x 5 P=1-2'.$D20]+1)" office:value-type="string" office:string-value="1A" calcext:value-type="string">
            <text:p>1A</text:p>
          </table:table-cell>
          <table:table-cell table:formula="of:=VLOOKUP(['1 x 5 P=1-2'.F20];TRANSLATED_TEAM_NAMES;['1 x 5 P=1-2'.$D20]+1)" office:value-type="string" office:string-value="1D" calcext:value-type="string">
            <text:p>1D</text:p>
          </table:table-cell>
          <table:table-cell table:style-name="ce17" table:formula="of:=IF(MOD([.B20]; NUM_PITCHES)=0;INDEX(PITCHES;1;NUM_PITCHES);INDEX(PITCHES;1;MOD([.B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0] &amp; &quot;&quot;&quot;},&quot;&quot;tag&quot;&quot;:&quot;&quot;&quot; &amp; [.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1,&quot;dateTime&quot;:48120000,&quot;duration&quot;:&quot;10m&quot;,&quot;pitch&quot;:&quot;7&quot;,&quot;competition&quot;:{&quot;name&quot;:&quot;U15&quot;, &quot;section&quot;:&quot;Groups&quot;, &quot;group&quot;:&quot;1&quot;},&quot;tag&quot;:&quot;5&quot;, &quot;homeTeam&quot;:&quot;1A&quot;, &quot;awayTeam&quot;:&quot;1D&quot;}" calcext:value-type="string">
            <text:p>{"__v":0,"day":1,"dateTime":48120000,"duration":"10m","pitch":"7","competition":{"name":"U15", "section":"Groups", "group":"1"},"tag":"5", "homeTeam":"1A", "awayTeam":"1D"}</text:p>
          </table:table-cell>
          <table:table-cell table:number-columns-repeated="1014"/>
        </table:table-row>
        <table:table-row table:style-name="ro1">
          <table:table-cell table:formula="of:=IF([.I21]&gt;[.I20];[.A20];[.A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8120000" calcext:value-type="float">
            <text:p>481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'1 x 5 P=1-2'.E21];TRANSLATED_TEAM_NAMES;['1 x 5 P=1-2'.$D21]+1)" office:value-type="string" office:string-value="1B" calcext:value-type="string">
            <text:p>1B</text:p>
          </table:table-cell>
          <table:table-cell table:formula="of:=VLOOKUP(['1 x 5 P=1-2'.F21];TRANSLATED_TEAM_NAMES;['1 x 5 P=1-2'.$D21]+1)" office:value-type="string" office:string-value="1E" calcext:value-type="string">
            <text:p>1E</text:p>
          </table:table-cell>
          <table:table-cell table:style-name="ce17" table:formula="of:=IF(MOD([.B21]; NUM_PITCHES)=0;INDEX(PITCHES;1;NUM_PITCHES);INDEX(PITCHES;1;MOD([.B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1] &amp; &quot;&quot;&quot;},&quot;&quot;tag&quot;&quot;:&quot;&quot;&quot; &amp; [.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1,&quot;dateTime&quot;:48120000,&quot;duration&quot;:&quot;10m&quot;,&quot;pitch&quot;:&quot;8&quot;,&quot;competition&quot;:{&quot;name&quot;:&quot;U15&quot;, &quot;section&quot;:&quot;Groups&quot;, &quot;group&quot;:&quot;1&quot;},&quot;tag&quot;:&quot;5&quot;, &quot;homeTeam&quot;:&quot;1B&quot;, &quot;awayTeam&quot;:&quot;1E&quot;}" calcext:value-type="string">
            <text:p>{"__v":0,"day":1,"dateTime":48120000,"duration":"10m","pitch":"8","competition":{"name":"U15", "section":"Groups", "group":"1"},"tag":"5", "homeTeam":"1B", "awayTeam":"1E"}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 x 7 P=1-2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3" table:default-cell-style-name="ce12"/>
        <table:table-column table:style-name="co5" table:visibility="collapse" table:default-cell-style-name="ce13"/>
        <table:table-column table:style-name="co11" table:visibility="collapse" table:default-cell-style-name="ce13"/>
        <table:table-column table:style-name="co12" table:visibility="collapse" table:default-cell-style-name="ce12"/>
        <table:table-column table:style-name="co13" table:visibility="collapse" table:default-cell-style-name="ce14"/>
        <table:table-column table:style-name="co14" table:visibility="collapse" table:default-cell-style-name="ce14"/>
        <table:table-column table:style-name="co15" table:default-cell-style-name="ce15"/>
        <table:table-column table:style-name="co15" table:default-cell-style-name="ce16"/>
        <table:table-column table:style-name="co9" table:default-cell-style-name="ce18"/>
        <table:table-column table:style-name="co10" table:default-cell-style-name="ce19"/>
        <table:table-column table:style-name="co3" table:number-columns-repeated="1014" table:default-cell-style-name="ce18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4" office:value-type="string" calcext:value-type="string">
            <text:p>Pitch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45000000" calcext:value-type="float">
            <text:p>45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1 x 7 P=1-2'.E2];TRANSLATED_TEAM_NAMES;['1 x 7 P=1-2'.$D2]+1)" office:value-type="string" office:string-value="1A" calcext:value-type="string">
            <text:p>1A</text:p>
          </table:table-cell>
          <table:table-cell table:formula="of:=VLOOKUP(['1 x 7 P=1-2'.F2];TRANSLATED_TEAM_NAMES;['1 x 7 P=1-2'.$D2]+1)" office:value-type="string" office:string-value="1B" calcext:value-type="string">
            <text:p>1B</text:p>
          </table:table-cell>
          <table:table-cell table:style-name="ce17" table:formula="of:=IF(MOD([.B2]; NUM_PITCHES)=0;INDEX(PITCHES;1;NUM_PITCHES);INDEX(PITCHES;1;MOD([.B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1,&quot;dateTime&quot;:45000000,&quot;duration&quot;:&quot;10m&quot;,&quot;pitch&quot;:&quot;5&quot;,&quot;competition&quot;:{&quot;name&quot;:&quot;U15&quot;, &quot;section&quot;:&quot;Groups&quot;, &quot;group&quot;:&quot;1&quot;},&quot;tag&quot;:&quot;1&quot;, &quot;homeTeam&quot;:&quot;1A&quot;, &quot;awayTeam&quot;:&quot;1B&quot;}" calcext:value-type="string">
            <text:p>{"__v":0,"day":1,"dateTime":45000000,"duration":"10m","pitch":"5","competition":{"name":"U15", "section":"Groups", "group":"1"},"tag":"1", "homeTeam":"1A", "awayTeam":"1B"}</text:p>
          </table:table-cell>
          <table:table-cell table:number-columns-repeated="1014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1 x 7 P=1-2'.E3];TRANSLATED_TEAM_NAMES;['1 x 7 P=1-2'.$D3]+1)" office:value-type="string" office:string-value="1C" calcext:value-type="string">
            <text:p>1C</text:p>
          </table:table-cell>
          <table:table-cell table:formula="of:=VLOOKUP(['1 x 7 P=1-2'.F3];TRANSLATED_TEAM_NAMES;['1 x 7 P=1-2'.$D3]+1)" office:value-type="string" office:string-value="1D" calcext:value-type="string">
            <text:p>1D</text:p>
          </table:table-cell>
          <table:table-cell table:style-name="ce17" table:formula="of:=IF(MOD([.B3]; NUM_PITCHES)=0;INDEX(PITCHES;1;NUM_PITCHES);INDEX(PITCHES;1;MOD([.B3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1,&quot;dateTime&quot;:45000000,&quot;duration&quot;:&quot;10m&quot;,&quot;pitch&quot;:&quot;6&quot;,&quot;competition&quot;:{&quot;name&quot;:&quot;U15&quot;, &quot;section&quot;:&quot;Groups&quot;, &quot;group&quot;:&quot;1&quot;},&quot;tag&quot;:&quot;1&quot;, &quot;homeTeam&quot;:&quot;1C&quot;, &quot;awayTeam&quot;:&quot;1D&quot;}" calcext:value-type="string">
            <text:p>{"__v":0,"day":1,"dateTime":45000000,"duration":"10m","pitch":"6","competition":{"name":"U15", "section":"Groups", "group":"1"},"tag":"1", "homeTeam":"1C", "awayTeam":"1D"}</text:p>
          </table:table-cell>
          <table:table-cell table:number-columns-repeated="1014"/>
        </table:table-row>
        <table:table-row table:style-name="ro1">
          <table:table-cell table:formula="of:=IF([.I4]&gt;[.I3];[.A3];[.A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'1 x 7 P=1-2'.E4];TRANSLATED_TEAM_NAMES;['1 x 7 P=1-2'.$D4]+1)" office:value-type="string" office:string-value="1G" calcext:value-type="string">
            <text:p>1G</text:p>
          </table:table-cell>
          <table:table-cell table:formula="of:=VLOOKUP(['1 x 7 P=1-2'.F4];TRANSLATED_TEAM_NAMES;['1 x 7 P=1-2'.$D4]+1)" office:value-type="string" office:string-value="1A" calcext:value-type="string">
            <text:p>1A</text:p>
          </table:table-cell>
          <table:table-cell table:style-name="ce17" table:formula="of:=IF(MOD([.B4]; NUM_PITCHES)=0;INDEX(PITCHES;1;NUM_PITCHES);INDEX(PITCHES;1;MOD([.B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1,&quot;dateTime&quot;:45000000,&quot;duration&quot;:&quot;10m&quot;,&quot;pitch&quot;:&quot;7&quot;,&quot;competition&quot;:{&quot;name&quot;:&quot;U15&quot;, &quot;section&quot;:&quot;Groups&quot;, &quot;group&quot;:&quot;1&quot;},&quot;tag&quot;:&quot;1&quot;, &quot;homeTeam&quot;:&quot;1G&quot;, &quot;awayTeam&quot;:&quot;1A&quot;}" calcext:value-type="string">
            <text:p>{"__v":0,"day":1,"dateTime":45000000,"duration":"10m","pitch":"7","competition":{"name":"U15", "section":"Groups", "group":"1"},"tag":"1", "homeTeam":"1G", "awayTeam":"1A"}</text:p>
          </table:table-cell>
          <table:table-cell table:number-columns-repeated="1014"/>
        </table:table-row>
        <table:table-row table:style-name="ro1">
          <table:table-cell table:formula="of:=IF([.I5]&gt;[.I4];[.A4];[.A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1 x 7 P=1-2'.E5];TRANSLATED_TEAM_NAMES;['1 x 7 P=1-2'.$D5]+1)" office:value-type="string" office:string-value="1E" calcext:value-type="string">
            <text:p>1E</text:p>
          </table:table-cell>
          <table:table-cell table:formula="of:=VLOOKUP(['1 x 7 P=1-2'.F5];TRANSLATED_TEAM_NAMES;['1 x 7 P=1-2'.$D5]+1)" office:value-type="string" office:string-value="1F" calcext:value-type="string">
            <text:p>1F</text:p>
          </table:table-cell>
          <table:table-cell table:style-name="ce17" table:formula="of:=IF(MOD([.B5]; NUM_PITCHES)=0;INDEX(PITCHES;1;NUM_PITCHES);INDEX(PITCHES;1;MOD([.B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1,&quot;dateTime&quot;:45000000,&quot;duration&quot;:&quot;10m&quot;,&quot;pitch&quot;:&quot;8&quot;,&quot;competition&quot;:{&quot;name&quot;:&quot;U15&quot;, &quot;section&quot;:&quot;Groups&quot;, &quot;group&quot;:&quot;1&quot;},&quot;tag&quot;:&quot;1&quot;, &quot;homeTeam&quot;:&quot;1E&quot;, &quot;awayTeam&quot;:&quot;1F&quot;}" calcext:value-type="string">
            <text:p>{"__v":0,"day":1,"dateTime":45000000,"duration":"10m","pitch":"8","competition":{"name":"U15", "section":"Groups", "group":"1"},"tag":"1", "homeTeam":"1E", "awayTeam":"1F"}</text:p>
          </table:table-cell>
          <table:table-cell table:number-columns-repeated="1014"/>
        </table:table-row>
        <table:table-row table:style-name="ro1">
          <table:table-cell table:formula="of:=IF([.I6]&gt;[.I5];[.A5];[.A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45780000" calcext:value-type="float">
            <text:p>457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1 x 7 P=1-2'.E6];TRANSLATED_TEAM_NAMES;['1 x 7 P=1-2'.$D6]+1)" office:value-type="string" office:string-value="1B" calcext:value-type="string">
            <text:p>1B</text:p>
          </table:table-cell>
          <table:table-cell table:formula="of:=VLOOKUP(['1 x 7 P=1-2'.F6];TRANSLATED_TEAM_NAMES;['1 x 7 P=1-2'.$D6]+1)" office:value-type="string" office:string-value="1C" calcext:value-type="string">
            <text:p>1C</text:p>
          </table:table-cell>
          <table:table-cell table:style-name="ce17" table:formula="of:=IF(MOD([.B6]; NUM_PITCHES)=0;INDEX(PITCHES;1;NUM_PITCHES);INDEX(PITCHES;1;MOD([.B6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1,&quot;dateTime&quot;:45780000,&quot;duration&quot;:&quot;10m&quot;,&quot;pitch&quot;:&quot;5&quot;,&quot;competition&quot;:{&quot;name&quot;:&quot;U15&quot;, &quot;section&quot;:&quot;Groups&quot;, &quot;group&quot;:&quot;1&quot;},&quot;tag&quot;:&quot;2&quot;, &quot;homeTeam&quot;:&quot;1B&quot;, &quot;awayTeam&quot;:&quot;1C&quot;}" calcext:value-type="string">
            <text:p>{"__v":0,"day":1,"dateTime":45780000,"duration":"10m","pitch":"5","competition":{"name":"U15", "section":"Groups", "group":"1"},"tag":"2", "homeTeam":"1B", "awayTeam":"1C"}</text:p>
          </table:table-cell>
          <table:table-cell table:number-columns-repeated="1014"/>
        </table:table-row>
        <table:table-row table:style-name="ro1">
          <table:table-cell table:formula="of:=IF([.I7]&gt;[.I6];[.A6];[.A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45780000" calcext:value-type="float">
            <text:p>457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1 x 7 P=1-2'.E7];TRANSLATED_TEAM_NAMES;['1 x 7 P=1-2'.$D7]+1)" office:value-type="string" office:string-value="1D" calcext:value-type="string">
            <text:p>1D</text:p>
          </table:table-cell>
          <table:table-cell table:formula="of:=VLOOKUP(['1 x 7 P=1-2'.F7];TRANSLATED_TEAM_NAMES;['1 x 7 P=1-2'.$D7]+1)" office:value-type="string" office:string-value="1E" calcext:value-type="string">
            <text:p>1E</text:p>
          </table:table-cell>
          <table:table-cell table:style-name="ce17" table:formula="of:=IF(MOD([.B7]; NUM_PITCHES)=0;INDEX(PITCHES;1;NUM_PITCHES);INDEX(PITCHES;1;MOD([.B7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1,&quot;dateTime&quot;:45780000,&quot;duration&quot;:&quot;10m&quot;,&quot;pitch&quot;:&quot;6&quot;,&quot;competition&quot;:{&quot;name&quot;:&quot;U15&quot;, &quot;section&quot;:&quot;Groups&quot;, &quot;group&quot;:&quot;1&quot;},&quot;tag&quot;:&quot;2&quot;, &quot;homeTeam&quot;:&quot;1D&quot;, &quot;awayTeam&quot;:&quot;1E&quot;}" calcext:value-type="string">
            <text:p>{"__v":0,"day":1,"dateTime":45780000,"duration":"10m","pitch":"6","competition":{"name":"U15", "section":"Groups", "group":"1"},"tag":"2", "homeTeam":"1D", "awayTeam":"1E"}</text:p>
          </table:table-cell>
          <table:table-cell table:number-columns-repeated="1014"/>
        </table:table-row>
        <table:table-row table:style-name="ro1">
          <table:table-cell table:formula="of:=IF([.I8]&gt;[.I7];[.A7];[.A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45780000" calcext:value-type="float">
            <text:p>457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'1 x 7 P=1-2'.E8];TRANSLATED_TEAM_NAMES;['1 x 7 P=1-2'.$D8]+1)" office:value-type="string" office:string-value="1C" calcext:value-type="string">
            <text:p>1C</text:p>
          </table:table-cell>
          <table:table-cell table:formula="of:=VLOOKUP(['1 x 7 P=1-2'.F8];TRANSLATED_TEAM_NAMES;['1 x 7 P=1-2'.$D8]+1)" office:value-type="string" office:string-value="1A" calcext:value-type="string">
            <text:p>1A</text:p>
          </table:table-cell>
          <table:table-cell table:style-name="ce17" table:formula="of:=IF(MOD([.B8]; NUM_PITCHES)=0;INDEX(PITCHES;1;NUM_PITCHES);INDEX(PITCHES;1;MOD([.B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1,&quot;dateTime&quot;:45780000,&quot;duration&quot;:&quot;10m&quot;,&quot;pitch&quot;:&quot;7&quot;,&quot;competition&quot;:{&quot;name&quot;:&quot;U15&quot;, &quot;section&quot;:&quot;Groups&quot;, &quot;group&quot;:&quot;1&quot;},&quot;tag&quot;:&quot;2&quot;, &quot;homeTeam&quot;:&quot;1C&quot;, &quot;awayTeam&quot;:&quot;1A&quot;}" calcext:value-type="string">
            <text:p>{"__v":0,"day":1,"dateTime":45780000,"duration":"10m","pitch":"7","competition":{"name":"U15", "section":"Groups", "group":"1"},"tag":"2", "homeTeam":"1C", "awayTeam":"1A"}</text:p>
          </table:table-cell>
          <table:table-cell table:number-columns-repeated="1014"/>
        </table:table-row>
        <table:table-row table:style-name="ro1">
          <table:table-cell table:formula="of:=IF([.I9]&gt;[.I8];[.A8];[.A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45780000" calcext:value-type="float">
            <text:p>457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'1 x 7 P=1-2'.E9];TRANSLATED_TEAM_NAMES;['1 x 7 P=1-2'.$D9]+1)" office:value-type="string" office:string-value="1F" calcext:value-type="string">
            <text:p>1F</text:p>
          </table:table-cell>
          <table:table-cell table:formula="of:=VLOOKUP(['1 x 7 P=1-2'.F9];TRANSLATED_TEAM_NAMES;['1 x 7 P=1-2'.$D9]+1)" office:value-type="string" office:string-value="1G" calcext:value-type="string">
            <text:p>1G</text:p>
          </table:table-cell>
          <table:table-cell table:style-name="ce17" table:formula="of:=IF(MOD([.B9]; NUM_PITCHES)=0;INDEX(PITCHES;1;NUM_PITCHES);INDEX(PITCHES;1;MOD([.B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1,&quot;dateTime&quot;:45780000,&quot;duration&quot;:&quot;10m&quot;,&quot;pitch&quot;:&quot;8&quot;,&quot;competition&quot;:{&quot;name&quot;:&quot;U15&quot;, &quot;section&quot;:&quot;Groups&quot;, &quot;group&quot;:&quot;1&quot;},&quot;tag&quot;:&quot;2&quot;, &quot;homeTeam&quot;:&quot;1F&quot;, &quot;awayTeam&quot;:&quot;1G&quot;}" calcext:value-type="string">
            <text:p>{"__v":0,"day":1,"dateTime":45780000,"duration":"10m","pitch":"8","competition":{"name":"U15", "section":"Groups", "group":"1"},"tag":"2", "homeTeam":"1F", "awayTeam":"1G"}</text:p>
          </table:table-cell>
          <table:table-cell table:number-columns-repeated="1014"/>
        </table:table-row>
        <table:table-row table:style-name="ro1">
          <table:table-cell table:formula="of:=IF([.I10]&gt;[.I9];[.A9];[.A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6560000" calcext:value-type="float">
            <text:p>4656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'1 x 7 P=1-2'.E10];TRANSLATED_TEAM_NAMES;['1 x 7 P=1-2'.$D10]+1)" office:value-type="string" office:string-value="1G" calcext:value-type="string">
            <text:p>1G</text:p>
          </table:table-cell>
          <table:table-cell table:formula="of:=VLOOKUP(['1 x 7 P=1-2'.F10];TRANSLATED_TEAM_NAMES;['1 x 7 P=1-2'.$D10]+1)" office:value-type="string" office:string-value="1E" calcext:value-type="string">
            <text:p>1E</text:p>
          </table:table-cell>
          <table:table-cell table:style-name="ce17" table:formula="of:=IF(MOD([.B10]; NUM_PITCHES)=0;INDEX(PITCHES;1;NUM_PITCHES);INDEX(PITCHES;1;MOD([.B10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1,&quot;dateTime&quot;:46560000,&quot;duration&quot;:&quot;10m&quot;,&quot;pitch&quot;:&quot;5&quot;,&quot;competition&quot;:{&quot;name&quot;:&quot;U15&quot;, &quot;section&quot;:&quot;Groups&quot;, &quot;group&quot;:&quot;1&quot;},&quot;tag&quot;:&quot;3&quot;, &quot;homeTeam&quot;:&quot;1G&quot;, &quot;awayTeam&quot;:&quot;1E&quot;}" calcext:value-type="string">
            <text:p>{"__v":0,"day":1,"dateTime":46560000,"duration":"10m","pitch":"5","competition":{"name":"U15", "section":"Groups", "group":"1"},"tag":"3", "homeTeam":"1G", "awayTeam":"1E"}</text:p>
          </table:table-cell>
          <table:table-cell table:number-columns-repeated="1014"/>
        </table:table-row>
        <table:table-row table:style-name="ro1">
          <table:table-cell table:formula="of:=IF([.I11]&gt;[.I10];[.A10];[.A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6560000" calcext:value-type="float">
            <text:p>465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'1 x 7 P=1-2'.E11];TRANSLATED_TEAM_NAMES;['1 x 7 P=1-2'.$D11]+1)" office:value-type="string" office:string-value="1D" calcext:value-type="string">
            <text:p>1D</text:p>
          </table:table-cell>
          <table:table-cell table:formula="of:=VLOOKUP(['1 x 7 P=1-2'.F11];TRANSLATED_TEAM_NAMES;['1 x 7 P=1-2'.$D11]+1)" office:value-type="string" office:string-value="1B" calcext:value-type="string">
            <text:p>1B</text:p>
          </table:table-cell>
          <table:table-cell table:style-name="ce17" table:formula="of:=IF(MOD([.B11]; NUM_PITCHES)=0;INDEX(PITCHES;1;NUM_PITCHES);INDEX(PITCHES;1;MOD([.B11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1,&quot;dateTime&quot;:46560000,&quot;duration&quot;:&quot;10m&quot;,&quot;pitch&quot;:&quot;6&quot;,&quot;competition&quot;:{&quot;name&quot;:&quot;U15&quot;, &quot;section&quot;:&quot;Groups&quot;, &quot;group&quot;:&quot;1&quot;},&quot;tag&quot;:&quot;3&quot;, &quot;homeTeam&quot;:&quot;1D&quot;, &quot;awayTeam&quot;:&quot;1B&quot;}" calcext:value-type="string">
            <text:p>{"__v":0,"day":1,"dateTime":46560000,"duration":"10m","pitch":"6","competition":{"name":"U15", "section":"Groups", "group":"1"},"tag":"3", "homeTeam":"1D", "awayTeam":"1B"}</text:p>
          </table:table-cell>
          <table:table-cell table:number-columns-repeated="1014"/>
        </table:table-row>
        <table:table-row table:style-name="ro1">
          <table:table-cell table:formula="of:=IF([.I12]&gt;[.I11];[.A11];[.A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6560000" calcext:value-type="float">
            <text:p>465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'1 x 7 P=1-2'.E12];TRANSLATED_TEAM_NAMES;['1 x 7 P=1-2'.$D12]+1)" office:value-type="string" office:string-value="1A" calcext:value-type="string">
            <text:p>1A</text:p>
          </table:table-cell>
          <table:table-cell table:formula="of:=VLOOKUP(['1 x 7 P=1-2'.F12];TRANSLATED_TEAM_NAMES;['1 x 7 P=1-2'.$D12]+1)" office:value-type="string" office:string-value="1F" calcext:value-type="string">
            <text:p>1F</text:p>
          </table:table-cell>
          <table:table-cell table:style-name="ce17" table:formula="of:=IF(MOD([.B12]; NUM_PITCHES)=0;INDEX(PITCHES;1;NUM_PITCHES);INDEX(PITCHES;1;MOD([.B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1,&quot;dateTime&quot;:46560000,&quot;duration&quot;:&quot;10m&quot;,&quot;pitch&quot;:&quot;7&quot;,&quot;competition&quot;:{&quot;name&quot;:&quot;U15&quot;, &quot;section&quot;:&quot;Groups&quot;, &quot;group&quot;:&quot;1&quot;},&quot;tag&quot;:&quot;3&quot;, &quot;homeTeam&quot;:&quot;1A&quot;, &quot;awayTeam&quot;:&quot;1F&quot;}" calcext:value-type="string">
            <text:p>{"__v":0,"day":1,"dateTime":46560000,"duration":"10m","pitch":"7","competition":{"name":"U15", "section":"Groups", "group":"1"},"tag":"3", "homeTeam":"1A", "awayTeam":"1F"}</text:p>
          </table:table-cell>
          <table:table-cell table:number-columns-repeated="1014"/>
        </table:table-row>
        <table:table-row table:style-name="ro1">
          <table:table-cell table:formula="of:=IF([.I13]&gt;[.I12];[.A12];[.A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6560000" calcext:value-type="float">
            <text:p>465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1 x 7 P=1-2'.E13];TRANSLATED_TEAM_NAMES;['1 x 7 P=1-2'.$D13]+1)" office:value-type="string" office:string-value="1C" calcext:value-type="string">
            <text:p>1C</text:p>
          </table:table-cell>
          <table:table-cell table:formula="of:=VLOOKUP(['1 x 7 P=1-2'.F13];TRANSLATED_TEAM_NAMES;['1 x 7 P=1-2'.$D13]+1)" office:value-type="string" office:string-value="1E" calcext:value-type="string">
            <text:p>1E</text:p>
          </table:table-cell>
          <table:table-cell table:style-name="ce17" table:formula="of:=IF(MOD([.B13]; NUM_PITCHES)=0;INDEX(PITCHES;1;NUM_PITCHES);INDEX(PITCHES;1;MOD([.B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1,&quot;dateTime&quot;:46560000,&quot;duration&quot;:&quot;10m&quot;,&quot;pitch&quot;:&quot;8&quot;,&quot;competition&quot;:{&quot;name&quot;:&quot;U15&quot;, &quot;section&quot;:&quot;Groups&quot;, &quot;group&quot;:&quot;1&quot;},&quot;tag&quot;:&quot;3&quot;, &quot;homeTeam&quot;:&quot;1C&quot;, &quot;awayTeam&quot;:&quot;1E&quot;}" calcext:value-type="string">
            <text:p>{"__v":0,"day":1,"dateTime":46560000,"duration":"10m","pitch":"8","competition":{"name":"U15", "section":"Groups", "group":"1"},"tag":"3", "homeTeam":"1C", "awayTeam":"1E"}</text:p>
          </table:table-cell>
          <table:table-cell table:number-columns-repeated="1014"/>
        </table:table-row>
        <table:table-row table:style-name="ro1">
          <table:table-cell table:formula="of:=IF([.I14]&gt;[.I13];[.A13];[.A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7340000" calcext:value-type="float">
            <text:p>473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'1 x 7 P=1-2'.E14];TRANSLATED_TEAM_NAMES;['1 x 7 P=1-2'.$D14]+1)" office:value-type="string" office:string-value="1B" calcext:value-type="string">
            <text:p>1B</text:p>
          </table:table-cell>
          <table:table-cell table:formula="of:=VLOOKUP(['1 x 7 P=1-2'.F14];TRANSLATED_TEAM_NAMES;['1 x 7 P=1-2'.$D14]+1)" office:value-type="string" office:string-value="1G" calcext:value-type="string">
            <text:p>1G</text:p>
          </table:table-cell>
          <table:table-cell table:style-name="ce17" table:formula="of:=IF(MOD([.B14]; NUM_PITCHES)=0;INDEX(PITCHES;1;NUM_PITCHES);INDEX(PITCHES;1;MOD([.B14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4] &amp; &quot;&quot;&quot;},&quot;&quot;tag&quot;&quot;:&quot;&quot;&quot; &amp; [.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1,&quot;dateTime&quot;:47340000,&quot;duration&quot;:&quot;10m&quot;,&quot;pitch&quot;:&quot;5&quot;,&quot;competition&quot;:{&quot;name&quot;:&quot;U15&quot;, &quot;section&quot;:&quot;Groups&quot;, &quot;group&quot;:&quot;1&quot;},&quot;tag&quot;:&quot;4&quot;, &quot;homeTeam&quot;:&quot;1B&quot;, &quot;awayTeam&quot;:&quot;1G&quot;}" calcext:value-type="string">
            <text:p>{"__v":0,"day":1,"dateTime":47340000,"duration":"10m","pitch":"5","competition":{"name":"U15", "section":"Groups", "group":"1"},"tag":"4", "homeTeam":"1B", "awayTeam":"1G"}</text:p>
          </table:table-cell>
          <table:table-cell table:number-columns-repeated="1014"/>
        </table:table-row>
        <table:table-row table:style-name="ro1">
          <table:table-cell table:formula="of:=IF([.I15]&gt;[.I14];[.A14];[.A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7340000" calcext:value-type="float">
            <text:p>4734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'1 x 7 P=1-2'.E15];TRANSLATED_TEAM_NAMES;['1 x 7 P=1-2'.$D15]+1)" office:value-type="string" office:string-value="1F" calcext:value-type="string">
            <text:p>1F</text:p>
          </table:table-cell>
          <table:table-cell table:formula="of:=VLOOKUP(['1 x 7 P=1-2'.F15];TRANSLATED_TEAM_NAMES;['1 x 7 P=1-2'.$D15]+1)" office:value-type="string" office:string-value="1D" calcext:value-type="string">
            <text:p>1D</text:p>
          </table:table-cell>
          <table:table-cell table:style-name="ce17" table:formula="of:=IF(MOD([.B15]; NUM_PITCHES)=0;INDEX(PITCHES;1;NUM_PITCHES);INDEX(PITCHES;1;MOD([.B15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5] &amp; &quot;&quot;&quot;},&quot;&quot;tag&quot;&quot;:&quot;&quot;&quot; &amp; [.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1,&quot;dateTime&quot;:47340000,&quot;duration&quot;:&quot;10m&quot;,&quot;pitch&quot;:&quot;6&quot;,&quot;competition&quot;:{&quot;name&quot;:&quot;U15&quot;, &quot;section&quot;:&quot;Groups&quot;, &quot;group&quot;:&quot;1&quot;},&quot;tag&quot;:&quot;4&quot;, &quot;homeTeam&quot;:&quot;1F&quot;, &quot;awayTeam&quot;:&quot;1D&quot;}" calcext:value-type="string">
            <text:p>{"__v":0,"day":1,"dateTime":47340000,"duration":"10m","pitch":"6","competition":{"name":"U15", "section":"Groups", "group":"1"},"tag":"4", "homeTeam":"1F", "awayTeam":"1D"}</text:p>
          </table:table-cell>
          <table:table-cell table:number-columns-repeated="1014"/>
        </table:table-row>
        <table:table-row table:style-name="ro1">
          <table:table-cell table:formula="of:=IF([.I16]&gt;[.I15];[.A15];[.A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7340000" calcext:value-type="float">
            <text:p>473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1 x 7 P=1-2'.E16];TRANSLATED_TEAM_NAMES;['1 x 7 P=1-2'.$D16]+1)" office:value-type="string" office:string-value="1E" calcext:value-type="string">
            <text:p>1E</text:p>
          </table:table-cell>
          <table:table-cell table:formula="of:=VLOOKUP(['1 x 7 P=1-2'.F16];TRANSLATED_TEAM_NAMES;['1 x 7 P=1-2'.$D16]+1)" office:value-type="string" office:string-value="1A" calcext:value-type="string">
            <text:p>1A</text:p>
          </table:table-cell>
          <table:table-cell table:style-name="ce17" table:formula="of:=IF(MOD([.B16]; NUM_PITCHES)=0;INDEX(PITCHES;1;NUM_PITCHES);INDEX(PITCHES;1;MOD([.B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6] &amp; &quot;&quot;&quot;},&quot;&quot;tag&quot;&quot;:&quot;&quot;&quot; &amp; [.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1,&quot;dateTime&quot;:47340000,&quot;duration&quot;:&quot;10m&quot;,&quot;pitch&quot;:&quot;7&quot;,&quot;competition&quot;:{&quot;name&quot;:&quot;U15&quot;, &quot;section&quot;:&quot;Groups&quot;, &quot;group&quot;:&quot;1&quot;},&quot;tag&quot;:&quot;4&quot;, &quot;homeTeam&quot;:&quot;1E&quot;, &quot;awayTeam&quot;:&quot;1A&quot;}" calcext:value-type="string">
            <text:p>{"__v":0,"day":1,"dateTime":47340000,"duration":"10m","pitch":"7","competition":{"name":"U15", "section":"Groups", "group":"1"},"tag":"4", "homeTeam":"1E", "awayTeam":"1A"}</text:p>
          </table:table-cell>
          <table:table-cell table:number-columns-repeated="1014"/>
        </table:table-row>
        <table:table-row table:style-name="ro1">
          <table:table-cell table:formula="of:=IF([.I17]&gt;[.I16];[.A16];[.A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7340000" calcext:value-type="float">
            <text:p>4734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'1 x 7 P=1-2'.E17];TRANSLATED_TEAM_NAMES;['1 x 7 P=1-2'.$D17]+1)" office:value-type="string" office:string-value="1G" calcext:value-type="string">
            <text:p>1G</text:p>
          </table:table-cell>
          <table:table-cell table:formula="of:=VLOOKUP(['1 x 7 P=1-2'.F17];TRANSLATED_TEAM_NAMES;['1 x 7 P=1-2'.$D17]+1)" office:value-type="string" office:string-value="1C" calcext:value-type="string">
            <text:p>1C</text:p>
          </table:table-cell>
          <table:table-cell table:style-name="ce17" table:formula="of:=IF(MOD([.B17]; NUM_PITCHES)=0;INDEX(PITCHES;1;NUM_PITCHES);INDEX(PITCHES;1;MOD([.B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7] &amp; &quot;&quot;&quot;},&quot;&quot;tag&quot;&quot;:&quot;&quot;&quot; &amp; [.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1,&quot;dateTime&quot;:47340000,&quot;duration&quot;:&quot;10m&quot;,&quot;pitch&quot;:&quot;8&quot;,&quot;competition&quot;:{&quot;name&quot;:&quot;U15&quot;, &quot;section&quot;:&quot;Groups&quot;, &quot;group&quot;:&quot;1&quot;},&quot;tag&quot;:&quot;4&quot;, &quot;homeTeam&quot;:&quot;1G&quot;, &quot;awayTeam&quot;:&quot;1C&quot;}" calcext:value-type="string">
            <text:p>{"__v":0,"day":1,"dateTime":47340000,"duration":"10m","pitch":"8","competition":{"name":"U15", "section":"Groups", "group":"1"},"tag":"4", "homeTeam":"1G", "awayTeam":"1C"}</text:p>
          </table:table-cell>
          <table:table-cell table:number-columns-repeated="1014"/>
        </table:table-row>
        <table:table-row table:style-name="ro1">
          <table:table-cell table:formula="of:=IF([.I18]&gt;[.I17];[.A17];[.A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8120000" calcext:value-type="float">
            <text:p>481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VLOOKUP(['1 x 7 P=1-2'.E18];TRANSLATED_TEAM_NAMES;['1 x 7 P=1-2'.$D18]+1)" office:value-type="string" office:string-value="1B" calcext:value-type="string">
            <text:p>1B</text:p>
          </table:table-cell>
          <table:table-cell table:formula="of:=VLOOKUP(['1 x 7 P=1-2'.F18];TRANSLATED_TEAM_NAMES;['1 x 7 P=1-2'.$D18]+1)" office:value-type="string" office:string-value="1F" calcext:value-type="string">
            <text:p>1F</text:p>
          </table:table-cell>
          <table:table-cell table:style-name="ce17" table:formula="of:=IF(MOD([.B18]; NUM_PITCHES)=0;INDEX(PITCHES;1;NUM_PITCHES);INDEX(PITCHES;1;MOD([.B18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8] &amp; &quot;&quot;&quot;},&quot;&quot;tag&quot;&quot;:&quot;&quot;&quot; &amp; [.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1,&quot;dateTime&quot;:48120000,&quot;duration&quot;:&quot;10m&quot;,&quot;pitch&quot;:&quot;5&quot;,&quot;competition&quot;:{&quot;name&quot;:&quot;U15&quot;, &quot;section&quot;:&quot;Groups&quot;, &quot;group&quot;:&quot;1&quot;},&quot;tag&quot;:&quot;5&quot;, &quot;homeTeam&quot;:&quot;1B&quot;, &quot;awayTeam&quot;:&quot;1F&quot;}" calcext:value-type="string">
            <text:p>{"__v":0,"day":1,"dateTime":48120000,"duration":"10m","pitch":"5","competition":{"name":"U15", "section":"Groups", "group":"1"},"tag":"5", "homeTeam":"1B", "awayTeam":"1F"}</text:p>
          </table:table-cell>
          <table:table-cell table:number-columns-repeated="1014"/>
        </table:table-row>
        <table:table-row table:style-name="ro1">
          <table:table-cell table:formula="of:=IF([.I19]&gt;[.I18];[.A18];[.A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8120000" calcext:value-type="float">
            <text:p>481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'1 x 7 P=1-2'.E19];TRANSLATED_TEAM_NAMES;['1 x 7 P=1-2'.$D19]+1)" office:value-type="string" office:string-value="1A" calcext:value-type="string">
            <text:p>1A</text:p>
          </table:table-cell>
          <table:table-cell table:formula="of:=VLOOKUP(['1 x 7 P=1-2'.F19];TRANSLATED_TEAM_NAMES;['1 x 7 P=1-2'.$D19]+1)" office:value-type="string" office:string-value="1D" calcext:value-type="string">
            <text:p>1D</text:p>
          </table:table-cell>
          <table:table-cell table:style-name="ce17" table:formula="of:=IF(MOD([.B19]; NUM_PITCHES)=0;INDEX(PITCHES;1;NUM_PITCHES);INDEX(PITCHES;1;MOD([.B19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9] &amp; &quot;&quot;&quot;},&quot;&quot;tag&quot;&quot;:&quot;&quot;&quot; &amp; [.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1,&quot;dateTime&quot;:48120000,&quot;duration&quot;:&quot;10m&quot;,&quot;pitch&quot;:&quot;6&quot;,&quot;competition&quot;:{&quot;name&quot;:&quot;U15&quot;, &quot;section&quot;:&quot;Groups&quot;, &quot;group&quot;:&quot;1&quot;},&quot;tag&quot;:&quot;5&quot;, &quot;homeTeam&quot;:&quot;1A&quot;, &quot;awayTeam&quot;:&quot;1D&quot;}" calcext:value-type="string">
            <text:p>{"__v":0,"day":1,"dateTime":48120000,"duration":"10m","pitch":"6","competition":{"name":"U15", "section":"Groups", "group":"1"},"tag":"5", "homeTeam":"1A", "awayTeam":"1D"}</text:p>
          </table:table-cell>
          <table:table-cell table:number-columns-repeated="1014"/>
        </table:table-row>
        <table:table-row table:style-name="ro1">
          <table:table-cell table:formula="of:=IF([.I20]&gt;[.I19];[.A19];[.A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8120000" calcext:value-type="float">
            <text:p>481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'1 x 7 P=1-2'.E20];TRANSLATED_TEAM_NAMES;['1 x 7 P=1-2'.$D20]+1)" office:value-type="string" office:string-value="1D" calcext:value-type="string">
            <text:p>1D</text:p>
          </table:table-cell>
          <table:table-cell table:formula="of:=VLOOKUP(['1 x 7 P=1-2'.F20];TRANSLATED_TEAM_NAMES;['1 x 7 P=1-2'.$D20]+1)" office:value-type="string" office:string-value="1G" calcext:value-type="string">
            <text:p>1G</text:p>
          </table:table-cell>
          <table:table-cell table:style-name="ce17" table:formula="of:=IF(MOD([.B20]; NUM_PITCHES)=0;INDEX(PITCHES;1;NUM_PITCHES);INDEX(PITCHES;1;MOD([.B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0] &amp; &quot;&quot;&quot;},&quot;&quot;tag&quot;&quot;:&quot;&quot;&quot; &amp; [.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1,&quot;dateTime&quot;:48120000,&quot;duration&quot;:&quot;10m&quot;,&quot;pitch&quot;:&quot;7&quot;,&quot;competition&quot;:{&quot;name&quot;:&quot;U15&quot;, &quot;section&quot;:&quot;Groups&quot;, &quot;group&quot;:&quot;1&quot;},&quot;tag&quot;:&quot;5&quot;, &quot;homeTeam&quot;:&quot;1D&quot;, &quot;awayTeam&quot;:&quot;1G&quot;}" calcext:value-type="string">
            <text:p>{"__v":0,"day":1,"dateTime":48120000,"duration":"10m","pitch":"7","competition":{"name":"U15", "section":"Groups", "group":"1"},"tag":"5", "homeTeam":"1D", "awayTeam":"1G"}</text:p>
          </table:table-cell>
          <table:table-cell table:number-columns-repeated="1014"/>
        </table:table-row>
        <table:table-row table:style-name="ro1">
          <table:table-cell table:formula="of:=IF([.I21]&gt;[.I20];[.A20];[.A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8120000" calcext:value-type="float">
            <text:p>481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1 x 7 P=1-2'.E21];TRANSLATED_TEAM_NAMES;['1 x 7 P=1-2'.$D21]+1)" office:value-type="string" office:string-value="1E" calcext:value-type="string">
            <text:p>1E</text:p>
          </table:table-cell>
          <table:table-cell table:formula="of:=VLOOKUP(['1 x 7 P=1-2'.F21];TRANSLATED_TEAM_NAMES;['1 x 7 P=1-2'.$D21]+1)" office:value-type="string" office:string-value="1B" calcext:value-type="string">
            <text:p>1B</text:p>
          </table:table-cell>
          <table:table-cell table:style-name="ce17" table:formula="of:=IF(MOD([.B21]; NUM_PITCHES)=0;INDEX(PITCHES;1;NUM_PITCHES);INDEX(PITCHES;1;MOD([.B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1] &amp; &quot;&quot;&quot;},&quot;&quot;tag&quot;&quot;:&quot;&quot;&quot; &amp; [.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1,&quot;dateTime&quot;:48120000,&quot;duration&quot;:&quot;10m&quot;,&quot;pitch&quot;:&quot;8&quot;,&quot;competition&quot;:{&quot;name&quot;:&quot;U15&quot;, &quot;section&quot;:&quot;Groups&quot;, &quot;group&quot;:&quot;1&quot;},&quot;tag&quot;:&quot;5&quot;, &quot;homeTeam&quot;:&quot;1E&quot;, &quot;awayTeam&quot;:&quot;1B&quot;}" calcext:value-type="string">
            <text:p>{"__v":0,"day":1,"dateTime":48120000,"duration":"10m","pitch":"8","competition":{"name":"U15", "section":"Groups", "group":"1"},"tag":"5", "homeTeam":"1E", "awayTeam":"1B"}</text:p>
          </table:table-cell>
          <table:table-cell table:number-columns-repeated="1014"/>
        </table:table-row>
        <table:table-row table:style-name="ro1">
          <table:table-cell table:formula="of:=IF([.I22]&gt;[.I21];[.A21];[.A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48900000" calcext:value-type="float">
            <text:p>489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'1 x 7 P=1-2'.E22];TRANSLATED_TEAM_NAMES;['1 x 7 P=1-2'.$D22]+1)" office:value-type="string" office:string-value="1F" calcext:value-type="string">
            <text:p>1F</text:p>
          </table:table-cell>
          <table:table-cell table:formula="of:=VLOOKUP(['1 x 7 P=1-2'.F22];TRANSLATED_TEAM_NAMES;['1 x 7 P=1-2'.$D22]+1)" office:value-type="string" office:string-value="1C" calcext:value-type="string">
            <text:p>1C</text:p>
          </table:table-cell>
          <table:table-cell table:style-name="ce17" table:formula="of:=IF(MOD([.B22]; NUM_PITCHES)=0;INDEX(PITCHES;1;NUM_PITCHES);INDEX(PITCHES;1;MOD([.B2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22] &amp; &quot;,&quot;&quot;duration&quot;&quot;:&quot;&quot;&quot; &amp; MATCH_DURATION &amp; &quot;m&quot;&quot;,&quot;&quot;pitch&quot;&quot;:&quot;&quot;&quot; &amp; [.I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2] &amp; &quot;&quot;&quot;},&quot;&quot;tag&quot;&quot;:&quot;&quot;&quot; &amp; [.A22] &amp; &quot;&quot;&quot;, &quot;&quot;homeTeam&quot;&quot;:&quot;&quot;&quot; &amp; [.G22] &amp; &quot;&quot;&quot;, &quot;&quot;awayTeam&quot;&quot;:&quot;&quot;&quot; &amp; [.H22] &amp; &quot;&quot;&quot;}&quot;" office:value-type="string" office:string-value="{&quot;__v&quot;:0,&quot;day&quot;:1,&quot;dateTime&quot;:48900000,&quot;duration&quot;:&quot;10m&quot;,&quot;pitch&quot;:&quot;5&quot;,&quot;competition&quot;:{&quot;name&quot;:&quot;U15&quot;, &quot;section&quot;:&quot;Groups&quot;, &quot;group&quot;:&quot;1&quot;},&quot;tag&quot;:&quot;6&quot;, &quot;homeTeam&quot;:&quot;1F&quot;, &quot;awayTeam&quot;:&quot;1C&quot;}" calcext:value-type="string">
            <text:p>{"__v":0,"day":1,"dateTime":48900000,"duration":"10m","pitch":"5","competition":{"name":"U15", "section":"Groups", "group":"1"},"tag":"6", "homeTeam":"1F", "awayTeam":"1C"}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 x 9 P=2-4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default-cell-style-name="ce12"/>
        <table:table-column table:style-name="co16" table:visibility="collapse" table:default-cell-style-name="ce13"/>
        <table:table-column table:style-name="co17" table:visibility="collapse" table:default-cell-style-name="ce13"/>
        <table:table-column table:style-name="co12" table:visibility="collapse" table:default-cell-style-name="ce12"/>
        <table:table-column table:style-name="co13" table:visibility="collapse" table:default-cell-style-name="ce14"/>
        <table:table-column table:style-name="co14" table:visibility="collapse" table:default-cell-style-name="ce14"/>
        <table:table-column table:style-name="co15" table:default-cell-style-name="ce15"/>
        <table:table-column table:style-name="co15" table:default-cell-style-name="ce16"/>
        <table:table-column table:style-name="co9" table:default-cell-style-name="ce18"/>
        <table:table-column table:style-name="co10" table:default-cell-style-name="ce19"/>
        <table:table-column table:style-name="co3" table:number-columns-repeated="1014" table:default-cell-style-name="ce18"/>
        <table:table-row table:style-name="ro1">
          <table:table-cell table:style-name="ce20" office:value-type="string" calcext:value-type="string">
            <text:p>Tag</text:p>
          </table:table-cell>
          <table:table-cell table:style-name="ce21" office:value-type="string" calcext:value-type="string">
            <text:p>Index</text:p>
          </table:table-cell>
          <table:table-cell table:style-name="ce21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45000000" calcext:value-type="float">
            <text:p>45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1 x 9 P=2-4'.E2];TRANSLATED_TEAM_NAMES;['1 x 9 P=2-4'.$D2]+1)" office:value-type="string" office:string-value="1A" calcext:value-type="string">
            <text:p>1A</text:p>
          </table:table-cell>
          <table:table-cell table:formula="of:=VLOOKUP(['1 x 9 P=2-4'.F2];TRANSLATED_TEAM_NAMES;['1 x 9 P=2-4'.$D2]+1)" office:value-type="string" office:string-value="1B" calcext:value-type="string">
            <text:p>1B</text:p>
          </table:table-cell>
          <table:table-cell table:style-name="ce17" table:formula="of:=IF(MOD([.B2]; NUM_PITCHES)=0;INDEX(PITCHES;1;NUM_PITCHES);INDEX(PITCHES;1;MOD([.B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1,&quot;dateTime&quot;:45000000,&quot;duration&quot;:&quot;10m&quot;,&quot;pitch&quot;:&quot;5&quot;,&quot;competition&quot;:{&quot;name&quot;:&quot;U15&quot;, &quot;section&quot;:&quot;Groups&quot;, &quot;group&quot;:&quot;1&quot;},&quot;tag&quot;:&quot;1&quot;, &quot;homeTeam&quot;:&quot;1A&quot;, &quot;awayTeam&quot;:&quot;1B&quot;}" calcext:value-type="string">
            <text:p>{"__v":0,"day":1,"dateTime":45000000,"duration":"10m","pitch":"5","competition":{"name":"U15", "section":"Groups", "group":"1"},"tag":"1", "homeTeam":"1A", "awayTeam":"1B"}</text:p>
          </table:table-cell>
          <table:table-cell table:number-columns-repeated="1014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'1 x 9 P=2-4'.E3];TRANSLATED_TEAM_NAMES;['1 x 9 P=2-4'.$D3]+1)" office:value-type="string" office:string-value="1D" calcext:value-type="string">
            <text:p>1D</text:p>
          </table:table-cell>
          <table:table-cell table:formula="of:=VLOOKUP(['1 x 9 P=2-4'.F3];TRANSLATED_TEAM_NAMES;['1 x 9 P=2-4'.$D3]+1)" office:value-type="string" office:string-value="1C" calcext:value-type="string">
            <text:p>1C</text:p>
          </table:table-cell>
          <table:table-cell table:style-name="ce17" table:formula="of:=IF(MOD([.B3]; NUM_PITCHES)=0;INDEX(PITCHES;1;NUM_PITCHES);INDEX(PITCHES;1;MOD([.B3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1,&quot;dateTime&quot;:45000000,&quot;duration&quot;:&quot;10m&quot;,&quot;pitch&quot;:&quot;6&quot;,&quot;competition&quot;:{&quot;name&quot;:&quot;U15&quot;, &quot;section&quot;:&quot;Groups&quot;, &quot;group&quot;:&quot;1&quot;},&quot;tag&quot;:&quot;1&quot;, &quot;homeTeam&quot;:&quot;1D&quot;, &quot;awayTeam&quot;:&quot;1C&quot;}" calcext:value-type="string">
            <text:p>{"__v":0,"day":1,"dateTime":45000000,"duration":"10m","pitch":"6","competition":{"name":"U15", "section":"Groups", "group":"1"},"tag":"1", "homeTeam":"1D", "awayTeam":"1C"}</text:p>
          </table:table-cell>
          <table:table-cell table:number-columns-repeated="1014"/>
        </table:table-row>
        <table:table-row table:style-name="ro1">
          <table:table-cell table:formula="of:=IF([.I4]&gt;[.I3];[.A3];[.A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1 x 9 P=2-4'.E4];TRANSLATED_TEAM_NAMES;['1 x 9 P=2-4'.$D4]+1)" office:value-type="string" office:string-value="1E" calcext:value-type="string">
            <text:p>1E</text:p>
          </table:table-cell>
          <table:table-cell table:formula="of:=VLOOKUP(['1 x 9 P=2-4'.F4];TRANSLATED_TEAM_NAMES;['1 x 9 P=2-4'.$D4]+1)" office:value-type="string" office:string-value="1F" calcext:value-type="string">
            <text:p>1F</text:p>
          </table:table-cell>
          <table:table-cell table:style-name="ce17" table:formula="of:=IF(MOD([.B4]; NUM_PITCHES)=0;INDEX(PITCHES;1;NUM_PITCHES);INDEX(PITCHES;1;MOD([.B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1,&quot;dateTime&quot;:45000000,&quot;duration&quot;:&quot;10m&quot;,&quot;pitch&quot;:&quot;7&quot;,&quot;competition&quot;:{&quot;name&quot;:&quot;U15&quot;, &quot;section&quot;:&quot;Groups&quot;, &quot;group&quot;:&quot;1&quot;},&quot;tag&quot;:&quot;1&quot;, &quot;homeTeam&quot;:&quot;1E&quot;, &quot;awayTeam&quot;:&quot;1F&quot;}" calcext:value-type="string">
            <text:p>{"__v":0,"day":1,"dateTime":45000000,"duration":"10m","pitch":"7","competition":{"name":"U15", "section":"Groups", "group":"1"},"tag":"1", "homeTeam":"1E", "awayTeam":"1F"}</text:p>
          </table:table-cell>
          <table:table-cell table:number-columns-repeated="1014"/>
        </table:table-row>
        <table:table-row table:style-name="ro1">
          <table:table-cell table:formula="of:=IF([.I5]&gt;[.I4];[.A4];[.A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'1 x 9 P=2-4'.E5];TRANSLATED_TEAM_NAMES;['1 x 9 P=2-4'.$D5]+1)" office:value-type="string" office:string-value="1G" calcext:value-type="string">
            <text:p>1G</text:p>
          </table:table-cell>
          <table:table-cell table:formula="of:=VLOOKUP(['1 x 9 P=2-4'.F5];TRANSLATED_TEAM_NAMES;['1 x 9 P=2-4'.$D5]+1)" office:value-type="string" office:string-value="1H" calcext:value-type="string">
            <text:p>1H</text:p>
          </table:table-cell>
          <table:table-cell table:style-name="ce17" table:formula="of:=IF(MOD([.B5]; NUM_PITCHES)=0;INDEX(PITCHES;1;NUM_PITCHES);INDEX(PITCHES;1;MOD([.B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1,&quot;dateTime&quot;:45000000,&quot;duration&quot;:&quot;10m&quot;,&quot;pitch&quot;:&quot;8&quot;,&quot;competition&quot;:{&quot;name&quot;:&quot;U15&quot;, &quot;section&quot;:&quot;Groups&quot;, &quot;group&quot;:&quot;1&quot;},&quot;tag&quot;:&quot;1&quot;, &quot;homeTeam&quot;:&quot;1G&quot;, &quot;awayTeam&quot;:&quot;1H&quot;}" calcext:value-type="string">
            <text:p>{"__v":0,"day":1,"dateTime":45000000,"duration":"10m","pitch":"8","competition":{"name":"U15", "section":"Groups", "group":"1"},"tag":"1", "homeTeam":"1G", "awayTeam":"1H"}</text:p>
          </table:table-cell>
          <table:table-cell table:number-columns-repeated="1014"/>
        </table:table-row>
        <table:table-row table:style-name="ro1">
          <table:table-cell table:formula="of:=IF([.I6]&gt;[.I5];[.A5];[.A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45780000" calcext:value-type="float">
            <text:p>457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'1 x 9 P=2-4'.E6];TRANSLATED_TEAM_NAMES;['1 x 9 P=2-4'.$D6]+1)" office:value-type="string" office:string-value="1F" calcext:value-type="string">
            <text:p>1F</text:p>
          </table:table-cell>
          <table:table-cell table:formula="of:=VLOOKUP(['1 x 9 P=2-4'.F6];TRANSLATED_TEAM_NAMES;['1 x 9 P=2-4'.$D6]+1)" office:value-type="string" office:string-value="1A" calcext:value-type="string">
            <text:p>1A</text:p>
          </table:table-cell>
          <table:table-cell table:style-name="ce17" table:formula="of:=IF(MOD([.B6]; NUM_PITCHES)=0;INDEX(PITCHES;1;NUM_PITCHES);INDEX(PITCHES;1;MOD([.B6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1,&quot;dateTime&quot;:45780000,&quot;duration&quot;:&quot;10m&quot;,&quot;pitch&quot;:&quot;5&quot;,&quot;competition&quot;:{&quot;name&quot;:&quot;U15&quot;, &quot;section&quot;:&quot;Groups&quot;, &quot;group&quot;:&quot;1&quot;},&quot;tag&quot;:&quot;2&quot;, &quot;homeTeam&quot;:&quot;1F&quot;, &quot;awayTeam&quot;:&quot;1A&quot;}" calcext:value-type="string">
            <text:p>{"__v":0,"day":1,"dateTime":45780000,"duration":"10m","pitch":"5","competition":{"name":"U15", "section":"Groups", "group":"1"},"tag":"2", "homeTeam":"1F", "awayTeam":"1A"}</text:p>
          </table:table-cell>
          <table:table-cell table:number-columns-repeated="1014"/>
        </table:table-row>
        <table:table-row table:style-name="ro1">
          <table:table-cell table:formula="of:=IF([.I7]&gt;[.I6];[.A6];[.A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45780000" calcext:value-type="float">
            <text:p>457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'1 x 9 P=2-4'.E7];TRANSLATED_TEAM_NAMES;['1 x 9 P=2-4'.$D7]+1)" office:value-type="string" office:string-value="1D" calcext:value-type="string">
            <text:p>1D</text:p>
          </table:table-cell>
          <table:table-cell table:formula="of:=VLOOKUP(['1 x 9 P=2-4'.F7];TRANSLATED_TEAM_NAMES;['1 x 9 P=2-4'.$D7]+1)" office:value-type="string" office:string-value="1I" calcext:value-type="string">
            <text:p>1I</text:p>
          </table:table-cell>
          <table:table-cell table:style-name="ce17" table:formula="of:=IF(MOD([.B7]; NUM_PITCHES)=0;INDEX(PITCHES;1;NUM_PITCHES);INDEX(PITCHES;1;MOD([.B7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1,&quot;dateTime&quot;:45780000,&quot;duration&quot;:&quot;10m&quot;,&quot;pitch&quot;:&quot;6&quot;,&quot;competition&quot;:{&quot;name&quot;:&quot;U15&quot;, &quot;section&quot;:&quot;Groups&quot;, &quot;group&quot;:&quot;1&quot;},&quot;tag&quot;:&quot;2&quot;, &quot;homeTeam&quot;:&quot;1D&quot;, &quot;awayTeam&quot;:&quot;1I&quot;}" calcext:value-type="string">
            <text:p>{"__v":0,"day":1,"dateTime":45780000,"duration":"10m","pitch":"6","competition":{"name":"U15", "section":"Groups", "group":"1"},"tag":"2", "homeTeam":"1D", "awayTeam":"1I"}</text:p>
          </table:table-cell>
          <table:table-cell table:number-columns-repeated="1014"/>
        </table:table-row>
        <table:table-row table:style-name="ro1">
          <table:table-cell table:formula="of:=IF([.I8]&gt;[.I7];[.A7];[.A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45780000" calcext:value-type="float">
            <text:p>4578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'1 x 9 P=2-4'.E8];TRANSLATED_TEAM_NAMES;['1 x 9 P=2-4'.$D8]+1)" office:value-type="string" office:string-value="1H" calcext:value-type="string">
            <text:p>1H</text:p>
          </table:table-cell>
          <table:table-cell table:formula="of:=VLOOKUP(['1 x 9 P=2-4'.F8];TRANSLATED_TEAM_NAMES;['1 x 9 P=2-4'.$D8]+1)" office:value-type="string" office:string-value="1C" calcext:value-type="string">
            <text:p>1C</text:p>
          </table:table-cell>
          <table:table-cell table:style-name="ce17" table:formula="of:=IF(MOD([.B8]; NUM_PITCHES)=0;INDEX(PITCHES;1;NUM_PITCHES);INDEX(PITCHES;1;MOD([.B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1,&quot;dateTime&quot;:45780000,&quot;duration&quot;:&quot;10m&quot;,&quot;pitch&quot;:&quot;7&quot;,&quot;competition&quot;:{&quot;name&quot;:&quot;U15&quot;, &quot;section&quot;:&quot;Groups&quot;, &quot;group&quot;:&quot;1&quot;},&quot;tag&quot;:&quot;2&quot;, &quot;homeTeam&quot;:&quot;1H&quot;, &quot;awayTeam&quot;:&quot;1C&quot;}" calcext:value-type="string">
            <text:p>{"__v":0,"day":1,"dateTime":45780000,"duration":"10m","pitch":"7","competition":{"name":"U15", "section":"Groups", "group":"1"},"tag":"2", "homeTeam":"1H", "awayTeam":"1C"}</text:p>
          </table:table-cell>
          <table:table-cell table:number-columns-repeated="1014"/>
        </table:table-row>
        <table:table-row table:style-name="ro1">
          <table:table-cell table:formula="of:=IF([.I9]&gt;[.I8];[.A8];[.A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45780000" calcext:value-type="float">
            <text:p>457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'1 x 9 P=2-4'.E9];TRANSLATED_TEAM_NAMES;['1 x 9 P=2-4'.$D9]+1)" office:value-type="string" office:string-value="1B" calcext:value-type="string">
            <text:p>1B</text:p>
          </table:table-cell>
          <table:table-cell table:formula="of:=VLOOKUP(['1 x 9 P=2-4'.F9];TRANSLATED_TEAM_NAMES;['1 x 9 P=2-4'.$D9]+1)" office:value-type="string" office:string-value="1G" calcext:value-type="string">
            <text:p>1G</text:p>
          </table:table-cell>
          <table:table-cell table:style-name="ce17" table:formula="of:=IF(MOD([.B9]; NUM_PITCHES)=0;INDEX(PITCHES;1;NUM_PITCHES);INDEX(PITCHES;1;MOD([.B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1,&quot;dateTime&quot;:45780000,&quot;duration&quot;:&quot;10m&quot;,&quot;pitch&quot;:&quot;8&quot;,&quot;competition&quot;:{&quot;name&quot;:&quot;U15&quot;, &quot;section&quot;:&quot;Groups&quot;, &quot;group&quot;:&quot;1&quot;},&quot;tag&quot;:&quot;2&quot;, &quot;homeTeam&quot;:&quot;1B&quot;, &quot;awayTeam&quot;:&quot;1G&quot;}" calcext:value-type="string">
            <text:p>{"__v":0,"day":1,"dateTime":45780000,"duration":"10m","pitch":"8","competition":{"name":"U15", "section":"Groups", "group":"1"},"tag":"2", "homeTeam":"1B", "awayTeam":"1G"}</text:p>
          </table:table-cell>
          <table:table-cell table:number-columns-repeated="1014"/>
        </table:table-row>
        <table:table-row table:style-name="ro1">
          <table:table-cell table:formula="of:=IF([.I10]&gt;[.I9];[.A9];[.A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6560000" calcext:value-type="float">
            <text:p>4656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'1 x 9 P=2-4'.E10];TRANSLATED_TEAM_NAMES;['1 x 9 P=2-4'.$D10]+1)" office:value-type="string" office:string-value="1I" calcext:value-type="string">
            <text:p>1I</text:p>
          </table:table-cell>
          <table:table-cell table:formula="of:=VLOOKUP(['1 x 9 P=2-4'.F10];TRANSLATED_TEAM_NAMES;['1 x 9 P=2-4'.$D10]+1)" office:value-type="string" office:string-value="1F" calcext:value-type="string">
            <text:p>1F</text:p>
          </table:table-cell>
          <table:table-cell table:style-name="ce17" table:formula="of:=IF(MOD([.B10]; NUM_PITCHES)=0;INDEX(PITCHES;1;NUM_PITCHES);INDEX(PITCHES;1;MOD([.B10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1,&quot;dateTime&quot;:46560000,&quot;duration&quot;:&quot;10m&quot;,&quot;pitch&quot;:&quot;5&quot;,&quot;competition&quot;:{&quot;name&quot;:&quot;U15&quot;, &quot;section&quot;:&quot;Groups&quot;, &quot;group&quot;:&quot;1&quot;},&quot;tag&quot;:&quot;3&quot;, &quot;homeTeam&quot;:&quot;1I&quot;, &quot;awayTeam&quot;:&quot;1F&quot;}" calcext:value-type="string">
            <text:p>{"__v":0,"day":1,"dateTime":46560000,"duration":"10m","pitch":"5","competition":{"name":"U15", "section":"Groups", "group":"1"},"tag":"3", "homeTeam":"1I", "awayTeam":"1F"}</text:p>
          </table:table-cell>
          <table:table-cell table:number-columns-repeated="1014"/>
        </table:table-row>
        <table:table-row table:style-name="ro1">
          <table:table-cell table:formula="of:=IF([.I11]&gt;[.I10];[.A10];[.A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6560000" calcext:value-type="float">
            <text:p>465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1 x 9 P=2-4'.E11];TRANSLATED_TEAM_NAMES;['1 x 9 P=2-4'.$D11]+1)" office:value-type="string" office:string-value="1A" calcext:value-type="string">
            <text:p>1A</text:p>
          </table:table-cell>
          <table:table-cell table:formula="of:=VLOOKUP(['1 x 9 P=2-4'.F11];TRANSLATED_TEAM_NAMES;['1 x 9 P=2-4'.$D11]+1)" office:value-type="string" office:string-value="1C" calcext:value-type="string">
            <text:p>1C</text:p>
          </table:table-cell>
          <table:table-cell table:style-name="ce17" table:formula="of:=IF(MOD([.B11]; NUM_PITCHES)=0;INDEX(PITCHES;1;NUM_PITCHES);INDEX(PITCHES;1;MOD([.B11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1,&quot;dateTime&quot;:46560000,&quot;duration&quot;:&quot;10m&quot;,&quot;pitch&quot;:&quot;6&quot;,&quot;competition&quot;:{&quot;name&quot;:&quot;U15&quot;, &quot;section&quot;:&quot;Groups&quot;, &quot;group&quot;:&quot;1&quot;},&quot;tag&quot;:&quot;3&quot;, &quot;homeTeam&quot;:&quot;1A&quot;, &quot;awayTeam&quot;:&quot;1C&quot;}" calcext:value-type="string">
            <text:p>{"__v":0,"day":1,"dateTime":46560000,"duration":"10m","pitch":"6","competition":{"name":"U15", "section":"Groups", "group":"1"},"tag":"3", "homeTeam":"1A", "awayTeam":"1C"}</text:p>
          </table:table-cell>
          <table:table-cell table:number-columns-repeated="1014"/>
        </table:table-row>
        <table:table-row table:style-name="ro1">
          <table:table-cell table:formula="of:=IF([.I12]&gt;[.I11];[.A11];[.A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6560000" calcext:value-type="float">
            <text:p>465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1 x 9 P=2-4'.E12];TRANSLATED_TEAM_NAMES;['1 x 9 P=2-4'.$D12]+1)" office:value-type="string" office:string-value="1B" calcext:value-type="string">
            <text:p>1B</text:p>
          </table:table-cell>
          <table:table-cell table:formula="of:=VLOOKUP(['1 x 9 P=2-4'.F12];TRANSLATED_TEAM_NAMES;['1 x 9 P=2-4'.$D12]+1)" office:value-type="string" office:string-value="1D" calcext:value-type="string">
            <text:p>1D</text:p>
          </table:table-cell>
          <table:table-cell table:style-name="ce17" table:formula="of:=IF(MOD([.B12]; NUM_PITCHES)=0;INDEX(PITCHES;1;NUM_PITCHES);INDEX(PITCHES;1;MOD([.B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1,&quot;dateTime&quot;:46560000,&quot;duration&quot;:&quot;10m&quot;,&quot;pitch&quot;:&quot;7&quot;,&quot;competition&quot;:{&quot;name&quot;:&quot;U15&quot;, &quot;section&quot;:&quot;Groups&quot;, &quot;group&quot;:&quot;1&quot;},&quot;tag&quot;:&quot;3&quot;, &quot;homeTeam&quot;:&quot;1B&quot;, &quot;awayTeam&quot;:&quot;1D&quot;}" calcext:value-type="string">
            <text:p>{"__v":0,"day":1,"dateTime":46560000,"duration":"10m","pitch":"7","competition":{"name":"U15", "section":"Groups", "group":"1"},"tag":"3", "homeTeam":"1B", "awayTeam":"1D"}</text:p>
          </table:table-cell>
          <table:table-cell table:number-columns-repeated="1014"/>
        </table:table-row>
        <table:table-row table:style-name="ro1">
          <table:table-cell table:formula="of:=IF([.I13]&gt;[.I12];[.A12];[.A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6560000" calcext:value-type="float">
            <text:p>465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'1 x 9 P=2-4'.E13];TRANSLATED_TEAM_NAMES;['1 x 9 P=2-4'.$D13]+1)" office:value-type="string" office:string-value="1E" calcext:value-type="string">
            <text:p>1E</text:p>
          </table:table-cell>
          <table:table-cell table:formula="of:=VLOOKUP(['1 x 9 P=2-4'.F13];TRANSLATED_TEAM_NAMES;['1 x 9 P=2-4'.$D13]+1)" office:value-type="string" office:string-value="1G" calcext:value-type="string">
            <text:p>1G</text:p>
          </table:table-cell>
          <table:table-cell table:style-name="ce17" table:formula="of:=IF(MOD([.B13]; NUM_PITCHES)=0;INDEX(PITCHES;1;NUM_PITCHES);INDEX(PITCHES;1;MOD([.B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1,&quot;dateTime&quot;:46560000,&quot;duration&quot;:&quot;10m&quot;,&quot;pitch&quot;:&quot;8&quot;,&quot;competition&quot;:{&quot;name&quot;:&quot;U15&quot;, &quot;section&quot;:&quot;Groups&quot;, &quot;group&quot;:&quot;1&quot;},&quot;tag&quot;:&quot;3&quot;, &quot;homeTeam&quot;:&quot;1E&quot;, &quot;awayTeam&quot;:&quot;1G&quot;}" calcext:value-type="string">
            <text:p>{"__v":0,"day":1,"dateTime":46560000,"duration":"10m","pitch":"8","competition":{"name":"U15", "section":"Groups", "group":"1"},"tag":"3", "homeTeam":"1E", "awayTeam":"1G"}</text:p>
          </table:table-cell>
          <table:table-cell table:number-columns-repeated="1014"/>
        </table:table-row>
        <table:table-row table:style-name="ro1">
          <table:table-cell table:formula="of:=IF([.I14]&gt;[.I13];[.A13];[.A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7340000" calcext:value-type="float">
            <text:p>4734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'1 x 9 P=2-4'.E14];TRANSLATED_TEAM_NAMES;['1 x 9 P=2-4'.$D14]+1)" office:value-type="string" office:string-value="1H" calcext:value-type="string">
            <text:p>1H</text:p>
          </table:table-cell>
          <table:table-cell table:formula="of:=VLOOKUP(['1 x 9 P=2-4'.F14];TRANSLATED_TEAM_NAMES;['1 x 9 P=2-4'.$D14]+1)" office:value-type="string" office:string-value="1F" calcext:value-type="string">
            <text:p>1F</text:p>
          </table:table-cell>
          <table:table-cell table:style-name="ce17" table:formula="of:=IF(MOD([.B14]; NUM_PITCHES)=0;INDEX(PITCHES;1;NUM_PITCHES);INDEX(PITCHES;1;MOD([.B14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4] &amp; &quot;&quot;&quot;},&quot;&quot;tag&quot;&quot;:&quot;&quot;&quot; &amp; [.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1,&quot;dateTime&quot;:47340000,&quot;duration&quot;:&quot;10m&quot;,&quot;pitch&quot;:&quot;5&quot;,&quot;competition&quot;:{&quot;name&quot;:&quot;U15&quot;, &quot;section&quot;:&quot;Groups&quot;, &quot;group&quot;:&quot;1&quot;},&quot;tag&quot;:&quot;4&quot;, &quot;homeTeam&quot;:&quot;1H&quot;, &quot;awayTeam&quot;:&quot;1F&quot;}" calcext:value-type="string">
            <text:p>{"__v":0,"day":1,"dateTime":47340000,"duration":"10m","pitch":"5","competition":{"name":"U15", "section":"Groups", "group":"1"},"tag":"4", "homeTeam":"1H", "awayTeam":"1F"}</text:p>
          </table:table-cell>
          <table:table-cell table:number-columns-repeated="1014"/>
        </table:table-row>
        <table:table-row table:style-name="ro1">
          <table:table-cell table:formula="of:=IF([.I15]&gt;[.I14];[.A14];[.A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7340000" calcext:value-type="float">
            <text:p>473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VLOOKUP(['1 x 9 P=2-4'.E15];TRANSLATED_TEAM_NAMES;['1 x 9 P=2-4'.$D15]+1)" office:value-type="string" office:string-value="1B" calcext:value-type="string">
            <text:p>1B</text:p>
          </table:table-cell>
          <table:table-cell table:formula="of:=VLOOKUP(['1 x 9 P=2-4'.F15];TRANSLATED_TEAM_NAMES;['1 x 9 P=2-4'.$D15]+1)" office:value-type="string" office:string-value="1I" calcext:value-type="string">
            <text:p>1I</text:p>
          </table:table-cell>
          <table:table-cell table:style-name="ce17" table:formula="of:=IF(MOD([.B15]; NUM_PITCHES)=0;INDEX(PITCHES;1;NUM_PITCHES);INDEX(PITCHES;1;MOD([.B15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5] &amp; &quot;&quot;&quot;},&quot;&quot;tag&quot;&quot;:&quot;&quot;&quot; &amp; [.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1,&quot;dateTime&quot;:47340000,&quot;duration&quot;:&quot;10m&quot;,&quot;pitch&quot;:&quot;6&quot;,&quot;competition&quot;:{&quot;name&quot;:&quot;U15&quot;, &quot;section&quot;:&quot;Groups&quot;, &quot;group&quot;:&quot;1&quot;},&quot;tag&quot;:&quot;4&quot;, &quot;homeTeam&quot;:&quot;1B&quot;, &quot;awayTeam&quot;:&quot;1I&quot;}" calcext:value-type="string">
            <text:p>{"__v":0,"day":1,"dateTime":47340000,"duration":"10m","pitch":"6","competition":{"name":"U15", "section":"Groups", "group":"1"},"tag":"4", "homeTeam":"1B", "awayTeam":"1I"}</text:p>
          </table:table-cell>
          <table:table-cell table:number-columns-repeated="1014"/>
        </table:table-row>
        <table:table-row table:style-name="ro1">
          <table:table-cell table:formula="of:=IF([.I16]&gt;[.I15];[.A15];[.A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7340000" calcext:value-type="float">
            <text:p>473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1 x 9 P=2-4'.E16];TRANSLATED_TEAM_NAMES;['1 x 9 P=2-4'.$D16]+1)" office:value-type="string" office:string-value="1C" calcext:value-type="string">
            <text:p>1C</text:p>
          </table:table-cell>
          <table:table-cell table:formula="of:=VLOOKUP(['1 x 9 P=2-4'.F16];TRANSLATED_TEAM_NAMES;['1 x 9 P=2-4'.$D16]+1)" office:value-type="string" office:string-value="1E" calcext:value-type="string">
            <text:p>1E</text:p>
          </table:table-cell>
          <table:table-cell table:style-name="ce17" table:formula="of:=IF(MOD([.B16]; NUM_PITCHES)=0;INDEX(PITCHES;1;NUM_PITCHES);INDEX(PITCHES;1;MOD([.B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6] &amp; &quot;&quot;&quot;},&quot;&quot;tag&quot;&quot;:&quot;&quot;&quot; &amp; [.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1,&quot;dateTime&quot;:47340000,&quot;duration&quot;:&quot;10m&quot;,&quot;pitch&quot;:&quot;7&quot;,&quot;competition&quot;:{&quot;name&quot;:&quot;U15&quot;, &quot;section&quot;:&quot;Groups&quot;, &quot;group&quot;:&quot;1&quot;},&quot;tag&quot;:&quot;4&quot;, &quot;homeTeam&quot;:&quot;1C&quot;, &quot;awayTeam&quot;:&quot;1E&quot;}" calcext:value-type="string">
            <text:p>{"__v":0,"day":1,"dateTime":47340000,"duration":"10m","pitch":"7","competition":{"name":"U15", "section":"Groups", "group":"1"},"tag":"4", "homeTeam":"1C", "awayTeam":"1E"}</text:p>
          </table:table-cell>
          <table:table-cell table:number-columns-repeated="1014"/>
        </table:table-row>
        <table:table-row table:style-name="ro1">
          <table:table-cell table:formula="of:=IF([.I17]&gt;[.I16];[.A16];[.A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7340000" calcext:value-type="float">
            <text:p>4734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'1 x 9 P=2-4'.E17];TRANSLATED_TEAM_NAMES;['1 x 9 P=2-4'.$D17]+1)" office:value-type="string" office:string-value="1G" calcext:value-type="string">
            <text:p>1G</text:p>
          </table:table-cell>
          <table:table-cell table:formula="of:=VLOOKUP(['1 x 9 P=2-4'.F17];TRANSLATED_TEAM_NAMES;['1 x 9 P=2-4'.$D17]+1)" office:value-type="string" office:string-value="1D" calcext:value-type="string">
            <text:p>1D</text:p>
          </table:table-cell>
          <table:table-cell table:style-name="ce17" table:formula="of:=IF(MOD([.B17]; NUM_PITCHES)=0;INDEX(PITCHES;1;NUM_PITCHES);INDEX(PITCHES;1;MOD([.B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7] &amp; &quot;&quot;&quot;},&quot;&quot;tag&quot;&quot;:&quot;&quot;&quot; &amp; [.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1,&quot;dateTime&quot;:47340000,&quot;duration&quot;:&quot;10m&quot;,&quot;pitch&quot;:&quot;8&quot;,&quot;competition&quot;:{&quot;name&quot;:&quot;U15&quot;, &quot;section&quot;:&quot;Groups&quot;, &quot;group&quot;:&quot;1&quot;},&quot;tag&quot;:&quot;4&quot;, &quot;homeTeam&quot;:&quot;1G&quot;, &quot;awayTeam&quot;:&quot;1D&quot;}" calcext:value-type="string">
            <text:p>{"__v":0,"day":1,"dateTime":47340000,"duration":"10m","pitch":"8","competition":{"name":"U15", "section":"Groups", "group":"1"},"tag":"4", "homeTeam":"1G", "awayTeam":"1D"}</text:p>
          </table:table-cell>
          <table:table-cell table:number-columns-repeated="1014"/>
        </table:table-row>
        <table:table-row table:style-name="ro1">
          <table:table-cell table:formula="of:=IF([.I18]&gt;[.I17];[.A17];[.A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8120000" calcext:value-type="float">
            <text:p>4812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VLOOKUP(['1 x 9 P=2-4'.E18];TRANSLATED_TEAM_NAMES;['1 x 9 P=2-4'.$D18]+1)" office:value-type="string" office:string-value="1I" calcext:value-type="string">
            <text:p>1I</text:p>
          </table:table-cell>
          <table:table-cell table:formula="of:=VLOOKUP(['1 x 9 P=2-4'.F18];TRANSLATED_TEAM_NAMES;['1 x 9 P=2-4'.$D18]+1)" office:value-type="string" office:string-value="1A" calcext:value-type="string">
            <text:p>1A</text:p>
          </table:table-cell>
          <table:table-cell table:style-name="ce17" table:formula="of:=IF(MOD([.B18]; NUM_PITCHES)=0;INDEX(PITCHES;1;NUM_PITCHES);INDEX(PITCHES;1;MOD([.B18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8] &amp; &quot;&quot;&quot;},&quot;&quot;tag&quot;&quot;:&quot;&quot;&quot; &amp; [.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1,&quot;dateTime&quot;:48120000,&quot;duration&quot;:&quot;10m&quot;,&quot;pitch&quot;:&quot;5&quot;,&quot;competition&quot;:{&quot;name&quot;:&quot;U15&quot;, &quot;section&quot;:&quot;Groups&quot;, &quot;group&quot;:&quot;1&quot;},&quot;tag&quot;:&quot;5&quot;, &quot;homeTeam&quot;:&quot;1I&quot;, &quot;awayTeam&quot;:&quot;1A&quot;}" calcext:value-type="string">
            <text:p>{"__v":0,"day":1,"dateTime":48120000,"duration":"10m","pitch":"5","competition":{"name":"U15", "section":"Groups", "group":"1"},"tag":"5", "homeTeam":"1I", "awayTeam":"1A"}</text:p>
          </table:table-cell>
          <table:table-cell table:number-columns-repeated="1014"/>
        </table:table-row>
        <table:table-row table:style-name="ro1">
          <table:table-cell table:formula="of:=IF([.I19]&gt;[.I18];[.A18];[.A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8120000" calcext:value-type="float">
            <text:p>481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'1 x 9 P=2-4'.E19];TRANSLATED_TEAM_NAMES;['1 x 9 P=2-4'.$D19]+1)" office:value-type="string" office:string-value="1E" calcext:value-type="string">
            <text:p>1E</text:p>
          </table:table-cell>
          <table:table-cell table:formula="of:=VLOOKUP(['1 x 9 P=2-4'.F19];TRANSLATED_TEAM_NAMES;['1 x 9 P=2-4'.$D19]+1)" office:value-type="string" office:string-value="1H" calcext:value-type="string">
            <text:p>1H</text:p>
          </table:table-cell>
          <table:table-cell table:style-name="ce17" table:formula="of:=IF(MOD([.B19]; NUM_PITCHES)=0;INDEX(PITCHES;1;NUM_PITCHES);INDEX(PITCHES;1;MOD([.B19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9] &amp; &quot;&quot;&quot;},&quot;&quot;tag&quot;&quot;:&quot;&quot;&quot; &amp; [.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1,&quot;dateTime&quot;:48120000,&quot;duration&quot;:&quot;10m&quot;,&quot;pitch&quot;:&quot;6&quot;,&quot;competition&quot;:{&quot;name&quot;:&quot;U15&quot;, &quot;section&quot;:&quot;Groups&quot;, &quot;group&quot;:&quot;1&quot;},&quot;tag&quot;:&quot;5&quot;, &quot;homeTeam&quot;:&quot;1E&quot;, &quot;awayTeam&quot;:&quot;1H&quot;}" calcext:value-type="string">
            <text:p>{"__v":0,"day":1,"dateTime":48120000,"duration":"10m","pitch":"6","competition":{"name":"U15", "section":"Groups", "group":"1"},"tag":"5", "homeTeam":"1E", "awayTeam":"1H"}</text:p>
          </table:table-cell>
          <table:table-cell table:number-columns-repeated="1014"/>
        </table:table-row>
        <table:table-row table:style-name="ro1">
          <table:table-cell table:formula="of:=IF([.I20]&gt;[.I19];[.A19];[.A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8120000" calcext:value-type="float">
            <text:p>481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'1 x 9 P=2-4'.E20];TRANSLATED_TEAM_NAMES;['1 x 9 P=2-4'.$D20]+1)" office:value-type="string" office:string-value="1C" calcext:value-type="string">
            <text:p>1C</text:p>
          </table:table-cell>
          <table:table-cell table:formula="of:=VLOOKUP(['1 x 9 P=2-4'.F20];TRANSLATED_TEAM_NAMES;['1 x 9 P=2-4'.$D20]+1)" office:value-type="string" office:string-value="1G" calcext:value-type="string">
            <text:p>1G</text:p>
          </table:table-cell>
          <table:table-cell table:style-name="ce17" table:formula="of:=IF(MOD([.B20]; NUM_PITCHES)=0;INDEX(PITCHES;1;NUM_PITCHES);INDEX(PITCHES;1;MOD([.B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0] &amp; &quot;&quot;&quot;},&quot;&quot;tag&quot;&quot;:&quot;&quot;&quot; &amp; [.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1,&quot;dateTime&quot;:48120000,&quot;duration&quot;:&quot;10m&quot;,&quot;pitch&quot;:&quot;7&quot;,&quot;competition&quot;:{&quot;name&quot;:&quot;U15&quot;, &quot;section&quot;:&quot;Groups&quot;, &quot;group&quot;:&quot;1&quot;},&quot;tag&quot;:&quot;5&quot;, &quot;homeTeam&quot;:&quot;1C&quot;, &quot;awayTeam&quot;:&quot;1G&quot;}" calcext:value-type="string">
            <text:p>{"__v":0,"day":1,"dateTime":48120000,"duration":"10m","pitch":"7","competition":{"name":"U15", "section":"Groups", "group":"1"},"tag":"5", "homeTeam":"1C", "awayTeam":"1G"}</text:p>
          </table:table-cell>
          <table:table-cell table:number-columns-repeated="1014"/>
        </table:table-row>
        <table:table-row table:style-name="ro1">
          <table:table-cell table:formula="of:=IF([.I21]&gt;[.I20];[.A20];[.A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8120000" calcext:value-type="float">
            <text:p>4812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'1 x 9 P=2-4'.E21];TRANSLATED_TEAM_NAMES;['1 x 9 P=2-4'.$D21]+1)" office:value-type="string" office:string-value="1F" calcext:value-type="string">
            <text:p>1F</text:p>
          </table:table-cell>
          <table:table-cell table:formula="of:=VLOOKUP(['1 x 9 P=2-4'.F21];TRANSLATED_TEAM_NAMES;['1 x 9 P=2-4'.$D21]+1)" office:value-type="string" office:string-value="1D" calcext:value-type="string">
            <text:p>1D</text:p>
          </table:table-cell>
          <table:table-cell table:style-name="ce17" table:formula="of:=IF(MOD([.B21]; NUM_PITCHES)=0;INDEX(PITCHES;1;NUM_PITCHES);INDEX(PITCHES;1;MOD([.B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1] &amp; &quot;&quot;&quot;},&quot;&quot;tag&quot;&quot;:&quot;&quot;&quot; &amp; [.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1,&quot;dateTime&quot;:48120000,&quot;duration&quot;:&quot;10m&quot;,&quot;pitch&quot;:&quot;8&quot;,&quot;competition&quot;:{&quot;name&quot;:&quot;U15&quot;, &quot;section&quot;:&quot;Groups&quot;, &quot;group&quot;:&quot;1&quot;},&quot;tag&quot;:&quot;5&quot;, &quot;homeTeam&quot;:&quot;1F&quot;, &quot;awayTeam&quot;:&quot;1D&quot;}" calcext:value-type="string">
            <text:p>{"__v":0,"day":1,"dateTime":48120000,"duration":"10m","pitch":"8","competition":{"name":"U15", "section":"Groups", "group":"1"},"tag":"5", "homeTeam":"1F", "awayTeam":"1D"}</text:p>
          </table:table-cell>
          <table:table-cell table:number-columns-repeated="1014"/>
        </table:table-row>
        <table:table-row table:style-name="ro1">
          <table:table-cell table:formula="of:=IF([.I22]&gt;[.I21];[.A21];[.A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48900000" calcext:value-type="float">
            <text:p>489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VLOOKUP(['1 x 9 P=2-4'.E22];TRANSLATED_TEAM_NAMES;['1 x 9 P=2-4'.$D22]+1)" office:value-type="string" office:string-value="1H" calcext:value-type="string">
            <text:p>1H</text:p>
          </table:table-cell>
          <table:table-cell table:formula="of:=VLOOKUP(['1 x 9 P=2-4'.F22];TRANSLATED_TEAM_NAMES;['1 x 9 P=2-4'.$D22]+1)" office:value-type="string" office:string-value="1B" calcext:value-type="string">
            <text:p>1B</text:p>
          </table:table-cell>
          <table:table-cell table:style-name="ce17" table:formula="of:=IF(MOD([.B22]; NUM_PITCHES)=0;INDEX(PITCHES;1;NUM_PITCHES);INDEX(PITCHES;1;MOD([.B2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22] &amp; &quot;,&quot;&quot;duration&quot;&quot;:&quot;&quot;&quot; &amp; MATCH_DURATION &amp; &quot;m&quot;&quot;,&quot;&quot;pitch&quot;&quot;:&quot;&quot;&quot; &amp; [.I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2] &amp; &quot;&quot;&quot;},&quot;&quot;tag&quot;&quot;:&quot;&quot;&quot; &amp; [.A22] &amp; &quot;&quot;&quot;, &quot;&quot;homeTeam&quot;&quot;:&quot;&quot;&quot; &amp; [.G22] &amp; &quot;&quot;&quot;, &quot;&quot;awayTeam&quot;&quot;:&quot;&quot;&quot; &amp; [.H22] &amp; &quot;&quot;&quot;}&quot;" office:value-type="string" office:string-value="{&quot;__v&quot;:0,&quot;day&quot;:1,&quot;dateTime&quot;:48900000,&quot;duration&quot;:&quot;10m&quot;,&quot;pitch&quot;:&quot;5&quot;,&quot;competition&quot;:{&quot;name&quot;:&quot;U15&quot;, &quot;section&quot;:&quot;Groups&quot;, &quot;group&quot;:&quot;1&quot;},&quot;tag&quot;:&quot;6&quot;, &quot;homeTeam&quot;:&quot;1H&quot;, &quot;awayTeam&quot;:&quot;1B&quot;}" calcext:value-type="string">
            <text:p>{"__v":0,"day":1,"dateTime":48900000,"duration":"10m","pitch":"5","competition":{"name":"U15", "section":"Groups", "group":"1"},"tag":"6", "homeTeam":"1H", "awayTeam":"1B"}</text:p>
          </table:table-cell>
          <table:table-cell table:number-columns-repeated="1014"/>
        </table:table-row>
        <table:table-row table:style-name="ro1">
          <table:table-cell table:formula="of:=IF([.I23]&gt;[.I22];[.A22];[.A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" office:value-type="float" office:value="48900000" calcext:value-type="float">
            <text:p>489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'1 x 9 P=2-4'.E23];TRANSLATED_TEAM_NAMES;['1 x 9 P=2-4'.$D23]+1)" office:value-type="string" office:string-value="1G" calcext:value-type="string">
            <text:p>1G</text:p>
          </table:table-cell>
          <table:table-cell table:formula="of:=VLOOKUP(['1 x 9 P=2-4'.F23];TRANSLATED_TEAM_NAMES;['1 x 9 P=2-4'.$D23]+1)" office:value-type="string" office:string-value="1A" calcext:value-type="string">
            <text:p>1A</text:p>
          </table:table-cell>
          <table:table-cell table:style-name="ce17" table:formula="of:=IF(MOD([.B23]; NUM_PITCHES)=0;INDEX(PITCHES;1;NUM_PITCHES);INDEX(PITCHES;1;MOD([.B23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23] &amp; &quot;,&quot;&quot;duration&quot;&quot;:&quot;&quot;&quot; &amp; MATCH_DURATION &amp; &quot;m&quot;&quot;,&quot;&quot;pitch&quot;&quot;:&quot;&quot;&quot; &amp; [.I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3] &amp; &quot;&quot;&quot;},&quot;&quot;tag&quot;&quot;:&quot;&quot;&quot; &amp; [.A23] &amp; &quot;&quot;&quot;, &quot;&quot;homeTeam&quot;&quot;:&quot;&quot;&quot; &amp; [.G23] &amp; &quot;&quot;&quot;, &quot;&quot;awayTeam&quot;&quot;:&quot;&quot;&quot; &amp; [.H23] &amp; &quot;&quot;&quot;}&quot;" office:value-type="string" office:string-value="{&quot;__v&quot;:0,&quot;day&quot;:1,&quot;dateTime&quot;:48900000,&quot;duration&quot;:&quot;10m&quot;,&quot;pitch&quot;:&quot;6&quot;,&quot;competition&quot;:{&quot;name&quot;:&quot;U15&quot;, &quot;section&quot;:&quot;Groups&quot;, &quot;group&quot;:&quot;1&quot;},&quot;tag&quot;:&quot;6&quot;, &quot;homeTeam&quot;:&quot;1G&quot;, &quot;awayTeam&quot;:&quot;1A&quot;}" calcext:value-type="string">
            <text:p>{"__v":0,"day":1,"dateTime":48900000,"duration":"10m","pitch":"6","competition":{"name":"U15", "section":"Groups", "group":"1"},"tag":"6", "homeTeam":"1G", "awayTeam":"1A"}</text:p>
          </table:table-cell>
          <table:table-cell table:number-columns-repeated="1014"/>
        </table:table-row>
        <table:table-row table:style-name="ro1">
          <table:table-cell table:formula="of:=IF([.I24]&gt;[.I23];[.A23];[.A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" office:value-type="float" office:value="48900000" calcext:value-type="float">
            <text:p>489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'1 x 9 P=2-4'.E24];TRANSLATED_TEAM_NAMES;['1 x 9 P=2-4'.$D24]+1)" office:value-type="string" office:string-value="1C" calcext:value-type="string">
            <text:p>1C</text:p>
          </table:table-cell>
          <table:table-cell table:formula="of:=VLOOKUP(['1 x 9 P=2-4'.F24];TRANSLATED_TEAM_NAMES;['1 x 9 P=2-4'.$D24]+1)" office:value-type="string" office:string-value="1I" calcext:value-type="string">
            <text:p>1I</text:p>
          </table:table-cell>
          <table:table-cell table:style-name="ce17" table:formula="of:=IF(MOD([.B24]; NUM_PITCHES)=0;INDEX(PITCHES;1;NUM_PITCHES);INDEX(PITCHES;1;MOD([.B2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24] &amp; &quot;,&quot;&quot;duration&quot;&quot;:&quot;&quot;&quot; &amp; MATCH_DURATION &amp; &quot;m&quot;&quot;,&quot;&quot;pitch&quot;&quot;:&quot;&quot;&quot; &amp; [.I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4] &amp; &quot;&quot;&quot;},&quot;&quot;tag&quot;&quot;:&quot;&quot;&quot; &amp; [.A24] &amp; &quot;&quot;&quot;, &quot;&quot;homeTeam&quot;&quot;:&quot;&quot;&quot; &amp; [.G24] &amp; &quot;&quot;&quot;, &quot;&quot;awayTeam&quot;&quot;:&quot;&quot;&quot; &amp; [.H24] &amp; &quot;&quot;&quot;}&quot;" office:value-type="string" office:string-value="{&quot;__v&quot;:0,&quot;day&quot;:1,&quot;dateTime&quot;:48900000,&quot;duration&quot;:&quot;10m&quot;,&quot;pitch&quot;:&quot;7&quot;,&quot;competition&quot;:{&quot;name&quot;:&quot;U15&quot;, &quot;section&quot;:&quot;Groups&quot;, &quot;group&quot;:&quot;1&quot;},&quot;tag&quot;:&quot;6&quot;, &quot;homeTeam&quot;:&quot;1C&quot;, &quot;awayTeam&quot;:&quot;1I&quot;}" calcext:value-type="string">
            <text:p>{"__v":0,"day":1,"dateTime":48900000,"duration":"10m","pitch":"7","competition":{"name":"U15", "section":"Groups", "group":"1"},"tag":"6", "homeTeam":"1C", "awayTeam":"1I"}</text:p>
          </table:table-cell>
          <table:table-cell table:number-columns-repeated="1014"/>
        </table:table-row>
        <table:table-row table:style-name="ro1">
          <table:table-cell table:formula="of:=IF([.I25]&gt;[.I24];[.A24];[.A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" office:value-type="float" office:value="48900000" calcext:value-type="float">
            <text:p>489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1 x 9 P=2-4'.E25];TRANSLATED_TEAM_NAMES;['1 x 9 P=2-4'.$D25]+1)" office:value-type="string" office:string-value="1D" calcext:value-type="string">
            <text:p>1D</text:p>
          </table:table-cell>
          <table:table-cell table:formula="of:=VLOOKUP(['1 x 9 P=2-4'.F25];TRANSLATED_TEAM_NAMES;['1 x 9 P=2-4'.$D25]+1)" office:value-type="string" office:string-value="1E" calcext:value-type="string">
            <text:p>1E</text:p>
          </table:table-cell>
          <table:table-cell table:style-name="ce17" table:formula="of:=IF(MOD([.B25]; NUM_PITCHES)=0;INDEX(PITCHES;1;NUM_PITCHES);INDEX(PITCHES;1;MOD([.B2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25] &amp; &quot;,&quot;&quot;duration&quot;&quot;:&quot;&quot;&quot; &amp; MATCH_DURATION &amp; &quot;m&quot;&quot;,&quot;&quot;pitch&quot;&quot;:&quot;&quot;&quot; &amp; [.I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5] &amp; &quot;&quot;&quot;},&quot;&quot;tag&quot;&quot;:&quot;&quot;&quot; &amp; [.A25] &amp; &quot;&quot;&quot;, &quot;&quot;homeTeam&quot;&quot;:&quot;&quot;&quot; &amp; [.G25] &amp; &quot;&quot;&quot;, &quot;&quot;awayTeam&quot;&quot;:&quot;&quot;&quot; &amp; [.H25] &amp; &quot;&quot;&quot;}&quot;" office:value-type="string" office:string-value="{&quot;__v&quot;:0,&quot;day&quot;:1,&quot;dateTime&quot;:48900000,&quot;duration&quot;:&quot;10m&quot;,&quot;pitch&quot;:&quot;8&quot;,&quot;competition&quot;:{&quot;name&quot;:&quot;U15&quot;, &quot;section&quot;:&quot;Groups&quot;, &quot;group&quot;:&quot;1&quot;},&quot;tag&quot;:&quot;6&quot;, &quot;homeTeam&quot;:&quot;1D&quot;, &quot;awayTeam&quot;:&quot;1E&quot;}" calcext:value-type="string">
            <text:p>{"__v":0,"day":1,"dateTime":48900000,"duration":"10m","pitch":"8","competition":{"name":"U15", "section":"Groups", "group":"1"},"tag":"6", "homeTeam":"1D", "awayTeam":"1E"}</text:p>
          </table:table-cell>
          <table:table-cell table:number-columns-repeated="1014"/>
        </table:table-row>
        <table:table-row table:style-name="ro1">
          <table:table-cell table:formula="of:=IF([.I26]&gt;[.I25];[.A25];[.A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A26]-1))" office:value-type="float" office:value="49680000" calcext:value-type="float">
            <text:p>496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1 x 9 P=2-4'.E26];TRANSLATED_TEAM_NAMES;['1 x 9 P=2-4'.$D26]+1)" office:value-type="string" office:string-value="1D" calcext:value-type="string">
            <text:p>1D</text:p>
          </table:table-cell>
          <table:table-cell table:formula="of:=VLOOKUP(['1 x 9 P=2-4'.F26];TRANSLATED_TEAM_NAMES;['1 x 9 P=2-4'.$D26]+1)" office:value-type="string" office:string-value="1A" calcext:value-type="string">
            <text:p>1A</text:p>
          </table:table-cell>
          <table:table-cell table:style-name="ce17" table:formula="of:=IF(MOD([.B26]; NUM_PITCHES)=0;INDEX(PITCHES;1;NUM_PITCHES);INDEX(PITCHES;1;MOD([.B26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26] &amp; &quot;,&quot;&quot;duration&quot;&quot;:&quot;&quot;&quot; &amp; MATCH_DURATION &amp; &quot;m&quot;&quot;,&quot;&quot;pitch&quot;&quot;:&quot;&quot;&quot; &amp; [.I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6] &amp; &quot;&quot;&quot;},&quot;&quot;tag&quot;&quot;:&quot;&quot;&quot; &amp; [.A26] &amp; &quot;&quot;&quot;, &quot;&quot;homeTeam&quot;&quot;:&quot;&quot;&quot; &amp; [.G26] &amp; &quot;&quot;&quot;, &quot;&quot;awayTeam&quot;&quot;:&quot;&quot;&quot; &amp; [.H26] &amp; &quot;&quot;&quot;}&quot;" office:value-type="string" office:string-value="{&quot;__v&quot;:0,&quot;day&quot;:1,&quot;dateTime&quot;:49680000,&quot;duration&quot;:&quot;10m&quot;,&quot;pitch&quot;:&quot;5&quot;,&quot;competition&quot;:{&quot;name&quot;:&quot;U15&quot;, &quot;section&quot;:&quot;Groups&quot;, &quot;group&quot;:&quot;1&quot;},&quot;tag&quot;:&quot;7&quot;, &quot;homeTeam&quot;:&quot;1D&quot;, &quot;awayTeam&quot;:&quot;1A&quot;}" calcext:value-type="string">
            <text:p>{"__v":0,"day":1,"dateTime":49680000,"duration":"10m","pitch":"5","competition":{"name":"U15", "section":"Groups", "group":"1"},"tag":"7", "homeTeam":"1D", "awayTeam":"1A"}</text:p>
          </table:table-cell>
          <table:table-cell table:number-columns-repeated="1014"/>
        </table:table-row>
        <table:table-row table:style-name="ro1">
          <table:table-cell table:formula="of:=IF([.I27]&gt;[.I26];[.A26];[.A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A27]-1))" office:value-type="float" office:value="49680000" calcext:value-type="float">
            <text:p>496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1 x 9 P=2-4'.E27];TRANSLATED_TEAM_NAMES;['1 x 9 P=2-4'.$D27]+1)" office:value-type="string" office:string-value="1E" calcext:value-type="string">
            <text:p>1E</text:p>
          </table:table-cell>
          <table:table-cell table:formula="of:=VLOOKUP(['1 x 9 P=2-4'.F27];TRANSLATED_TEAM_NAMES;['1 x 9 P=2-4'.$D27]+1)" office:value-type="string" office:string-value="1B" calcext:value-type="string">
            <text:p>1B</text:p>
          </table:table-cell>
          <table:table-cell table:style-name="ce17" table:formula="of:=IF(MOD([.B27]; NUM_PITCHES)=0;INDEX(PITCHES;1;NUM_PITCHES);INDEX(PITCHES;1;MOD([.B27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27] &amp; &quot;,&quot;&quot;duration&quot;&quot;:&quot;&quot;&quot; &amp; MATCH_DURATION &amp; &quot;m&quot;&quot;,&quot;&quot;pitch&quot;&quot;:&quot;&quot;&quot; &amp; [.I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7] &amp; &quot;&quot;&quot;},&quot;&quot;tag&quot;&quot;:&quot;&quot;&quot; &amp; [.A27] &amp; &quot;&quot;&quot;, &quot;&quot;homeTeam&quot;&quot;:&quot;&quot;&quot; &amp; [.G27] &amp; &quot;&quot;&quot;, &quot;&quot;awayTeam&quot;&quot;:&quot;&quot;&quot; &amp; [.H27] &amp; &quot;&quot;&quot;}&quot;" office:value-type="string" office:string-value="{&quot;__v&quot;:0,&quot;day&quot;:1,&quot;dateTime&quot;:49680000,&quot;duration&quot;:&quot;10m&quot;,&quot;pitch&quot;:&quot;6&quot;,&quot;competition&quot;:{&quot;name&quot;:&quot;U15&quot;, &quot;section&quot;:&quot;Groups&quot;, &quot;group&quot;:&quot;1&quot;},&quot;tag&quot;:&quot;7&quot;, &quot;homeTeam&quot;:&quot;1E&quot;, &quot;awayTeam&quot;:&quot;1B&quot;}" calcext:value-type="string">
            <text:p>{"__v":0,"day":1,"dateTime":49680000,"duration":"10m","pitch":"6","competition":{"name":"U15", "section":"Groups", "group":"1"},"tag":"7", "homeTeam":"1E", "awayTeam":"1B"}</text:p>
          </table:table-cell>
          <table:table-cell table:number-columns-repeated="1014"/>
        </table:table-row>
        <table:table-row table:style-name="ro1">
          <table:table-cell table:formula="of:=IF([.I28]&gt;[.I27];[.A27];[.A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A28]-1))" office:value-type="float" office:value="49680000" calcext:value-type="float">
            <text:p>496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'1 x 9 P=2-4'.E28];TRANSLATED_TEAM_NAMES;['1 x 9 P=2-4'.$D28]+1)" office:value-type="string" office:string-value="1C" calcext:value-type="string">
            <text:p>1C</text:p>
          </table:table-cell>
          <table:table-cell table:formula="of:=VLOOKUP(['1 x 9 P=2-4'.F28];TRANSLATED_TEAM_NAMES;['1 x 9 P=2-4'.$D28]+1)" office:value-type="string" office:string-value="1F" calcext:value-type="string">
            <text:p>1F</text:p>
          </table:table-cell>
          <table:table-cell table:style-name="ce17" table:formula="of:=IF(MOD([.B28]; NUM_PITCHES)=0;INDEX(PITCHES;1;NUM_PITCHES);INDEX(PITCHES;1;MOD([.B2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28] &amp; &quot;,&quot;&quot;duration&quot;&quot;:&quot;&quot;&quot; &amp; MATCH_DURATION &amp; &quot;m&quot;&quot;,&quot;&quot;pitch&quot;&quot;:&quot;&quot;&quot; &amp; [.I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8] &amp; &quot;&quot;&quot;},&quot;&quot;tag&quot;&quot;:&quot;&quot;&quot; &amp; [.A28] &amp; &quot;&quot;&quot;, &quot;&quot;homeTeam&quot;&quot;:&quot;&quot;&quot; &amp; [.G28] &amp; &quot;&quot;&quot;, &quot;&quot;awayTeam&quot;&quot;:&quot;&quot;&quot; &amp; [.H28] &amp; &quot;&quot;&quot;}&quot;" office:value-type="string" office:string-value="{&quot;__v&quot;:0,&quot;day&quot;:1,&quot;dateTime&quot;:49680000,&quot;duration&quot;:&quot;10m&quot;,&quot;pitch&quot;:&quot;7&quot;,&quot;competition&quot;:{&quot;name&quot;:&quot;U15&quot;, &quot;section&quot;:&quot;Groups&quot;, &quot;group&quot;:&quot;1&quot;},&quot;tag&quot;:&quot;7&quot;, &quot;homeTeam&quot;:&quot;1C&quot;, &quot;awayTeam&quot;:&quot;1F&quot;}" calcext:value-type="string">
            <text:p>{"__v":0,"day":1,"dateTime":49680000,"duration":"10m","pitch":"7","competition":{"name":"U15", "section":"Groups", "group":"1"},"tag":"7", "homeTeam":"1C", "awayTeam":"1F"}</text:p>
          </table:table-cell>
          <table:table-cell table:number-columns-repeated="1014"/>
        </table:table-row>
        <table:table-row table:style-name="ro1">
          <table:table-cell table:formula="of:=IF([.I29]&gt;[.I28];[.A28];[.A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A29]-1))" office:value-type="float" office:value="49680000" calcext:value-type="float">
            <text:p>4968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'1 x 9 P=2-4'.E29];TRANSLATED_TEAM_NAMES;['1 x 9 P=2-4'.$D29]+1)" office:value-type="string" office:string-value="1I" calcext:value-type="string">
            <text:p>1I</text:p>
          </table:table-cell>
          <table:table-cell table:formula="of:=VLOOKUP(['1 x 9 P=2-4'.F29];TRANSLATED_TEAM_NAMES;['1 x 9 P=2-4'.$D29]+1)" office:value-type="string" office:string-value="1H" calcext:value-type="string">
            <text:p>1H</text:p>
          </table:table-cell>
          <table:table-cell table:style-name="ce17" table:formula="of:=IF(MOD([.B29]; NUM_PITCHES)=0;INDEX(PITCHES;1;NUM_PITCHES);INDEX(PITCHES;1;MOD([.B2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29] &amp; &quot;,&quot;&quot;duration&quot;&quot;:&quot;&quot;&quot; &amp; MATCH_DURATION &amp; &quot;m&quot;&quot;,&quot;&quot;pitch&quot;&quot;:&quot;&quot;&quot; &amp; [.I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9] &amp; &quot;&quot;&quot;},&quot;&quot;tag&quot;&quot;:&quot;&quot;&quot; &amp; [.A29] &amp; &quot;&quot;&quot;, &quot;&quot;homeTeam&quot;&quot;:&quot;&quot;&quot; &amp; [.G29] &amp; &quot;&quot;&quot;, &quot;&quot;awayTeam&quot;&quot;:&quot;&quot;&quot; &amp; [.H29] &amp; &quot;&quot;&quot;}&quot;" office:value-type="string" office:string-value="{&quot;__v&quot;:0,&quot;day&quot;:1,&quot;dateTime&quot;:49680000,&quot;duration&quot;:&quot;10m&quot;,&quot;pitch&quot;:&quot;8&quot;,&quot;competition&quot;:{&quot;name&quot;:&quot;U15&quot;, &quot;section&quot;:&quot;Groups&quot;, &quot;group&quot;:&quot;1&quot;},&quot;tag&quot;:&quot;7&quot;, &quot;homeTeam&quot;:&quot;1I&quot;, &quot;awayTeam&quot;:&quot;1H&quot;}" calcext:value-type="string">
            <text:p>{"__v":0,"day":1,"dateTime":49680000,"duration":"10m","pitch":"8","competition":{"name":"U15", "section":"Groups", "group":"1"},"tag":"7", "homeTeam":"1I", "awayTeam":"1H"}</text:p>
          </table:table-cell>
          <table:table-cell table:number-columns-repeated="1014"/>
        </table:table-row>
        <table:table-row table:style-name="ro1">
          <table:table-cell table:formula="of:=IF([.I30]&gt;[.I29];[.A29];[.A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A30]-1))" office:value-type="float" office:value="50460000" calcext:value-type="float">
            <text:p>504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'1 x 9 P=2-4'.E30];TRANSLATED_TEAM_NAMES;['1 x 9 P=2-4'.$D30]+1)" office:value-type="string" office:string-value="1A" calcext:value-type="string">
            <text:p>1A</text:p>
          </table:table-cell>
          <table:table-cell table:formula="of:=VLOOKUP(['1 x 9 P=2-4'.F30];TRANSLATED_TEAM_NAMES;['1 x 9 P=2-4'.$D30]+1)" office:value-type="string" office:string-value="1E" calcext:value-type="string">
            <text:p>1E</text:p>
          </table:table-cell>
          <table:table-cell table:style-name="ce17" table:formula="of:=IF(MOD([.B30]; NUM_PITCHES)=0;INDEX(PITCHES;1;NUM_PITCHES);INDEX(PITCHES;1;MOD([.B30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30] &amp; &quot;,&quot;&quot;duration&quot;&quot;:&quot;&quot;&quot; &amp; MATCH_DURATION &amp; &quot;m&quot;&quot;,&quot;&quot;pitch&quot;&quot;:&quot;&quot;&quot; &amp; [.I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0] &amp; &quot;&quot;&quot;},&quot;&quot;tag&quot;&quot;:&quot;&quot;&quot; &amp; [.A30] &amp; &quot;&quot;&quot;, &quot;&quot;homeTeam&quot;&quot;:&quot;&quot;&quot; &amp; [.G30] &amp; &quot;&quot;&quot;, &quot;&quot;awayTeam&quot;&quot;:&quot;&quot;&quot; &amp; [.H30] &amp; &quot;&quot;&quot;}&quot;" office:value-type="string" office:string-value="{&quot;__v&quot;:0,&quot;day&quot;:1,&quot;dateTime&quot;:50460000,&quot;duration&quot;:&quot;10m&quot;,&quot;pitch&quot;:&quot;5&quot;,&quot;competition&quot;:{&quot;name&quot;:&quot;U15&quot;, &quot;section&quot;:&quot;Groups&quot;, &quot;group&quot;:&quot;1&quot;},&quot;tag&quot;:&quot;8&quot;, &quot;homeTeam&quot;:&quot;1A&quot;, &quot;awayTeam&quot;:&quot;1E&quot;}" calcext:value-type="string">
            <text:p>{"__v":0,"day":1,"dateTime":50460000,"duration":"10m","pitch":"5","competition":{"name":"U15", "section":"Groups", "group":"1"},"tag":"8", "homeTeam":"1A", "awayTeam":"1E"}</text:p>
          </table:table-cell>
          <table:table-cell table:number-columns-repeated="1014"/>
        </table:table-row>
        <table:table-row table:style-name="ro1">
          <table:table-cell table:formula="of:=IF([.I31]&gt;[.I30];[.A30];[.A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A31]-1))" office:value-type="float" office:value="50460000" calcext:value-type="float">
            <text:p>5046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'1 x 9 P=2-4'.E31];TRANSLATED_TEAM_NAMES;['1 x 9 P=2-4'.$D31]+1)" office:value-type="string" office:string-value="1F" calcext:value-type="string">
            <text:p>1F</text:p>
          </table:table-cell>
          <table:table-cell table:formula="of:=VLOOKUP(['1 x 9 P=2-4'.F31];TRANSLATED_TEAM_NAMES;['1 x 9 P=2-4'.$D31]+1)" office:value-type="string" office:string-value="1B" calcext:value-type="string">
            <text:p>1B</text:p>
          </table:table-cell>
          <table:table-cell table:style-name="ce17" table:formula="of:=IF(MOD([.B31]; NUM_PITCHES)=0;INDEX(PITCHES;1;NUM_PITCHES);INDEX(PITCHES;1;MOD([.B31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31] &amp; &quot;,&quot;&quot;duration&quot;&quot;:&quot;&quot;&quot; &amp; MATCH_DURATION &amp; &quot;m&quot;&quot;,&quot;&quot;pitch&quot;&quot;:&quot;&quot;&quot; &amp; [.I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1] &amp; &quot;&quot;&quot;},&quot;&quot;tag&quot;&quot;:&quot;&quot;&quot; &amp; [.A31] &amp; &quot;&quot;&quot;, &quot;&quot;homeTeam&quot;&quot;:&quot;&quot;&quot; &amp; [.G31] &amp; &quot;&quot;&quot;, &quot;&quot;awayTeam&quot;&quot;:&quot;&quot;&quot; &amp; [.H31] &amp; &quot;&quot;&quot;}&quot;" office:value-type="string" office:string-value="{&quot;__v&quot;:0,&quot;day&quot;:1,&quot;dateTime&quot;:50460000,&quot;duration&quot;:&quot;10m&quot;,&quot;pitch&quot;:&quot;6&quot;,&quot;competition&quot;:{&quot;name&quot;:&quot;U15&quot;, &quot;section&quot;:&quot;Groups&quot;, &quot;group&quot;:&quot;1&quot;},&quot;tag&quot;:&quot;8&quot;, &quot;homeTeam&quot;:&quot;1F&quot;, &quot;awayTeam&quot;:&quot;1B&quot;}" calcext:value-type="string">
            <text:p>{"__v":0,"day":1,"dateTime":50460000,"duration":"10m","pitch":"6","competition":{"name":"U15", "section":"Groups", "group":"1"},"tag":"8", "homeTeam":"1F", "awayTeam":"1B"}</text:p>
          </table:table-cell>
          <table:table-cell table:number-columns-repeated="1014"/>
        </table:table-row>
        <table:table-row table:style-name="ro1">
          <table:table-cell table:formula="of:=IF([.I32]&gt;[.I31];[.A31];[.A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A32]-1))" office:value-type="float" office:value="50460000" calcext:value-type="float">
            <text:p>5046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'1 x 9 P=2-4'.E32];TRANSLATED_TEAM_NAMES;['1 x 9 P=2-4'.$D32]+1)" office:value-type="string" office:string-value="1G" calcext:value-type="string">
            <text:p>1G</text:p>
          </table:table-cell>
          <table:table-cell table:formula="of:=VLOOKUP(['1 x 9 P=2-4'.F32];TRANSLATED_TEAM_NAMES;['1 x 9 P=2-4'.$D32]+1)" office:value-type="string" office:string-value="1I" calcext:value-type="string">
            <text:p>1I</text:p>
          </table:table-cell>
          <table:table-cell table:style-name="ce17" table:formula="of:=IF(MOD([.B32]; NUM_PITCHES)=0;INDEX(PITCHES;1;NUM_PITCHES);INDEX(PITCHES;1;MOD([.B3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32] &amp; &quot;,&quot;&quot;duration&quot;&quot;:&quot;&quot;&quot; &amp; MATCH_DURATION &amp; &quot;m&quot;&quot;,&quot;&quot;pitch&quot;&quot;:&quot;&quot;&quot; &amp; [.I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2] &amp; &quot;&quot;&quot;},&quot;&quot;tag&quot;&quot;:&quot;&quot;&quot; &amp; [.A32] &amp; &quot;&quot;&quot;, &quot;&quot;homeTeam&quot;&quot;:&quot;&quot;&quot; &amp; [.G32] &amp; &quot;&quot;&quot;, &quot;&quot;awayTeam&quot;&quot;:&quot;&quot;&quot; &amp; [.H32] &amp; &quot;&quot;&quot;}&quot;" office:value-type="string" office:string-value="{&quot;__v&quot;:0,&quot;day&quot;:1,&quot;dateTime&quot;:50460000,&quot;duration&quot;:&quot;10m&quot;,&quot;pitch&quot;:&quot;7&quot;,&quot;competition&quot;:{&quot;name&quot;:&quot;U15&quot;, &quot;section&quot;:&quot;Groups&quot;, &quot;group&quot;:&quot;1&quot;},&quot;tag&quot;:&quot;8&quot;, &quot;homeTeam&quot;:&quot;1G&quot;, &quot;awayTeam&quot;:&quot;1I&quot;}" calcext:value-type="string">
            <text:p>{"__v":0,"day":1,"dateTime":50460000,"duration":"10m","pitch":"7","competition":{"name":"U15", "section":"Groups", "group":"1"},"tag":"8", "homeTeam":"1G", "awayTeam":"1I"}</text:p>
          </table:table-cell>
          <table:table-cell table:number-columns-repeated="1014"/>
        </table:table-row>
        <table:table-row table:style-name="ro1">
          <table:table-cell table:formula="of:=IF([.I33]&gt;[.I32];[.A32];[.A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A33]-1))" office:value-type="float" office:value="50460000" calcext:value-type="float">
            <text:p>5046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'1 x 9 P=2-4'.E33];TRANSLATED_TEAM_NAMES;['1 x 9 P=2-4'.$D33]+1)" office:value-type="string" office:string-value="1H" calcext:value-type="string">
            <text:p>1H</text:p>
          </table:table-cell>
          <table:table-cell table:formula="of:=VLOOKUP(['1 x 9 P=2-4'.F33];TRANSLATED_TEAM_NAMES;['1 x 9 P=2-4'.$D33]+1)" office:value-type="string" office:string-value="1D" calcext:value-type="string">
            <text:p>1D</text:p>
          </table:table-cell>
          <table:table-cell table:style-name="ce17" table:formula="of:=IF(MOD([.B33]; NUM_PITCHES)=0;INDEX(PITCHES;1;NUM_PITCHES);INDEX(PITCHES;1;MOD([.B3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33] &amp; &quot;,&quot;&quot;duration&quot;&quot;:&quot;&quot;&quot; &amp; MATCH_DURATION &amp; &quot;m&quot;&quot;,&quot;&quot;pitch&quot;&quot;:&quot;&quot;&quot; &amp; [.I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3] &amp; &quot;&quot;&quot;},&quot;&quot;tag&quot;&quot;:&quot;&quot;&quot; &amp; [.A33] &amp; &quot;&quot;&quot;, &quot;&quot;homeTeam&quot;&quot;:&quot;&quot;&quot; &amp; [.G33] &amp; &quot;&quot;&quot;, &quot;&quot;awayTeam&quot;&quot;:&quot;&quot;&quot; &amp; [.H33] &amp; &quot;&quot;&quot;}&quot;" office:value-type="string" office:string-value="{&quot;__v&quot;:0,&quot;day&quot;:1,&quot;dateTime&quot;:50460000,&quot;duration&quot;:&quot;10m&quot;,&quot;pitch&quot;:&quot;8&quot;,&quot;competition&quot;:{&quot;name&quot;:&quot;U15&quot;, &quot;section&quot;:&quot;Groups&quot;, &quot;group&quot;:&quot;1&quot;},&quot;tag&quot;:&quot;8&quot;, &quot;homeTeam&quot;:&quot;1H&quot;, &quot;awayTeam&quot;:&quot;1D&quot;}" calcext:value-type="string">
            <text:p>{"__v":0,"day":1,"dateTime":50460000,"duration":"10m","pitch":"8","competition":{"name":"U15", "section":"Groups", "group":"1"},"tag":"8", "homeTeam":"1H", "awayTeam":"1D"}</text:p>
          </table:table-cell>
          <table:table-cell table:number-columns-repeated="1014"/>
        </table:table-row>
        <table:table-row table:style-name="ro1">
          <table:table-cell table:formula="of:=IF([.I34]&gt;[.I33];[.A33];[.A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A34]-1))" office:value-type="float" office:value="51240000" calcext:value-type="float">
            <text:p>512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VLOOKUP(['1 x 9 P=2-4'.E34];TRANSLATED_TEAM_NAMES;['1 x 9 P=2-4'.$D34]+1)" office:value-type="string" office:string-value="1A" calcext:value-type="string">
            <text:p>1A</text:p>
          </table:table-cell>
          <table:table-cell table:formula="of:=VLOOKUP(['1 x 9 P=2-4'.F34];TRANSLATED_TEAM_NAMES;['1 x 9 P=2-4'.$D34]+1)" office:value-type="string" office:string-value="1H" calcext:value-type="string">
            <text:p>1H</text:p>
          </table:table-cell>
          <table:table-cell table:style-name="ce17" table:formula="of:=IF(MOD([.B34]; NUM_PITCHES)=0;INDEX(PITCHES;1;NUM_PITCHES);INDEX(PITCHES;1;MOD([.B34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34] &amp; &quot;,&quot;&quot;duration&quot;&quot;:&quot;&quot;&quot; &amp; MATCH_DURATION &amp; &quot;m&quot;&quot;,&quot;&quot;pitch&quot;&quot;:&quot;&quot;&quot; &amp; [.I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4] &amp; &quot;&quot;&quot;},&quot;&quot;tag&quot;&quot;:&quot;&quot;&quot; &amp; [.A34] &amp; &quot;&quot;&quot;, &quot;&quot;homeTeam&quot;&quot;:&quot;&quot;&quot; &amp; [.G34] &amp; &quot;&quot;&quot;, &quot;&quot;awayTeam&quot;&quot;:&quot;&quot;&quot; &amp; [.H34] &amp; &quot;&quot;&quot;}&quot;" office:value-type="string" office:string-value="{&quot;__v&quot;:0,&quot;day&quot;:1,&quot;dateTime&quot;:51240000,&quot;duration&quot;:&quot;10m&quot;,&quot;pitch&quot;:&quot;5&quot;,&quot;competition&quot;:{&quot;name&quot;:&quot;U15&quot;, &quot;section&quot;:&quot;Groups&quot;, &quot;group&quot;:&quot;1&quot;},&quot;tag&quot;:&quot;9&quot;, &quot;homeTeam&quot;:&quot;1A&quot;, &quot;awayTeam&quot;:&quot;1H&quot;}" calcext:value-type="string">
            <text:p>{"__v":0,"day":1,"dateTime":51240000,"duration":"10m","pitch":"5","competition":{"name":"U15", "section":"Groups", "group":"1"},"tag":"9", "homeTeam":"1A", "awayTeam":"1H"}</text:p>
          </table:table-cell>
          <table:table-cell table:number-columns-repeated="1014"/>
        </table:table-row>
        <table:table-row table:style-name="ro1">
          <table:table-cell table:formula="of:=IF([.I35]&gt;[.I34];[.A34];[.A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A35]-1))" office:value-type="float" office:value="51240000" calcext:value-type="float">
            <text:p>512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1 x 9 P=2-4'.E35];TRANSLATED_TEAM_NAMES;['1 x 9 P=2-4'.$D35]+1)" office:value-type="string" office:string-value="1B" calcext:value-type="string">
            <text:p>1B</text:p>
          </table:table-cell>
          <table:table-cell table:formula="of:=VLOOKUP(['1 x 9 P=2-4'.F35];TRANSLATED_TEAM_NAMES;['1 x 9 P=2-4'.$D35]+1)" office:value-type="string" office:string-value="1C" calcext:value-type="string">
            <text:p>1C</text:p>
          </table:table-cell>
          <table:table-cell table:style-name="ce17" table:formula="of:=IF(MOD([.B35]; NUM_PITCHES)=0;INDEX(PITCHES;1;NUM_PITCHES);INDEX(PITCHES;1;MOD([.B35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35] &amp; &quot;,&quot;&quot;duration&quot;&quot;:&quot;&quot;&quot; &amp; MATCH_DURATION &amp; &quot;m&quot;&quot;,&quot;&quot;pitch&quot;&quot;:&quot;&quot;&quot; &amp; [.I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5] &amp; &quot;&quot;&quot;},&quot;&quot;tag&quot;&quot;:&quot;&quot;&quot; &amp; [.A35] &amp; &quot;&quot;&quot;, &quot;&quot;homeTeam&quot;&quot;:&quot;&quot;&quot; &amp; [.G35] &amp; &quot;&quot;&quot;, &quot;&quot;awayTeam&quot;&quot;:&quot;&quot;&quot; &amp; [.H35] &amp; &quot;&quot;&quot;}&quot;" office:value-type="string" office:string-value="{&quot;__v&quot;:0,&quot;day&quot;:1,&quot;dateTime&quot;:51240000,&quot;duration&quot;:&quot;10m&quot;,&quot;pitch&quot;:&quot;6&quot;,&quot;competition&quot;:{&quot;name&quot;:&quot;U15&quot;, &quot;section&quot;:&quot;Groups&quot;, &quot;group&quot;:&quot;1&quot;},&quot;tag&quot;:&quot;9&quot;, &quot;homeTeam&quot;:&quot;1B&quot;, &quot;awayTeam&quot;:&quot;1C&quot;}" calcext:value-type="string">
            <text:p>{"__v":0,"day":1,"dateTime":51240000,"duration":"10m","pitch":"6","competition":{"name":"U15", "section":"Groups", "group":"1"},"tag":"9", "homeTeam":"1B", "awayTeam":"1C"}</text:p>
          </table:table-cell>
          <table:table-cell table:number-columns-repeated="1014"/>
        </table:table-row>
        <table:table-row table:style-name="ro1">
          <table:table-cell table:formula="of:=IF([.I36]&gt;[.I35];[.A35];[.A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A36]-1))" office:value-type="float" office:value="51240000" calcext:value-type="float">
            <text:p>5124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'1 x 9 P=2-4'.E36];TRANSLATED_TEAM_NAMES;['1 x 9 P=2-4'.$D36]+1)" office:value-type="string" office:string-value="1F" calcext:value-type="string">
            <text:p>1F</text:p>
          </table:table-cell>
          <table:table-cell table:formula="of:=VLOOKUP(['1 x 9 P=2-4'.F36];TRANSLATED_TEAM_NAMES;['1 x 9 P=2-4'.$D36]+1)" office:value-type="string" office:string-value="1G" calcext:value-type="string">
            <text:p>1G</text:p>
          </table:table-cell>
          <table:table-cell table:style-name="ce17" table:formula="of:=IF(MOD([.B36]; NUM_PITCHES)=0;INDEX(PITCHES;1;NUM_PITCHES);INDEX(PITCHES;1;MOD([.B3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36] &amp; &quot;,&quot;&quot;duration&quot;&quot;:&quot;&quot;&quot; &amp; MATCH_DURATION &amp; &quot;m&quot;&quot;,&quot;&quot;pitch&quot;&quot;:&quot;&quot;&quot; &amp; [.I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6] &amp; &quot;&quot;&quot;},&quot;&quot;tag&quot;&quot;:&quot;&quot;&quot; &amp; [.A36] &amp; &quot;&quot;&quot;, &quot;&quot;homeTeam&quot;&quot;:&quot;&quot;&quot; &amp; [.G36] &amp; &quot;&quot;&quot;, &quot;&quot;awayTeam&quot;&quot;:&quot;&quot;&quot; &amp; [.H36] &amp; &quot;&quot;&quot;}&quot;" office:value-type="string" office:string-value="{&quot;__v&quot;:0,&quot;day&quot;:1,&quot;dateTime&quot;:51240000,&quot;duration&quot;:&quot;10m&quot;,&quot;pitch&quot;:&quot;7&quot;,&quot;competition&quot;:{&quot;name&quot;:&quot;U15&quot;, &quot;section&quot;:&quot;Groups&quot;, &quot;group&quot;:&quot;1&quot;},&quot;tag&quot;:&quot;9&quot;, &quot;homeTeam&quot;:&quot;1F&quot;, &quot;awayTeam&quot;:&quot;1G&quot;}" calcext:value-type="string">
            <text:p>{"__v":0,"day":1,"dateTime":51240000,"duration":"10m","pitch":"7","competition":{"name":"U15", "section":"Groups", "group":"1"},"tag":"9", "homeTeam":"1F", "awayTeam":"1G"}</text:p>
          </table:table-cell>
          <table:table-cell table:number-columns-repeated="1014"/>
        </table:table-row>
        <table:table-row table:style-name="ro1">
          <table:table-cell table:formula="of:=IF([.I37]&gt;[.I36];[.A36];[.A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A37]-1))" office:value-type="float" office:value="51240000" calcext:value-type="float">
            <text:p>5124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'1 x 9 P=2-4'.E37];TRANSLATED_TEAM_NAMES;['1 x 9 P=2-4'.$D37]+1)" office:value-type="string" office:string-value="1I" calcext:value-type="string">
            <text:p>1I</text:p>
          </table:table-cell>
          <table:table-cell table:formula="of:=VLOOKUP(['1 x 9 P=2-4'.F37];TRANSLATED_TEAM_NAMES;['1 x 9 P=2-4'.$D37]+1)" office:value-type="string" office:string-value="1E" calcext:value-type="string">
            <text:p>1E</text:p>
          </table:table-cell>
          <table:table-cell table:style-name="ce17" table:formula="of:=IF(MOD([.B37]; NUM_PITCHES)=0;INDEX(PITCHES;1;NUM_PITCHES);INDEX(PITCHES;1;MOD([.B3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37] &amp; &quot;,&quot;&quot;duration&quot;&quot;:&quot;&quot;&quot; &amp; MATCH_DURATION &amp; &quot;m&quot;&quot;,&quot;&quot;pitch&quot;&quot;:&quot;&quot;&quot; &amp; [.I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7] &amp; &quot;&quot;&quot;},&quot;&quot;tag&quot;&quot;:&quot;&quot;&quot; &amp; [.A37] &amp; &quot;&quot;&quot;, &quot;&quot;homeTeam&quot;&quot;:&quot;&quot;&quot; &amp; [.G37] &amp; &quot;&quot;&quot;, &quot;&quot;awayTeam&quot;&quot;:&quot;&quot;&quot; &amp; [.H37] &amp; &quot;&quot;&quot;}&quot;" office:value-type="string" office:string-value="{&quot;__v&quot;:0,&quot;day&quot;:1,&quot;dateTime&quot;:51240000,&quot;duration&quot;:&quot;10m&quot;,&quot;pitch&quot;:&quot;8&quot;,&quot;competition&quot;:{&quot;name&quot;:&quot;U15&quot;, &quot;section&quot;:&quot;Groups&quot;, &quot;group&quot;:&quot;1&quot;},&quot;tag&quot;:&quot;9&quot;, &quot;homeTeam&quot;:&quot;1I&quot;, &quot;awayTeam&quot;:&quot;1E&quot;}" calcext:value-type="string">
            <text:p>{"__v":0,"day":1,"dateTime":51240000,"duration":"10m","pitch":"8","competition":{"name":"U15", "section":"Groups", "group":"1"},"tag":"9", "homeTeam":"1I", "awayTeam":"1E"}</text:p>
          </table:table-cell>
          <table:table-cell table:number-columns-repeated="1014"/>
        </table:table-row>
        <table:table-row table:style-name="ro1" table:number-rows-repeated="104853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x 4 x 2 No KO P=1-2,4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default-cell-style-name="ce12"/>
        <table:table-column table:style-name="co5" table:default-cell-style-name="ce13"/>
        <table:table-column table:style-name="co17" table:default-cell-style-name="ce13"/>
        <table:table-column table:style-name="co5" table:default-cell-style-name="ce13"/>
        <table:table-column table:style-name="co18" table:number-columns-repeated="2" table:default-cell-style-name="ce27"/>
        <table:table-column table:style-name="co19" table:default-cell-style-name="ce13"/>
        <table:table-column table:style-name="co19" table:default-cell-style-name="ce27"/>
        <table:table-column table:style-name="co20" table:default-cell-style-name="ce12"/>
        <table:table-column table:style-name="co10" table:default-cell-style-name="ce19"/>
        <table:table-column table:style-name="co3" table:number-columns-repeated="1012" table:default-cell-style-name="ce30"/>
        <table:table-row table:style-name="ro1">
          <table:table-cell table:style-name="ce20" office:value-type="string" calcext:value-type="string">
            <text:p>Tag</text:p>
          </table:table-cell>
          <table:table-cell table:style-name="ce21" office:value-type="string" calcext:value-type="string">
            <text:p>Index</text:p>
          </table:table-cell>
          <table:table-cell table:style-name="ce21" office:value-type="string" calcext:value-type="string">
            <text:p>Time</text:p>
          </table:table-cell>
          <table:table-cell table:style-name="ce21" office:value-type="string" calcext:value-type="string">
            <text:p>Group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Away</text:p>
          </table:table-cell>
          <table:table-cell table:style-name="ce21" office:value-type="string" calcext:value-type="string">
            <text:p>Home</text:p>
          </table:table-cell>
          <table:table-cell table:style-name="ce28" office:value-type="string" calcext:value-type="string">
            <text:p>Away</text:p>
          </table:table-cell>
          <table:table-cell table:style-name="ce20" office:value-type="string" calcext:value-type="string">
            <text:p>Pitch</text:p>
          </table:table-cell>
          <table:table-cell table:style-name="ce20"/>
          <table:table-cell table:style-name="ce29"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VLOOKUP([.$E2];TRANSLATED_TEAM_NAMES;[.$D2]+1)" office:value-type="string" office:string-value="1A" calcext:value-type="string">
            <text:p>1A</text:p>
          </table:table-cell>
          <table:table-cell table:formula="of:=VLOOKUP([.$F2];TRANSLATED_TEAM_NAMES;[.$D2]+1)" office:value-type="string" office:string-value="1B" calcext:value-type="string">
            <text:p>1B</text:p>
          </table:table-cell>
          <table:table-cell table:style-name="ce17" table:formula="of:=IF(MOD([.$B2]; NUM_PITCHES)=0;INDEX(PITCHES;1;NUM_PITCHES);INDEX(PITCHES;1;MOD([.$B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$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1,&quot;dateTime&quot;:45000000,&quot;duration&quot;:&quot;10m&quot;,&quot;pitch&quot;:&quot;5&quot;,&quot;competition&quot;:{&quot;name&quot;:&quot;U15&quot;, &quot;section&quot;:&quot;Groups&quot;, &quot;group&quot;:&quot;1&quot;},&quot;tag&quot;:&quot;1&quot;, &quot;homeTeam&quot;:&quot;1A&quot;, &quot;awayTeam&quot;:&quot;1B&quot;}" calcext:value-type="string">
            <text:p>{"__v":0,"day":1,"dateTime":45000000,"duration":"10m","pitch":"5","competition":{"name":"U15", "section":"Groups", "group":"1"},"tag":"1", "homeTeam":"1A", "awayTeam":"1B"}</text:p>
          </table:table-cell>
          <table:table-cell table:number-columns-repeated="1012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$E3];TRANSLATED_TEAM_NAMES;[.$D3]+1)" office:value-type="string" office:string-value="1C" calcext:value-type="string">
            <text:p>1C</text:p>
          </table:table-cell>
          <table:table-cell table:formula="of:=VLOOKUP([.$F3];TRANSLATED_TEAM_NAMES;[.$D3]+1)" office:value-type="string" office:string-value="1D" calcext:value-type="string">
            <text:p>1D</text:p>
          </table:table-cell>
          <table:table-cell table:style-name="ce17" table:formula="of:=IF(MOD([.$B3]; NUM_PITCHES)=0;INDEX(PITCHES;1;NUM_PITCHES);INDEX(PITCHES;1;MOD([.$B3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$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1,&quot;dateTime&quot;:45000000,&quot;duration&quot;:&quot;10m&quot;,&quot;pitch&quot;:&quot;6&quot;,&quot;competition&quot;:{&quot;name&quot;:&quot;U15&quot;, &quot;section&quot;:&quot;Groups&quot;, &quot;group&quot;:&quot;1&quot;},&quot;tag&quot;:&quot;1&quot;, &quot;homeTeam&quot;:&quot;1C&quot;, &quot;awayTeam&quot;:&quot;1D&quot;}" calcext:value-type="string">
            <text:p>{"__v":0,"day":1,"dateTime":45000000,"duration":"10m","pitch":"6","competition":{"name":"U15", "section":"Groups", "group":"1"},"tag":"1", "homeTeam":"1C", "awayTeam":"1D"}</text:p>
          </table:table-cell>
          <table:table-cell table:number-columns-repeated="1012"/>
        </table:table-row>
        <table:table-row table:style-name="ro1">
          <table:table-cell table:formula="of:=IF([.I4]&gt;[.I3];[.A3];[.A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45000000" calcext:value-type="float">
            <text:p>4500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$E4];TRANSLATED_TEAM_NAMES;[.$D4]+1)" office:value-type="string" office:string-value="2C" calcext:value-type="string">
            <text:p>2C</text:p>
          </table:table-cell>
          <table:table-cell table:formula="of:=VLOOKUP([.$F4];TRANSLATED_TEAM_NAMES;[.$D4]+1)" office:value-type="string" office:string-value="2A" calcext:value-type="string">
            <text:p>2A</text:p>
          </table:table-cell>
          <table:table-cell table:style-name="ce17" table:formula="of:=IF(MOD([.$B4]; NUM_PITCHES)=0;INDEX(PITCHES;1;NUM_PITCHES);INDEX(PITCHES;1;MOD([.$B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$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1,&quot;dateTime&quot;:45000000,&quot;duration&quot;:&quot;10m&quot;,&quot;pitch&quot;:&quot;7&quot;,&quot;competition&quot;:{&quot;name&quot;:&quot;U15&quot;, &quot;section&quot;:&quot;Groups&quot;, &quot;group&quot;:&quot;2&quot;},&quot;tag&quot;:&quot;1&quot;, &quot;homeTeam&quot;:&quot;2C&quot;, &quot;awayTeam&quot;:&quot;2A&quot;}" calcext:value-type="string">
            <text:p>{"__v":0,"day":1,"dateTime":45000000,"duration":"10m","pitch":"7","competition":{"name":"U15", "section":"Groups", "group":"2"},"tag":"1", "homeTeam":"2C", "awayTeam":"2A"}</text:p>
          </table:table-cell>
          <table:table-cell table:number-columns-repeated="1012"/>
        </table:table-row>
        <table:table-row table:style-name="ro1">
          <table:table-cell table:formula="of:=IF([.I5]&gt;[.I4];[.A4];[.A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45000000" calcext:value-type="float">
            <text:p>4500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$E5];TRANSLATED_TEAM_NAMES;[.$D5]+1)" office:value-type="string" office:string-value="2B" calcext:value-type="string">
            <text:p>2B</text:p>
          </table:table-cell>
          <table:table-cell table:formula="of:=VLOOKUP([.$F5];TRANSLATED_TEAM_NAMES;[.$D5]+1)" office:value-type="string" office:string-value="2D" calcext:value-type="string">
            <text:p>2D</text:p>
          </table:table-cell>
          <table:table-cell table:style-name="ce17" table:formula="of:=IF(MOD([.$B5]; NUM_PITCHES)=0;INDEX(PITCHES;1;NUM_PITCHES);INDEX(PITCHES;1;MOD([.$B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$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1,&quot;dateTime&quot;:45000000,&quot;duration&quot;:&quot;10m&quot;,&quot;pitch&quot;:&quot;8&quot;,&quot;competition&quot;:{&quot;name&quot;:&quot;U15&quot;, &quot;section&quot;:&quot;Groups&quot;, &quot;group&quot;:&quot;2&quot;},&quot;tag&quot;:&quot;1&quot;, &quot;homeTeam&quot;:&quot;2B&quot;, &quot;awayTeam&quot;:&quot;2D&quot;}" calcext:value-type="string">
            <text:p>{"__v":0,"day":1,"dateTime":45000000,"duration":"10m","pitch":"8","competition":{"name":"U15", "section":"Groups", "group":"2"},"tag":"1", "homeTeam":"2B", "awayTeam":"2D"}</text:p>
          </table:table-cell>
          <table:table-cell table:number-columns-repeated="1012"/>
        </table:table-row>
        <table:table-row table:style-name="ro1">
          <table:table-cell table:formula="of:=IF([.I6]&gt;[.I5];[.A5];[.A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45780000" calcext:value-type="float">
            <text:p>4578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$E6];TRANSLATED_TEAM_NAMES;[.$D6]+1)" office:value-type="string" office:string-value="1D" calcext:value-type="string">
            <text:p>1D</text:p>
          </table:table-cell>
          <table:table-cell table:formula="of:=VLOOKUP([.$F6];TRANSLATED_TEAM_NAMES;[.$D6]+1)" office:value-type="string" office:string-value="1A" calcext:value-type="string">
            <text:p>1A</text:p>
          </table:table-cell>
          <table:table-cell table:style-name="ce17" table:formula="of:=IF(MOD([.$B6]; NUM_PITCHES)=0;INDEX(PITCHES;1;NUM_PITCHES);INDEX(PITCHES;1;MOD([.$B6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$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1,&quot;dateTime&quot;:45780000,&quot;duration&quot;:&quot;10m&quot;,&quot;pitch&quot;:&quot;5&quot;,&quot;competition&quot;:{&quot;name&quot;:&quot;U15&quot;, &quot;section&quot;:&quot;Groups&quot;, &quot;group&quot;:&quot;1&quot;},&quot;tag&quot;:&quot;2&quot;, &quot;homeTeam&quot;:&quot;1D&quot;, &quot;awayTeam&quot;:&quot;1A&quot;}" calcext:value-type="string">
            <text:p>{"__v":0,"day":1,"dateTime":45780000,"duration":"10m","pitch":"5","competition":{"name":"U15", "section":"Groups", "group":"1"},"tag":"2", "homeTeam":"1D", "awayTeam":"1A"}</text:p>
          </table:table-cell>
          <table:table-cell table:number-columns-repeated="1012"/>
        </table:table-row>
        <table:table-row table:style-name="ro1">
          <table:table-cell table:formula="of:=IF([.I7]&gt;[.I6];[.A6];[.A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45780000" calcext:value-type="float">
            <text:p>4578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formula="of:=VLOOKUP([.$E7];TRANSLATED_TEAM_NAMES;[.$D7]+1)" office:value-type="string" office:string-value="1B" calcext:value-type="string">
            <text:p>1B</text:p>
          </table:table-cell>
          <table:table-cell table:formula="of:=VLOOKUP([.$F7];TRANSLATED_TEAM_NAMES;[.$D7]+1)" office:value-type="string" office:string-value="1C" calcext:value-type="string">
            <text:p>1C</text:p>
          </table:table-cell>
          <table:table-cell table:style-name="ce17" table:formula="of:=IF(MOD([.$B7]; NUM_PITCHES)=0;INDEX(PITCHES;1;NUM_PITCHES);INDEX(PITCHES;1;MOD([.$B7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$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1,&quot;dateTime&quot;:45780000,&quot;duration&quot;:&quot;10m&quot;,&quot;pitch&quot;:&quot;6&quot;,&quot;competition&quot;:{&quot;name&quot;:&quot;U15&quot;, &quot;section&quot;:&quot;Groups&quot;, &quot;group&quot;:&quot;1&quot;},&quot;tag&quot;:&quot;2&quot;, &quot;homeTeam&quot;:&quot;1B&quot;, &quot;awayTeam&quot;:&quot;1C&quot;}" calcext:value-type="string">
            <text:p>{"__v":0,"day":1,"dateTime":45780000,"duration":"10m","pitch":"6","competition":{"name":"U15", "section":"Groups", "group":"1"},"tag":"2", "homeTeam":"1B", "awayTeam":"1C"}</text:p>
          </table:table-cell>
          <table:table-cell table:number-columns-repeated="1012"/>
        </table:table-row>
        <table:table-row table:style-name="ro1">
          <table:table-cell table:formula="of:=IF([.I8]&gt;[.I7];[.A7];[.A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45780000" calcext:value-type="float">
            <text:p>4578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VLOOKUP([.$E8];TRANSLATED_TEAM_NAMES;[.$D8]+1)" office:value-type="string" office:string-value="2A" calcext:value-type="string">
            <text:p>2A</text:p>
          </table:table-cell>
          <table:table-cell table:formula="of:=VLOOKUP([.$F8];TRANSLATED_TEAM_NAMES;[.$D8]+1)" office:value-type="string" office:string-value="2B" calcext:value-type="string">
            <text:p>2B</text:p>
          </table:table-cell>
          <table:table-cell table:style-name="ce17" table:formula="of:=IF(MOD([.$B8]; NUM_PITCHES)=0;INDEX(PITCHES;1;NUM_PITCHES);INDEX(PITCHES;1;MOD([.$B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$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1,&quot;dateTime&quot;:45780000,&quot;duration&quot;:&quot;10m&quot;,&quot;pitch&quot;:&quot;7&quot;,&quot;competition&quot;:{&quot;name&quot;:&quot;U15&quot;, &quot;section&quot;:&quot;Groups&quot;, &quot;group&quot;:&quot;2&quot;},&quot;tag&quot;:&quot;2&quot;, &quot;homeTeam&quot;:&quot;2A&quot;, &quot;awayTeam&quot;:&quot;2B&quot;}" calcext:value-type="string">
            <text:p>{"__v":0,"day":1,"dateTime":45780000,"duration":"10m","pitch":"7","competition":{"name":"U15", "section":"Groups", "group":"2"},"tag":"2", "homeTeam":"2A", "awayTeam":"2B"}</text:p>
          </table:table-cell>
          <table:table-cell table:number-columns-repeated="1012"/>
        </table:table-row>
        <table:table-row table:style-name="ro1">
          <table:table-cell table:formula="of:=IF([.I9]&gt;[.I8];[.A8];[.A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45780000" calcext:value-type="float">
            <text:p>4578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$E9];TRANSLATED_TEAM_NAMES;[.$D9]+1)" office:value-type="string" office:string-value="2C" calcext:value-type="string">
            <text:p>2C</text:p>
          </table:table-cell>
          <table:table-cell table:formula="of:=VLOOKUP([.$F9];TRANSLATED_TEAM_NAMES;[.$D9]+1)" office:value-type="string" office:string-value="2D" calcext:value-type="string">
            <text:p>2D</text:p>
          </table:table-cell>
          <table:table-cell table:style-name="ce17" table:formula="of:=IF(MOD([.$B9]; NUM_PITCHES)=0;INDEX(PITCHES;1;NUM_PITCHES);INDEX(PITCHES;1;MOD([.$B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$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1,&quot;dateTime&quot;:45780000,&quot;duration&quot;:&quot;10m&quot;,&quot;pitch&quot;:&quot;8&quot;,&quot;competition&quot;:{&quot;name&quot;:&quot;U15&quot;, &quot;section&quot;:&quot;Groups&quot;, &quot;group&quot;:&quot;2&quot;},&quot;tag&quot;:&quot;2&quot;, &quot;homeTeam&quot;:&quot;2C&quot;, &quot;awayTeam&quot;:&quot;2D&quot;}" calcext:value-type="string">
            <text:p>{"__v":0,"day":1,"dateTime":45780000,"duration":"10m","pitch":"8","competition":{"name":"U15", "section":"Groups", "group":"2"},"tag":"2", "homeTeam":"2C", "awayTeam":"2D"}</text:p>
          </table:table-cell>
          <table:table-cell table:number-columns-repeated="1012"/>
        </table:table-row>
        <table:table-row table:style-name="ro1">
          <table:table-cell table:formula="of:=IF([.I10]&gt;[.I9];[.A9];[.A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6560000" calcext:value-type="float">
            <text:p>4656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$E10];TRANSLATED_TEAM_NAMES;[.$D10]+1)" office:value-type="string" office:string-value="1C" calcext:value-type="string">
            <text:p>1C</text:p>
          </table:table-cell>
          <table:table-cell table:formula="of:=VLOOKUP([.$F10];TRANSLATED_TEAM_NAMES;[.$D10]+1)" office:value-type="string" office:string-value="1A" calcext:value-type="string">
            <text:p>1A</text:p>
          </table:table-cell>
          <table:table-cell table:style-name="ce17" table:formula="of:=IF(MOD([.$B10]; NUM_PITCHES)=0;INDEX(PITCHES;1;NUM_PITCHES);INDEX(PITCHES;1;MOD([.$B10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$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1,&quot;dateTime&quot;:46560000,&quot;duration&quot;:&quot;10m&quot;,&quot;pitch&quot;:&quot;5&quot;,&quot;competition&quot;:{&quot;name&quot;:&quot;U15&quot;, &quot;section&quot;:&quot;Groups&quot;, &quot;group&quot;:&quot;1&quot;},&quot;tag&quot;:&quot;3&quot;, &quot;homeTeam&quot;:&quot;1C&quot;, &quot;awayTeam&quot;:&quot;1A&quot;}" calcext:value-type="string">
            <text:p>{"__v":0,"day":1,"dateTime":46560000,"duration":"10m","pitch":"5","competition":{"name":"U15", "section":"Groups", "group":"1"},"tag":"3", "homeTeam":"1C", "awayTeam":"1A"}</text:p>
          </table:table-cell>
          <table:table-cell table:number-columns-repeated="1012"/>
        </table:table-row>
        <table:table-row table:style-name="ro1">
          <table:table-cell table:formula="of:=IF([.I11]&gt;[.I10];[.A10];[.A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6560000" calcext:value-type="float">
            <text:p>4656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$E11];TRANSLATED_TEAM_NAMES;[.$D11]+1)" office:value-type="string" office:string-value="1B" calcext:value-type="string">
            <text:p>1B</text:p>
          </table:table-cell>
          <table:table-cell table:formula="of:=VLOOKUP([.$F11];TRANSLATED_TEAM_NAMES;[.$D11]+1)" office:value-type="string" office:string-value="1D" calcext:value-type="string">
            <text:p>1D</text:p>
          </table:table-cell>
          <table:table-cell table:style-name="ce17" table:formula="of:=IF(MOD([.$B11]; NUM_PITCHES)=0;INDEX(PITCHES;1;NUM_PITCHES);INDEX(PITCHES;1;MOD([.$B11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$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1,&quot;dateTime&quot;:46560000,&quot;duration&quot;:&quot;10m&quot;,&quot;pitch&quot;:&quot;6&quot;,&quot;competition&quot;:{&quot;name&quot;:&quot;U15&quot;, &quot;section&quot;:&quot;Groups&quot;, &quot;group&quot;:&quot;1&quot;},&quot;tag&quot;:&quot;3&quot;, &quot;homeTeam&quot;:&quot;1B&quot;, &quot;awayTeam&quot;:&quot;1D&quot;}" calcext:value-type="string">
            <text:p>{"__v":0,"day":1,"dateTime":46560000,"duration":"10m","pitch":"6","competition":{"name":"U15", "section":"Groups", "group":"1"},"tag":"3", "homeTeam":"1B", "awayTeam":"1D"}</text:p>
          </table:table-cell>
          <table:table-cell table:number-columns-repeated="1012"/>
        </table:table-row>
        <table:table-row table:style-name="ro1">
          <table:table-cell table:formula="of:=IF([.I12]&gt;[.I11];[.A11];[.A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6560000" calcext:value-type="float">
            <text:p>4656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$E12];TRANSLATED_TEAM_NAMES;[.$D12]+1)" office:value-type="string" office:string-value="2D" calcext:value-type="string">
            <text:p>2D</text:p>
          </table:table-cell>
          <table:table-cell table:formula="of:=VLOOKUP([.$F12];TRANSLATED_TEAM_NAMES;[.$D12]+1)" office:value-type="string" office:string-value="2A" calcext:value-type="string">
            <text:p>2A</text:p>
          </table:table-cell>
          <table:table-cell table:style-name="ce17" table:formula="of:=IF(MOD([.$B12]; NUM_PITCHES)=0;INDEX(PITCHES;1;NUM_PITCHES);INDEX(PITCHES;1;MOD([.$B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$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1,&quot;dateTime&quot;:46560000,&quot;duration&quot;:&quot;10m&quot;,&quot;pitch&quot;:&quot;7&quot;,&quot;competition&quot;:{&quot;name&quot;:&quot;U15&quot;, &quot;section&quot;:&quot;Groups&quot;, &quot;group&quot;:&quot;2&quot;},&quot;tag&quot;:&quot;3&quot;, &quot;homeTeam&quot;:&quot;2D&quot;, &quot;awayTeam&quot;:&quot;2A&quot;}" calcext:value-type="string">
            <text:p>{"__v":0,"day":1,"dateTime":46560000,"duration":"10m","pitch":"7","competition":{"name":"U15", "section":"Groups", "group":"2"},"tag":"3", "homeTeam":"2D", "awayTeam":"2A"}</text:p>
          </table:table-cell>
          <table:table-cell table:number-columns-repeated="1012"/>
        </table:table-row>
        <table:table-row table:style-name="ro1">
          <table:table-cell table:formula="of:=IF([.I13]&gt;[.I12];[.A12];[.A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6560000" calcext:value-type="float">
            <text:p>4656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formula="of:=VLOOKUP([.$E13];TRANSLATED_TEAM_NAMES;[.$D13]+1)" office:value-type="string" office:string-value="2B" calcext:value-type="string">
            <text:p>2B</text:p>
          </table:table-cell>
          <table:table-cell table:formula="of:=VLOOKUP([.$F13];TRANSLATED_TEAM_NAMES;[.$D13]+1)" office:value-type="string" office:string-value="2C" calcext:value-type="string">
            <text:p>2C</text:p>
          </table:table-cell>
          <table:table-cell table:style-name="ce17" table:formula="of:=IF(MOD([.$B13]; NUM_PITCHES)=0;INDEX(PITCHES;1;NUM_PITCHES);INDEX(PITCHES;1;MOD([.$B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$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1,&quot;dateTime&quot;:46560000,&quot;duration&quot;:&quot;10m&quot;,&quot;pitch&quot;:&quot;8&quot;,&quot;competition&quot;:{&quot;name&quot;:&quot;U15&quot;, &quot;section&quot;:&quot;Groups&quot;, &quot;group&quot;:&quot;2&quot;},&quot;tag&quot;:&quot;3&quot;, &quot;homeTeam&quot;:&quot;2B&quot;, &quot;awayTeam&quot;:&quot;2C&quot;}" calcext:value-type="string">
            <text:p>{"__v":0,"day":1,"dateTime":46560000,"duration":"10m","pitch":"8","competition":{"name":"U15", "section":"Groups", "group":"2"},"tag":"3", "homeTeam":"2B", "awayTeam":"2C"}</text:p>
          </table:table-cell>
          <table:table-cell table:number-columns-repeated="1012"/>
        </table:table-row>
        <table:table-row table:style-name="ro1">
          <table:table-cell table:formula="of:=IF([.I14]&gt;[.I13];[.A13];[.A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+SECTION_GAP_MS" office:value-type="float" office:value="47940000" calcext:value-type="float">
            <text:p>4794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1_P1&quot;" office:value-type="string" office:string-value="U15_Groups_G1_P1" calcext:value-type="string">
            <text:p>U15_Groups_G1_P1</text:p>
          </table:table-cell>
          <table:table-cell table:style-name="ce12" table:formula="of:=AGE_GROUP_TRANSLATED &amp; &quot;_&quot; &amp;SECTION_TRANSLATED &amp; &quot;_G2_P2&quot;" office:value-type="string" office:string-value="U15_Groups_G2_P2" calcext:value-type="string">
            <text:p>U15_Groups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17" table:formula="of:=IF(MOD([.$B14]; NUM_PITCHES)=0;INDEX(PITCHES;1;NUM_PITCHES);INDEX(PITCHES;1;MOD([.$B14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4] &amp; &quot;&quot;&quot;},&quot;&quot;tag&quot;&quot;:&quot;&quot;&quot; &amp; [.$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1,&quot;dateTime&quot;:47940000,&quot;duration&quot;:&quot;10m&quot;,&quot;pitch&quot;:&quot;5&quot;,&quot;competition&quot;:{&quot;name&quot;:&quot;U15&quot;, &quot;section&quot;:&quot;Champions League&quot;, &quot;group&quot;:&quot;1&quot;},&quot;tag&quot;:&quot;4&quot;, &quot;homeTeam&quot;:&quot;Winner Group 1&quot;, &quot;awayTeam&quot;:&quot;2nd Group 2&quot;}" calcext:value-type="string">
            <text:p>{"__v":0,"day":1,"dateTime":47940000,"duration":"10m","pitch":"5","competition":{"name":"U15", "section":"Champions League", "group":"1"},"tag":"4", "homeTeam":"Winner Group 1", "awayTeam":"2nd Group 2"}</text:p>
          </table:table-cell>
          <table:table-cell table:number-columns-repeated="1012"/>
        </table:table-row>
        <table:table-row table:style-name="ro1">
          <table:table-cell table:formula="of:=IF([.I15]&gt;[.I14];[.A14];[.A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+SECTION_GAP_MS" office:value-type="float" office:value="47940000" calcext:value-type="float">
            <text:p>4794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1&quot;" office:value-type="string" office:string-value="U15_Groups_G2_P1" calcext:value-type="string">
            <text:p>U15_Groups_G2_P1</text:p>
          </table:table-cell>
          <table:table-cell table:style-name="ce12" table:formula="of:=AGE_GROUP_TRANSLATED &amp; &quot;_&quot; &amp;SECTION_TRANSLATED &amp; &quot;_G1_P2&quot;" office:value-type="string" office:string-value="U15_Groups_G1_P2" calcext:value-type="string">
            <text:p>U15_Groups_G1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17" table:formula="of:=IF(MOD([.$B15]; NUM_PITCHES)=0;INDEX(PITCHES;1;NUM_PITCHES);INDEX(PITCHES;1;MOD([.$B15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5] &amp; &quot;&quot;&quot;},&quot;&quot;tag&quot;&quot;:&quot;&quot;&quot; &amp; [.$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1,&quot;dateTime&quot;:47940000,&quot;duration&quot;:&quot;10m&quot;,&quot;pitch&quot;:&quot;6&quot;,&quot;competition&quot;:{&quot;name&quot;:&quot;U15&quot;, &quot;section&quot;:&quot;Champions League&quot;, &quot;group&quot;:&quot;1&quot;},&quot;tag&quot;:&quot;4&quot;, &quot;homeTeam&quot;:&quot;Winner Group 2&quot;, &quot;awayTeam&quot;:&quot;2nd Group 1&quot;}" calcext:value-type="string">
            <text:p>{"__v":0,"day":1,"dateTime":47940000,"duration":"10m","pitch":"6","competition":{"name":"U15", "section":"Champions League", "group":"1"},"tag":"4", "homeTeam":"Winner Group 2", "awayTeam":"2nd Group 1"}</text:p>
          </table:table-cell>
          <table:table-cell table:number-columns-repeated="1012"/>
        </table:table-row>
        <table:table-row table:style-name="ro1">
          <table:table-cell table:formula="of:=IF([.I16]&gt;[.I15];[.A15];[.A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+SECTION_GAP_MS" office:value-type="float" office:value="47940000" calcext:value-type="float">
            <text:p>4794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1_P3&quot;" office:value-type="string" office:string-value="U15_Groups_G1_P3" calcext:value-type="string">
            <text:p>U15_Groups_G1_P3</text:p>
          </table:table-cell>
          <table:table-cell table:style-name="ce12" table:formula="of:=AGE_GROUP_TRANSLATED &amp; &quot;_&quot; &amp;SECTION_TRANSLATED &amp; &quot;_G2_P4&quot;" office:value-type="string" office:string-value="U15_Groups_G2_P4" calcext:value-type="string">
            <text:p>U15_Groups_G2_P4</text:p>
          </table:table-cell>
          <table:table-cell office:value-type="string" calcext:value-type="string">
            <text:p>3<text:span text:style-name="T1">rd</text:span>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17" table:formula="of:=IF(MOD([.$B16]; NUM_PITCHES)=0;INDEX(PITCHES;1;NUM_PITCHES);INDEX(PITCHES;1;MOD([.$B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16] &amp; &quot;&quot;&quot;},&quot;&quot;tag&quot;&quot;:&quot;&quot;&quot; &amp; [.$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1,&quot;dateTime&quot;:47940000,&quot;duration&quot;:&quot;10m&quot;,&quot;pitch&quot;:&quot;7&quot;,&quot;competition&quot;:{&quot;name&quot;:&quot;U15&quot;, &quot;section&quot;:&quot;Europa League&quot;, &quot;group&quot;:&quot;1&quot;},&quot;tag&quot;:&quot;4&quot;, &quot;homeTeam&quot;:&quot;3rd Group 1&quot;, &quot;awayTeam&quot;:&quot;4th Group 2&quot;}" calcext:value-type="string">
            <text:p>{"__v":0,"day":1,"dateTime":47940000,"duration":"10m","pitch":"7","competition":{"name":"U15", "section":"Europa League", "group":"1"},"tag":"4", "homeTeam":"3rd Group 1", "awayTeam":"4th Group 2"}</text:p>
          </table:table-cell>
          <table:table-cell table:number-columns-repeated="1012"/>
        </table:table-row>
        <table:table-row table:style-name="ro1">
          <table:table-cell table:formula="of:=IF([.I17]&gt;[.I16];[.A16];[.A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+SECTION_GAP_MS" office:value-type="float" office:value="47940000" calcext:value-type="float">
            <text:p>4794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3&quot;" office:value-type="string" office:string-value="U15_Groups_G2_P3" calcext:value-type="string">
            <text:p>U15_Groups_G2_P3</text:p>
          </table:table-cell>
          <table:table-cell table:style-name="ce12" table:formula="of:=AGE_GROUP_TRANSLATED &amp; &quot;_&quot; &amp;SECTION_TRANSLATED &amp; &quot;_G1_P4&quot;" office:value-type="string" office:string-value="U15_Groups_G1_P4" calcext:value-type="string">
            <text:p>U15_Groups_G1_P4</text:p>
          </table:table-cell>
          <table:table-cell office:value-type="string" calcext:value-type="string">
            <text:p>3<text:span text:style-name="T1">rd</text:span>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17" table:formula="of:=IF(MOD([.$B17]; NUM_PITCHES)=0;INDEX(PITCHES;1;NUM_PITCHES);INDEX(PITCHES;1;MOD([.$B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17] &amp; &quot;&quot;&quot;},&quot;&quot;tag&quot;&quot;:&quot;&quot;&quot; &amp; [.$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1,&quot;dateTime&quot;:47940000,&quot;duration&quot;:&quot;10m&quot;,&quot;pitch&quot;:&quot;8&quot;,&quot;competition&quot;:{&quot;name&quot;:&quot;U15&quot;, &quot;section&quot;:&quot;Europa League&quot;, &quot;group&quot;:&quot;1&quot;},&quot;tag&quot;:&quot;4&quot;, &quot;homeTeam&quot;:&quot;3rd Group 2&quot;, &quot;awayTeam&quot;:&quot;4th Group 1&quot;}" calcext:value-type="string">
            <text:p>{"__v":0,"day":1,"dateTime":47940000,"duration":"10m","pitch":"8","competition":{"name":"U15", "section":"Europa League", "group":"1"},"tag":"4", "homeTeam":"3rd Group 2", "awayTeam":"4th Group 1"}</text:p>
          </table:table-cell>
          <table:table-cell table:number-columns-repeated="1012"/>
        </table:table-row>
        <table:table-row table:style-name="ro1">
          <table:table-cell table:formula="of:=IF([.I18]&gt;[.I17];[.A17];[.A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+SECTION_GAP_MS" office:value-type="float" office:value="48720000" calcext:value-type="float">
            <text:p>4872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1&quot;" office:value-type="string" office:string-value="U15_Groups_G2_P1" calcext:value-type="string">
            <text:p>U15_Groups_G2_P1</text:p>
          </table:table-cell>
          <table:table-cell table:style-name="ce12" table:formula="of:=AGE_GROUP_TRANSLATED &amp; &quot;_&quot; &amp;SECTION_TRANSLATED &amp; &quot;_G1_P1&quot;" office:value-type="string" office:string-value="U15_Groups_G1_P1" calcext:value-type="string">
            <text:p>U15_Groups_G1_P1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Group 1</text:p>
          </table:table-cell>
          <table:table-cell table:style-name="ce17" table:formula="of:=IF(MOD([.$B18]; NUM_PITCHES)=0;INDEX(PITCHES;1;NUM_PITCHES);INDEX(PITCHES;1;MOD([.$B18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8] &amp; &quot;&quot;&quot;},&quot;&quot;tag&quot;&quot;:&quot;&quot;&quot; &amp; [.$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1,&quot;dateTime&quot;:48720000,&quot;duration&quot;:&quot;10m&quot;,&quot;pitch&quot;:&quot;5&quot;,&quot;competition&quot;:{&quot;name&quot;:&quot;U15&quot;, &quot;section&quot;:&quot;Champions League&quot;, &quot;group&quot;:&quot;1&quot;},&quot;tag&quot;:&quot;5&quot;, &quot;homeTeam&quot;:&quot;Winner Group 2&quot;, &quot;awayTeam&quot;:&quot;Winner Group 1&quot;}" calcext:value-type="string">
            <text:p>{"__v":0,"day":1,"dateTime":48720000,"duration":"10m","pitch":"5","competition":{"name":"U15", "section":"Champions League", "group":"1"},"tag":"5", "homeTeam":"Winner Group 2", "awayTeam":"Winner Group 1"}</text:p>
          </table:table-cell>
          <table:table-cell table:number-columns-repeated="1012"/>
        </table:table-row>
        <table:table-row table:style-name="ro1">
          <table:table-cell table:formula="of:=IF([.I19]&gt;[.I18];[.A18];[.A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+SECTION_GAP_MS" office:value-type="float" office:value="48720000" calcext:value-type="float">
            <text:p>4872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2&quot;" office:value-type="string" office:string-value="U15_Groups_G2_P2" calcext:value-type="string">
            <text:p>U15_Groups_G2_P2</text:p>
          </table:table-cell>
          <table:table-cell table:style-name="ce12" table:formula="of:=AGE_GROUP_TRANSLATED &amp; &quot;_&quot; &amp;SECTION_TRANSLATED &amp; &quot;_G1_P2&quot;" office:value-type="string" office:string-value="U15_Groups_G1_P2" calcext:value-type="string">
            <text:p>U15_Groups_G1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17" table:formula="of:=IF(MOD([.$B19]; NUM_PITCHES)=0;INDEX(PITCHES;1;NUM_PITCHES);INDEX(PITCHES;1;MOD([.$B19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9] &amp; &quot;&quot;&quot;},&quot;&quot;tag&quot;&quot;:&quot;&quot;&quot; &amp; [.$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1,&quot;dateTime&quot;:48720000,&quot;duration&quot;:&quot;10m&quot;,&quot;pitch&quot;:&quot;6&quot;,&quot;competition&quot;:{&quot;name&quot;:&quot;U15&quot;, &quot;section&quot;:&quot;Champions League&quot;, &quot;group&quot;:&quot;1&quot;},&quot;tag&quot;:&quot;5&quot;, &quot;homeTeam&quot;:&quot;2nd Group 2&quot;, &quot;awayTeam&quot;:&quot;2nd Group 1&quot;}" calcext:value-type="string">
            <text:p>{"__v":0,"day":1,"dateTime":48720000,"duration":"10m","pitch":"6","competition":{"name":"U15", "section":"Champions League", "group":"1"},"tag":"5", "homeTeam":"2nd Group 2", "awayTeam":"2nd Group 1"}</text:p>
          </table:table-cell>
          <table:table-cell table:number-columns-repeated="1012"/>
        </table:table-row>
        <table:table-row table:style-name="ro1">
          <table:table-cell table:formula="of:=IF([.I20]&gt;[.I19];[.A19];[.A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+SECTION_GAP_MS" office:value-type="float" office:value="48720000" calcext:value-type="float">
            <text:p>4872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3&quot;" office:value-type="string" office:string-value="U15_Groups_G2_P3" calcext:value-type="string">
            <text:p>U15_Groups_G2_P3</text:p>
          </table:table-cell>
          <table:table-cell table:style-name="ce12" table:formula="of:=AGE_GROUP_TRANSLATED &amp; &quot;_&quot; &amp;SECTION_TRANSLATED &amp; &quot;_G1_P3&quot;" office:value-type="string" office:string-value="U15_Groups_G1_P3" calcext:value-type="string">
            <text:p>U15_Groups_G1_P3</text:p>
          </table:table-cell>
          <table:table-cell office:value-type="string" calcext:value-type="string">
            <text:p>3<text:span text:style-name="T1">r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17" table:formula="of:=IF(MOD([.$B20]; NUM_PITCHES)=0;INDEX(PITCHES;1;NUM_PITCHES);INDEX(PITCHES;1;MOD([.$B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0] &amp; &quot;&quot;&quot;},&quot;&quot;tag&quot;&quot;:&quot;&quot;&quot; &amp; [.$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1,&quot;dateTime&quot;:48720000,&quot;duration&quot;:&quot;10m&quot;,&quot;pitch&quot;:&quot;7&quot;,&quot;competition&quot;:{&quot;name&quot;:&quot;U15&quot;, &quot;section&quot;:&quot;Europa League&quot;, &quot;group&quot;:&quot;1&quot;},&quot;tag&quot;:&quot;5&quot;, &quot;homeTeam&quot;:&quot;3rd Group 2&quot;, &quot;awayTeam&quot;:&quot;3rd Group 1&quot;}" calcext:value-type="string">
            <text:p>{"__v":0,"day":1,"dateTime":48720000,"duration":"10m","pitch":"7","competition":{"name":"U15", "section":"Europa League", "group":"1"},"tag":"5", "homeTeam":"3rd Group 2", "awayTeam":"3rd Group 1"}</text:p>
          </table:table-cell>
          <table:table-cell table:number-columns-repeated="1012"/>
        </table:table-row>
        <table:table-row table:style-name="ro1">
          <table:table-cell table:formula="of:=IF([.I21]&gt;[.I20];[.A20];[.A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+SECTION_GAP_MS" office:value-type="float" office:value="48720000" calcext:value-type="float">
            <text:p>4872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4&quot;" office:value-type="string" office:string-value="U15_Groups_G2_P4" calcext:value-type="string">
            <text:p>U15_Groups_G2_P4</text:p>
          </table:table-cell>
          <table:table-cell table:style-name="ce12" table:formula="of:=AGE_GROUP_TRANSLATED &amp; &quot;_&quot; &amp;SECTION_TRANSLATED &amp; &quot;_G1_P4&quot;" office:value-type="string" office:string-value="U15_Groups_G1_P4" calcext:value-type="string">
            <text:p>U15_Groups_G1_P4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17" table:formula="of:=IF(MOD([.$B21]; NUM_PITCHES)=0;INDEX(PITCHES;1;NUM_PITCHES);INDEX(PITCHES;1;MOD([.$B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1] &amp; &quot;&quot;&quot;},&quot;&quot;tag&quot;&quot;:&quot;&quot;&quot; &amp; [.$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1,&quot;dateTime&quot;:48720000,&quot;duration&quot;:&quot;10m&quot;,&quot;pitch&quot;:&quot;8&quot;,&quot;competition&quot;:{&quot;name&quot;:&quot;U15&quot;, &quot;section&quot;:&quot;Europa League&quot;, &quot;group&quot;:&quot;1&quot;},&quot;tag&quot;:&quot;5&quot;, &quot;homeTeam&quot;:&quot;4th Group 2&quot;, &quot;awayTeam&quot;:&quot;4th Group 1&quot;}" calcext:value-type="string">
            <text:p>{"__v":0,"day":1,"dateTime":48720000,"duration":"10m","pitch":"8","competition":{"name":"U15", "section":"Europa League", "group":"1"},"tag":"5", "homeTeam":"4th Group 2", "awayTeam":"4th Group 1"}</text:p>
          </table:table-cell>
          <table:table-cell table:number-columns-repeated="1012"/>
        </table:table-row>
        <table:table-row table:style-name="ro1">
          <table:table-cell table:formula="of:=IF([.I22]&gt;[.I21];[.A21];[.A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+SECTION_GAP_MS" office:value-type="float" office:value="49500000" calcext:value-type="float">
            <text:p>4950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1_P2&quot;" office:value-type="string" office:string-value="U15_Groups_G1_P2" calcext:value-type="string">
            <text:p>U15_Groups_G1_P2</text:p>
          </table:table-cell>
          <table:table-cell table:style-name="ce12" table:formula="of:=AGE_GROUP_TRANSLATED &amp; &quot;_&quot; &amp;SECTION_TRANSLATED &amp; &quot;_G1_P1&quot;" office:value-type="string" office:string-value="U15_Groups_G1_P1" calcext:value-type="string">
            <text:p>U15_Groups_G1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1</text:p>
          </table:table-cell>
          <table:table-cell table:style-name="ce17" table:formula="of:=IF(MOD([.$B22]; NUM_PITCHES)=0;INDEX(PITCHES;1;NUM_PITCHES);INDEX(PITCHES;1;MOD([.$B2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C22] &amp; &quot;,&quot;&quot;duration&quot;&quot;:&quot;&quot;&quot; &amp; MATCH_DURATION &amp; &quot;m&quot;&quot;,&quot;&quot;pitch&quot;&quot;:&quot;&quot;&quot; &amp; [.I2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22] &amp; &quot;&quot;&quot;},&quot;&quot;tag&quot;&quot;:&quot;&quot;&quot; &amp; [.$A22] &amp; &quot;&quot;&quot;, &quot;&quot;homeTeam&quot;&quot;:&quot;&quot;&quot; &amp; [.G22] &amp; &quot;&quot;&quot;, &quot;&quot;awayTeam&quot;&quot;:&quot;&quot;&quot; &amp; [.H22] &amp; &quot;&quot;&quot;}&quot;" office:value-type="string" office:string-value="{&quot;__v&quot;:0,&quot;day&quot;:1,&quot;dateTime&quot;:49500000,&quot;duration&quot;:&quot;10m&quot;,&quot;pitch&quot;:&quot;5&quot;,&quot;competition&quot;:{&quot;name&quot;:&quot;U15&quot;, &quot;section&quot;:&quot;Champions League&quot;, &quot;group&quot;:&quot;1&quot;},&quot;tag&quot;:&quot;6&quot;, &quot;homeTeam&quot;:&quot;2nd Group 1&quot;, &quot;awayTeam&quot;:&quot;Winner Group 1&quot;}" calcext:value-type="string">
            <text:p>{"__v":0,"day":1,"dateTime":49500000,"duration":"10m","pitch":"5","competition":{"name":"U15", "section":"Champions League", "group":"1"},"tag":"6", "homeTeam":"2nd Group 1", "awayTeam":"Winner Group 1"}</text:p>
          </table:table-cell>
          <table:table-cell table:number-columns-repeated="1012"/>
        </table:table-row>
        <table:table-row table:style-name="ro1">
          <table:table-cell table:formula="of:=IF([.I23]&gt;[.I22];[.A22];[.A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+SECTION_GAP_MS" office:value-type="float" office:value="49500000" calcext:value-type="float">
            <text:p>4950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2&quot;" office:value-type="string" office:string-value="U15_Groups_G2_P2" calcext:value-type="string">
            <text:p>U15_Groups_G2_P2</text:p>
          </table:table-cell>
          <table:table-cell table:style-name="ce12" table:formula="of:=AGE_GROUP_TRANSLATED &amp; &quot;_&quot; &amp;SECTION_TRANSLATED &amp; &quot;_G2_P1&quot;" office:value-type="string" office:string-value="U15_Groups_G2_P1" calcext:value-type="string">
            <text:p>U15_Groups_G2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2</text:p>
          </table:table-cell>
          <table:table-cell table:style-name="ce17" table:formula="of:=IF(MOD([.$B23]; NUM_PITCHES)=0;INDEX(PITCHES;1;NUM_PITCHES);INDEX(PITCHES;1;MOD([.$B23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C23] &amp; &quot;,&quot;&quot;duration&quot;&quot;:&quot;&quot;&quot; &amp; MATCH_DURATION &amp; &quot;m&quot;&quot;,&quot;&quot;pitch&quot;&quot;:&quot;&quot;&quot; &amp; [.I2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23] &amp; &quot;&quot;&quot;},&quot;&quot;tag&quot;&quot;:&quot;&quot;&quot; &amp; [.$A23] &amp; &quot;&quot;&quot;, &quot;&quot;homeTeam&quot;&quot;:&quot;&quot;&quot; &amp; [.G23] &amp; &quot;&quot;&quot;, &quot;&quot;awayTeam&quot;&quot;:&quot;&quot;&quot; &amp; [.H23] &amp; &quot;&quot;&quot;}&quot;" office:value-type="string" office:string-value="{&quot;__v&quot;:0,&quot;day&quot;:1,&quot;dateTime&quot;:49500000,&quot;duration&quot;:&quot;10m&quot;,&quot;pitch&quot;:&quot;6&quot;,&quot;competition&quot;:{&quot;name&quot;:&quot;U15&quot;, &quot;section&quot;:&quot;Champions League&quot;, &quot;group&quot;:&quot;1&quot;},&quot;tag&quot;:&quot;6&quot;, &quot;homeTeam&quot;:&quot;2nd Group 2&quot;, &quot;awayTeam&quot;:&quot;Winner Group 2&quot;}" calcext:value-type="string">
            <text:p>{"__v":0,"day":1,"dateTime":49500000,"duration":"10m","pitch":"6","competition":{"name":"U15", "section":"Champions League", "group":"1"},"tag":"6", "homeTeam":"2nd Group 2", "awayTeam":"Winner Group 2"}</text:p>
          </table:table-cell>
          <table:table-cell table:number-columns-repeated="1012"/>
        </table:table-row>
        <table:table-row table:style-name="ro1">
          <table:table-cell table:formula="of:=IF([.I24]&gt;[.I23];[.A23];[.A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+SECTION_GAP_MS" office:value-type="float" office:value="49500000" calcext:value-type="float">
            <text:p>4950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1_P4&quot;" office:value-type="string" office:string-value="U15_Groups_G1_P4" calcext:value-type="string">
            <text:p>U15_Groups_G1_P4</text:p>
          </table:table-cell>
          <table:table-cell table:style-name="ce12" table:formula="of:=AGE_GROUP_TRANSLATED &amp; &quot;_&quot; &amp;SECTION_TRANSLATED &amp; &quot;_G1_P3&quot;" office:value-type="string" office:string-value="U15_Groups_G1_P3" calcext:value-type="string">
            <text:p>U15_Groups_G1_P3</text:p>
          </table:table-cell>
          <table:table-cell office:value-type="string" calcext:value-type="string">
            <text:p>4<text:span text:style-name="T1">th</text:span> Group 1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17" table:formula="of:=IF(MOD([.$B24]; NUM_PITCHES)=0;INDEX(PITCHES;1;NUM_PITCHES);INDEX(PITCHES;1;MOD([.$B2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C24] &amp; &quot;,&quot;&quot;duration&quot;&quot;:&quot;&quot;&quot; &amp; MATCH_DURATION &amp; &quot;m&quot;&quot;,&quot;&quot;pitch&quot;&quot;:&quot;&quot;&quot; &amp; [.I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4] &amp; &quot;&quot;&quot;},&quot;&quot;tag&quot;&quot;:&quot;&quot;&quot; &amp; [.$A24] &amp; &quot;&quot;&quot;, &quot;&quot;homeTeam&quot;&quot;:&quot;&quot;&quot; &amp; [.G24] &amp; &quot;&quot;&quot;, &quot;&quot;awayTeam&quot;&quot;:&quot;&quot;&quot; &amp; [.H24] &amp; &quot;&quot;&quot;}&quot;" office:value-type="string" office:string-value="{&quot;__v&quot;:0,&quot;day&quot;:1,&quot;dateTime&quot;:49500000,&quot;duration&quot;:&quot;10m&quot;,&quot;pitch&quot;:&quot;7&quot;,&quot;competition&quot;:{&quot;name&quot;:&quot;U15&quot;, &quot;section&quot;:&quot;Europa League&quot;, &quot;group&quot;:&quot;1&quot;},&quot;tag&quot;:&quot;6&quot;, &quot;homeTeam&quot;:&quot;4th Group 1&quot;, &quot;awayTeam&quot;:&quot;3rd Group 1&quot;}" calcext:value-type="string">
            <text:p>{"__v":0,"day":1,"dateTime":49500000,"duration":"10m","pitch":"7","competition":{"name":"U15", "section":"Europa League", "group":"1"},"tag":"6", "homeTeam":"4th Group 1", "awayTeam":"3rd Group 1"}</text:p>
          </table:table-cell>
          <table:table-cell table:number-columns-repeated="1012"/>
        </table:table-row>
        <table:table-row table:style-name="ro1">
          <table:table-cell table:formula="of:=IF([.I25]&gt;[.I24];[.A24];[.A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+SECTION_GAP_MS" office:value-type="float" office:value="49500000" calcext:value-type="float">
            <text:p>4950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4&quot;" office:value-type="string" office:string-value="U15_Groups_G2_P4" calcext:value-type="string">
            <text:p>U15_Groups_G2_P4</text:p>
          </table:table-cell>
          <table:table-cell table:style-name="ce12" table:formula="of:=AGE_GROUP_TRANSLATED &amp; &quot;_&quot; &amp;SECTION_TRANSLATED &amp; &quot;_G2_P3&quot;" office:value-type="string" office:string-value="U15_Groups_G2_P3" calcext:value-type="string">
            <text:p>U15_Groups_G2_P3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17" table:formula="of:=IF(MOD([.$B25]; NUM_PITCHES)=0;INDEX(PITCHES;1;NUM_PITCHES);INDEX(PITCHES;1;MOD([.$B2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C25] &amp; &quot;,&quot;&quot;duration&quot;&quot;:&quot;&quot;&quot; &amp; MATCH_DURATION &amp; &quot;m&quot;&quot;,&quot;&quot;pitch&quot;&quot;:&quot;&quot;&quot; &amp; [.I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5] &amp; &quot;&quot;&quot;},&quot;&quot;tag&quot;&quot;:&quot;&quot;&quot; &amp; [.$A25] &amp; &quot;&quot;&quot;, &quot;&quot;homeTeam&quot;&quot;:&quot;&quot;&quot; &amp; [.G25] &amp; &quot;&quot;&quot;, &quot;&quot;awayTeam&quot;&quot;:&quot;&quot;&quot; &amp; [.H25] &amp; &quot;&quot;&quot;}&quot;" office:value-type="string" office:string-value="{&quot;__v&quot;:0,&quot;day&quot;:1,&quot;dateTime&quot;:49500000,&quot;duration&quot;:&quot;10m&quot;,&quot;pitch&quot;:&quot;8&quot;,&quot;competition&quot;:{&quot;name&quot;:&quot;U15&quot;, &quot;section&quot;:&quot;Europa League&quot;, &quot;group&quot;:&quot;1&quot;},&quot;tag&quot;:&quot;6&quot;, &quot;homeTeam&quot;:&quot;4th Group 2&quot;, &quot;awayTeam&quot;:&quot;3rd Group 2&quot;}" calcext:value-type="string">
            <text:p>{"__v":0,"day":1,"dateTime":49500000,"duration":"10m","pitch":"8","competition":{"name":"U15", "section":"Europa League", "group":"1"},"tag":"6", "homeTeam":"4th Group 2", "awayTeam":"3rd Group 2"}</text:p>
          </table:table-cell>
          <table:table-cell table:number-columns-repeated="1012"/>
        </table:table-row>
        <table:table-row table:style-name="ro1" table:number-rows-repeated="9">
          <table:table-cell table:number-columns-repeated="4"/>
          <table:table-cell table:style-name="ce12" table:number-columns-repeated="2"/>
          <table:table-cell table:number-columns-repeated="1016"/>
        </table:table-row>
        <table:table-row table:style-name="ro1" table:number-rows-repeated="4">
          <table:table-cell table:number-columns-repeated="6"/>
          <table:table-cell table:style-name="ce15"/>
          <table:table-cell table:style-name="ce16"/>
          <table:table-cell table:number-columns-repeated="1014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 x 5 KO P=2,4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4" table:default-cell-style-name="ce12"/>
        <table:table-column table:style-name="co21" table:visibility="collapse" table:default-cell-style-name="ce12"/>
        <table:table-column table:style-name="co5" table:visibility="collapse" table:default-cell-style-name="ce13"/>
        <table:table-column table:style-name="co11" table:visibility="collapse" table:default-cell-style-name="ce13"/>
        <table:table-column table:style-name="co11" table:default-cell-style-name="ce12"/>
        <table:table-column table:style-name="co11" table:visibility="collapse" table:number-columns-repeated="2" table:default-cell-style-name="ce14"/>
        <table:table-column table:style-name="co22" table:default-cell-style-name="ce15"/>
        <table:table-column table:style-name="co22" table:default-cell-style-name="ce16"/>
        <table:table-column table:style-name="co9" table:default-cell-style-name="ce14"/>
        <table:table-column table:style-name="co10" table:default-cell-style-name="ce19"/>
        <table:table-column table:style-name="co3" table:number-columns-repeated="1013" table:default-cell-style-name="ce18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1" office:value-type="string" calcext:value-type="string">
            <text:p>Index</text:p>
          </table:table-cell>
          <table:table-cell table:style-name="ce21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formula="of:=FIRST_GAME_MS" office:value-type="float" office:value="45000000" calcext:value-type="float">
            <text:p>45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5 KO P=2,4'.F2];TRANSLATED_TEAM_NAMES;['2 x 5 KO P=2,4'.$E2]+1)" office:value-type="string" office:string-value="1A" calcext:value-type="string">
            <text:p>1A</text:p>
          </table:table-cell>
          <table:table-cell table:formula="of:=VLOOKUP(['2 x 5 KO P=2,4'.G2];TRANSLATED_TEAM_NAMES;['2 x 5 KO P=2,4'.$E2]+1)" office:value-type="string" office:string-value="1B" calcext:value-type="string">
            <text:p>1B</text:p>
          </table:table-cell>
          <table:table-cell table:style-name="ce17" table:formula="of:=IF(MOD([.$C2]; NUM_PITCHES)=0;INDEX(PITCHES;1;NUM_PITCHES);INDEX(PITCHES;1;MOD([.$C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45000000,&quot;duration&quot;:&quot;10m&quot;,&quot;pitch&quot;:&quot;5&quot;,&quot;competition&quot;:{&quot;name&quot;:&quot;U15&quot;, &quot;section&quot;:&quot;Groups&quot;, &quot;group&quot;:&quot;1&quot;},&quot;tag&quot;:&quot;1&quot;, &quot;homeTeam&quot;:&quot;1A&quot;, &quot;awayTeam&quot;:&quot;1B&quot;}" calcext:value-type="string">
            <text:p>{"__v":0,"day":1,"dateTime":45000000,"duration":"10m","pitch":"5","competition":{"name":"U15", "section":"Groups", "group":"1"},"tag":"1", "homeTeam":"1A", "awayTeam":"1B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5 KO P=2,4'.F3];TRANSLATED_TEAM_NAMES;['2 x 5 KO P=2,4'.$E3]+1)" office:value-type="string" office:string-value="1C" calcext:value-type="string">
            <text:p>1C</text:p>
          </table:table-cell>
          <table:table-cell table:formula="of:=VLOOKUP(['2 x 5 KO P=2,4'.G3];TRANSLATED_TEAM_NAMES;['2 x 5 KO P=2,4'.$E3]+1)" office:value-type="string" office:string-value="1D" calcext:value-type="string">
            <text:p>1D</text:p>
          </table:table-cell>
          <table:table-cell table:style-name="ce17" table:formula="of:=IF(MOD([.$C3]; NUM_PITCHES)=0;INDEX(PITCHES;1;NUM_PITCHES);INDEX(PITCHES;1;MOD([.$C3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45000000,&quot;duration&quot;:&quot;10m&quot;,&quot;pitch&quot;:&quot;6&quot;,&quot;competition&quot;:{&quot;name&quot;:&quot;U15&quot;, &quot;section&quot;:&quot;Groups&quot;, &quot;group&quot;:&quot;1&quot;},&quot;tag&quot;:&quot;1&quot;, &quot;homeTeam&quot;:&quot;1C&quot;, &quot;awayTeam&quot;:&quot;1D&quot;}" calcext:value-type="string">
            <text:p>{"__v":0,"day":1,"dateTime":45000000,"duration":"10m","pitch":"6","competition":{"name":"U15", "section":"Groups", "group":"1"},"tag":"1", "homeTeam":"1C", "awayTeam":"1D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45000000" calcext:value-type="float">
            <text:p>450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5 KO P=2,4'.F4];TRANSLATED_TEAM_NAMES;['2 x 5 KO P=2,4'.$E4]+1)" office:value-type="string" office:string-value="2A" calcext:value-type="string">
            <text:p>2A</text:p>
          </table:table-cell>
          <table:table-cell table:formula="of:=VLOOKUP(['2 x 5 KO P=2,4'.G4];TRANSLATED_TEAM_NAMES;['2 x 5 KO P=2,4'.$E4]+1)" office:value-type="string" office:string-value="2B" calcext:value-type="string">
            <text:p>2B</text:p>
          </table:table-cell>
          <table:table-cell table:style-name="ce17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45000000,&quot;duration&quot;:&quot;10m&quot;,&quot;pitch&quot;:&quot;7&quot;,&quot;competition&quot;:{&quot;name&quot;:&quot;U15&quot;, &quot;section&quot;:&quot;Groups&quot;, &quot;group&quot;:&quot;2&quot;},&quot;tag&quot;:&quot;1&quot;, &quot;homeTeam&quot;:&quot;2A&quot;, &quot;awayTeam&quot;:&quot;2B&quot;}" calcext:value-type="string">
            <text:p>{"__v":0,"day":1,"dateTime":45000000,"duration":"10m","pitch":"7","competition":{"name":"U15", "section":"Groups", "group":"2"},"tag":"1", "homeTeam":"2A", "awayTeam":"2B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45000000" calcext:value-type="float">
            <text:p>450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5 KO P=2,4'.F5];TRANSLATED_TEAM_NAMES;['2 x 5 KO P=2,4'.$E5]+1)" office:value-type="string" office:string-value="2C" calcext:value-type="string">
            <text:p>2C</text:p>
          </table:table-cell>
          <table:table-cell table:formula="of:=VLOOKUP(['2 x 5 KO P=2,4'.G5];TRANSLATED_TEAM_NAMES;['2 x 5 KO P=2,4'.$E5]+1)" office:value-type="string" office:string-value="2D" calcext:value-type="string">
            <text:p>2D</text:p>
          </table:table-cell>
          <table:table-cell table:style-name="ce17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45000000,&quot;duration&quot;:&quot;10m&quot;,&quot;pitch&quot;:&quot;8&quot;,&quot;competition&quot;:{&quot;name&quot;:&quot;U15&quot;, &quot;section&quot;:&quot;Groups&quot;, &quot;group&quot;:&quot;2&quot;},&quot;tag&quot;:&quot;1&quot;, &quot;homeTeam&quot;:&quot;2C&quot;, &quot;awayTeam&quot;:&quot;2D&quot;}" calcext:value-type="string">
            <text:p>{"__v":0,"day":1,"dateTime":45000000,"duration":"10m","pitch":"8","competition":{"name":"U15", "section":"Groups", "group":"2"},"tag":"1", "homeTeam":"2C", "awayTeam":"2D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45780000" calcext:value-type="float">
            <text:p>457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5 KO P=2,4'.F6];TRANSLATED_TEAM_NAMES;['2 x 5 KO P=2,4'.$E6]+1)" office:value-type="string" office:string-value="1E" calcext:value-type="string">
            <text:p>1E</text:p>
          </table:table-cell>
          <table:table-cell table:formula="of:=VLOOKUP(['2 x 5 KO P=2,4'.G6];TRANSLATED_TEAM_NAMES;['2 x 5 KO P=2,4'.$E6]+1)" office:value-type="string" office:string-value="1A" calcext:value-type="string">
            <text:p>1A</text:p>
          </table:table-cell>
          <table:table-cell table:style-name="ce17" table:formula="of:=IF(MOD([.$C6]; NUM_PITCHES)=0;INDEX(PITCHES;1;NUM_PITCHES);INDEX(PITCHES;1;MOD([.$C6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45780000,&quot;duration&quot;:&quot;10m&quot;,&quot;pitch&quot;:&quot;5&quot;,&quot;competition&quot;:{&quot;name&quot;:&quot;U15&quot;, &quot;section&quot;:&quot;Groups&quot;, &quot;group&quot;:&quot;1&quot;},&quot;tag&quot;:&quot;2&quot;, &quot;homeTeam&quot;:&quot;1E&quot;, &quot;awayTeam&quot;:&quot;1A&quot;}" calcext:value-type="string">
            <text:p>{"__v":0,"day":1,"dateTime":45780000,"duration":"10m","pitch":"5","competition":{"name":"U15", "section":"Groups", "group":"1"},"tag":"2", "homeTeam":"1E", "awayTeam":"1A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45780000" calcext:value-type="float">
            <text:p>457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5 KO P=2,4'.F7];TRANSLATED_TEAM_NAMES;['2 x 5 KO P=2,4'.$E7]+1)" office:value-type="string" office:string-value="1B" calcext:value-type="string">
            <text:p>1B</text:p>
          </table:table-cell>
          <table:table-cell table:formula="of:=VLOOKUP(['2 x 5 KO P=2,4'.G7];TRANSLATED_TEAM_NAMES;['2 x 5 KO P=2,4'.$E7]+1)" office:value-type="string" office:string-value="1C" calcext:value-type="string">
            <text:p>1C</text:p>
          </table:table-cell>
          <table:table-cell table:style-name="ce17" table:formula="of:=IF(MOD([.$C7]; NUM_PITCHES)=0;INDEX(PITCHES;1;NUM_PITCHES);INDEX(PITCHES;1;MOD([.$C7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45780000,&quot;duration&quot;:&quot;10m&quot;,&quot;pitch&quot;:&quot;6&quot;,&quot;competition&quot;:{&quot;name&quot;:&quot;U15&quot;, &quot;section&quot;:&quot;Groups&quot;, &quot;group&quot;:&quot;1&quot;},&quot;tag&quot;:&quot;2&quot;, &quot;homeTeam&quot;:&quot;1B&quot;, &quot;awayTeam&quot;:&quot;1C&quot;}" calcext:value-type="string">
            <text:p>{"__v":0,"day":1,"dateTime":45780000,"duration":"10m","pitch":"6","competition":{"name":"U15", "section":"Groups", "group":"1"},"tag":"2", "homeTeam":"1B", "awayTeam":"1C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45780000" calcext:value-type="float">
            <text:p>4578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5 KO P=2,4'.F8];TRANSLATED_TEAM_NAMES;['2 x 5 KO P=2,4'.$E8]+1)" office:value-type="string" office:string-value="2E" calcext:value-type="string">
            <text:p>2E</text:p>
          </table:table-cell>
          <table:table-cell table:formula="of:=VLOOKUP(['2 x 5 KO P=2,4'.G8];TRANSLATED_TEAM_NAMES;['2 x 5 KO P=2,4'.$E8]+1)" office:value-type="string" office:string-value="2A" calcext:value-type="string">
            <text:p>2A</text:p>
          </table:table-cell>
          <table:table-cell table:style-name="ce17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45780000,&quot;duration&quot;:&quot;10m&quot;,&quot;pitch&quot;:&quot;7&quot;,&quot;competition&quot;:{&quot;name&quot;:&quot;U15&quot;, &quot;section&quot;:&quot;Groups&quot;, &quot;group&quot;:&quot;2&quot;},&quot;tag&quot;:&quot;2&quot;, &quot;homeTeam&quot;:&quot;2E&quot;, &quot;awayTeam&quot;:&quot;2A&quot;}" calcext:value-type="string">
            <text:p>{"__v":0,"day":1,"dateTime":45780000,"duration":"10m","pitch":"7","competition":{"name":"U15", "section":"Groups", "group":"2"},"tag":"2", "homeTeam":"2E", "awayTeam":"2A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45780000" calcext:value-type="float">
            <text:p>4578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5 KO P=2,4'.F9];TRANSLATED_TEAM_NAMES;['2 x 5 KO P=2,4'.$E9]+1)" office:value-type="string" office:string-value="2B" calcext:value-type="string">
            <text:p>2B</text:p>
          </table:table-cell>
          <table:table-cell table:formula="of:=VLOOKUP(['2 x 5 KO P=2,4'.G9];TRANSLATED_TEAM_NAMES;['2 x 5 KO P=2,4'.$E9]+1)" office:value-type="string" office:string-value="2C" calcext:value-type="string">
            <text:p>2C</text:p>
          </table:table-cell>
          <table:table-cell table:style-name="ce17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45780000,&quot;duration&quot;:&quot;10m&quot;,&quot;pitch&quot;:&quot;8&quot;,&quot;competition&quot;:{&quot;name&quot;:&quot;U15&quot;, &quot;section&quot;:&quot;Groups&quot;, &quot;group&quot;:&quot;2&quot;},&quot;tag&quot;:&quot;2&quot;, &quot;homeTeam&quot;:&quot;2B&quot;, &quot;awayTeam&quot;:&quot;2C&quot;}" calcext:value-type="string">
            <text:p>{"__v":0,"day":1,"dateTime":45780000,"duration":"10m","pitch":"8","competition":{"name":"U15", "section":"Groups", "group":"2"},"tag":"2", "homeTeam":"2B", "awayTeam":"2C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46560000" calcext:value-type="float">
            <text:p>465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5 KO P=2,4'.F10];TRANSLATED_TEAM_NAMES;['2 x 5 KO P=2,4'.$E10]+1)" office:value-type="string" office:string-value="1D" calcext:value-type="string">
            <text:p>1D</text:p>
          </table:table-cell>
          <table:table-cell table:formula="of:=VLOOKUP(['2 x 5 KO P=2,4'.G10];TRANSLATED_TEAM_NAMES;['2 x 5 KO P=2,4'.$E10]+1)" office:value-type="string" office:string-value="1E" calcext:value-type="string">
            <text:p>1E</text:p>
          </table:table-cell>
          <table:table-cell table:style-name="ce17" table:formula="of:=IF(MOD([.$C10]; NUM_PITCHES)=0;INDEX(PITCHES;1;NUM_PITCHES);INDEX(PITCHES;1;MOD([.$C10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46560000,&quot;duration&quot;:&quot;10m&quot;,&quot;pitch&quot;:&quot;5&quot;,&quot;competition&quot;:{&quot;name&quot;:&quot;U15&quot;, &quot;section&quot;:&quot;Groups&quot;, &quot;group&quot;:&quot;1&quot;},&quot;tag&quot;:&quot;3&quot;, &quot;homeTeam&quot;:&quot;1D&quot;, &quot;awayTeam&quot;:&quot;1E&quot;}" calcext:value-type="string">
            <text:p>{"__v":0,"day":1,"dateTime":46560000,"duration":"10m","pitch":"5","competition":{"name":"U15", "section":"Groups", "group":"1"},"tag":"3", "homeTeam":"1D", "awayTeam":"1E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46560000" calcext:value-type="float">
            <text:p>465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2 x 5 KO P=2,4'.F11];TRANSLATED_TEAM_NAMES;['2 x 5 KO P=2,4'.$E11]+1)" office:value-type="string" office:string-value="1A" calcext:value-type="string">
            <text:p>1A</text:p>
          </table:table-cell>
          <table:table-cell table:formula="of:=VLOOKUP(['2 x 5 KO P=2,4'.G11];TRANSLATED_TEAM_NAMES;['2 x 5 KO P=2,4'.$E11]+1)" office:value-type="string" office:string-value="1C" calcext:value-type="string">
            <text:p>1C</text:p>
          </table:table-cell>
          <table:table-cell table:style-name="ce17" table:formula="of:=IF(MOD([.$C11]; NUM_PITCHES)=0;INDEX(PITCHES;1;NUM_PITCHES);INDEX(PITCHES;1;MOD([.$C11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46560000,&quot;duration&quot;:&quot;10m&quot;,&quot;pitch&quot;:&quot;6&quot;,&quot;competition&quot;:{&quot;name&quot;:&quot;U15&quot;, &quot;section&quot;:&quot;Groups&quot;, &quot;group&quot;:&quot;1&quot;},&quot;tag&quot;:&quot;3&quot;, &quot;homeTeam&quot;:&quot;1A&quot;, &quot;awayTeam&quot;:&quot;1C&quot;}" calcext:value-type="string">
            <text:p>{"__v":0,"day":1,"dateTime":46560000,"duration":"10m","pitch":"6","competition":{"name":"U15", "section":"Groups", "group":"1"},"tag":"3", "homeTeam":"1A", "awayTeam":"1C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46560000" calcext:value-type="float">
            <text:p>4656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5 KO P=2,4'.F12];TRANSLATED_TEAM_NAMES;['2 x 5 KO P=2,4'.$E12]+1)" office:value-type="string" office:string-value="2D" calcext:value-type="string">
            <text:p>2D</text:p>
          </table:table-cell>
          <table:table-cell table:formula="of:=VLOOKUP(['2 x 5 KO P=2,4'.G12];TRANSLATED_TEAM_NAMES;['2 x 5 KO P=2,4'.$E12]+1)" office:value-type="string" office:string-value="2E" calcext:value-type="string">
            <text:p>2E</text:p>
          </table:table-cell>
          <table:table-cell table:style-name="ce17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46560000,&quot;duration&quot;:&quot;10m&quot;,&quot;pitch&quot;:&quot;7&quot;,&quot;competition&quot;:{&quot;name&quot;:&quot;U15&quot;, &quot;section&quot;:&quot;Groups&quot;, &quot;group&quot;:&quot;2&quot;},&quot;tag&quot;:&quot;3&quot;, &quot;homeTeam&quot;:&quot;2D&quot;, &quot;awayTeam&quot;:&quot;2E&quot;}" calcext:value-type="string">
            <text:p>{"__v":0,"day":1,"dateTime":46560000,"duration":"10m","pitch":"7","competition":{"name":"U15", "section":"Groups", "group":"2"},"tag":"3", "homeTeam":"2D", "awayTeam":"2E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46560000" calcext:value-type="float">
            <text:p>4656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2 x 5 KO P=2,4'.F13];TRANSLATED_TEAM_NAMES;['2 x 5 KO P=2,4'.$E13]+1)" office:value-type="string" office:string-value="2A" calcext:value-type="string">
            <text:p>2A</text:p>
          </table:table-cell>
          <table:table-cell table:formula="of:=VLOOKUP(['2 x 5 KO P=2,4'.G13];TRANSLATED_TEAM_NAMES;['2 x 5 KO P=2,4'.$E13]+1)" office:value-type="string" office:string-value="2C" calcext:value-type="string">
            <text:p>2C</text:p>
          </table:table-cell>
          <table:table-cell table:style-name="ce17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46560000,&quot;duration&quot;:&quot;10m&quot;,&quot;pitch&quot;:&quot;8&quot;,&quot;competition&quot;:{&quot;name&quot;:&quot;U15&quot;, &quot;section&quot;:&quot;Groups&quot;, &quot;group&quot;:&quot;2&quot;},&quot;tag&quot;:&quot;3&quot;, &quot;homeTeam&quot;:&quot;2A&quot;, &quot;awayTeam&quot;:&quot;2C&quot;}" calcext:value-type="string">
            <text:p>{"__v":0,"day":1,"dateTime":46560000,"duration":"10m","pitch":"8","competition":{"name":"U15", "section":"Groups", "group":"2"},"tag":"3", "homeTeam":"2A", "awayTeam":"2C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47340000" calcext:value-type="float">
            <text:p>473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5 KO P=2,4'.F14];TRANSLATED_TEAM_NAMES;['2 x 5 KO P=2,4'.$E14]+1)" office:value-type="string" office:string-value="1B" calcext:value-type="string">
            <text:p>1B</text:p>
          </table:table-cell>
          <table:table-cell table:formula="of:=VLOOKUP(['2 x 5 KO P=2,4'.G14];TRANSLATED_TEAM_NAMES;['2 x 5 KO P=2,4'.$E14]+1)" office:value-type="string" office:string-value="1D" calcext:value-type="string">
            <text:p>1D</text:p>
          </table:table-cell>
          <table:table-cell table:style-name="ce17" table:formula="of:=IF(MOD([.$C14]; NUM_PITCHES)=0;INDEX(PITCHES;1;NUM_PITCHES);INDEX(PITCHES;1;MOD([.$C14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47340000,&quot;duration&quot;:&quot;10m&quot;,&quot;pitch&quot;:&quot;5&quot;,&quot;competition&quot;:{&quot;name&quot;:&quot;U15&quot;, &quot;section&quot;:&quot;Groups&quot;, &quot;group&quot;:&quot;1&quot;},&quot;tag&quot;:&quot;4&quot;, &quot;homeTeam&quot;:&quot;1B&quot;, &quot;awayTeam&quot;:&quot;1D&quot;}" calcext:value-type="string">
            <text:p>{"__v":0,"day":1,"dateTime":47340000,"duration":"10m","pitch":"5","competition":{"name":"U15", "section":"Groups", "group":"1"},"tag":"4", "homeTeam":"1B", "awayTeam":"1D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47340000" calcext:value-type="float">
            <text:p>473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2 x 5 KO P=2,4'.F15];TRANSLATED_TEAM_NAMES;['2 x 5 KO P=2,4'.$E15]+1)" office:value-type="string" office:string-value="1C" calcext:value-type="string">
            <text:p>1C</text:p>
          </table:table-cell>
          <table:table-cell table:formula="of:=VLOOKUP(['2 x 5 KO P=2,4'.G15];TRANSLATED_TEAM_NAMES;['2 x 5 KO P=2,4'.$E15]+1)" office:value-type="string" office:string-value="1E" calcext:value-type="string">
            <text:p>1E</text:p>
          </table:table-cell>
          <table:table-cell table:style-name="ce17" table:formula="of:=IF(MOD([.$C15]; NUM_PITCHES)=0;INDEX(PITCHES;1;NUM_PITCHES);INDEX(PITCHES;1;MOD([.$C15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47340000,&quot;duration&quot;:&quot;10m&quot;,&quot;pitch&quot;:&quot;6&quot;,&quot;competition&quot;:{&quot;name&quot;:&quot;U15&quot;, &quot;section&quot;:&quot;Groups&quot;, &quot;group&quot;:&quot;1&quot;},&quot;tag&quot;:&quot;4&quot;, &quot;homeTeam&quot;:&quot;1C&quot;, &quot;awayTeam&quot;:&quot;1E&quot;}" calcext:value-type="string">
            <text:p>{"__v":0,"day":1,"dateTime":47340000,"duration":"10m","pitch":"6","competition":{"name":"U15", "section":"Groups", "group":"1"},"tag":"4", "homeTeam":"1C", "awayTeam":"1E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47340000" calcext:value-type="float">
            <text:p>4734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5 KO P=2,4'.F16];TRANSLATED_TEAM_NAMES;['2 x 5 KO P=2,4'.$E16]+1)" office:value-type="string" office:string-value="2B" calcext:value-type="string">
            <text:p>2B</text:p>
          </table:table-cell>
          <table:table-cell table:formula="of:=VLOOKUP(['2 x 5 KO P=2,4'.G16];TRANSLATED_TEAM_NAMES;['2 x 5 KO P=2,4'.$E16]+1)" office:value-type="string" office:string-value="2D" calcext:value-type="string">
            <text:p>2D</text:p>
          </table:table-cell>
          <table:table-cell table:style-name="ce17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47340000,&quot;duration&quot;:&quot;10m&quot;,&quot;pitch&quot;:&quot;7&quot;,&quot;competition&quot;:{&quot;name&quot;:&quot;U15&quot;, &quot;section&quot;:&quot;Groups&quot;, &quot;group&quot;:&quot;2&quot;},&quot;tag&quot;:&quot;4&quot;, &quot;homeTeam&quot;:&quot;2B&quot;, &quot;awayTeam&quot;:&quot;2D&quot;}" calcext:value-type="string">
            <text:p>{"__v":0,"day":1,"dateTime":47340000,"duration":"10m","pitch":"7","competition":{"name":"U15", "section":"Groups", "group":"2"},"tag":"4", "homeTeam":"2B", "awayTeam":"2D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table:style-name="ce12"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47340000" calcext:value-type="float">
            <text:p>4734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2 x 5 KO P=2,4'.F17];TRANSLATED_TEAM_NAMES;['2 x 5 KO P=2,4'.$E17]+1)" office:value-type="string" office:string-value="2C" calcext:value-type="string">
            <text:p>2C</text:p>
          </table:table-cell>
          <table:table-cell table:formula="of:=VLOOKUP(['2 x 5 KO P=2,4'.G17];TRANSLATED_TEAM_NAMES;['2 x 5 KO P=2,4'.$E17]+1)" office:value-type="string" office:string-value="2E" calcext:value-type="string">
            <text:p>2E</text:p>
          </table:table-cell>
          <table:table-cell table:style-name="ce17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47340000,&quot;duration&quot;:&quot;10m&quot;,&quot;pitch&quot;:&quot;8&quot;,&quot;competition&quot;:{&quot;name&quot;:&quot;U15&quot;, &quot;section&quot;:&quot;Groups&quot;, &quot;group&quot;:&quot;2&quot;},&quot;tag&quot;:&quot;4&quot;, &quot;homeTeam&quot;:&quot;2C&quot;, &quot;awayTeam&quot;:&quot;2E&quot;}" calcext:value-type="string">
            <text:p>{"__v":0,"day":1,"dateTime":47340000,"duration":"10m","pitch":"8","competition":{"name":"U15", "section":"Groups", "group":"2"},"tag":"4", "homeTeam":"2C", "awayTeam":"2E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table:style-name="ce12"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48120000" calcext:value-type="float">
            <text:p>481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5 KO P=2,4'.F18];TRANSLATED_TEAM_NAMES;['2 x 5 KO P=2,4'.$E18]+1)" office:value-type="string" office:string-value="1D" calcext:value-type="string">
            <text:p>1D</text:p>
          </table:table-cell>
          <table:table-cell table:formula="of:=VLOOKUP(['2 x 5 KO P=2,4'.G18];TRANSLATED_TEAM_NAMES;['2 x 5 KO P=2,4'.$E18]+1)" office:value-type="string" office:string-value="1A" calcext:value-type="string">
            <text:p>1A</text:p>
          </table:table-cell>
          <table:table-cell table:style-name="ce17" table:formula="of:=IF(MOD([.$C18]; NUM_PITCHES)=0;INDEX(PITCHES;1;NUM_PITCHES);INDEX(PITCHES;1;MOD([.$C18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48120000,&quot;duration&quot;:&quot;10m&quot;,&quot;pitch&quot;:&quot;5&quot;,&quot;competition&quot;:{&quot;name&quot;:&quot;U15&quot;, &quot;section&quot;:&quot;Groups&quot;, &quot;group&quot;:&quot;1&quot;},&quot;tag&quot;:&quot;5&quot;, &quot;homeTeam&quot;:&quot;1D&quot;, &quot;awayTeam&quot;:&quot;1A&quot;}" calcext:value-type="string">
            <text:p>{"__v":0,"day":1,"dateTime":48120000,"duration":"10m","pitch":"5","competition":{"name":"U15", "section":"Groups", "group":"1"},"tag":"5", "homeTeam":"1D", "awayTeam":"1A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table:style-name="ce12"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48120000" calcext:value-type="float">
            <text:p>481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2 x 5 KO P=2,4'.F19];TRANSLATED_TEAM_NAMES;['2 x 5 KO P=2,4'.$E19]+1)" office:value-type="string" office:string-value="1E" calcext:value-type="string">
            <text:p>1E</text:p>
          </table:table-cell>
          <table:table-cell table:formula="of:=VLOOKUP(['2 x 5 KO P=2,4'.G19];TRANSLATED_TEAM_NAMES;['2 x 5 KO P=2,4'.$E19]+1)" office:value-type="string" office:string-value="1B" calcext:value-type="string">
            <text:p>1B</text:p>
          </table:table-cell>
          <table:table-cell table:style-name="ce17" table:formula="of:=IF(MOD([.$C19]; NUM_PITCHES)=0;INDEX(PITCHES;1;NUM_PITCHES);INDEX(PITCHES;1;MOD([.$C19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48120000,&quot;duration&quot;:&quot;10m&quot;,&quot;pitch&quot;:&quot;6&quot;,&quot;competition&quot;:{&quot;name&quot;:&quot;U15&quot;, &quot;section&quot;:&quot;Groups&quot;, &quot;group&quot;:&quot;1&quot;},&quot;tag&quot;:&quot;5&quot;, &quot;homeTeam&quot;:&quot;1E&quot;, &quot;awayTeam&quot;:&quot;1B&quot;}" calcext:value-type="string">
            <text:p>{"__v":0,"day":1,"dateTime":48120000,"duration":"10m","pitch":"6","competition":{"name":"U15", "section":"Groups", "group":"1"},"tag":"5", "homeTeam":"1E", "awayTeam":"1B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table:style-name="ce12"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48120000" calcext:value-type="float">
            <text:p>4812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5 KO P=2,4'.F20];TRANSLATED_TEAM_NAMES;['2 x 5 KO P=2,4'.$E20]+1)" office:value-type="string" office:string-value="2D" calcext:value-type="string">
            <text:p>2D</text:p>
          </table:table-cell>
          <table:table-cell table:formula="of:=VLOOKUP(['2 x 5 KO P=2,4'.G20];TRANSLATED_TEAM_NAMES;['2 x 5 KO P=2,4'.$E20]+1)" office:value-type="string" office:string-value="2A" calcext:value-type="string">
            <text:p>2A</text:p>
          </table:table-cell>
          <table:table-cell table:style-name="ce17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48120000,&quot;duration&quot;:&quot;10m&quot;,&quot;pitch&quot;:&quot;7&quot;,&quot;competition&quot;:{&quot;name&quot;:&quot;U15&quot;, &quot;section&quot;:&quot;Groups&quot;, &quot;group&quot;:&quot;2&quot;},&quot;tag&quot;:&quot;5&quot;, &quot;homeTeam&quot;:&quot;2D&quot;, &quot;awayTeam&quot;:&quot;2A&quot;}" calcext:value-type="string">
            <text:p>{"__v":0,"day":1,"dateTime":48120000,"duration":"10m","pitch":"7","competition":{"name":"U15", "section":"Groups", "group":"2"},"tag":"5", "homeTeam":"2D", "awayTeam":"2A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48120000" calcext:value-type="float">
            <text:p>4812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2 x 5 KO P=2,4'.F21];TRANSLATED_TEAM_NAMES;['2 x 5 KO P=2,4'.$E21]+1)" office:value-type="string" office:string-value="2E" calcext:value-type="string">
            <text:p>2E</text:p>
          </table:table-cell>
          <table:table-cell table:formula="of:=VLOOKUP(['2 x 5 KO P=2,4'.G21];TRANSLATED_TEAM_NAMES;['2 x 5 KO P=2,4'.$E21]+1)" office:value-type="string" office:string-value="2B" calcext:value-type="string">
            <text:p>2B</text:p>
          </table:table-cell>
          <table:table-cell table:style-name="ce17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48120000,&quot;duration&quot;:&quot;10m&quot;,&quot;pitch&quot;:&quot;8&quot;,&quot;competition&quot;:{&quot;name&quot;:&quot;U15&quot;, &quot;section&quot;:&quot;Groups&quot;, &quot;group&quot;:&quot;2&quot;},&quot;tag&quot;:&quot;5&quot;, &quot;homeTeam&quot;:&quot;2E&quot;, &quot;awayTeam&quot;:&quot;2B&quot;}" calcext:value-type="string">
            <text:p>{"__v":0,"day":1,"dateTime":48120000,"duration":"10m","pitch":"8","competition":{"name":"U15", "section":"Groups", "group":"2"},"tag":"5", "homeTeam":"2E", "awayTeam":"2B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1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table:style-name="ce12" office:value-type="float" office:value="21" calcext:value-type="float">
            <text:p>21</text:p>
          </table:table-cell>
          <table:table-cell table:formula="of:=FIRST_GAME_MS + ((DURATION_MS + GAME_GAP_MS) * ([.$B22]-1)) + SECTION_GAP_MS" office:value-type="float" office:value="49500000" calcext:value-type="float">
            <text:p>49500000</text:p>
          </table:table-cell>
          <table:table-cell table:style-name="ce14" table:formula="of:=AGE_GROUP_TRANSLATED&amp;&quot;_&quot;&amp;SECTION_TRANSLATED&amp;&quot;_PO1&quot;" office:value-type="string" office:string-value="U15_Groups_PO1" calcext:value-type="string">
            <text:p>U15_Groups_PO1</text:p>
          </table:table-cell>
          <table:table-cell table:style-name="ce15" table:formula="of:=AGE_GROUP_TRANSLATED&amp;&quot;_&quot;&amp;SECTION_TRANSLATED&amp;&quot;_G1_P4&quot;" office:value-type="string" office:string-value="U15_Groups_G1_P4" calcext:value-type="string">
            <text:p>U15_Groups_G1_P4</text:p>
          </table:table-cell>
          <table:table-cell table:style-name="ce16" table:formula="of:=AGE_GROUP_TRANSLATED&amp;&quot;_&quot;&amp;SECTION_TRANSLATED&amp;&quot;_G2_P5&quot;" office:value-type="string" office:string-value="U15_Groups_G2_P5" calcext:value-type="string">
            <text:p>U15_Groups_G2_P5</text:p>
          </table:table-cell>
          <table:table-cell table:style-name="ce13"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style-name="ce17" table:formula="of:=IF(MOD([.$C22]; NUM_PITCHES)=0;INDEX(PITCHES;1;NUM_PITCHES);INDEX(PITCHES;1;MOD([.$C2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, &quot;&quot;homeTeamFrom&quot;&quot;:&quot;&quot;&quot; &amp; [.F22] &amp; &quot;&quot;&quot;, &quot;&quot;awayTeamFrom&quot;&quot;:&quot;&quot;&quot; &amp; [.G22] &amp; &quot;&quot;&quot;, &quot;&quot;stage2Tag&quot;&quot;:&quot;&quot;&quot; &amp; [.E22] &amp; &quot;&quot;&quot;}&quot;" office:value-type="string" office:string-value="{&quot;__v&quot;:0,&quot;day&quot;:1,&quot;dateTime&quot;:49500000,&quot;duration&quot;:&quot;10m&quot;,&quot;pitch&quot;:&quot;5&quot;,&quot;competition&quot;:{&quot;name&quot;:&quot;U15&quot;, &quot;section&quot;:&quot;Groups&quot;},&quot;tag&quot;:&quot;PO1&quot;, &quot;homeTeam&quot;:&quot;4th Group 1&quot;, &quot;awayTeam&quot;:&quot;5th Group 2&quot;, &quot;homeTeamFrom&quot;:&quot;U15_Groups_G1_P4&quot;, &quot;awayTeamFrom&quot;:&quot;U15_Groups_G2_P5&quot;, &quot;stage2Tag&quot;:&quot;U15_Groups_PO1&quot;}" calcext:value-type="string">
            <text:p>{"__v":0,"day":1,"dateTime":49500000,"duration":"10m","pitch":"5","competition":{"name":"U15", "section":"Groups"},"tag":"PO1", "homeTeam":"4th Group 1", "awayTeam":"5th Group 2", "homeTeamFrom":"U15_Groups_G1_P4", "awayTeamFrom":"U15_Groups_G2_P5", "stage2Tag":"U15_Groups_PO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2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table:style-name="ce12" office:value-type="float" office:value="22" calcext:value-type="float">
            <text:p>22</text:p>
          </table:table-cell>
          <table:table-cell table:formula="of:=FIRST_GAME_MS + ((DURATION_MS + GAME_GAP_MS) * ([.$B23]-1)) + SECTION_GAP_MS" office:value-type="float" office:value="49500000" calcext:value-type="float">
            <text:p>49500000</text:p>
          </table:table-cell>
          <table:table-cell table:style-name="ce14" table:formula="of:=AGE_GROUP_TRANSLATED&amp;&quot;_&quot;&amp;SECTION_TRANSLATED&amp;&quot;_PO2&quot;" office:value-type="string" office:string-value="U15_Groups_PO2" calcext:value-type="string">
            <text:p>U15_Groups_PO2</text:p>
          </table:table-cell>
          <table:table-cell table:style-name="ce15" table:formula="of:=AGE_GROUP_TRANSLATED&amp;&quot;_&quot;&amp;SECTION_TRANSLATED&amp;&quot;_G2_P4&quot;" office:value-type="string" office:string-value="U15_Groups_G2_P4" calcext:value-type="string">
            <text:p>U15_Groups_G2_P4</text:p>
          </table:table-cell>
          <table:table-cell table:style-name="ce16" table:formula="of:=AGE_GROUP_TRANSLATED&amp;&quot;_&quot;&amp;SECTION_TRANSLATED&amp;&quot;_G1_P5&quot;" office:value-type="string" office:string-value="U15_Groups_G1_P5" calcext:value-type="string">
            <text:p>U15_Groups_G1_P5</text:p>
          </table:table-cell>
          <table:table-cell table:style-name="ce13"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style-name="ce17" table:formula="of:=IF(MOD([.$C23]; NUM_PITCHES)=0;INDEX(PITCHES;1;NUM_PITCHES);INDEX(PITCHES;1;MOD([.$C23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, &quot;&quot;homeTeamFrom&quot;&quot;:&quot;&quot;&quot; &amp; [.F23] &amp; &quot;&quot;&quot;, &quot;&quot;awayTeamFrom&quot;&quot;:&quot;&quot;&quot; &amp; [.G23] &amp; &quot;&quot;&quot;, &quot;&quot;stage2Tag&quot;&quot;:&quot;&quot;&quot; &amp; [.E23] &amp; &quot;&quot;&quot;}&quot;" office:value-type="string" office:string-value="{&quot;__v&quot;:0,&quot;day&quot;:1,&quot;dateTime&quot;:49500000,&quot;duration&quot;:&quot;10m&quot;,&quot;pitch&quot;:&quot;6&quot;,&quot;competition&quot;:{&quot;name&quot;:&quot;U15&quot;, &quot;section&quot;:&quot;Groups&quot;},&quot;tag&quot;:&quot;PO2&quot;, &quot;homeTeam&quot;:&quot;4th Group 2&quot;, &quot;awayTeam&quot;:&quot;5th Group 1&quot;, &quot;homeTeamFrom&quot;:&quot;U15_Groups_G2_P4&quot;, &quot;awayTeamFrom&quot;:&quot;U15_Groups_G1_P5&quot;, &quot;stage2Tag&quot;:&quot;U15_Groups_PO2&quot;}" calcext:value-type="string">
            <text:p>{"__v":0,"day":1,"dateTime":49500000,"duration":"10m","pitch":"6","competition":{"name":"U15", "section":"Groups"},"tag":"PO2", "homeTeam":"4th Group 2", "awayTeam":"5th Group 1", "homeTeamFrom":"U15_Groups_G2_P4", "awayTeamFrom":"U15_Groups_G1_P5", "stage2Tag":"U15_Groups_PO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formula="of:=FIRST_GAME_MS + ((DURATION_MS + GAME_GAP_MS) * ([.$B24]-1)) + SECTION_GAP_MS" office:value-type="float" office:value="49500000" calcext:value-type="float">
            <text:p>49500000</text:p>
          </table:table-cell>
          <table:table-cell table:style-name="ce14" table:formula="of:=AGE_GROUP_TRANSLATED&amp;&quot;_&quot;&amp;SECTION_TRANSLATED&amp;&quot;_QF1&quot;" office:value-type="string" office:string-value="U15_Groups_QF1" calcext:value-type="string">
            <text:p>U15_Groups_QF1</text:p>
          </table:table-cell>
          <table:table-cell table:style-name="ce15" table:formula="of:=AGE_GROUP_TRANSLATED&amp;&quot;_&quot;&amp;SECTION_TRANSLATED&amp;&quot;_G1_P2&quot;" office:value-type="string" office:string-value="U15_Groups_G1_P2" calcext:value-type="string">
            <text:p>U15_Groups_G1_P2</text:p>
          </table:table-cell>
          <table:table-cell table:style-name="ce16" table:formula="of:=AGE_GROUP_TRANSLATED&amp;&quot;_&quot;&amp;SECTION_TRANSLATED&amp;&quot;_G2_P3&quot;" office:value-type="string" office:string-value="U15_Groups_G2_P3" calcext:value-type="string">
            <text:p>U15_Groups_G2_P3</text:p>
          </table:table-cell>
          <table:table-cell table:style-name="ce13"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17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, &quot;&quot;homeTeamFrom&quot;&quot;:&quot;&quot;&quot; &amp; [.F24] &amp; &quot;&quot;&quot;, &quot;&quot;awayTeamFrom&quot;&quot;:&quot;&quot;&quot; &amp; [.G24] &amp; &quot;&quot;&quot;, &quot;&quot;stage2Tag&quot;&quot;:&quot;&quot;&quot; &amp; [.E24] &amp; &quot;&quot;&quot;}&quot;" office:value-type="string" office:string-value="{&quot;__v&quot;:0,&quot;day&quot;:1,&quot;dateTime&quot;:49500000,&quot;duration&quot;:&quot;10m&quot;,&quot;pitch&quot;:&quot;7&quot;,&quot;competition&quot;:{&quot;name&quot;:&quot;U15&quot;, &quot;section&quot;:&quot;Groups&quot;},&quot;tag&quot;:&quot;QF1&quot;, &quot;homeTeam&quot;:&quot;2nd Group 1&quot;, &quot;awayTeam&quot;:&quot;3rd Group 2&quot;, &quot;homeTeamFrom&quot;:&quot;U15_Groups_G1_P2&quot;, &quot;awayTeamFrom&quot;:&quot;U15_Groups_G2_P3&quot;, &quot;stage2Tag&quot;:&quot;U15_Groups_QF1&quot;}" calcext:value-type="string">
            <text:p>{"__v":0,"day":1,"dateTime":49500000,"duration":"10m","pitch":"7","competition":{"name":"U15", "section":"Groups"},"tag":"QF1", "homeTeam":"2nd Group 1", "awayTeam":"3rd Group 2", "homeTeamFrom":"U15_Groups_G1_P2", "awayTeamFrom":"U15_Groups_G2_P3", "stage2Tag":"U15_Groups_Q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2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table:style-name="ce12" office:value-type="float" office:value="24" calcext:value-type="float">
            <text:p>24</text:p>
          </table:table-cell>
          <table:table-cell table:formula="of:=FIRST_GAME_MS + ((DURATION_MS + GAME_GAP_MS) * ([.$B25]-1)) + SECTION_GAP_MS" office:value-type="float" office:value="49500000" calcext:value-type="float">
            <text:p>49500000</text:p>
          </table:table-cell>
          <table:table-cell table:style-name="ce14" table:formula="of:=AGE_GROUP_TRANSLATED&amp;&quot;_&quot;&amp;SECTION_TRANSLATED&amp;&quot;_QF2&quot;" office:value-type="string" office:string-value="U15_Groups_QF2" calcext:value-type="string">
            <text:p>U15_Groups_QF2</text:p>
          </table:table-cell>
          <table:table-cell table:style-name="ce15" table:formula="of:=AGE_GROUP_TRANSLATED&amp;&quot;_&quot;&amp;SECTION_TRANSLATED&amp;&quot;_G2_P2&quot;" office:value-type="string" office:string-value="U15_Groups_G2_P2" calcext:value-type="string">
            <text:p>U15_Groups_G2_P2</text:p>
          </table:table-cell>
          <table:table-cell table:style-name="ce16" table:formula="of:=AGE_GROUP_TRANSLATED&amp;&quot;_&quot;&amp;SECTION_TRANSLATED&amp;&quot;_G1_P3&quot;" office:value-type="string" office:string-value="U15_Groups_G1_P3" calcext:value-type="string">
            <text:p>U15_Groups_G1_P3</text:p>
          </table:table-cell>
          <table:table-cell table:style-name="ce13"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17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, &quot;&quot;homeTeamFrom&quot;&quot;:&quot;&quot;&quot; &amp; [.F25] &amp; &quot;&quot;&quot;, &quot;&quot;awayTeamFrom&quot;&quot;:&quot;&quot;&quot; &amp; [.G25] &amp; &quot;&quot;&quot;, &quot;&quot;stage2Tag&quot;&quot;:&quot;&quot;&quot; &amp; [.E25] &amp; &quot;&quot;&quot;}&quot;" office:value-type="string" office:string-value="{&quot;__v&quot;:0,&quot;day&quot;:1,&quot;dateTime&quot;:49500000,&quot;duration&quot;:&quot;10m&quot;,&quot;pitch&quot;:&quot;8&quot;,&quot;competition&quot;:{&quot;name&quot;:&quot;U15&quot;, &quot;section&quot;:&quot;Groups&quot;},&quot;tag&quot;:&quot;QF2&quot;, &quot;homeTeam&quot;:&quot;2nd Group 2&quot;, &quot;awayTeam&quot;:&quot;3rd Group 1&quot;, &quot;homeTeamFrom&quot;:&quot;U15_Groups_G2_P2&quot;, &quot;awayTeamFrom&quot;:&quot;U15_Groups_G1_P3&quot;, &quot;stage2Tag&quot;:&quot;U15_Groups_QF2&quot;}" calcext:value-type="string">
            <text:p>{"__v":0,"day":1,"dateTime":49500000,"duration":"10m","pitch":"8","competition":{"name":"U15", "section":"Groups"},"tag":"QF2", "homeTeam":"2nd Group 2", "awayTeam":"3rd Group 1", "homeTeamFrom":"U15_Groups_G2_P2", "awayTeamFrom":"U15_Groups_G1_P3", "stage2Tag":"U15_Groups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table:style-name="ce12" office:value-type="float" office:value="25" calcext:value-type="float">
            <text:p>25</text:p>
          </table:table-cell>
          <table:table-cell table:formula="of:=FIRST_GAME_MS + ((DURATION_MS + GAME_GAP_MS) * ([.$B26]-1)) + SECTION_GAP_MS" office:value-type="float" office:value="50280000" calcext:value-type="float">
            <text:p>50280000</text:p>
          </table:table-cell>
          <table:table-cell table:style-name="ce14" table:formula="of:=AGE_GROUP_TRANSLATED&amp;&quot;_&quot;&amp;SECTION_TRANSLATED&amp;&quot;_QF3&quot;" office:value-type="string" office:string-value="U15_Groups_QF3" calcext:value-type="string">
            <text:p>U15_Groups_QF3</text:p>
          </table:table-cell>
          <table:table-cell table:style-name="ce15" table:formula="of:=AGE_GROUP_TRANSLATED&amp;&quot;_&quot;&amp;SECTION_TRANSLATED&amp;&quot;_G1_P1&quot;" office:value-type="string" office:string-value="U15_Groups_G1_P1" calcext:value-type="string">
            <text:p>U15_Groups_G1_P1</text:p>
          </table:table-cell>
          <table:table-cell table:style-name="ce16" table:formula="of:=AGE_GROUP_TRANSLATED&amp;&quot;_&quot;&amp;SECTION_TRANSLATED&amp;&quot;_PO2&quot;" office:value-type="string" office:string-value="U15_Groups_PO2" calcext:value-type="string">
            <text:p>U15_Groups_PO2</text:p>
          </table:table-cell>
          <table:table-cell table:style-name="ce13" office:value-type="string" calcext:value-type="string">
            <text:p>Winner Group 1</text:p>
          </table:table-cell>
          <table:table-cell office:value-type="string" calcext:value-type="string">
            <text:p>Winner PO2</text:p>
          </table:table-cell>
          <table:table-cell table:style-name="ce17" table:formula="of:=IF(MOD([.$C26]; NUM_PITCHES)=0;INDEX(PITCHES;1;NUM_PITCHES);INDEX(PITCHES;1;MOD([.$C26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, &quot;&quot;homeTeamFrom&quot;&quot;:&quot;&quot;&quot; &amp; [.F26] &amp; &quot;&quot;&quot;, &quot;&quot;awayTeamFrom&quot;&quot;:&quot;&quot;&quot; &amp; [.G26] &amp; &quot;&quot;&quot;, &quot;&quot;stage2Tag&quot;&quot;:&quot;&quot;&quot; &amp; [.E26] &amp; &quot;&quot;&quot;}&quot;" office:value-type="string" office:string-value="{&quot;__v&quot;:0,&quot;day&quot;:1,&quot;dateTime&quot;:50280000,&quot;duration&quot;:&quot;10m&quot;,&quot;pitch&quot;:&quot;5&quot;,&quot;competition&quot;:{&quot;name&quot;:&quot;U15&quot;, &quot;section&quot;:&quot;Groups&quot;},&quot;tag&quot;:&quot;QF3&quot;, &quot;homeTeam&quot;:&quot;Winner Group 1&quot;, &quot;awayTeam&quot;:&quot;Winner PO2&quot;, &quot;homeTeamFrom&quot;:&quot;U15_Groups_G1_P1&quot;, &quot;awayTeamFrom&quot;:&quot;U15_Groups_PO2&quot;, &quot;stage2Tag&quot;:&quot;U15_Groups_QF3&quot;}" calcext:value-type="string">
            <text:p>{"__v":0,"day":1,"dateTime":50280000,"duration":"10m","pitch":"5","competition":{"name":"U15", "section":"Groups"},"tag":"QF3", "homeTeam":"Winner Group 1", "awayTeam":"Winner PO2", "homeTeamFrom":"U15_Groups_G1_P1", "awayTeamFrom":"U15_Groups_PO2", "stage2Tag":"U15_Group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table:style-name="ce12" office:value-type="float" office:value="26" calcext:value-type="float">
            <text:p>26</text:p>
          </table:table-cell>
          <table:table-cell table:formula="of:=FIRST_GAME_MS + ((DURATION_MS + GAME_GAP_MS) * ([.$B27]-1)) + SECTION_GAP_MS" office:value-type="float" office:value="50280000" calcext:value-type="float">
            <text:p>50280000</text:p>
          </table:table-cell>
          <table:table-cell table:style-name="ce14" table:formula="of:=AGE_GROUP_TRANSLATED&amp;&quot;_&quot;&amp;SECTION_TRANSLATED&amp;&quot;_QF4&quot;" office:value-type="string" office:string-value="U15_Groups_QF4" calcext:value-type="string">
            <text:p>U15_Groups_QF4</text:p>
          </table:table-cell>
          <table:table-cell table:style-name="ce15" table:formula="of:=AGE_GROUP_TRANSLATED&amp;&quot;_&quot;&amp;SECTION_TRANSLATED&amp;&quot;_G2_P1&quot;" office:value-type="string" office:string-value="U15_Groups_G2_P1" calcext:value-type="string">
            <text:p>U15_Groups_G2_P1</text:p>
          </table:table-cell>
          <table:table-cell table:style-name="ce16" table:formula="of:=AGE_GROUP_TRANSLATED&amp;&quot;_&quot;&amp;SECTION_TRANSLATED&amp;&quot;_PO1&quot;" office:value-type="string" office:string-value="U15_Groups_PO1" calcext:value-type="string">
            <text:p>U15_Groups_PO1</text:p>
          </table:table-cell>
          <table:table-cell table:style-name="ce13" office:value-type="string" calcext:value-type="string">
            <text:p>Winner Group 2</text:p>
          </table:table-cell>
          <table:table-cell office:value-type="string" calcext:value-type="string">
            <text:p>Winner PO1</text:p>
          </table:table-cell>
          <table:table-cell table:style-name="ce17" table:formula="of:=IF(MOD([.$C27]; NUM_PITCHES)=0;INDEX(PITCHES;1;NUM_PITCHES);INDEX(PITCHES;1;MOD([.$C27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, &quot;&quot;homeTeamFrom&quot;&quot;:&quot;&quot;&quot; &amp; [.F27] &amp; &quot;&quot;&quot;, &quot;&quot;awayTeamFrom&quot;&quot;:&quot;&quot;&quot; &amp; [.G27] &amp; &quot;&quot;&quot;, &quot;&quot;stage2Tag&quot;&quot;:&quot;&quot;&quot; &amp; [.E27] &amp; &quot;&quot;&quot;}&quot;" office:value-type="string" office:string-value="{&quot;__v&quot;:0,&quot;day&quot;:1,&quot;dateTime&quot;:50280000,&quot;duration&quot;:&quot;10m&quot;,&quot;pitch&quot;:&quot;6&quot;,&quot;competition&quot;:{&quot;name&quot;:&quot;U15&quot;, &quot;section&quot;:&quot;Groups&quot;},&quot;tag&quot;:&quot;QF4&quot;, &quot;homeTeam&quot;:&quot;Winner Group 2&quot;, &quot;awayTeam&quot;:&quot;Winner PO1&quot;, &quot;homeTeamFrom&quot;:&quot;U15_Groups_G2_P1&quot;, &quot;awayTeamFrom&quot;:&quot;U15_Groups_PO1&quot;, &quot;stage2Tag&quot;:&quot;U15_Groups_QF4&quot;}" calcext:value-type="string">
            <text:p>{"__v":0,"day":1,"dateTime":50280000,"duration":"10m","pitch":"6","competition":{"name":"U15", "section":"Groups"},"tag":"QF4", "homeTeam":"Winner Group 2", "awayTeam":"Winner PO1", "homeTeamFrom":"U15_Groups_G2_P1", "awayTeamFrom":"U15_Groups_PO1", "stage2Tag":"U15_Group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table:style-name="ce12" office:value-type="float" office:value="27" calcext:value-type="float">
            <text:p>27</text:p>
          </table:table-cell>
          <table:table-cell table:formula="of:=FIRST_GAME_MS + ((DURATION_MS + GAME_GAP_MS) * ([.$B28]-1)) + SECTION_GAP_MS" office:value-type="float" office:value="50280000" calcext:value-type="float">
            <text:p>50280000</text:p>
          </table:table-cell>
          <table:table-cell table:style-name="ce14" table:formula="of:=AGE_GROUP_TRANSLATED&amp;&quot;_&quot;&amp;SECTION_TRANSLATED&amp;&quot;_SF1&quot;" office:value-type="string" office:string-value="U15_Groups_SF1" calcext:value-type="string">
            <text:p>U15_Groups_SF1</text:p>
          </table:table-cell>
          <table:table-cell table:style-name="ce15" table:formula="of:=AGE_GROUP_TRANSLATED&amp;&quot;_&quot;&amp;SECTION_TRANSLATED&amp;&quot;_QF1&quot;" office:value-type="string" office:string-value="U15_Groups_QF1" calcext:value-type="string">
            <text:p>U15_Groups_QF1</text:p>
          </table:table-cell>
          <table:table-cell table:style-name="ce16" table:formula="of:=AGE_GROUP_TRANSLATED&amp;&quot;_&quot;&amp;SECTION_TRANSLATED&amp;&quot;_QF4&quot;" office:value-type="string" office:string-value="U15_Groups_QF4" calcext:value-type="string">
            <text:p>U15_Groups_QF4</text:p>
          </table:table-cell>
          <table:table-cell table:style-name="ce13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17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, &quot;&quot;homeTeamFrom&quot;&quot;:&quot;&quot;&quot; &amp; [.F28] &amp; &quot;&quot;&quot;, &quot;&quot;awayTeamFrom&quot;&quot;:&quot;&quot;&quot; &amp; [.G28] &amp; &quot;&quot;&quot;, &quot;&quot;stage2Tag&quot;&quot;:&quot;&quot;&quot; &amp; [.E28] &amp; &quot;&quot;&quot;}&quot;" office:value-type="string" office:string-value="{&quot;__v&quot;:0,&quot;day&quot;:1,&quot;dateTime&quot;:50280000,&quot;duration&quot;:&quot;10m&quot;,&quot;pitch&quot;:&quot;7&quot;,&quot;competition&quot;:{&quot;name&quot;:&quot;U15&quot;, &quot;section&quot;:&quot;Groups&quot;},&quot;tag&quot;:&quot;SF1&quot;, &quot;homeTeam&quot;:&quot;Winner QF1&quot;, &quot;awayTeam&quot;:&quot;Winner QF4&quot;, &quot;homeTeamFrom&quot;:&quot;U15_Groups_QF1&quot;, &quot;awayTeamFrom&quot;:&quot;U15_Groups_QF4&quot;, &quot;stage2Tag&quot;:&quot;U15_Groups_SF1&quot;}" calcext:value-type="string">
            <text:p>{"__v":0,"day":1,"dateTime":50280000,"duration":"10m","pitch":"7","competition":{"name":"U15", "section":"Groups"},"tag":"SF1", "homeTeam":"Winner QF1", "awayTeam":"Winner QF4", "homeTeamFrom":"U15_Groups_QF1", "awayTeamFrom":"U15_Groups_QF4", "stage2Tag":"U15_Group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table:style-name="ce12" office:value-type="float" office:value="28" calcext:value-type="float">
            <text:p>28</text:p>
          </table:table-cell>
          <table:table-cell table:formula="of:=FIRST_GAME_MS + ((DURATION_MS + GAME_GAP_MS) * ([.$B29]-1)) + SECTION_GAP_MS" office:value-type="float" office:value="50280000" calcext:value-type="float">
            <text:p>50280000</text:p>
          </table:table-cell>
          <table:table-cell table:style-name="ce14" table:formula="of:=AGE_GROUP_TRANSLATED&amp;&quot;_&quot;&amp;SECTION_TRANSLATED&amp;&quot;_SF2&quot;" office:value-type="string" office:string-value="U15_Groups_SF2" calcext:value-type="string">
            <text:p>U15_Groups_SF2</text:p>
          </table:table-cell>
          <table:table-cell table:style-name="ce15" table:formula="of:=AGE_GROUP_TRANSLATED&amp;&quot;_&quot;&amp;SECTION_TRANSLATED&amp;&quot;_QF2&quot;" office:value-type="string" office:string-value="U15_Groups_QF2" calcext:value-type="string">
            <text:p>U15_Groups_QF2</text:p>
          </table:table-cell>
          <table:table-cell table:style-name="ce16" table:formula="of:=AGE_GROUP_TRANSLATED&amp;&quot;_&quot;&amp;SECTION_TRANSLATED&amp;&quot;_QF3&quot;" office:value-type="string" office:string-value="U15_Groups_QF3" calcext:value-type="string">
            <text:p>U15_Groups_QF3</text:p>
          </table:table-cell>
          <table:table-cell table:style-name="ce13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17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, &quot;&quot;homeTeamFrom&quot;&quot;:&quot;&quot;&quot; &amp; [.F29] &amp; &quot;&quot;&quot;, &quot;&quot;awayTeamFrom&quot;&quot;:&quot;&quot;&quot; &amp; [.G29] &amp; &quot;&quot;&quot;, &quot;&quot;stage2Tag&quot;&quot;:&quot;&quot;&quot; &amp; [.E29] &amp; &quot;&quot;&quot;}&quot;" office:value-type="string" office:string-value="{&quot;__v&quot;:0,&quot;day&quot;:1,&quot;dateTime&quot;:50280000,&quot;duration&quot;:&quot;10m&quot;,&quot;pitch&quot;:&quot;8&quot;,&quot;competition&quot;:{&quot;name&quot;:&quot;U15&quot;, &quot;section&quot;:&quot;Groups&quot;},&quot;tag&quot;:&quot;SF2&quot;, &quot;homeTeam&quot;:&quot;Winner QF2&quot;, &quot;awayTeam&quot;:&quot;Winner QF3&quot;, &quot;homeTeamFrom&quot;:&quot;U15_Groups_QF2&quot;, &quot;awayTeamFrom&quot;:&quot;U15_Groups_QF3&quot;, &quot;stage2Tag&quot;:&quot;U15_Groups_SF2&quot;}" calcext:value-type="string">
            <text:p>{"__v":0,"day":1,"dateTime":50280000,"duration":"10m","pitch":"8","competition":{"name":"U15", "section":"Groups"},"tag":"SF2", "homeTeam":"Winner QF2", "awayTeam":"Winner QF3", "homeTeamFrom":"U15_Groups_QF2", "awayTeamFrom":"U15_Groups_QF3", "stage2Tag":"U15_Group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table:style-name="ce12" office:value-type="float" office:value="29" calcext:value-type="float">
            <text:p>29</text:p>
          </table:table-cell>
          <table:table-cell table:formula="of:=FIRST_GAME_MS + ((DURATION_MS + GAME_GAP_MS) * ([.$B30]-1)) + SECTION_GAP_MS" office:value-type="float" office:value="51060000" calcext:value-type="float">
            <text:p>51060000</text:p>
          </table:table-cell>
          <table:table-cell table:style-name="ce14" table:formula="of:=AGE_GROUP_TRANSLATED&amp;&quot;_&quot;&amp;SECTION_TRANSLATED&amp;&quot;_FNL&quot;" office:value-type="string" office:string-value="U15_Groups_FNL" calcext:value-type="string">
            <text:p>U15_Groups_FNL</text:p>
          </table:table-cell>
          <table:table-cell table:style-name="ce15" table:formula="of:=AGE_GROUP_TRANSLATED&amp;&quot;_&quot;&amp;SECTION_TRANSLATED&amp;&quot;_SF1&quot;" office:value-type="string" office:string-value="U15_Groups_SF1" calcext:value-type="string">
            <text:p>U15_Groups_SF1</text:p>
          </table:table-cell>
          <table:table-cell table:style-name="ce16" table:formula="of:=AGE_GROUP_TRANSLATED&amp;&quot;_&quot;&amp;SECTION_TRANSLATED&amp;&quot;_SF2&quot;" office:value-type="string" office:string-value="U15_Groups_SF2" calcext:value-type="string">
            <text:p>U15_Groups_SF2</text:p>
          </table:table-cell>
          <table:table-cell table:style-name="ce13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17" table:formula="of:=IF(MOD([.$C30]; NUM_PITCHES)=0;INDEX(PITCHES;1;NUM_PITCHES);INDEX(PITCHES;1;MOD([.$C30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, &quot;&quot;homeTeamFrom&quot;&quot;:&quot;&quot;&quot; &amp; [.F30] &amp; &quot;&quot;&quot;, &quot;&quot;awayTeamFrom&quot;&quot;:&quot;&quot;&quot; &amp; [.G30] &amp; &quot;&quot;&quot;, &quot;&quot;stage2Tag&quot;&quot;:&quot;&quot;&quot; &amp; [.E30] &amp; &quot;&quot;&quot;}&quot;" office:value-type="string" office:string-value="{&quot;__v&quot;:0,&quot;day&quot;:1,&quot;dateTime&quot;:51060000,&quot;duration&quot;:&quot;10m&quot;,&quot;pitch&quot;:&quot;5&quot;,&quot;competition&quot;:{&quot;name&quot;:&quot;U15&quot;, &quot;section&quot;:&quot;Groups&quot;},&quot;tag&quot;:&quot;FNL&quot;, &quot;homeTeam&quot;:&quot;Winner SF1&quot;, &quot;awayTeam&quot;:&quot;Winner SF2&quot;, &quot;homeTeamFrom&quot;:&quot;U15_Groups_SF1&quot;, &quot;awayTeamFrom&quot;:&quot;U15_Groups_SF2&quot;, &quot;stage2Tag&quot;:&quot;U15_Groups_FNL&quot;}" calcext:value-type="string">
            <text:p>{"__v":0,"day":1,"dateTime":51060000,"duration":"10m","pitch":"5","competition":{"name":"U15", "section":"Groups"},"tag":"FNL", "homeTeam":"Winner SF1", "awayTeam":"Winner SF2", "homeTeamFrom":"U15_Groups_SF1", "awayTeamFrom":"U15_Groups_SF2", "stage2Tag":"U15_Groups_FNL"}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2"/>
          <table:table-cell table:style-name="ce14"/>
          <table:table-cell/>
          <table:table-cell table:style-name="ce15"/>
          <table:table-cell table:style-name="ce16"/>
          <table:table-cell table:style-name="ce18"/>
          <table:table-cell table:style-name="ce19"/>
          <table:table-cell table:style-name="ce18"/>
          <table:table-cell table:number-columns-repeated="1013"/>
        </table:table-row>
        <table:table-row table:style-name="ro1" table:number-rows-repeated="6">
          <table:table-cell table:number-columns-repeated="4"/>
          <table:table-cell table:style-name="ce15"/>
          <table:table-cell table:style-name="ce16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x 6 KO P=2,4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default-cell-style-name="ce12"/>
        <table:table-column table:style-name="co23" table:visibility="collapse" table:default-cell-style-name="ce12"/>
        <table:table-column table:style-name="co5" table:visibility="collapse" table:default-cell-style-name="ce12"/>
        <table:table-column table:style-name="co11" table:visibility="collapse" table:default-cell-style-name="ce12"/>
        <table:table-column table:style-name="co11" table:default-cell-style-name="ce12"/>
        <table:table-column table:style-name="co11" table:visibility="collapse" table:number-columns-repeated="2" table:default-cell-style-name="ce14"/>
        <table:table-column table:style-name="co22" table:default-cell-style-name="ce15"/>
        <table:table-column table:style-name="co22" table:default-cell-style-name="ce16"/>
        <table:table-column table:style-name="co9" table:default-cell-style-name="ce18"/>
        <table:table-column table:style-name="co10" table:default-cell-style-name="ce19"/>
        <table:table-column table:style-name="co3" table:number-columns-repeated="1013" table:default-cell-style-name="ce18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45000000" calcext:value-type="float">
            <text:p>45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6 KO P=2,4'.F2];TRANSLATED_TEAM_NAMES;['2 x 6 KO P=2,4'.$E2]+1)" office:value-type="string" office:string-value="1A" calcext:value-type="string">
            <text:p>1A</text:p>
          </table:table-cell>
          <table:table-cell table:formula="of:=VLOOKUP(['2 x 6 KO P=2,4'.G2];TRANSLATED_TEAM_NAMES;['2 x 6 KO P=2,4'.$E2]+1)" office:value-type="string" office:string-value="1B" calcext:value-type="string">
            <text:p>1B</text:p>
          </table:table-cell>
          <table:table-cell table:style-name="ce17" table:formula="of:=IF(MOD([.$C2]; NUM_PITCHES)=0;INDEX(PITCHES;1;NUM_PITCHES);INDEX(PITCHES;1;MOD([.$C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45000000,&quot;duration&quot;:&quot;10m&quot;,&quot;pitch&quot;:&quot;5&quot;,&quot;competition&quot;:{&quot;name&quot;:&quot;U15&quot;, &quot;section&quot;:&quot;Groups&quot;, &quot;group&quot;:&quot;1&quot;},&quot;tag&quot;:&quot;1&quot;, &quot;homeTeam&quot;:&quot;1A&quot;, &quot;awayTeam&quot;:&quot;1B&quot;}" calcext:value-type="string">
            <text:p>{"__v":0,"day":1,"dateTime":45000000,"duration":"10m","pitch":"5","competition":{"name":"U15", "section":"Groups", "group":"1"},"tag":"1", "homeTeam":"1A", "awayTeam":"1B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45000000" calcext:value-type="float">
            <text:p>450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6 KO P=2,4'.F3];TRANSLATED_TEAM_NAMES;['2 x 6 KO P=2,4'.$E3]+1)" office:value-type="string" office:string-value="2A" calcext:value-type="string">
            <text:p>2A</text:p>
          </table:table-cell>
          <table:table-cell table:formula="of:=VLOOKUP(['2 x 6 KO P=2,4'.G3];TRANSLATED_TEAM_NAMES;['2 x 6 KO P=2,4'.$E3]+1)" office:value-type="string" office:string-value="2B" calcext:value-type="string">
            <text:p>2B</text:p>
          </table:table-cell>
          <table:table-cell table:style-name="ce17" table:formula="of:=IF(MOD([.$C3]; NUM_PITCHES)=0;INDEX(PITCHES;1;NUM_PITCHES);INDEX(PITCHES;1;MOD([.$C3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45000000,&quot;duration&quot;:&quot;10m&quot;,&quot;pitch&quot;:&quot;6&quot;,&quot;competition&quot;:{&quot;name&quot;:&quot;U15&quot;, &quot;section&quot;:&quot;Groups&quot;, &quot;group&quot;:&quot;2&quot;},&quot;tag&quot;:&quot;1&quot;, &quot;homeTeam&quot;:&quot;2A&quot;, &quot;awayTeam&quot;:&quot;2B&quot;}" calcext:value-type="string">
            <text:p>{"__v":0,"day":1,"dateTime":45000000,"duration":"10m","pitch":"6","competition":{"name":"U15", "section":"Groups", "group":"2"},"tag":"1", "homeTeam":"2A", "awayTeam":"2B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6 KO P=2,4'.F4];TRANSLATED_TEAM_NAMES;['2 x 6 KO P=2,4'.$E4]+1)" office:value-type="string" office:string-value="1C" calcext:value-type="string">
            <text:p>1C</text:p>
          </table:table-cell>
          <table:table-cell table:formula="of:=VLOOKUP(['2 x 6 KO P=2,4'.G4];TRANSLATED_TEAM_NAMES;['2 x 6 KO P=2,4'.$E4]+1)" office:value-type="string" office:string-value="1D" calcext:value-type="string">
            <text:p>1D</text:p>
          </table:table-cell>
          <table:table-cell table:style-name="ce17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45000000,&quot;duration&quot;:&quot;10m&quot;,&quot;pitch&quot;:&quot;7&quot;,&quot;competition&quot;:{&quot;name&quot;:&quot;U15&quot;, &quot;section&quot;:&quot;Groups&quot;, &quot;group&quot;:&quot;1&quot;},&quot;tag&quot;:&quot;1&quot;, &quot;homeTeam&quot;:&quot;1C&quot;, &quot;awayTeam&quot;:&quot;1D&quot;}" calcext:value-type="string">
            <text:p>{"__v":0,"day":1,"dateTime":45000000,"duration":"10m","pitch":"7","competition":{"name":"U15", "section":"Groups", "group":"1"},"tag":"1", "homeTeam":"1C", "awayTeam":"1D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45000000" calcext:value-type="float">
            <text:p>450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6 KO P=2,4'.F5];TRANSLATED_TEAM_NAMES;['2 x 6 KO P=2,4'.$E5]+1)" office:value-type="string" office:string-value="2C" calcext:value-type="string">
            <text:p>2C</text:p>
          </table:table-cell>
          <table:table-cell table:formula="of:=VLOOKUP(['2 x 6 KO P=2,4'.G5];TRANSLATED_TEAM_NAMES;['2 x 6 KO P=2,4'.$E5]+1)" office:value-type="string" office:string-value="2D" calcext:value-type="string">
            <text:p>2D</text:p>
          </table:table-cell>
          <table:table-cell table:style-name="ce17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45000000,&quot;duration&quot;:&quot;10m&quot;,&quot;pitch&quot;:&quot;8&quot;,&quot;competition&quot;:{&quot;name&quot;:&quot;U15&quot;, &quot;section&quot;:&quot;Groups&quot;, &quot;group&quot;:&quot;2&quot;},&quot;tag&quot;:&quot;1&quot;, &quot;homeTeam&quot;:&quot;2C&quot;, &quot;awayTeam&quot;:&quot;2D&quot;}" calcext:value-type="string">
            <text:p>{"__v":0,"day":1,"dateTime":45000000,"duration":"10m","pitch":"8","competition":{"name":"U15", "section":"Groups", "group":"2"},"tag":"1", "homeTeam":"2C", "awayTeam":"2D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45780000" calcext:value-type="float">
            <text:p>457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2 x 6 KO P=2,4'.F6];TRANSLATED_TEAM_NAMES;['2 x 6 KO P=2,4'.$E6]+1)" office:value-type="string" office:string-value="1E" calcext:value-type="string">
            <text:p>1E</text:p>
          </table:table-cell>
          <table:table-cell table:formula="of:=VLOOKUP(['2 x 6 KO P=2,4'.G6];TRANSLATED_TEAM_NAMES;['2 x 6 KO P=2,4'.$E6]+1)" office:value-type="string" office:string-value="1F" calcext:value-type="string">
            <text:p>1F</text:p>
          </table:table-cell>
          <table:table-cell table:style-name="ce17" table:formula="of:=IF(MOD([.$C6]; NUM_PITCHES)=0;INDEX(PITCHES;1;NUM_PITCHES);INDEX(PITCHES;1;MOD([.$C6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45780000,&quot;duration&quot;:&quot;10m&quot;,&quot;pitch&quot;:&quot;5&quot;,&quot;competition&quot;:{&quot;name&quot;:&quot;U15&quot;, &quot;section&quot;:&quot;Groups&quot;, &quot;group&quot;:&quot;1&quot;},&quot;tag&quot;:&quot;2&quot;, &quot;homeTeam&quot;:&quot;1E&quot;, &quot;awayTeam&quot;:&quot;1F&quot;}" calcext:value-type="string">
            <text:p>{"__v":0,"day":1,"dateTime":45780000,"duration":"10m","pitch":"5","competition":{"name":"U15", "section":"Groups", "group":"1"},"tag":"2", "homeTeam":"1E", "awayTeam":"1F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45780000" calcext:value-type="float">
            <text:p>4578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2 x 6 KO P=2,4'.F7];TRANSLATED_TEAM_NAMES;['2 x 6 KO P=2,4'.$E7]+1)" office:value-type="string" office:string-value="2E" calcext:value-type="string">
            <text:p>2E</text:p>
          </table:table-cell>
          <table:table-cell table:formula="of:=VLOOKUP(['2 x 6 KO P=2,4'.G7];TRANSLATED_TEAM_NAMES;['2 x 6 KO P=2,4'.$E7]+1)" office:value-type="string" office:string-value="2F" calcext:value-type="string">
            <text:p>2F</text:p>
          </table:table-cell>
          <table:table-cell table:style-name="ce17" table:formula="of:=IF(MOD([.$C7]; NUM_PITCHES)=0;INDEX(PITCHES;1;NUM_PITCHES);INDEX(PITCHES;1;MOD([.$C7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45780000,&quot;duration&quot;:&quot;10m&quot;,&quot;pitch&quot;:&quot;6&quot;,&quot;competition&quot;:{&quot;name&quot;:&quot;U15&quot;, &quot;section&quot;:&quot;Groups&quot;, &quot;group&quot;:&quot;2&quot;},&quot;tag&quot;:&quot;2&quot;, &quot;homeTeam&quot;:&quot;2E&quot;, &quot;awayTeam&quot;:&quot;2F&quot;}" calcext:value-type="string">
            <text:p>{"__v":0,"day":1,"dateTime":45780000,"duration":"10m","pitch":"6","competition":{"name":"U15", "section":"Groups", "group":"2"},"tag":"2", "homeTeam":"2E", "awayTeam":"2F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45780000" calcext:value-type="float">
            <text:p>457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6 KO P=2,4'.F8];TRANSLATED_TEAM_NAMES;['2 x 6 KO P=2,4'.$E8]+1)" office:value-type="string" office:string-value="1D" calcext:value-type="string">
            <text:p>1D</text:p>
          </table:table-cell>
          <table:table-cell table:formula="of:=VLOOKUP(['2 x 6 KO P=2,4'.G8];TRANSLATED_TEAM_NAMES;['2 x 6 KO P=2,4'.$E8]+1)" office:value-type="string" office:string-value="1E" calcext:value-type="string">
            <text:p>1E</text:p>
          </table:table-cell>
          <table:table-cell table:style-name="ce17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45780000,&quot;duration&quot;:&quot;10m&quot;,&quot;pitch&quot;:&quot;7&quot;,&quot;competition&quot;:{&quot;name&quot;:&quot;U15&quot;, &quot;section&quot;:&quot;Groups&quot;, &quot;group&quot;:&quot;1&quot;},&quot;tag&quot;:&quot;2&quot;, &quot;homeTeam&quot;:&quot;1D&quot;, &quot;awayTeam&quot;:&quot;1E&quot;}" calcext:value-type="string">
            <text:p>{"__v":0,"day":1,"dateTime":45780000,"duration":"10m","pitch":"7","competition":{"name":"U15", "section":"Groups", "group":"1"},"tag":"2", "homeTeam":"1D", "awayTeam":"1E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45780000" calcext:value-type="float">
            <text:p>4578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6 KO P=2,4'.F9];TRANSLATED_TEAM_NAMES;['2 x 6 KO P=2,4'.$E9]+1)" office:value-type="string" office:string-value="2D" calcext:value-type="string">
            <text:p>2D</text:p>
          </table:table-cell>
          <table:table-cell table:formula="of:=VLOOKUP(['2 x 6 KO P=2,4'.G9];TRANSLATED_TEAM_NAMES;['2 x 6 KO P=2,4'.$E9]+1)" office:value-type="string" office:string-value="2E" calcext:value-type="string">
            <text:p>2E</text:p>
          </table:table-cell>
          <table:table-cell table:style-name="ce17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45780000,&quot;duration&quot;:&quot;10m&quot;,&quot;pitch&quot;:&quot;8&quot;,&quot;competition&quot;:{&quot;name&quot;:&quot;U15&quot;, &quot;section&quot;:&quot;Groups&quot;, &quot;group&quot;:&quot;2&quot;},&quot;tag&quot;:&quot;2&quot;, &quot;homeTeam&quot;:&quot;2D&quot;, &quot;awayTeam&quot;:&quot;2E&quot;}" calcext:value-type="string">
            <text:p>{"__v":0,"day":1,"dateTime":45780000,"duration":"10m","pitch":"8","competition":{"name":"U15", "section":"Groups", "group":"2"},"tag":"2", "homeTeam":"2D", "awayTeam":"2E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46560000" calcext:value-type="float">
            <text:p>4656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'2 x 6 KO P=2,4'.F10];TRANSLATED_TEAM_NAMES;['2 x 6 KO P=2,4'.$E10]+1)" office:value-type="string" office:string-value="1F" calcext:value-type="string">
            <text:p>1F</text:p>
          </table:table-cell>
          <table:table-cell table:formula="of:=VLOOKUP(['2 x 6 KO P=2,4'.G10];TRANSLATED_TEAM_NAMES;['2 x 6 KO P=2,4'.$E10]+1)" office:value-type="string" office:string-value="1A" calcext:value-type="string">
            <text:p>1A</text:p>
          </table:table-cell>
          <table:table-cell table:style-name="ce17" table:formula="of:=IF(MOD([.$C10]; NUM_PITCHES)=0;INDEX(PITCHES;1;NUM_PITCHES);INDEX(PITCHES;1;MOD([.$C10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46560000,&quot;duration&quot;:&quot;10m&quot;,&quot;pitch&quot;:&quot;5&quot;,&quot;competition&quot;:{&quot;name&quot;:&quot;U15&quot;, &quot;section&quot;:&quot;Groups&quot;, &quot;group&quot;:&quot;1&quot;},&quot;tag&quot;:&quot;3&quot;, &quot;homeTeam&quot;:&quot;1F&quot;, &quot;awayTeam&quot;:&quot;1A&quot;}" calcext:value-type="string">
            <text:p>{"__v":0,"day":1,"dateTime":46560000,"duration":"10m","pitch":"5","competition":{"name":"U15", "section":"Groups", "group":"1"},"tag":"3", "homeTeam":"1F", "awayTeam":"1A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46560000" calcext:value-type="float">
            <text:p>4656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'2 x 6 KO P=2,4'.F11];TRANSLATED_TEAM_NAMES;['2 x 6 KO P=2,4'.$E11]+1)" office:value-type="string" office:string-value="2F" calcext:value-type="string">
            <text:p>2F</text:p>
          </table:table-cell>
          <table:table-cell table:formula="of:=VLOOKUP(['2 x 6 KO P=2,4'.G11];TRANSLATED_TEAM_NAMES;['2 x 6 KO P=2,4'.$E11]+1)" office:value-type="string" office:string-value="2A" calcext:value-type="string">
            <text:p>2A</text:p>
          </table:table-cell>
          <table:table-cell table:style-name="ce17" table:formula="of:=IF(MOD([.$C11]; NUM_PITCHES)=0;INDEX(PITCHES;1;NUM_PITCHES);INDEX(PITCHES;1;MOD([.$C11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46560000,&quot;duration&quot;:&quot;10m&quot;,&quot;pitch&quot;:&quot;6&quot;,&quot;competition&quot;:{&quot;name&quot;:&quot;U15&quot;, &quot;section&quot;:&quot;Groups&quot;, &quot;group&quot;:&quot;2&quot;},&quot;tag&quot;:&quot;3&quot;, &quot;homeTeam&quot;:&quot;2F&quot;, &quot;awayTeam&quot;:&quot;2A&quot;}" calcext:value-type="string">
            <text:p>{"__v":0,"day":1,"dateTime":46560000,"duration":"10m","pitch":"6","competition":{"name":"U15", "section":"Groups", "group":"2"},"tag":"3", "homeTeam":"2F", "awayTeam":"2A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46560000" calcext:value-type="float">
            <text:p>465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6 KO P=2,4'.F12];TRANSLATED_TEAM_NAMES;['2 x 6 KO P=2,4'.$E12]+1)" office:value-type="string" office:string-value="1B" calcext:value-type="string">
            <text:p>1B</text:p>
          </table:table-cell>
          <table:table-cell table:formula="of:=VLOOKUP(['2 x 6 KO P=2,4'.G12];TRANSLATED_TEAM_NAMES;['2 x 6 KO P=2,4'.$E12]+1)" office:value-type="string" office:string-value="1C" calcext:value-type="string">
            <text:p>1C</text:p>
          </table:table-cell>
          <table:table-cell table:style-name="ce17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46560000,&quot;duration&quot;:&quot;10m&quot;,&quot;pitch&quot;:&quot;7&quot;,&quot;competition&quot;:{&quot;name&quot;:&quot;U15&quot;, &quot;section&quot;:&quot;Groups&quot;, &quot;group&quot;:&quot;1&quot;},&quot;tag&quot;:&quot;3&quot;, &quot;homeTeam&quot;:&quot;1B&quot;, &quot;awayTeam&quot;:&quot;1C&quot;}" calcext:value-type="string">
            <text:p>{"__v":0,"day":1,"dateTime":46560000,"duration":"10m","pitch":"7","competition":{"name":"U15", "section":"Groups", "group":"1"},"tag":"3", "homeTeam":"1B", "awayTeam":"1C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46560000" calcext:value-type="float">
            <text:p>465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6 KO P=2,4'.F13];TRANSLATED_TEAM_NAMES;['2 x 6 KO P=2,4'.$E13]+1)" office:value-type="string" office:string-value="2B" calcext:value-type="string">
            <text:p>2B</text:p>
          </table:table-cell>
          <table:table-cell table:formula="of:=VLOOKUP(['2 x 6 KO P=2,4'.G13];TRANSLATED_TEAM_NAMES;['2 x 6 KO P=2,4'.$E13]+1)" office:value-type="string" office:string-value="2C" calcext:value-type="string">
            <text:p>2C</text:p>
          </table:table-cell>
          <table:table-cell table:style-name="ce17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46560000,&quot;duration&quot;:&quot;10m&quot;,&quot;pitch&quot;:&quot;8&quot;,&quot;competition&quot;:{&quot;name&quot;:&quot;U15&quot;, &quot;section&quot;:&quot;Groups&quot;, &quot;group&quot;:&quot;2&quot;},&quot;tag&quot;:&quot;3&quot;, &quot;homeTeam&quot;:&quot;2B&quot;, &quot;awayTeam&quot;:&quot;2C&quot;}" calcext:value-type="string">
            <text:p>{"__v":0,"day":1,"dateTime":46560000,"duration":"10m","pitch":"8","competition":{"name":"U15", "section":"Groups", "group":"2"},"tag":"3", "homeTeam":"2B", "awayTeam":"2C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47340000" calcext:value-type="float">
            <text:p>473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2 x 6 KO P=2,4'.F14];TRANSLATED_TEAM_NAMES;['2 x 6 KO P=2,4'.$E14]+1)" office:value-type="string" office:string-value="1A" calcext:value-type="string">
            <text:p>1A</text:p>
          </table:table-cell>
          <table:table-cell table:formula="of:=VLOOKUP(['2 x 6 KO P=2,4'.G14];TRANSLATED_TEAM_NAMES;['2 x 6 KO P=2,4'.$E14]+1)" office:value-type="string" office:string-value="1C" calcext:value-type="string">
            <text:p>1C</text:p>
          </table:table-cell>
          <table:table-cell table:style-name="ce17" table:formula="of:=IF(MOD([.$C14]; NUM_PITCHES)=0;INDEX(PITCHES;1;NUM_PITCHES);INDEX(PITCHES;1;MOD([.$C14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47340000,&quot;duration&quot;:&quot;10m&quot;,&quot;pitch&quot;:&quot;5&quot;,&quot;competition&quot;:{&quot;name&quot;:&quot;U15&quot;, &quot;section&quot;:&quot;Groups&quot;, &quot;group&quot;:&quot;1&quot;},&quot;tag&quot;:&quot;4&quot;, &quot;homeTeam&quot;:&quot;1A&quot;, &quot;awayTeam&quot;:&quot;1C&quot;}" calcext:value-type="string">
            <text:p>{"__v":0,"day":1,"dateTime":47340000,"duration":"10m","pitch":"5","competition":{"name":"U15", "section":"Groups", "group":"1"},"tag":"4", "homeTeam":"1A", "awayTeam":"1C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47340000" calcext:value-type="float">
            <text:p>4734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2 x 6 KO P=2,4'.F15];TRANSLATED_TEAM_NAMES;['2 x 6 KO P=2,4'.$E15]+1)" office:value-type="string" office:string-value="2A" calcext:value-type="string">
            <text:p>2A</text:p>
          </table:table-cell>
          <table:table-cell table:formula="of:=VLOOKUP(['2 x 6 KO P=2,4'.G15];TRANSLATED_TEAM_NAMES;['2 x 6 KO P=2,4'.$E15]+1)" office:value-type="string" office:string-value="2C" calcext:value-type="string">
            <text:p>2C</text:p>
          </table:table-cell>
          <table:table-cell table:style-name="ce17" table:formula="of:=IF(MOD([.$C15]; NUM_PITCHES)=0;INDEX(PITCHES;1;NUM_PITCHES);INDEX(PITCHES;1;MOD([.$C15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47340000,&quot;duration&quot;:&quot;10m&quot;,&quot;pitch&quot;:&quot;6&quot;,&quot;competition&quot;:{&quot;name&quot;:&quot;U15&quot;, &quot;section&quot;:&quot;Groups&quot;, &quot;group&quot;:&quot;2&quot;},&quot;tag&quot;:&quot;4&quot;, &quot;homeTeam&quot;:&quot;2A&quot;, &quot;awayTeam&quot;:&quot;2C&quot;}" calcext:value-type="string">
            <text:p>{"__v":0,"day":1,"dateTime":47340000,"duration":"10m","pitch":"6","competition":{"name":"U15", "section":"Groups", "group":"2"},"tag":"4", "homeTeam":"2A", "awayTeam":"2C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47340000" calcext:value-type="float">
            <text:p>473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'2 x 6 KO P=2,4'.F16];TRANSLATED_TEAM_NAMES;['2 x 6 KO P=2,4'.$E16]+1)" office:value-type="string" office:string-value="1D" calcext:value-type="string">
            <text:p>1D</text:p>
          </table:table-cell>
          <table:table-cell table:formula="of:=VLOOKUP(['2 x 6 KO P=2,4'.G16];TRANSLATED_TEAM_NAMES;['2 x 6 KO P=2,4'.$E16]+1)" office:value-type="string" office:string-value="1F" calcext:value-type="string">
            <text:p>1F</text:p>
          </table:table-cell>
          <table:table-cell table:style-name="ce17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47340000,&quot;duration&quot;:&quot;10m&quot;,&quot;pitch&quot;:&quot;7&quot;,&quot;competition&quot;:{&quot;name&quot;:&quot;U15&quot;, &quot;section&quot;:&quot;Groups&quot;, &quot;group&quot;:&quot;1&quot;},&quot;tag&quot;:&quot;4&quot;, &quot;homeTeam&quot;:&quot;1D&quot;, &quot;awayTeam&quot;:&quot;1F&quot;}" calcext:value-type="string">
            <text:p>{"__v":0,"day":1,"dateTime":47340000,"duration":"10m","pitch":"7","competition":{"name":"U15", "section":"Groups", "group":"1"},"tag":"4", "homeTeam":"1D", "awayTeam":"1F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47340000" calcext:value-type="float">
            <text:p>4734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'2 x 6 KO P=2,4'.F17];TRANSLATED_TEAM_NAMES;['2 x 6 KO P=2,4'.$E17]+1)" office:value-type="string" office:string-value="2D" calcext:value-type="string">
            <text:p>2D</text:p>
          </table:table-cell>
          <table:table-cell table:formula="of:=VLOOKUP(['2 x 6 KO P=2,4'.G17];TRANSLATED_TEAM_NAMES;['2 x 6 KO P=2,4'.$E17]+1)" office:value-type="string" office:string-value="2F" calcext:value-type="string">
            <text:p>2F</text:p>
          </table:table-cell>
          <table:table-cell table:style-name="ce17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47340000,&quot;duration&quot;:&quot;10m&quot;,&quot;pitch&quot;:&quot;8&quot;,&quot;competition&quot;:{&quot;name&quot;:&quot;U15&quot;, &quot;section&quot;:&quot;Groups&quot;, &quot;group&quot;:&quot;2&quot;},&quot;tag&quot;:&quot;4&quot;, &quot;homeTeam&quot;:&quot;2D&quot;, &quot;awayTeam&quot;:&quot;2F&quot;}" calcext:value-type="string">
            <text:p>{"__v":0,"day":1,"dateTime":47340000,"duration":"10m","pitch":"8","competition":{"name":"U15", "section":"Groups", "group":"2"},"tag":"4", "homeTeam":"2D", "awayTeam":"2F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48120000" calcext:value-type="float">
            <text:p>481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2 x 6 KO P=2,4'.F18];TRANSLATED_TEAM_NAMES;['2 x 6 KO P=2,4'.$E18]+1)" office:value-type="string" office:string-value="1E" calcext:value-type="string">
            <text:p>1E</text:p>
          </table:table-cell>
          <table:table-cell table:formula="of:=VLOOKUP(['2 x 6 KO P=2,4'.G18];TRANSLATED_TEAM_NAMES;['2 x 6 KO P=2,4'.$E18]+1)" office:value-type="string" office:string-value="1B" calcext:value-type="string">
            <text:p>1B</text:p>
          </table:table-cell>
          <table:table-cell table:style-name="ce17" table:formula="of:=IF(MOD([.$C18]; NUM_PITCHES)=0;INDEX(PITCHES;1;NUM_PITCHES);INDEX(PITCHES;1;MOD([.$C18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48120000,&quot;duration&quot;:&quot;10m&quot;,&quot;pitch&quot;:&quot;5&quot;,&quot;competition&quot;:{&quot;name&quot;:&quot;U15&quot;, &quot;section&quot;:&quot;Groups&quot;, &quot;group&quot;:&quot;1&quot;},&quot;tag&quot;:&quot;5&quot;, &quot;homeTeam&quot;:&quot;1E&quot;, &quot;awayTeam&quot;:&quot;1B&quot;}" calcext:value-type="string">
            <text:p>{"__v":0,"day":1,"dateTime":48120000,"duration":"10m","pitch":"5","competition":{"name":"U15", "section":"Groups", "group":"1"},"tag":"5", "homeTeam":"1E", "awayTeam":"1B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48120000" calcext:value-type="float">
            <text:p>4812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2 x 6 KO P=2,4'.F19];TRANSLATED_TEAM_NAMES;['2 x 6 KO P=2,4'.$E19]+1)" office:value-type="string" office:string-value="2E" calcext:value-type="string">
            <text:p>2E</text:p>
          </table:table-cell>
          <table:table-cell table:formula="of:=VLOOKUP(['2 x 6 KO P=2,4'.G19];TRANSLATED_TEAM_NAMES;['2 x 6 KO P=2,4'.$E19]+1)" office:value-type="string" office:string-value="2B" calcext:value-type="string">
            <text:p>2B</text:p>
          </table:table-cell>
          <table:table-cell table:style-name="ce17" table:formula="of:=IF(MOD([.$C19]; NUM_PITCHES)=0;INDEX(PITCHES;1;NUM_PITCHES);INDEX(PITCHES;1;MOD([.$C19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48120000,&quot;duration&quot;:&quot;10m&quot;,&quot;pitch&quot;:&quot;6&quot;,&quot;competition&quot;:{&quot;name&quot;:&quot;U15&quot;, &quot;section&quot;:&quot;Groups&quot;, &quot;group&quot;:&quot;2&quot;},&quot;tag&quot;:&quot;5&quot;, &quot;homeTeam&quot;:&quot;2E&quot;, &quot;awayTeam&quot;:&quot;2B&quot;}" calcext:value-type="string">
            <text:p>{"__v":0,"day":1,"dateTime":48120000,"duration":"10m","pitch":"6","competition":{"name":"U15", "section":"Groups", "group":"2"},"tag":"5", "homeTeam":"2E", "awayTeam":"2B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48120000" calcext:value-type="float">
            <text:p>4812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'2 x 6 KO P=2,4'.F20];TRANSLATED_TEAM_NAMES;['2 x 6 KO P=2,4'.$E20]+1)" office:value-type="string" office:string-value="1F" calcext:value-type="string">
            <text:p>1F</text:p>
          </table:table-cell>
          <table:table-cell table:formula="of:=VLOOKUP(['2 x 6 KO P=2,4'.G20];TRANSLATED_TEAM_NAMES;['2 x 6 KO P=2,4'.$E20]+1)" office:value-type="string" office:string-value="1B" calcext:value-type="string">
            <text:p>1B</text:p>
          </table:table-cell>
          <table:table-cell table:style-name="ce17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48120000,&quot;duration&quot;:&quot;10m&quot;,&quot;pitch&quot;:&quot;7&quot;,&quot;competition&quot;:{&quot;name&quot;:&quot;U15&quot;, &quot;section&quot;:&quot;Groups&quot;, &quot;group&quot;:&quot;1&quot;},&quot;tag&quot;:&quot;5&quot;, &quot;homeTeam&quot;:&quot;1F&quot;, &quot;awayTeam&quot;:&quot;1B&quot;}" calcext:value-type="string">
            <text:p>{"__v":0,"day":1,"dateTime":48120000,"duration":"10m","pitch":"7","competition":{"name":"U15", "section":"Groups", "group":"1"},"tag":"5", "homeTeam":"1F", "awayTeam":"1B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48120000" calcext:value-type="float">
            <text:p>4812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'2 x 6 KO P=2,4'.F21];TRANSLATED_TEAM_NAMES;['2 x 6 KO P=2,4'.$E21]+1)" office:value-type="string" office:string-value="2F" calcext:value-type="string">
            <text:p>2F</text:p>
          </table:table-cell>
          <table:table-cell table:formula="of:=VLOOKUP(['2 x 6 KO P=2,4'.G21];TRANSLATED_TEAM_NAMES;['2 x 6 KO P=2,4'.$E21]+1)" office:value-type="string" office:string-value="2B" calcext:value-type="string">
            <text:p>2B</text:p>
          </table:table-cell>
          <table:table-cell table:style-name="ce17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48120000,&quot;duration&quot;:&quot;10m&quot;,&quot;pitch&quot;:&quot;8&quot;,&quot;competition&quot;:{&quot;name&quot;:&quot;U15&quot;, &quot;section&quot;:&quot;Groups&quot;, &quot;group&quot;:&quot;2&quot;},&quot;tag&quot;:&quot;5&quot;, &quot;homeTeam&quot;:&quot;2F&quot;, &quot;awayTeam&quot;:&quot;2B&quot;}" calcext:value-type="string">
            <text:p>{"__v":0,"day":1,"dateTime":48120000,"duration":"10m","pitch":"8","competition":{"name":"U15", "section":"Groups", "group":"2"},"tag":"5", "homeTeam":"2F", "awayTeam":"2B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$B22]-1))" office:value-type="float" office:value="48900000" calcext:value-type="float">
            <text:p>489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2 x 6 KO P=2,4'.F22];TRANSLATED_TEAM_NAMES;['2 x 6 KO P=2,4'.$E22]+1)" office:value-type="string" office:string-value="1C" calcext:value-type="string">
            <text:p>1C</text:p>
          </table:table-cell>
          <table:table-cell table:formula="of:=VLOOKUP(['2 x 6 KO P=2,4'.G22];TRANSLATED_TEAM_NAMES;['2 x 6 KO P=2,4'.$E22]+1)" office:value-type="string" office:string-value="1E" calcext:value-type="string">
            <text:p>1E</text:p>
          </table:table-cell>
          <table:table-cell table:style-name="ce17" table:formula="of:=IF(MOD([.$C22]; NUM_PITCHES)=0;INDEX(PITCHES;1;NUM_PITCHES);INDEX(PITCHES;1;MOD([.$C2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1,&quot;dateTime&quot;:48900000,&quot;duration&quot;:&quot;10m&quot;,&quot;pitch&quot;:&quot;5&quot;,&quot;competition&quot;:{&quot;name&quot;:&quot;U15&quot;, &quot;section&quot;:&quot;Groups&quot;, &quot;group&quot;:&quot;1&quot;},&quot;tag&quot;:&quot;6&quot;, &quot;homeTeam&quot;:&quot;1C&quot;, &quot;awayTeam&quot;:&quot;1E&quot;}" calcext:value-type="string">
            <text:p>{"__v":0,"day":1,"dateTime":48900000,"duration":"10m","pitch":"5","competition":{"name":"U15", "section":"Groups", "group":"1"},"tag":"6", "homeTeam":"1C", "awayTeam":"1E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$B23]-1))" office:value-type="float" office:value="48900000" calcext:value-type="float">
            <text:p>489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2 x 6 KO P=2,4'.F23];TRANSLATED_TEAM_NAMES;['2 x 6 KO P=2,4'.$E23]+1)" office:value-type="string" office:string-value="2C" calcext:value-type="string">
            <text:p>2C</text:p>
          </table:table-cell>
          <table:table-cell table:formula="of:=VLOOKUP(['2 x 6 KO P=2,4'.G23];TRANSLATED_TEAM_NAMES;['2 x 6 KO P=2,4'.$E23]+1)" office:value-type="string" office:string-value="2E" calcext:value-type="string">
            <text:p>2E</text:p>
          </table:table-cell>
          <table:table-cell table:style-name="ce17" table:formula="of:=IF(MOD([.$C23]; NUM_PITCHES)=0;INDEX(PITCHES;1;NUM_PITCHES);INDEX(PITCHES;1;MOD([.$C23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1,&quot;dateTime&quot;:48900000,&quot;duration&quot;:&quot;10m&quot;,&quot;pitch&quot;:&quot;6&quot;,&quot;competition&quot;:{&quot;name&quot;:&quot;U15&quot;, &quot;section&quot;:&quot;Groups&quot;, &quot;group&quot;:&quot;2&quot;},&quot;tag&quot;:&quot;6&quot;, &quot;homeTeam&quot;:&quot;2C&quot;, &quot;awayTeam&quot;:&quot;2E&quot;}" calcext:value-type="string">
            <text:p>{"__v":0,"day":1,"dateTime":48900000,"duration":"10m","pitch":"6","competition":{"name":"U15", "section":"Groups", "group":"2"},"tag":"6", "homeTeam":"2C", "awayTeam":"2E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$B24]-1))" office:value-type="float" office:value="48900000" calcext:value-type="float">
            <text:p>489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6 KO P=2,4'.F24];TRANSLATED_TEAM_NAMES;['2 x 6 KO P=2,4'.$E24]+1)" office:value-type="string" office:string-value="1D" calcext:value-type="string">
            <text:p>1D</text:p>
          </table:table-cell>
          <table:table-cell table:formula="of:=VLOOKUP(['2 x 6 KO P=2,4'.G24];TRANSLATED_TEAM_NAMES;['2 x 6 KO P=2,4'.$E24]+1)" office:value-type="string" office:string-value="1A" calcext:value-type="string">
            <text:p>1A</text:p>
          </table:table-cell>
          <table:table-cell table:style-name="ce17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1,&quot;dateTime&quot;:48900000,&quot;duration&quot;:&quot;10m&quot;,&quot;pitch&quot;:&quot;7&quot;,&quot;competition&quot;:{&quot;name&quot;:&quot;U15&quot;, &quot;section&quot;:&quot;Groups&quot;, &quot;group&quot;:&quot;1&quot;},&quot;tag&quot;:&quot;6&quot;, &quot;homeTeam&quot;:&quot;1D&quot;, &quot;awayTeam&quot;:&quot;1A&quot;}" calcext:value-type="string">
            <text:p>{"__v":0,"day":1,"dateTime":48900000,"duration":"10m","pitch":"7","competition":{"name":"U15", "section":"Groups", "group":"1"},"tag":"6", "homeTeam":"1D", "awayTeam":"1A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$B25]-1))" office:value-type="float" office:value="48900000" calcext:value-type="float">
            <text:p>489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6 KO P=2,4'.F25];TRANSLATED_TEAM_NAMES;['2 x 6 KO P=2,4'.$E25]+1)" office:value-type="string" office:string-value="2D" calcext:value-type="string">
            <text:p>2D</text:p>
          </table:table-cell>
          <table:table-cell table:formula="of:=VLOOKUP(['2 x 6 KO P=2,4'.G25];TRANSLATED_TEAM_NAMES;['2 x 6 KO P=2,4'.$E25]+1)" office:value-type="string" office:string-value="2A" calcext:value-type="string">
            <text:p>2A</text:p>
          </table:table-cell>
          <table:table-cell table:style-name="ce17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1,&quot;dateTime&quot;:48900000,&quot;duration&quot;:&quot;10m&quot;,&quot;pitch&quot;:&quot;8&quot;,&quot;competition&quot;:{&quot;name&quot;:&quot;U15&quot;, &quot;section&quot;:&quot;Groups&quot;, &quot;group&quot;:&quot;2&quot;},&quot;tag&quot;:&quot;6&quot;, &quot;homeTeam&quot;:&quot;2D&quot;, &quot;awayTeam&quot;:&quot;2A&quot;}" calcext:value-type="string">
            <text:p>{"__v":0,"day":1,"dateTime":48900000,"duration":"10m","pitch":"8","competition":{"name":"U15", "section":"Groups", "group":"2"},"tag":"6", "homeTeam":"2D", "awayTeam":"2A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$B26]-1))" office:value-type="float" office:value="49680000" calcext:value-type="float">
            <text:p>496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'2 x 6 KO P=2,4'.F26];TRANSLATED_TEAM_NAMES;['2 x 6 KO P=2,4'.$E26]+1)" office:value-type="string" office:string-value="1C" calcext:value-type="string">
            <text:p>1C</text:p>
          </table:table-cell>
          <table:table-cell table:formula="of:=VLOOKUP(['2 x 6 KO P=2,4'.G26];TRANSLATED_TEAM_NAMES;['2 x 6 KO P=2,4'.$E26]+1)" office:value-type="string" office:string-value="1F" calcext:value-type="string">
            <text:p>1F</text:p>
          </table:table-cell>
          <table:table-cell table:style-name="ce17" table:formula="of:=IF(MOD([.$C26]; NUM_PITCHES)=0;INDEX(PITCHES;1;NUM_PITCHES);INDEX(PITCHES;1;MOD([.$C26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1,&quot;dateTime&quot;:49680000,&quot;duration&quot;:&quot;10m&quot;,&quot;pitch&quot;:&quot;5&quot;,&quot;competition&quot;:{&quot;name&quot;:&quot;U15&quot;, &quot;section&quot;:&quot;Groups&quot;, &quot;group&quot;:&quot;1&quot;},&quot;tag&quot;:&quot;7&quot;, &quot;homeTeam&quot;:&quot;1C&quot;, &quot;awayTeam&quot;:&quot;1F&quot;}" calcext:value-type="string">
            <text:p>{"__v":0,"day":1,"dateTime":49680000,"duration":"10m","pitch":"5","competition":{"name":"U15", "section":"Groups", "group":"1"},"tag":"7", "homeTeam":"1C", "awayTeam":"1F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$B27]-1))" office:value-type="float" office:value="49680000" calcext:value-type="float">
            <text:p>4968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'2 x 6 KO P=2,4'.F27];TRANSLATED_TEAM_NAMES;['2 x 6 KO P=2,4'.$E27]+1)" office:value-type="string" office:string-value="2C" calcext:value-type="string">
            <text:p>2C</text:p>
          </table:table-cell>
          <table:table-cell table:formula="of:=VLOOKUP(['2 x 6 KO P=2,4'.G27];TRANSLATED_TEAM_NAMES;['2 x 6 KO P=2,4'.$E27]+1)" office:value-type="string" office:string-value="2F" calcext:value-type="string">
            <text:p>2F</text:p>
          </table:table-cell>
          <table:table-cell table:style-name="ce17" table:formula="of:=IF(MOD([.$C27]; NUM_PITCHES)=0;INDEX(PITCHES;1;NUM_PITCHES);INDEX(PITCHES;1;MOD([.$C27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1,&quot;dateTime&quot;:49680000,&quot;duration&quot;:&quot;10m&quot;,&quot;pitch&quot;:&quot;6&quot;,&quot;competition&quot;:{&quot;name&quot;:&quot;U15&quot;, &quot;section&quot;:&quot;Groups&quot;, &quot;group&quot;:&quot;2&quot;},&quot;tag&quot;:&quot;7&quot;, &quot;homeTeam&quot;:&quot;2C&quot;, &quot;awayTeam&quot;:&quot;2F&quot;}" calcext:value-type="string">
            <text:p>{"__v":0,"day":1,"dateTime":49680000,"duration":"10m","pitch":"6","competition":{"name":"U15", "section":"Groups", "group":"2"},"tag":"7", "homeTeam":"2C", "awayTeam":"2F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$B28]-1))" office:value-type="float" office:value="49680000" calcext:value-type="float">
            <text:p>496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6 KO P=2,4'.F28];TRANSLATED_TEAM_NAMES;['2 x 6 KO P=2,4'.$E28]+1)" office:value-type="string" office:string-value="1B" calcext:value-type="string">
            <text:p>1B</text:p>
          </table:table-cell>
          <table:table-cell table:formula="of:=VLOOKUP(['2 x 6 KO P=2,4'.G28];TRANSLATED_TEAM_NAMES;['2 x 6 KO P=2,4'.$E28]+1)" office:value-type="string" office:string-value="1D" calcext:value-type="string">
            <text:p>1D</text:p>
          </table:table-cell>
          <table:table-cell table:style-name="ce17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1,&quot;dateTime&quot;:49680000,&quot;duration&quot;:&quot;10m&quot;,&quot;pitch&quot;:&quot;7&quot;,&quot;competition&quot;:{&quot;name&quot;:&quot;U15&quot;, &quot;section&quot;:&quot;Groups&quot;, &quot;group&quot;:&quot;1&quot;},&quot;tag&quot;:&quot;7&quot;, &quot;homeTeam&quot;:&quot;1B&quot;, &quot;awayTeam&quot;:&quot;1D&quot;}" calcext:value-type="string">
            <text:p>{"__v":0,"day":1,"dateTime":49680000,"duration":"10m","pitch":"7","competition":{"name":"U15", "section":"Groups", "group":"1"},"tag":"7", "homeTeam":"1B", "awayTeam":"1D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$B29]-1))" office:value-type="float" office:value="49680000" calcext:value-type="float">
            <text:p>4968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6 KO P=2,4'.F29];TRANSLATED_TEAM_NAMES;['2 x 6 KO P=2,4'.$E29]+1)" office:value-type="string" office:string-value="2B" calcext:value-type="string">
            <text:p>2B</text:p>
          </table:table-cell>
          <table:table-cell table:formula="of:=VLOOKUP(['2 x 6 KO P=2,4'.G29];TRANSLATED_TEAM_NAMES;['2 x 6 KO P=2,4'.$E29]+1)" office:value-type="string" office:string-value="2D" calcext:value-type="string">
            <text:p>2D</text:p>
          </table:table-cell>
          <table:table-cell table:style-name="ce17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1,&quot;dateTime&quot;:49680000,&quot;duration&quot;:&quot;10m&quot;,&quot;pitch&quot;:&quot;8&quot;,&quot;competition&quot;:{&quot;name&quot;:&quot;U15&quot;, &quot;section&quot;:&quot;Groups&quot;, &quot;group&quot;:&quot;2&quot;},&quot;tag&quot;:&quot;7&quot;, &quot;homeTeam&quot;:&quot;2B&quot;, &quot;awayTeam&quot;:&quot;2D&quot;}" calcext:value-type="string">
            <text:p>{"__v":0,"day":1,"dateTime":49680000,"duration":"10m","pitch":"8","competition":{"name":"U15", "section":"Groups", "group":"2"},"tag":"7", "homeTeam":"2B", "awayTeam":"2D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$B30]-1))" office:value-type="float" office:value="50460000" calcext:value-type="float">
            <text:p>504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6 KO P=2,4'.F30];TRANSLATED_TEAM_NAMES;['2 x 6 KO P=2,4'.$E30]+1)" office:value-type="string" office:string-value="1E" calcext:value-type="string">
            <text:p>1E</text:p>
          </table:table-cell>
          <table:table-cell table:formula="of:=VLOOKUP(['2 x 6 KO P=2,4'.G30];TRANSLATED_TEAM_NAMES;['2 x 6 KO P=2,4'.$E30]+1)" office:value-type="string" office:string-value="1A" calcext:value-type="string">
            <text:p>1A</text:p>
          </table:table-cell>
          <table:table-cell table:style-name="ce17" table:formula="of:=IF(MOD([.$C30]; NUM_PITCHES)=0;INDEX(PITCHES;1;NUM_PITCHES);INDEX(PITCHES;1;MOD([.$C30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1,&quot;dateTime&quot;:50460000,&quot;duration&quot;:&quot;10m&quot;,&quot;pitch&quot;:&quot;5&quot;,&quot;competition&quot;:{&quot;name&quot;:&quot;U15&quot;, &quot;section&quot;:&quot;Groups&quot;, &quot;group&quot;:&quot;1&quot;},&quot;tag&quot;:&quot;8&quot;, &quot;homeTeam&quot;:&quot;1E&quot;, &quot;awayTeam&quot;:&quot;1A&quot;}" calcext:value-type="string">
            <text:p>{"__v":0,"day":1,"dateTime":50460000,"duration":"10m","pitch":"5","competition":{"name":"U15", "section":"Groups", "group":"1"},"tag":"8", "homeTeam":"1E", "awayTeam":"1A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$B31]-1))" office:value-type="float" office:value="50460000" calcext:value-type="float">
            <text:p>5046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6 KO P=2,4'.F31];TRANSLATED_TEAM_NAMES;['2 x 6 KO P=2,4'.$E31]+1)" office:value-type="string" office:string-value="2E" calcext:value-type="string">
            <text:p>2E</text:p>
          </table:table-cell>
          <table:table-cell table:formula="of:=VLOOKUP(['2 x 6 KO P=2,4'.G31];TRANSLATED_TEAM_NAMES;['2 x 6 KO P=2,4'.$E31]+1)" office:value-type="string" office:string-value="2A" calcext:value-type="string">
            <text:p>2A</text:p>
          </table:table-cell>
          <table:table-cell table:style-name="ce17" table:formula="of:=IF(MOD([.$C31]; NUM_PITCHES)=0;INDEX(PITCHES;1;NUM_PITCHES);INDEX(PITCHES;1;MOD([.$C31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1,&quot;dateTime&quot;:50460000,&quot;duration&quot;:&quot;10m&quot;,&quot;pitch&quot;:&quot;6&quot;,&quot;competition&quot;:{&quot;name&quot;:&quot;U15&quot;, &quot;section&quot;:&quot;Groups&quot;, &quot;group&quot;:&quot;2&quot;},&quot;tag&quot;:&quot;8&quot;, &quot;homeTeam&quot;:&quot;2E&quot;, &quot;awayTeam&quot;:&quot;2A&quot;}" calcext:value-type="string">
            <text:p>{"__v":0,"day":1,"dateTime":50460000,"duration":"10m","pitch":"6","competition":{"name":"U15", "section":"Groups", "group":"2"},"tag":"8", "homeTeam":"2E", "awayTeam":"2A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32]&gt;[.$J31];[.B31];[.B31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$B32]-1)) + SECTION_GAP_MS" office:value-type="float" office:value="51840000" calcext:value-type="float">
            <text:p>51840000</text:p>
          </table:table-cell>
          <table:table-cell table:style-name="ce14" table:formula="of:=AGE_GROUP_TRANSLATED&amp;&quot;_&quot;&amp;SECTION_TRANSLATED&amp;&quot;_QF1&quot;" office:value-type="string" office:string-value="U15_Groups_QF1" calcext:value-type="string">
            <text:p>U15_Groups_QF1</text:p>
          </table:table-cell>
          <table:table-cell table:formula="of:=AGE_GROUP_TRANSLATED&amp;&quot;_&quot;&amp;SECTION_TRANSLATED&amp;&quot;_G1_P1&quot;" office:value-type="string" office:string-value="U15_Groups_G1_P1" calcext:value-type="string">
            <text:p>U15_Groups_G1_P1</text:p>
          </table:table-cell>
          <table:table-cell table:formula="of:=AGE_GROUP_TRANSLATED&amp;&quot;_&quot;&amp;SECTION_TRANSLATED&amp;&quot;_G2_P4&quot;" office:value-type="string" office:string-value="U15_Groups_G2_P4" calcext:value-type="string">
            <text:p>U15_Groups_G2_P4</text:p>
          </table:table-cell>
          <table:table-cell table:style-name="ce13"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17" table:formula="of:=IF(MOD([.$C32]; NUM_PITCHES)=0;INDEX(PITCHES;1;NUM_PITCHES);INDEX(PITCHES;1;MOD([.$C3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1,&quot;dateTime&quot;:51840000,&quot;duration&quot;:&quot;10m&quot;,&quot;pitch&quot;:&quot;5&quot;,&quot;competition&quot;:{&quot;name&quot;:&quot;U15&quot;, &quot;section&quot;:&quot;Groups&quot;},&quot;tag&quot;:&quot;QF1&quot;, &quot;homeTeam&quot;:&quot;Winner Group 1&quot;, &quot;awayTeam&quot;:&quot;4th Group 2&quot;, &quot;homeTeamFrom&quot;:&quot;U15_Groups_G1_P1&quot;, &quot;awayTeamFrom&quot;:&quot;U15_Groups_G2_P4&quot;, &quot;stage2Tag&quot;:&quot;U15_Groups_QF1&quot;}" calcext:value-type="string">
            <text:p>{"__v":0,"day":1,"dateTime":51840000,"duration":"10m","pitch":"5","competition":{"name":"U15", "section":"Groups"},"tag":"QF1", "homeTeam":"Winner Group 1", "awayTeam":"4th Group 2", "homeTeamFrom":"U15_Groups_G1_P1", "awayTeamFrom":"U15_Groups_G2_P4", "stage2Tag":"U15_Groups_Q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2</text:p>
          </table:table-cell>
          <table:table-cell table:formula="of:=IF([.$J33]&gt;[.$J32];[.B32];[.B32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$B33]-1)) + SECTION_GAP_MS" office:value-type="float" office:value="51840000" calcext:value-type="float">
            <text:p>51840000</text:p>
          </table:table-cell>
          <table:table-cell table:style-name="ce14" table:formula="of:=AGE_GROUP_TRANSLATED&amp;&quot;_&quot;&amp;SECTION_TRANSLATED&amp;&quot;_QF2&quot;" office:value-type="string" office:string-value="U15_Groups_QF2" calcext:value-type="string">
            <text:p>U15_Groups_QF2</text:p>
          </table:table-cell>
          <table:table-cell table:formula="of:=AGE_GROUP_TRANSLATED&amp;&quot;_&quot;&amp;SECTION_TRANSLATED&amp;&quot;_G2_P1&quot;" office:value-type="string" office:string-value="U15_Groups_G2_P1" calcext:value-type="string">
            <text:p>U15_Groups_G2_P1</text:p>
          </table:table-cell>
          <table:table-cell table:formula="of:=AGE_GROUP_TRANSLATED&amp;&quot;_&quot;&amp;SECTION_TRANSLATED&amp;&quot;_G1_P4&quot;" office:value-type="string" office:string-value="U15_Groups_G1_P4" calcext:value-type="string">
            <text:p>U15_Groups_G1_P4</text:p>
          </table:table-cell>
          <table:table-cell table:style-name="ce13" office:value-type="string" calcext:value-type="string">
            <text:p>Winner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17" table:formula="of:=IF(MOD([.$C33]; NUM_PITCHES)=0;INDEX(PITCHES;1;NUM_PITCHES);INDEX(PITCHES;1;MOD([.$C33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1,&quot;dateTime&quot;:51840000,&quot;duration&quot;:&quot;10m&quot;,&quot;pitch&quot;:&quot;6&quot;,&quot;competition&quot;:{&quot;name&quot;:&quot;U15&quot;, &quot;section&quot;:&quot;Groups&quot;},&quot;tag&quot;:&quot;QF2&quot;, &quot;homeTeam&quot;:&quot;Winner Group 2&quot;, &quot;awayTeam&quot;:&quot;4th Group 1&quot;, &quot;homeTeamFrom&quot;:&quot;U15_Groups_G2_P1&quot;, &quot;awayTeamFrom&quot;:&quot;U15_Groups_G1_P4&quot;, &quot;stage2Tag&quot;:&quot;U15_Groups_QF2&quot;}" calcext:value-type="string">
            <text:p>{"__v":0,"day":1,"dateTime":51840000,"duration":"10m","pitch":"6","competition":{"name":"U15", "section":"Groups"},"tag":"QF2", "homeTeam":"Winner Group 2", "awayTeam":"4th Group 1", "homeTeamFrom":"U15_Groups_G2_P1", "awayTeamFrom":"U15_Groups_G1_P4", "stage2Tag":"U15_Groups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$B34]-1)) + SECTION_GAP_MS" office:value-type="float" office:value="51840000" calcext:value-type="float">
            <text:p>51840000</text:p>
          </table:table-cell>
          <table:table-cell table:style-name="ce14" table:formula="of:=AGE_GROUP_TRANSLATED&amp;&quot;_&quot;&amp;SECTION_TRANSLATED&amp;&quot;_QF3&quot;" office:value-type="string" office:string-value="U15_Groups_QF3" calcext:value-type="string">
            <text:p>U15_Groups_QF3</text:p>
          </table:table-cell>
          <table:table-cell table:formula="of:=AGE_GROUP_TRANSLATED&amp;&quot;_&quot;&amp;SECTION_TRANSLATED&amp;&quot;_G1_P2&quot;" office:value-type="string" office:string-value="U15_Groups_G1_P2" calcext:value-type="string">
            <text:p>U15_Groups_G1_P2</text:p>
          </table:table-cell>
          <table:table-cell table:formula="of:=AGE_GROUP_TRANSLATED&amp;&quot;_&quot;&amp;SECTION_TRANSLATED&amp;&quot;_G2_P3&quot;" office:value-type="string" office:string-value="U15_Groups_G2_P3" calcext:value-type="string">
            <text:p>U15_Groups_G2_P3</text:p>
          </table:table-cell>
          <table:table-cell table:style-name="ce13"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17" table:formula="of:=IF(MOD([.$C34]; NUM_PITCHES)=0;INDEX(PITCHES;1;NUM_PITCHES);INDEX(PITCHES;1;MOD([.$C3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1,&quot;dateTime&quot;:51840000,&quot;duration&quot;:&quot;10m&quot;,&quot;pitch&quot;:&quot;7&quot;,&quot;competition&quot;:{&quot;name&quot;:&quot;U15&quot;, &quot;section&quot;:&quot;Groups&quot;},&quot;tag&quot;:&quot;QF3&quot;, &quot;homeTeam&quot;:&quot;2nd Group 1&quot;, &quot;awayTeam&quot;:&quot;3rd Group 2&quot;, &quot;homeTeamFrom&quot;:&quot;U15_Groups_G1_P2&quot;, &quot;awayTeamFrom&quot;:&quot;U15_Groups_G2_P3&quot;, &quot;stage2Tag&quot;:&quot;U15_Groups_QF3&quot;}" calcext:value-type="string">
            <text:p>{"__v":0,"day":1,"dateTime":51840000,"duration":"10m","pitch":"7","competition":{"name":"U15", "section":"Groups"},"tag":"QF3", "homeTeam":"2nd Group 1", "awayTeam":"3rd Group 2", "homeTeamFrom":"U15_Groups_G1_P2", "awayTeamFrom":"U15_Groups_G2_P3", "stage2Tag":"U15_Group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35]&gt;[.$J34];[.B34];[.B34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$B35]-1)) + SECTION_GAP_MS" office:value-type="float" office:value="51840000" calcext:value-type="float">
            <text:p>51840000</text:p>
          </table:table-cell>
          <table:table-cell table:style-name="ce14" table:formula="of:=AGE_GROUP_TRANSLATED&amp;&quot;_&quot;&amp;SECTION_TRANSLATED&amp;&quot;_QF4&quot;" office:value-type="string" office:string-value="U15_Groups_QF4" calcext:value-type="string">
            <text:p>U15_Groups_QF4</text:p>
          </table:table-cell>
          <table:table-cell table:formula="of:=AGE_GROUP_TRANSLATED&amp;&quot;_&quot;&amp;SECTION_TRANSLATED&amp;&quot;_G2_P2&quot;" office:value-type="string" office:string-value="U15_Groups_G2_P2" calcext:value-type="string">
            <text:p>U15_Groups_G2_P2</text:p>
          </table:table-cell>
          <table:table-cell table:formula="of:=AGE_GROUP_TRANSLATED&amp;&quot;_&quot;&amp;SECTION_TRANSLATED&amp;&quot;_G1_P3&quot;" office:value-type="string" office:string-value="U15_Groups_G1_P3" calcext:value-type="string">
            <text:p>U15_Groups_G1_P3</text:p>
          </table:table-cell>
          <table:table-cell table:style-name="ce13"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17" table:formula="of:=IF(MOD([.$C35]; NUM_PITCHES)=0;INDEX(PITCHES;1;NUM_PITCHES);INDEX(PITCHES;1;MOD([.$C3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day&quot;:1,&quot;dateTime&quot;:51840000,&quot;duration&quot;:&quot;10m&quot;,&quot;pitch&quot;:&quot;8&quot;,&quot;competition&quot;:{&quot;name&quot;:&quot;U15&quot;, &quot;section&quot;:&quot;Groups&quot;},&quot;tag&quot;:&quot;QF4&quot;, &quot;homeTeam&quot;:&quot;2nd Group 2&quot;, &quot;awayTeam&quot;:&quot;3rd Group 1&quot;, &quot;homeTeamFrom&quot;:&quot;U15_Groups_G2_P2&quot;, &quot;awayTeamFrom&quot;:&quot;U15_Groups_G1_P3&quot;, &quot;stage2Tag&quot;:&quot;U15_Groups_QF4&quot;}" calcext:value-type="string">
            <text:p>{"__v":0,"day":1,"dateTime":51840000,"duration":"10m","pitch":"8","competition":{"name":"U15", "section":"Groups"},"tag":"QF4", "homeTeam":"2nd Group 2", "awayTeam":"3rd Group 1", "homeTeamFrom":"U15_Groups_G2_P2", "awayTeamFrom":"U15_Groups_G1_P3", "stage2Tag":"U15_Group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36]&gt;[.$J35];[.B35];[.B35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$B36]-1)) + SECTION_GAP_MS" office:value-type="float" office:value="52620000" calcext:value-type="float">
            <text:p>52620000</text:p>
          </table:table-cell>
          <table:table-cell table:style-name="ce14" table:formula="of:=AGE_GROUP_TRANSLATED&amp;&quot;_&quot;&amp;SECTION_TRANSLATED&amp;&quot;_SF1&quot;" office:value-type="string" office:string-value="U15_Groups_SF1" calcext:value-type="string">
            <text:p>U15_Groups_SF1</text:p>
          </table:table-cell>
          <table:table-cell table:formula="of:=AGE_GROUP_TRANSLATED&amp;&quot;_&quot;&amp;SECTION_TRANSLATED&amp;&quot;_QF1&quot;" office:value-type="string" office:string-value="U15_Groups_QF1" calcext:value-type="string">
            <text:p>U15_Groups_QF1</text:p>
          </table:table-cell>
          <table:table-cell table:formula="of:=AGE_GROUP_TRANSLATED&amp;&quot;_&quot;&amp;SECTION_TRANSLATED&amp;&quot;_QF4&quot;" office:value-type="string" office:string-value="U15_Groups_QF4" calcext:value-type="string">
            <text:p>U15_Groups_QF4</text:p>
          </table:table-cell>
          <table:table-cell table:style-name="ce13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17" table:formula="of:=IF(MOD([.$C36]; NUM_PITCHES)=0;INDEX(PITCHES;1;NUM_PITCHES);INDEX(PITCHES;1;MOD([.$C36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day&quot;:1,&quot;dateTime&quot;:52620000,&quot;duration&quot;:&quot;10m&quot;,&quot;pitch&quot;:&quot;5&quot;,&quot;competition&quot;:{&quot;name&quot;:&quot;U15&quot;, &quot;section&quot;:&quot;Groups&quot;},&quot;tag&quot;:&quot;SF1&quot;, &quot;homeTeam&quot;:&quot;Winner QF1&quot;, &quot;awayTeam&quot;:&quot;Winner QF4&quot;, &quot;homeTeamFrom&quot;:&quot;U15_Groups_QF1&quot;, &quot;awayTeamFrom&quot;:&quot;U15_Groups_QF4&quot;, &quot;stage2Tag&quot;:&quot;U15_Groups_SF1&quot;}" calcext:value-type="string">
            <text:p>{"__v":0,"day":1,"dateTime":52620000,"duration":"10m","pitch":"5","competition":{"name":"U15", "section":"Groups"},"tag":"SF1", "homeTeam":"Winner QF1", "awayTeam":"Winner QF4", "homeTeamFrom":"U15_Groups_QF1", "awayTeamFrom":"U15_Groups_QF4", "stage2Tag":"U15_Group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37]&gt;[.$J36];[.B36];[.B36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$B37]-1)) + SECTION_GAP_MS" office:value-type="float" office:value="52620000" calcext:value-type="float">
            <text:p>52620000</text:p>
          </table:table-cell>
          <table:table-cell table:style-name="ce14" table:formula="of:=AGE_GROUP_TRANSLATED&amp;&quot;_&quot;&amp;SECTION_TRANSLATED&amp;&quot;_SF2&quot;" office:value-type="string" office:string-value="U15_Groups_SF2" calcext:value-type="string">
            <text:p>U15_Groups_SF2</text:p>
          </table:table-cell>
          <table:table-cell table:formula="of:=AGE_GROUP_TRANSLATED&amp;&quot;_&quot;&amp;SECTION_TRANSLATED&amp;&quot;_QF2&quot;" office:value-type="string" office:string-value="U15_Groups_QF2" calcext:value-type="string">
            <text:p>U15_Groups_QF2</text:p>
          </table:table-cell>
          <table:table-cell table:formula="of:=AGE_GROUP_TRANSLATED&amp;&quot;_&quot;&amp;SECTION_TRANSLATED&amp;&quot;_QF3&quot;" office:value-type="string" office:string-value="U15_Groups_QF3" calcext:value-type="string">
            <text:p>U15_Groups_QF3</text:p>
          </table:table-cell>
          <table:table-cell table:style-name="ce13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17" table:formula="of:=IF(MOD([.$C37]; NUM_PITCHES)=0;INDEX(PITCHES;1;NUM_PITCHES);INDEX(PITCHES;1;MOD([.$C37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day&quot;:1,&quot;dateTime&quot;:52620000,&quot;duration&quot;:&quot;10m&quot;,&quot;pitch&quot;:&quot;6&quot;,&quot;competition&quot;:{&quot;name&quot;:&quot;U15&quot;, &quot;section&quot;:&quot;Groups&quot;},&quot;tag&quot;:&quot;SF2&quot;, &quot;homeTeam&quot;:&quot;Winner QF2&quot;, &quot;awayTeam&quot;:&quot;Winner QF3&quot;, &quot;homeTeamFrom&quot;:&quot;U15_Groups_QF2&quot;, &quot;awayTeamFrom&quot;:&quot;U15_Groups_QF3&quot;, &quot;stage2Tag&quot;:&quot;U15_Groups_SF2&quot;}" calcext:value-type="string">
            <text:p>{"__v":0,"day":1,"dateTime":52620000,"duration":"10m","pitch":"6","competition":{"name":"U15", "section":"Groups"},"tag":"SF2", "homeTeam":"Winner QF2", "awayTeam":"Winner QF3", "homeTeamFrom":"U15_Groups_QF2", "awayTeamFrom":"U15_Groups_QF3", "stage2Tag":"U15_Group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8]&gt;[.$J37];[.B37];[.B37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$B38]-1)) + SECTION_GAP_MS" office:value-type="float" office:value="53400000" calcext:value-type="float">
            <text:p>53400000</text:p>
          </table:table-cell>
          <table:table-cell table:style-name="ce14" table:formula="of:=AGE_GROUP_TRANSLATED&amp;&quot;_&quot;&amp;SECTION_TRANSLATED&amp;&quot;_FNL&quot;" office:value-type="string" office:string-value="U15_Groups_FNL" calcext:value-type="string">
            <text:p>U15_Groups_FNL</text:p>
          </table:table-cell>
          <table:table-cell table:formula="of:=AGE_GROUP_TRANSLATED&amp;&quot;_&quot;&amp;SECTION_TRANSLATED&amp;&quot;_SF1&quot;" office:value-type="string" office:string-value="U15_Groups_SF1" calcext:value-type="string">
            <text:p>U15_Groups_SF1</text:p>
          </table:table-cell>
          <table:table-cell table:formula="of:=AGE_GROUP_TRANSLATED&amp;&quot;_&quot;&amp;SECTION_TRANSLATED&amp;&quot;_SF2&quot;" office:value-type="string" office:string-value="U15_Groups_SF2" calcext:value-type="string">
            <text:p>U15_Groups_SF2</text:p>
          </table:table-cell>
          <table:table-cell table:style-name="ce13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17" table:formula="of:=IF(MOD([.$C38]; NUM_PITCHES)=0;INDEX(PITCHES;1;NUM_PITCHES);INDEX(PITCHES;1;MOD([.$C38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day&quot;:1,&quot;dateTime&quot;:53400000,&quot;duration&quot;:&quot;10m&quot;,&quot;pitch&quot;:&quot;5&quot;,&quot;competition&quot;:{&quot;name&quot;:&quot;U15&quot;, &quot;section&quot;:&quot;Groups&quot;},&quot;tag&quot;:&quot;FNL&quot;, &quot;homeTeam&quot;:&quot;Winner SF1&quot;, &quot;awayTeam&quot;:&quot;Winner SF2&quot;, &quot;homeTeamFrom&quot;:&quot;U15_Groups_SF1&quot;, &quot;awayTeamFrom&quot;:&quot;U15_Groups_SF2&quot;, &quot;stage2Tag&quot;:&quot;U15_Groups_FNL&quot;}" calcext:value-type="string">
            <text:p>{"__v":0,"day":1,"dateTime":53400000,"duration":"10m","pitch":"5","competition":{"name":"U15", "section":"Groups"},"tag":"FNL", "homeTeam":"Winner SF1", "awayTeam":"Winner SF2", "homeTeamFrom":"U15_Groups_SF1", "awayTeamFrom":"U15_Groups_SF2", "stage2Tag":"U15_Groups_FNL"}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4"/>
          <table:table-cell table:number-columns-repeated="2"/>
          <table:table-cell table:style-name="ce16"/>
          <table:table-cell table:style-name="ce18"/>
          <table:table-cell table:style-name="ce19"/>
          <table:table-cell table:style-name="ce18"/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7 KO P=2,4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24" table:default-cell-style-name="ce12"/>
        <table:table-column table:style-name="co5" table:visibility="collapse" table:default-cell-style-name="ce12"/>
        <table:table-column table:style-name="co11" table:visibility="collapse" table:default-cell-style-name="ce12"/>
        <table:table-column table:style-name="co11" table:visibility="collapse" table:default-cell-style-name="ce14"/>
        <table:table-column table:style-name="co11" table:default-cell-style-name="ce14"/>
        <table:table-column table:style-name="co25" table:visibility="collapse" table:default-cell-style-name="ce15"/>
        <table:table-column table:style-name="co25" table:visibility="collapse" table:default-cell-style-name="ce16"/>
        <table:table-column table:style-name="co26" table:default-cell-style-name="ce14"/>
        <table:table-column table:style-name="co26" table:default-cell-style-name="ce19"/>
        <table:table-column table:style-name="co3" table:number-columns-repeated="1015" table:default-cell-style-name="ce18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table:formula="of:=FIRST_GAME_MS" office:value-type="float" office:value="45000000" calcext:value-type="float">
            <text:p>450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2];TRANSLATED_TEAM_NAMES;['2 x 7 KO P=2,4'.$E2]+1)" office:value-type="string" office:string-value="1B" calcext:value-type="string">
            <text:p>1B</text:p>
          </table:table-cell>
          <table:table-cell table:style-name="ce16" table:formula="of:=VLOOKUP(['2 x 7 KO P=2,4'.G2];TRANSLATED_TEAM_NAMES;['2 x 7 KO P=2,4'.$E2]+1)" office:value-type="string" office:string-value="1A" calcext:value-type="string">
            <text:p>1A</text:p>
          </table:table-cell>
          <table:table-cell table:style-name="ce17" table:formula="of:=IF(MOD([.$C2]; NUM_PITCHES)=0;INDEX(PITCHES;1;NUM_PITCHES);INDEX(PITCHES;1;MOD([.$C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45000000,&quot;duration&quot;:&quot;10m&quot;,&quot;pitch&quot;:&quot;5&quot;,&quot;competition&quot;:{&quot;name&quot;:&quot;U15&quot;, &quot;section&quot;:&quot;Groups&quot;, &quot;group&quot;:&quot;1&quot;},&quot;tag&quot;:&quot;1&quot;, &quot;homeTeam&quot;:&quot;1B&quot;, &quot;awayTeam&quot;:&quot;1A&quot;}" calcext:value-type="string">
            <text:p>{"__v":0,"day":1,"dateTime":45000000,"duration":"10m","pitch":"5","competition":{"name":"U15", "section":"Groups", "group":"1"},"tag":"1", "homeTeam":"1B", "awayTeam":"1A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table:formula="of:=FIRST_GAME_MS + ((DURATION_MS + GAME_GAP_MS) * ([.$B3]-1))" office:value-type="float" office:value="45000000" calcext:value-type="float">
            <text:p>450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3];TRANSLATED_TEAM_NAMES;['2 x 7 KO P=2,4'.$E3]+1)" office:value-type="string" office:string-value="1C" calcext:value-type="string">
            <text:p>1C</text:p>
          </table:table-cell>
          <table:table-cell table:style-name="ce16" table:formula="of:=VLOOKUP(['2 x 7 KO P=2,4'.G3];TRANSLATED_TEAM_NAMES;['2 x 7 KO P=2,4'.$E3]+1)" office:value-type="string" office:string-value="1D" calcext:value-type="string">
            <text:p>1D</text:p>
          </table:table-cell>
          <table:table-cell table:style-name="ce17" table:formula="of:=IF(MOD([.$C3]; NUM_PITCHES)=0;INDEX(PITCHES;1;NUM_PITCHES);INDEX(PITCHES;1;MOD([.$C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45000000,&quot;duration&quot;:&quot;10m&quot;,&quot;pitch&quot;:&quot;6&quot;,&quot;competition&quot;:{&quot;name&quot;:&quot;U15&quot;, &quot;section&quot;:&quot;Groups&quot;, &quot;group&quot;:&quot;1&quot;},&quot;tag&quot;:&quot;1&quot;, &quot;homeTeam&quot;:&quot;1C&quot;, &quot;awayTeam&quot;:&quot;1D&quot;}" calcext:value-type="string">
            <text:p>{"__v":0,"day":1,"dateTime":45000000,"duration":"10m","pitch":"6","competition":{"name":"U15", "section":"Groups", "group":"1"},"tag":"1", "homeTeam":"1C", "awayTeam":"1D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" table:formula="of:=FIRST_GAME_MS + ((DURATION_MS + GAME_GAP_MS) * ([.$B4]-1))" office:value-type="float" office:value="45000000" calcext:value-type="float">
            <text:p>450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4];TRANSLATED_TEAM_NAMES;['2 x 7 KO P=2,4'.$E4]+1)" office:value-type="string" office:string-value="2B" calcext:value-type="string">
            <text:p>2B</text:p>
          </table:table-cell>
          <table:table-cell table:style-name="ce16" table:formula="of:=VLOOKUP(['2 x 7 KO P=2,4'.G4];TRANSLATED_TEAM_NAMES;['2 x 7 KO P=2,4'.$E4]+1)" office:value-type="string" office:string-value="2A" calcext:value-type="string">
            <text:p>2A</text:p>
          </table:table-cell>
          <table:table-cell table:style-name="ce17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45000000,&quot;duration&quot;:&quot;10m&quot;,&quot;pitch&quot;:&quot;7&quot;,&quot;competition&quot;:{&quot;name&quot;:&quot;U15&quot;, &quot;section&quot;:&quot;Groups&quot;, &quot;group&quot;:&quot;2&quot;},&quot;tag&quot;:&quot;1&quot;, &quot;homeTeam&quot;:&quot;2B&quot;, &quot;awayTeam&quot;:&quot;2A&quot;}" calcext:value-type="string">
            <text:p>{"__v":0,"day":1,"dateTime":45000000,"duration":"10m","pitch":"7","competition":{"name":"U15", "section":"Groups", "group":"2"},"tag":"1", "homeTeam":"2B", "awayTeam":"2A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2" table:formula="of:=FIRST_GAME_MS + ((DURATION_MS + GAME_GAP_MS) * ([.$B5]-1))" office:value-type="float" office:value="45000000" calcext:value-type="float">
            <text:p>450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5];TRANSLATED_TEAM_NAMES;['2 x 7 KO P=2,4'.$E5]+1)" office:value-type="string" office:string-value="2C" calcext:value-type="string">
            <text:p>2C</text:p>
          </table:table-cell>
          <table:table-cell table:style-name="ce16" table:formula="of:=VLOOKUP(['2 x 7 KO P=2,4'.G5];TRANSLATED_TEAM_NAMES;['2 x 7 KO P=2,4'.$E5]+1)" office:value-type="string" office:string-value="2D" calcext:value-type="string">
            <text:p>2D</text:p>
          </table:table-cell>
          <table:table-cell table:style-name="ce17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45000000,&quot;duration&quot;:&quot;10m&quot;,&quot;pitch&quot;:&quot;8&quot;,&quot;competition&quot;:{&quot;name&quot;:&quot;U15&quot;, &quot;section&quot;:&quot;Groups&quot;, &quot;group&quot;:&quot;2&quot;},&quot;tag&quot;:&quot;1&quot;, &quot;homeTeam&quot;:&quot;2C&quot;, &quot;awayTeam&quot;:&quot;2D&quot;}" calcext:value-type="string">
            <text:p>{"__v":0,"day":1,"dateTime":45000000,"duration":"10m","pitch":"8","competition":{"name":"U15", "section":"Groups", "group":"2"},"tag":"1", "homeTeam":"2C", "awayTeam":"2D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2" table:formula="of:=FIRST_GAME_MS + ((DURATION_MS + GAME_GAP_MS) * ([.$B6]-1))" office:value-type="float" office:value="45780000" calcext:value-type="float">
            <text:p>457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6];TRANSLATED_TEAM_NAMES;['2 x 7 KO P=2,4'.$E6]+1)" office:value-type="string" office:string-value="1G" calcext:value-type="string">
            <text:p>1G</text:p>
          </table:table-cell>
          <table:table-cell table:style-name="ce16" table:formula="of:=VLOOKUP(['2 x 7 KO P=2,4'.G6];TRANSLATED_TEAM_NAMES;['2 x 7 KO P=2,4'.$E6]+1)" office:value-type="string" office:string-value="1A" calcext:value-type="string">
            <text:p>1A</text:p>
          </table:table-cell>
          <table:table-cell table:style-name="ce17" table:formula="of:=IF(MOD([.$C6]; NUM_PITCHES)=0;INDEX(PITCHES;1;NUM_PITCHES);INDEX(PITCHES;1;MOD([.$C6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45780000,&quot;duration&quot;:&quot;10m&quot;,&quot;pitch&quot;:&quot;5&quot;,&quot;competition&quot;:{&quot;name&quot;:&quot;U15&quot;, &quot;section&quot;:&quot;Groups&quot;, &quot;group&quot;:&quot;1&quot;},&quot;tag&quot;:&quot;2&quot;, &quot;homeTeam&quot;:&quot;1G&quot;, &quot;awayTeam&quot;:&quot;1A&quot;}" calcext:value-type="string">
            <text:p>{"__v":0,"day":1,"dateTime":45780000,"duration":"10m","pitch":"5","competition":{"name":"U15", "section":"Groups", "group":"1"},"tag":"2", "homeTeam":"1G", "awayTeam":"1A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2" table:formula="of:=FIRST_GAME_MS + ((DURATION_MS + GAME_GAP_MS) * ([.$B7]-1))" office:value-type="float" office:value="45780000" calcext:value-type="float">
            <text:p>457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7];TRANSLATED_TEAM_NAMES;['2 x 7 KO P=2,4'.$E7]+1)" office:value-type="string" office:string-value="1E" calcext:value-type="string">
            <text:p>1E</text:p>
          </table:table-cell>
          <table:table-cell table:style-name="ce16" table:formula="of:=VLOOKUP(['2 x 7 KO P=2,4'.G7];TRANSLATED_TEAM_NAMES;['2 x 7 KO P=2,4'.$E7]+1)" office:value-type="string" office:string-value="1F" calcext:value-type="string">
            <text:p>1F</text:p>
          </table:table-cell>
          <table:table-cell table:style-name="ce17" table:formula="of:=IF(MOD([.$C7]; NUM_PITCHES)=0;INDEX(PITCHES;1;NUM_PITCHES);INDEX(PITCHES;1;MOD([.$C7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45780000,&quot;duration&quot;:&quot;10m&quot;,&quot;pitch&quot;:&quot;6&quot;,&quot;competition&quot;:{&quot;name&quot;:&quot;U15&quot;, &quot;section&quot;:&quot;Groups&quot;, &quot;group&quot;:&quot;1&quot;},&quot;tag&quot;:&quot;2&quot;, &quot;homeTeam&quot;:&quot;1E&quot;, &quot;awayTeam&quot;:&quot;1F&quot;}" calcext:value-type="string">
            <text:p>{"__v":0,"day":1,"dateTime":45780000,"duration":"10m","pitch":"6","competition":{"name":"U15", "section":"Groups", "group":"1"},"tag":"2", "homeTeam":"1E", "awayTeam":"1F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2" table:formula="of:=FIRST_GAME_MS + ((DURATION_MS + GAME_GAP_MS) * ([.$B8]-1))" office:value-type="float" office:value="45780000" calcext:value-type="float">
            <text:p>457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8];TRANSLATED_TEAM_NAMES;['2 x 7 KO P=2,4'.$E8]+1)" office:value-type="string" office:string-value="2G" calcext:value-type="string">
            <text:p>2G</text:p>
          </table:table-cell>
          <table:table-cell table:style-name="ce16" table:formula="of:=VLOOKUP(['2 x 7 KO P=2,4'.G8];TRANSLATED_TEAM_NAMES;['2 x 7 KO P=2,4'.$E8]+1)" office:value-type="string" office:string-value="2A" calcext:value-type="string">
            <text:p>2A</text:p>
          </table:table-cell>
          <table:table-cell table:style-name="ce17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45780000,&quot;duration&quot;:&quot;10m&quot;,&quot;pitch&quot;:&quot;7&quot;,&quot;competition&quot;:{&quot;name&quot;:&quot;U15&quot;, &quot;section&quot;:&quot;Groups&quot;, &quot;group&quot;:&quot;2&quot;},&quot;tag&quot;:&quot;2&quot;, &quot;homeTeam&quot;:&quot;2G&quot;, &quot;awayTeam&quot;:&quot;2A&quot;}" calcext:value-type="string">
            <text:p>{"__v":0,"day":1,"dateTime":45780000,"duration":"10m","pitch":"7","competition":{"name":"U15", "section":"Groups", "group":"2"},"tag":"2", "homeTeam":"2G", "awayTeam":"2A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table:formula="of:=FIRST_GAME_MS + ((DURATION_MS + GAME_GAP_MS) * ([.$B9]-1))" office:value-type="float" office:value="45780000" calcext:value-type="float">
            <text:p>457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9];TRANSLATED_TEAM_NAMES;['2 x 7 KO P=2,4'.$E9]+1)" office:value-type="string" office:string-value="2E" calcext:value-type="string">
            <text:p>2E</text:p>
          </table:table-cell>
          <table:table-cell table:style-name="ce16" table:formula="of:=VLOOKUP(['2 x 7 KO P=2,4'.G9];TRANSLATED_TEAM_NAMES;['2 x 7 KO P=2,4'.$E9]+1)" office:value-type="string" office:string-value="2F" calcext:value-type="string">
            <text:p>2F</text:p>
          </table:table-cell>
          <table:table-cell table:style-name="ce17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45780000,&quot;duration&quot;:&quot;10m&quot;,&quot;pitch&quot;:&quot;8&quot;,&quot;competition&quot;:{&quot;name&quot;:&quot;U15&quot;, &quot;section&quot;:&quot;Groups&quot;, &quot;group&quot;:&quot;2&quot;},&quot;tag&quot;:&quot;2&quot;, &quot;homeTeam&quot;:&quot;2E&quot;, &quot;awayTeam&quot;:&quot;2F&quot;}" calcext:value-type="string">
            <text:p>{"__v":0,"day":1,"dateTime":45780000,"duration":"10m","pitch":"8","competition":{"name":"U15", "section":"Groups", "group":"2"},"tag":"2", "homeTeam":"2E", "awayTeam":"2F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2" table:formula="of:=FIRST_GAME_MS + ((DURATION_MS + GAME_GAP_MS) * ([.$B10]-1))" office:value-type="float" office:value="46560000" calcext:value-type="float">
            <text:p>465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10];TRANSLATED_TEAM_NAMES;['2 x 7 KO P=2,4'.$E10]+1)" office:value-type="string" office:string-value="1B" calcext:value-type="string">
            <text:p>1B</text:p>
          </table:table-cell>
          <table:table-cell table:style-name="ce16" table:formula="of:=VLOOKUP(['2 x 7 KO P=2,4'.G10];TRANSLATED_TEAM_NAMES;['2 x 7 KO P=2,4'.$E10]+1)" office:value-type="string" office:string-value="1C" calcext:value-type="string">
            <text:p>1C</text:p>
          </table:table-cell>
          <table:table-cell table:style-name="ce17" table:formula="of:=IF(MOD([.$C10]; NUM_PITCHES)=0;INDEX(PITCHES;1;NUM_PITCHES);INDEX(PITCHES;1;MOD([.$C10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46560000,&quot;duration&quot;:&quot;10m&quot;,&quot;pitch&quot;:&quot;5&quot;,&quot;competition&quot;:{&quot;name&quot;:&quot;U15&quot;, &quot;section&quot;:&quot;Groups&quot;, &quot;group&quot;:&quot;1&quot;},&quot;tag&quot;:&quot;3&quot;, &quot;homeTeam&quot;:&quot;1B&quot;, &quot;awayTeam&quot;:&quot;1C&quot;}" calcext:value-type="string">
            <text:p>{"__v":0,"day":1,"dateTime":46560000,"duration":"10m","pitch":"5","competition":{"name":"U15", "section":"Groups", "group":"1"},"tag":"3", "homeTeam":"1B", "awayTeam":"1C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2" table:formula="of:=FIRST_GAME_MS + ((DURATION_MS + GAME_GAP_MS) * ([.$B11]-1))" office:value-type="float" office:value="46560000" calcext:value-type="float">
            <text:p>465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11];TRANSLATED_TEAM_NAMES;['2 x 7 KO P=2,4'.$E11]+1)" office:value-type="string" office:string-value="1E" calcext:value-type="string">
            <text:p>1E</text:p>
          </table:table-cell>
          <table:table-cell table:style-name="ce16" table:formula="of:=VLOOKUP(['2 x 7 KO P=2,4'.G11];TRANSLATED_TEAM_NAMES;['2 x 7 KO P=2,4'.$E11]+1)" office:value-type="string" office:string-value="1D" calcext:value-type="string">
            <text:p>1D</text:p>
          </table:table-cell>
          <table:table-cell table:style-name="ce17" table:formula="of:=IF(MOD([.$C11]; NUM_PITCHES)=0;INDEX(PITCHES;1;NUM_PITCHES);INDEX(PITCHES;1;MOD([.$C11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46560000,&quot;duration&quot;:&quot;10m&quot;,&quot;pitch&quot;:&quot;6&quot;,&quot;competition&quot;:{&quot;name&quot;:&quot;U15&quot;, &quot;section&quot;:&quot;Groups&quot;, &quot;group&quot;:&quot;1&quot;},&quot;tag&quot;:&quot;3&quot;, &quot;homeTeam&quot;:&quot;1E&quot;, &quot;awayTeam&quot;:&quot;1D&quot;}" calcext:value-type="string">
            <text:p>{"__v":0,"day":1,"dateTime":46560000,"duration":"10m","pitch":"6","competition":{"name":"U15", "section":"Groups", "group":"1"},"tag":"3", "homeTeam":"1E", "awayTeam":"1D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2" table:formula="of:=FIRST_GAME_MS + ((DURATION_MS + GAME_GAP_MS) * ([.$B12]-1))" office:value-type="float" office:value="46560000" calcext:value-type="float">
            <text:p>465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12];TRANSLATED_TEAM_NAMES;['2 x 7 KO P=2,4'.$E12]+1)" office:value-type="string" office:string-value="2B" calcext:value-type="string">
            <text:p>2B</text:p>
          </table:table-cell>
          <table:table-cell table:style-name="ce16" table:formula="of:=VLOOKUP(['2 x 7 KO P=2,4'.G12];TRANSLATED_TEAM_NAMES;['2 x 7 KO P=2,4'.$E12]+1)" office:value-type="string" office:string-value="2C" calcext:value-type="string">
            <text:p>2C</text:p>
          </table:table-cell>
          <table:table-cell table:style-name="ce17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46560000,&quot;duration&quot;:&quot;10m&quot;,&quot;pitch&quot;:&quot;7&quot;,&quot;competition&quot;:{&quot;name&quot;:&quot;U15&quot;, &quot;section&quot;:&quot;Groups&quot;, &quot;group&quot;:&quot;2&quot;},&quot;tag&quot;:&quot;3&quot;, &quot;homeTeam&quot;:&quot;2B&quot;, &quot;awayTeam&quot;:&quot;2C&quot;}" calcext:value-type="string">
            <text:p>{"__v":0,"day":1,"dateTime":46560000,"duration":"10m","pitch":"7","competition":{"name":"U15", "section":"Groups", "group":"2"},"tag":"3", "homeTeam":"2B", "awayTeam":"2C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2" table:formula="of:=FIRST_GAME_MS + ((DURATION_MS + GAME_GAP_MS) * ([.$B13]-1))" office:value-type="float" office:value="46560000" calcext:value-type="float">
            <text:p>465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13];TRANSLATED_TEAM_NAMES;['2 x 7 KO P=2,4'.$E13]+1)" office:value-type="string" office:string-value="2E" calcext:value-type="string">
            <text:p>2E</text:p>
          </table:table-cell>
          <table:table-cell table:style-name="ce16" table:formula="of:=VLOOKUP(['2 x 7 KO P=2,4'.G13];TRANSLATED_TEAM_NAMES;['2 x 7 KO P=2,4'.$E13]+1)" office:value-type="string" office:string-value="2D" calcext:value-type="string">
            <text:p>2D</text:p>
          </table:table-cell>
          <table:table-cell table:style-name="ce17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46560000,&quot;duration&quot;:&quot;10m&quot;,&quot;pitch&quot;:&quot;8&quot;,&quot;competition&quot;:{&quot;name&quot;:&quot;U15&quot;, &quot;section&quot;:&quot;Groups&quot;, &quot;group&quot;:&quot;2&quot;},&quot;tag&quot;:&quot;3&quot;, &quot;homeTeam&quot;:&quot;2E&quot;, &quot;awayTeam&quot;:&quot;2D&quot;}" calcext:value-type="string">
            <text:p>{"__v":0,"day":1,"dateTime":46560000,"duration":"10m","pitch":"8","competition":{"name":"U15", "section":"Groups", "group":"2"},"tag":"3", "homeTeam":"2E", "awayTeam":"2D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2" table:formula="of:=FIRST_GAME_MS + ((DURATION_MS + GAME_GAP_MS) * ([.$B14]-1))" office:value-type="float" office:value="47340000" calcext:value-type="float">
            <text:p>473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14];TRANSLATED_TEAM_NAMES;['2 x 7 KO P=2,4'.$E14]+1)" office:value-type="string" office:string-value="1F" calcext:value-type="string">
            <text:p>1F</text:p>
          </table:table-cell>
          <table:table-cell table:style-name="ce16" table:formula="of:=VLOOKUP(['2 x 7 KO P=2,4'.G14];TRANSLATED_TEAM_NAMES;['2 x 7 KO P=2,4'.$E14]+1)" office:value-type="string" office:string-value="1G" calcext:value-type="string">
            <text:p>1G</text:p>
          </table:table-cell>
          <table:table-cell table:style-name="ce17" table:formula="of:=IF(MOD([.$C14]; NUM_PITCHES)=0;INDEX(PITCHES;1;NUM_PITCHES);INDEX(PITCHES;1;MOD([.$C14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47340000,&quot;duration&quot;:&quot;10m&quot;,&quot;pitch&quot;:&quot;5&quot;,&quot;competition&quot;:{&quot;name&quot;:&quot;U15&quot;, &quot;section&quot;:&quot;Groups&quot;, &quot;group&quot;:&quot;1&quot;},&quot;tag&quot;:&quot;4&quot;, &quot;homeTeam&quot;:&quot;1F&quot;, &quot;awayTeam&quot;:&quot;1G&quot;}" calcext:value-type="string">
            <text:p>{"__v":0,"day":1,"dateTime":47340000,"duration":"10m","pitch":"5","competition":{"name":"U15", "section":"Groups", "group":"1"},"tag":"4", "homeTeam":"1F", "awayTeam":"1G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12" table:formula="of:=FIRST_GAME_MS + ((DURATION_MS + GAME_GAP_MS) * ([.$B15]-1))" office:value-type="float" office:value="47340000" calcext:value-type="float">
            <text:p>473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15];TRANSLATED_TEAM_NAMES;['2 x 7 KO P=2,4'.$E15]+1)" office:value-type="string" office:string-value="1A" calcext:value-type="string">
            <text:p>1A</text:p>
          </table:table-cell>
          <table:table-cell table:style-name="ce16" table:formula="of:=VLOOKUP(['2 x 7 KO P=2,4'.G15];TRANSLATED_TEAM_NAMES;['2 x 7 KO P=2,4'.$E15]+1)" office:value-type="string" office:string-value="1D" calcext:value-type="string">
            <text:p>1D</text:p>
          </table:table-cell>
          <table:table-cell table:style-name="ce17" table:formula="of:=IF(MOD([.$C15]; NUM_PITCHES)=0;INDEX(PITCHES;1;NUM_PITCHES);INDEX(PITCHES;1;MOD([.$C15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47340000,&quot;duration&quot;:&quot;10m&quot;,&quot;pitch&quot;:&quot;6&quot;,&quot;competition&quot;:{&quot;name&quot;:&quot;U15&quot;, &quot;section&quot;:&quot;Groups&quot;, &quot;group&quot;:&quot;1&quot;},&quot;tag&quot;:&quot;4&quot;, &quot;homeTeam&quot;:&quot;1A&quot;, &quot;awayTeam&quot;:&quot;1D&quot;}" calcext:value-type="string">
            <text:p>{"__v":0,"day":1,"dateTime":47340000,"duration":"10m","pitch":"6","competition":{"name":"U15", "section":"Groups", "group":"1"},"tag":"4", "homeTeam":"1A", "awayTeam":"1D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2" table:formula="of:=FIRST_GAME_MS + ((DURATION_MS + GAME_GAP_MS) * ([.$B16]-1))" office:value-type="float" office:value="47340000" calcext:value-type="float">
            <text:p>473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16];TRANSLATED_TEAM_NAMES;['2 x 7 KO P=2,4'.$E16]+1)" office:value-type="string" office:string-value="2F" calcext:value-type="string">
            <text:p>2F</text:p>
          </table:table-cell>
          <table:table-cell table:style-name="ce16" table:formula="of:=VLOOKUP(['2 x 7 KO P=2,4'.G16];TRANSLATED_TEAM_NAMES;['2 x 7 KO P=2,4'.$E16]+1)" office:value-type="string" office:string-value="2G" calcext:value-type="string">
            <text:p>2G</text:p>
          </table:table-cell>
          <table:table-cell table:style-name="ce17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47340000,&quot;duration&quot;:&quot;10m&quot;,&quot;pitch&quot;:&quot;7&quot;,&quot;competition&quot;:{&quot;name&quot;:&quot;U15&quot;, &quot;section&quot;:&quot;Groups&quot;, &quot;group&quot;:&quot;2&quot;},&quot;tag&quot;:&quot;4&quot;, &quot;homeTeam&quot;:&quot;2F&quot;, &quot;awayTeam&quot;:&quot;2G&quot;}" calcext:value-type="string">
            <text:p>{"__v":0,"day":1,"dateTime":47340000,"duration":"10m","pitch":"7","competition":{"name":"U15", "section":"Groups", "group":"2"},"tag":"4", "homeTeam":"2F", "awayTeam":"2G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2" table:formula="of:=FIRST_GAME_MS + ((DURATION_MS + GAME_GAP_MS) * ([.$B17]-1))" office:value-type="float" office:value="47340000" calcext:value-type="float">
            <text:p>473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17];TRANSLATED_TEAM_NAMES;['2 x 7 KO P=2,4'.$E17]+1)" office:value-type="string" office:string-value="2A" calcext:value-type="string">
            <text:p>2A</text:p>
          </table:table-cell>
          <table:table-cell table:style-name="ce16" table:formula="of:=VLOOKUP(['2 x 7 KO P=2,4'.G17];TRANSLATED_TEAM_NAMES;['2 x 7 KO P=2,4'.$E17]+1)" office:value-type="string" office:string-value="2D" calcext:value-type="string">
            <text:p>2D</text:p>
          </table:table-cell>
          <table:table-cell table:style-name="ce17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47340000,&quot;duration&quot;:&quot;10m&quot;,&quot;pitch&quot;:&quot;8&quot;,&quot;competition&quot;:{&quot;name&quot;:&quot;U15&quot;, &quot;section&quot;:&quot;Groups&quot;, &quot;group&quot;:&quot;2&quot;},&quot;tag&quot;:&quot;4&quot;, &quot;homeTeam&quot;:&quot;2A&quot;, &quot;awayTeam&quot;:&quot;2D&quot;}" calcext:value-type="string">
            <text:p>{"__v":0,"day":1,"dateTime":47340000,"duration":"10m","pitch":"8","competition":{"name":"U15", "section":"Groups", "group":"2"},"tag":"4", "homeTeam":"2A", "awayTeam":"2D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2" table:formula="of:=FIRST_GAME_MS + ((DURATION_MS + GAME_GAP_MS) * ([.$B18]-1))" office:value-type="float" office:value="48120000" calcext:value-type="float">
            <text:p>481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18];TRANSLATED_TEAM_NAMES;['2 x 7 KO P=2,4'.$E18]+1)" office:value-type="string" office:string-value="1G" calcext:value-type="string">
            <text:p>1G</text:p>
          </table:table-cell>
          <table:table-cell table:style-name="ce16" table:formula="of:=VLOOKUP(['2 x 7 KO P=2,4'.G18];TRANSLATED_TEAM_NAMES;['2 x 7 KO P=2,4'.$E18]+1)" office:value-type="string" office:string-value="1B" calcext:value-type="string">
            <text:p>1B</text:p>
          </table:table-cell>
          <table:table-cell table:style-name="ce17" table:formula="of:=IF(MOD([.$C18]; NUM_PITCHES)=0;INDEX(PITCHES;1;NUM_PITCHES);INDEX(PITCHES;1;MOD([.$C18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48120000,&quot;duration&quot;:&quot;10m&quot;,&quot;pitch&quot;:&quot;5&quot;,&quot;competition&quot;:{&quot;name&quot;:&quot;U15&quot;, &quot;section&quot;:&quot;Groups&quot;, &quot;group&quot;:&quot;1&quot;},&quot;tag&quot;:&quot;5&quot;, &quot;homeTeam&quot;:&quot;1G&quot;, &quot;awayTeam&quot;:&quot;1B&quot;}" calcext:value-type="string">
            <text:p>{"__v":0,"day":1,"dateTime":48120000,"duration":"10m","pitch":"5","competition":{"name":"U15", "section":"Groups", "group":"1"},"tag":"5", "homeTeam":"1G", "awayTeam":"1B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12" table:formula="of:=FIRST_GAME_MS + ((DURATION_MS + GAME_GAP_MS) * ([.$B19]-1))" office:value-type="float" office:value="48120000" calcext:value-type="float">
            <text:p>481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19];TRANSLATED_TEAM_NAMES;['2 x 7 KO P=2,4'.$E19]+1)" office:value-type="string" office:string-value="1E" calcext:value-type="string">
            <text:p>1E</text:p>
          </table:table-cell>
          <table:table-cell table:style-name="ce16" table:formula="of:=VLOOKUP(['2 x 7 KO P=2,4'.G19];TRANSLATED_TEAM_NAMES;['2 x 7 KO P=2,4'.$E19]+1)" office:value-type="string" office:string-value="1C" calcext:value-type="string">
            <text:p>1C</text:p>
          </table:table-cell>
          <table:table-cell table:style-name="ce17" table:formula="of:=IF(MOD([.$C19]; NUM_PITCHES)=0;INDEX(PITCHES;1;NUM_PITCHES);INDEX(PITCHES;1;MOD([.$C19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48120000,&quot;duration&quot;:&quot;10m&quot;,&quot;pitch&quot;:&quot;6&quot;,&quot;competition&quot;:{&quot;name&quot;:&quot;U15&quot;, &quot;section&quot;:&quot;Groups&quot;, &quot;group&quot;:&quot;1&quot;},&quot;tag&quot;:&quot;5&quot;, &quot;homeTeam&quot;:&quot;1E&quot;, &quot;awayTeam&quot;:&quot;1C&quot;}" calcext:value-type="string">
            <text:p>{"__v":0,"day":1,"dateTime":48120000,"duration":"10m","pitch":"6","competition":{"name":"U15", "section":"Groups", "group":"1"},"tag":"5", "homeTeam":"1E", "awayTeam":"1C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2" table:formula="of:=FIRST_GAME_MS + ((DURATION_MS + GAME_GAP_MS) * ([.$B20]-1))" office:value-type="float" office:value="48120000" calcext:value-type="float">
            <text:p>481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20];TRANSLATED_TEAM_NAMES;['2 x 7 KO P=2,4'.$E20]+1)" office:value-type="string" office:string-value="2G" calcext:value-type="string">
            <text:p>2G</text:p>
          </table:table-cell>
          <table:table-cell table:style-name="ce16" table:formula="of:=VLOOKUP(['2 x 7 KO P=2,4'.G20];TRANSLATED_TEAM_NAMES;['2 x 7 KO P=2,4'.$E20]+1)" office:value-type="string" office:string-value="2B" calcext:value-type="string">
            <text:p>2B</text:p>
          </table:table-cell>
          <table:table-cell table:style-name="ce17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48120000,&quot;duration&quot;:&quot;10m&quot;,&quot;pitch&quot;:&quot;7&quot;,&quot;competition&quot;:{&quot;name&quot;:&quot;U15&quot;, &quot;section&quot;:&quot;Groups&quot;, &quot;group&quot;:&quot;2&quot;},&quot;tag&quot;:&quot;5&quot;, &quot;homeTeam&quot;:&quot;2G&quot;, &quot;awayTeam&quot;:&quot;2B&quot;}" calcext:value-type="string">
            <text:p>{"__v":0,"day":1,"dateTime":48120000,"duration":"10m","pitch":"7","competition":{"name":"U15", "section":"Groups", "group":"2"},"tag":"5", "homeTeam":"2G", "awayTeam":"2B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2" table:formula="of:=FIRST_GAME_MS + ((DURATION_MS + GAME_GAP_MS) * ([.$B21]-1))" office:value-type="float" office:value="48120000" calcext:value-type="float">
            <text:p>481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21];TRANSLATED_TEAM_NAMES;['2 x 7 KO P=2,4'.$E21]+1)" office:value-type="string" office:string-value="2E" calcext:value-type="string">
            <text:p>2E</text:p>
          </table:table-cell>
          <table:table-cell table:style-name="ce16" table:formula="of:=VLOOKUP(['2 x 7 KO P=2,4'.G21];TRANSLATED_TEAM_NAMES;['2 x 7 KO P=2,4'.$E21]+1)" office:value-type="string" office:string-value="2C" calcext:value-type="string">
            <text:p>2C</text:p>
          </table:table-cell>
          <table:table-cell table:style-name="ce17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48120000,&quot;duration&quot;:&quot;10m&quot;,&quot;pitch&quot;:&quot;8&quot;,&quot;competition&quot;:{&quot;name&quot;:&quot;U15&quot;, &quot;section&quot;:&quot;Groups&quot;, &quot;group&quot;:&quot;2&quot;},&quot;tag&quot;:&quot;5&quot;, &quot;homeTeam&quot;:&quot;2E&quot;, &quot;awayTeam&quot;:&quot;2C&quot;}" calcext:value-type="string">
            <text:p>{"__v":0,"day":1,"dateTime":48120000,"duration":"10m","pitch":"8","competition":{"name":"U15", "section":"Groups", "group":"2"},"tag":"5", "homeTeam":"2E", "awayTeam":"2C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12" table:formula="of:=FIRST_GAME_MS + ((DURATION_MS + GAME_GAP_MS) * ([.$B22]-1))" office:value-type="float" office:value="48900000" calcext:value-type="float">
            <text:p>489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22];TRANSLATED_TEAM_NAMES;['2 x 7 KO P=2,4'.$E22]+1)" office:value-type="string" office:string-value="1D" calcext:value-type="string">
            <text:p>1D</text:p>
          </table:table-cell>
          <table:table-cell table:style-name="ce16" table:formula="of:=VLOOKUP(['2 x 7 KO P=2,4'.G22];TRANSLATED_TEAM_NAMES;['2 x 7 KO P=2,4'.$E22]+1)" office:value-type="string" office:string-value="1B" calcext:value-type="string">
            <text:p>1B</text:p>
          </table:table-cell>
          <table:table-cell table:style-name="ce17" table:formula="of:=IF(MOD([.$C22]; NUM_PITCHES)=0;INDEX(PITCHES;1;NUM_PITCHES);INDEX(PITCHES;1;MOD([.$C2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1,&quot;dateTime&quot;:48900000,&quot;duration&quot;:&quot;10m&quot;,&quot;pitch&quot;:&quot;5&quot;,&quot;competition&quot;:{&quot;name&quot;:&quot;U15&quot;, &quot;section&quot;:&quot;Groups&quot;, &quot;group&quot;:&quot;1&quot;},&quot;tag&quot;:&quot;6&quot;, &quot;homeTeam&quot;:&quot;1D&quot;, &quot;awayTeam&quot;:&quot;1B&quot;}" calcext:value-type="string">
            <text:p>{"__v":0,"day":1,"dateTime":48900000,"duration":"10m","pitch":"5","competition":{"name":"U15", "section":"Groups", "group":"1"},"tag":"6", "homeTeam":"1D", "awayTeam":"1B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12" table:formula="of:=FIRST_GAME_MS + ((DURATION_MS + GAME_GAP_MS) * ([.$B23]-1))" office:value-type="float" office:value="48900000" calcext:value-type="float">
            <text:p>489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23];TRANSLATED_TEAM_NAMES;['2 x 7 KO P=2,4'.$E23]+1)" office:value-type="string" office:string-value="1A" calcext:value-type="string">
            <text:p>1A</text:p>
          </table:table-cell>
          <table:table-cell table:style-name="ce16" table:formula="of:=VLOOKUP(['2 x 7 KO P=2,4'.G23];TRANSLATED_TEAM_NAMES;['2 x 7 KO P=2,4'.$E23]+1)" office:value-type="string" office:string-value="1F" calcext:value-type="string">
            <text:p>1F</text:p>
          </table:table-cell>
          <table:table-cell table:style-name="ce17" table:formula="of:=IF(MOD([.$C23]; NUM_PITCHES)=0;INDEX(PITCHES;1;NUM_PITCHES);INDEX(PITCHES;1;MOD([.$C2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1,&quot;dateTime&quot;:48900000,&quot;duration&quot;:&quot;10m&quot;,&quot;pitch&quot;:&quot;6&quot;,&quot;competition&quot;:{&quot;name&quot;:&quot;U15&quot;, &quot;section&quot;:&quot;Groups&quot;, &quot;group&quot;:&quot;1&quot;},&quot;tag&quot;:&quot;6&quot;, &quot;homeTeam&quot;:&quot;1A&quot;, &quot;awayTeam&quot;:&quot;1F&quot;}" calcext:value-type="string">
            <text:p>{"__v":0,"day":1,"dateTime":48900000,"duration":"10m","pitch":"6","competition":{"name":"U15", "section":"Groups", "group":"1"},"tag":"6", "homeTeam":"1A", "awayTeam":"1F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12" table:formula="of:=FIRST_GAME_MS + ((DURATION_MS + GAME_GAP_MS) * ([.$B24]-1))" office:value-type="float" office:value="48900000" calcext:value-type="float">
            <text:p>489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24];TRANSLATED_TEAM_NAMES;['2 x 7 KO P=2,4'.$E24]+1)" office:value-type="string" office:string-value="2D" calcext:value-type="string">
            <text:p>2D</text:p>
          </table:table-cell>
          <table:table-cell table:style-name="ce16" table:formula="of:=VLOOKUP(['2 x 7 KO P=2,4'.G24];TRANSLATED_TEAM_NAMES;['2 x 7 KO P=2,4'.$E24]+1)" office:value-type="string" office:string-value="2B" calcext:value-type="string">
            <text:p>2B</text:p>
          </table:table-cell>
          <table:table-cell table:style-name="ce17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1,&quot;dateTime&quot;:48900000,&quot;duration&quot;:&quot;10m&quot;,&quot;pitch&quot;:&quot;7&quot;,&quot;competition&quot;:{&quot;name&quot;:&quot;U15&quot;, &quot;section&quot;:&quot;Groups&quot;, &quot;group&quot;:&quot;2&quot;},&quot;tag&quot;:&quot;6&quot;, &quot;homeTeam&quot;:&quot;2D&quot;, &quot;awayTeam&quot;:&quot;2B&quot;}" calcext:value-type="string">
            <text:p>{"__v":0,"day":1,"dateTime":48900000,"duration":"10m","pitch":"7","competition":{"name":"U15", "section":"Groups", "group":"2"},"tag":"6", "homeTeam":"2D", "awayTeam":"2B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12" table:formula="of:=FIRST_GAME_MS + ((DURATION_MS + GAME_GAP_MS) * ([.$B25]-1))" office:value-type="float" office:value="48900000" calcext:value-type="float">
            <text:p>489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25];TRANSLATED_TEAM_NAMES;['2 x 7 KO P=2,4'.$E25]+1)" office:value-type="string" office:string-value="2A" calcext:value-type="string">
            <text:p>2A</text:p>
          </table:table-cell>
          <table:table-cell table:style-name="ce16" table:formula="of:=VLOOKUP(['2 x 7 KO P=2,4'.G25];TRANSLATED_TEAM_NAMES;['2 x 7 KO P=2,4'.$E25]+1)" office:value-type="string" office:string-value="2F" calcext:value-type="string">
            <text:p>2F</text:p>
          </table:table-cell>
          <table:table-cell table:style-name="ce17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1,&quot;dateTime&quot;:48900000,&quot;duration&quot;:&quot;10m&quot;,&quot;pitch&quot;:&quot;8&quot;,&quot;competition&quot;:{&quot;name&quot;:&quot;U15&quot;, &quot;section&quot;:&quot;Groups&quot;, &quot;group&quot;:&quot;2&quot;},&quot;tag&quot;:&quot;6&quot;, &quot;homeTeam&quot;:&quot;2A&quot;, &quot;awayTeam&quot;:&quot;2F&quot;}" calcext:value-type="string">
            <text:p>{"__v":0,"day":1,"dateTime":48900000,"duration":"10m","pitch":"8","competition":{"name":"U15", "section":"Groups", "group":"2"},"tag":"6", "homeTeam":"2A", "awayTeam":"2F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2" table:formula="of:=FIRST_GAME_MS + ((DURATION_MS + GAME_GAP_MS) * ([.$B26]-1))" office:value-type="float" office:value="49680000" calcext:value-type="float">
            <text:p>496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26];TRANSLATED_TEAM_NAMES;['2 x 7 KO P=2,4'.$E26]+1)" office:value-type="string" office:string-value="1B" calcext:value-type="string">
            <text:p>1B</text:p>
          </table:table-cell>
          <table:table-cell table:style-name="ce16" table:formula="of:=VLOOKUP(['2 x 7 KO P=2,4'.G26];TRANSLATED_TEAM_NAMES;['2 x 7 KO P=2,4'.$E26]+1)" office:value-type="string" office:string-value="1E" calcext:value-type="string">
            <text:p>1E</text:p>
          </table:table-cell>
          <table:table-cell table:style-name="ce17" table:formula="of:=IF(MOD([.$C26]; NUM_PITCHES)=0;INDEX(PITCHES;1;NUM_PITCHES);INDEX(PITCHES;1;MOD([.$C26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1,&quot;dateTime&quot;:49680000,&quot;duration&quot;:&quot;10m&quot;,&quot;pitch&quot;:&quot;5&quot;,&quot;competition&quot;:{&quot;name&quot;:&quot;U15&quot;, &quot;section&quot;:&quot;Groups&quot;, &quot;group&quot;:&quot;1&quot;},&quot;tag&quot;:&quot;7&quot;, &quot;homeTeam&quot;:&quot;1B&quot;, &quot;awayTeam&quot;:&quot;1E&quot;}" calcext:value-type="string">
            <text:p>{"__v":0,"day":1,"dateTime":49680000,"duration":"10m","pitch":"5","competition":{"name":"U15", "section":"Groups", "group":"1"},"tag":"7", "homeTeam":"1B", "awayTeam":"1E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12" table:formula="of:=FIRST_GAME_MS + ((DURATION_MS + GAME_GAP_MS) * ([.$B27]-1))" office:value-type="float" office:value="49680000" calcext:value-type="float">
            <text:p>496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27];TRANSLATED_TEAM_NAMES;['2 x 7 KO P=2,4'.$E27]+1)" office:value-type="string" office:string-value="1F" calcext:value-type="string">
            <text:p>1F</text:p>
          </table:table-cell>
          <table:table-cell table:style-name="ce16" table:formula="of:=VLOOKUP(['2 x 7 KO P=2,4'.G27];TRANSLATED_TEAM_NAMES;['2 x 7 KO P=2,4'.$E27]+1)" office:value-type="string" office:string-value="1C" calcext:value-type="string">
            <text:p>1C</text:p>
          </table:table-cell>
          <table:table-cell table:style-name="ce17" table:formula="of:=IF(MOD([.$C27]; NUM_PITCHES)=0;INDEX(PITCHES;1;NUM_PITCHES);INDEX(PITCHES;1;MOD([.$C27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1,&quot;dateTime&quot;:49680000,&quot;duration&quot;:&quot;10m&quot;,&quot;pitch&quot;:&quot;6&quot;,&quot;competition&quot;:{&quot;name&quot;:&quot;U15&quot;, &quot;section&quot;:&quot;Groups&quot;, &quot;group&quot;:&quot;1&quot;},&quot;tag&quot;:&quot;7&quot;, &quot;homeTeam&quot;:&quot;1F&quot;, &quot;awayTeam&quot;:&quot;1C&quot;}" calcext:value-type="string">
            <text:p>{"__v":0,"day":1,"dateTime":49680000,"duration":"10m","pitch":"6","competition":{"name":"U15", "section":"Groups", "group":"1"},"tag":"7", "homeTeam":"1F", "awayTeam":"1C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12" table:formula="of:=FIRST_GAME_MS + ((DURATION_MS + GAME_GAP_MS) * ([.$B28]-1))" office:value-type="float" office:value="49680000" calcext:value-type="float">
            <text:p>496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28];TRANSLATED_TEAM_NAMES;['2 x 7 KO P=2,4'.$E28]+1)" office:value-type="string" office:string-value="2B" calcext:value-type="string">
            <text:p>2B</text:p>
          </table:table-cell>
          <table:table-cell table:style-name="ce16" table:formula="of:=VLOOKUP(['2 x 7 KO P=2,4'.G28];TRANSLATED_TEAM_NAMES;['2 x 7 KO P=2,4'.$E28]+1)" office:value-type="string" office:string-value="2E" calcext:value-type="string">
            <text:p>2E</text:p>
          </table:table-cell>
          <table:table-cell table:style-name="ce17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1,&quot;dateTime&quot;:49680000,&quot;duration&quot;:&quot;10m&quot;,&quot;pitch&quot;:&quot;7&quot;,&quot;competition&quot;:{&quot;name&quot;:&quot;U15&quot;, &quot;section&quot;:&quot;Groups&quot;, &quot;group&quot;:&quot;2&quot;},&quot;tag&quot;:&quot;7&quot;, &quot;homeTeam&quot;:&quot;2B&quot;, &quot;awayTeam&quot;:&quot;2E&quot;}" calcext:value-type="string">
            <text:p>{"__v":0,"day":1,"dateTime":49680000,"duration":"10m","pitch":"7","competition":{"name":"U15", "section":"Groups", "group":"2"},"tag":"7", "homeTeam":"2B", "awayTeam":"2E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12" table:formula="of:=FIRST_GAME_MS + ((DURATION_MS + GAME_GAP_MS) * ([.$B29]-1))" office:value-type="float" office:value="49680000" calcext:value-type="float">
            <text:p>496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29];TRANSLATED_TEAM_NAMES;['2 x 7 KO P=2,4'.$E29]+1)" office:value-type="string" office:string-value="2F" calcext:value-type="string">
            <text:p>2F</text:p>
          </table:table-cell>
          <table:table-cell table:style-name="ce16" table:formula="of:=VLOOKUP(['2 x 7 KO P=2,4'.G29];TRANSLATED_TEAM_NAMES;['2 x 7 KO P=2,4'.$E29]+1)" office:value-type="string" office:string-value="2C" calcext:value-type="string">
            <text:p>2C</text:p>
          </table:table-cell>
          <table:table-cell table:style-name="ce17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1,&quot;dateTime&quot;:49680000,&quot;duration&quot;:&quot;10m&quot;,&quot;pitch&quot;:&quot;8&quot;,&quot;competition&quot;:{&quot;name&quot;:&quot;U15&quot;, &quot;section&quot;:&quot;Groups&quot;, &quot;group&quot;:&quot;2&quot;},&quot;tag&quot;:&quot;7&quot;, &quot;homeTeam&quot;:&quot;2F&quot;, &quot;awayTeam&quot;:&quot;2C&quot;}" calcext:value-type="string">
            <text:p>{"__v":0,"day":1,"dateTime":49680000,"duration":"10m","pitch":"8","competition":{"name":"U15", "section":"Groups", "group":"2"},"tag":"7", "homeTeam":"2F", "awayTeam":"2C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12" table:formula="of:=FIRST_GAME_MS + ((DURATION_MS + GAME_GAP_MS) * ([.$B30]-1))" office:value-type="float" office:value="50460000" calcext:value-type="float">
            <text:p>504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30];TRANSLATED_TEAM_NAMES;['2 x 7 KO P=2,4'.$E30]+1)" office:value-type="string" office:string-value="1D" calcext:value-type="string">
            <text:p>1D</text:p>
          </table:table-cell>
          <table:table-cell table:style-name="ce16" table:formula="of:=VLOOKUP(['2 x 7 KO P=2,4'.G30];TRANSLATED_TEAM_NAMES;['2 x 7 KO P=2,4'.$E30]+1)" office:value-type="string" office:string-value="1G" calcext:value-type="string">
            <text:p>1G</text:p>
          </table:table-cell>
          <table:table-cell table:style-name="ce17" table:formula="of:=IF(MOD([.$C30]; NUM_PITCHES)=0;INDEX(PITCHES;1;NUM_PITCHES);INDEX(PITCHES;1;MOD([.$C30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1,&quot;dateTime&quot;:50460000,&quot;duration&quot;:&quot;10m&quot;,&quot;pitch&quot;:&quot;5&quot;,&quot;competition&quot;:{&quot;name&quot;:&quot;U15&quot;, &quot;section&quot;:&quot;Groups&quot;, &quot;group&quot;:&quot;1&quot;},&quot;tag&quot;:&quot;8&quot;, &quot;homeTeam&quot;:&quot;1D&quot;, &quot;awayTeam&quot;:&quot;1G&quot;}" calcext:value-type="string">
            <text:p>{"__v":0,"day":1,"dateTime":50460000,"duration":"10m","pitch":"5","competition":{"name":"U15", "section":"Groups", "group":"1"},"tag":"8", "homeTeam":"1D", "awayTeam":"1G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12" table:formula="of:=FIRST_GAME_MS + ((DURATION_MS + GAME_GAP_MS) * ([.$B31]-1))" office:value-type="float" office:value="50460000" calcext:value-type="float">
            <text:p>504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31];TRANSLATED_TEAM_NAMES;['2 x 7 KO P=2,4'.$E31]+1)" office:value-type="string" office:string-value="1C" calcext:value-type="string">
            <text:p>1C</text:p>
          </table:table-cell>
          <table:table-cell table:style-name="ce16" table:formula="of:=VLOOKUP(['2 x 7 KO P=2,4'.G31];TRANSLATED_TEAM_NAMES;['2 x 7 KO P=2,4'.$E31]+1)" office:value-type="string" office:string-value="1A" calcext:value-type="string">
            <text:p>1A</text:p>
          </table:table-cell>
          <table:table-cell table:style-name="ce17" table:formula="of:=IF(MOD([.$C31]; NUM_PITCHES)=0;INDEX(PITCHES;1;NUM_PITCHES);INDEX(PITCHES;1;MOD([.$C31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1,&quot;dateTime&quot;:50460000,&quot;duration&quot;:&quot;10m&quot;,&quot;pitch&quot;:&quot;6&quot;,&quot;competition&quot;:{&quot;name&quot;:&quot;U15&quot;, &quot;section&quot;:&quot;Groups&quot;, &quot;group&quot;:&quot;1&quot;},&quot;tag&quot;:&quot;8&quot;, &quot;homeTeam&quot;:&quot;1C&quot;, &quot;awayTeam&quot;:&quot;1A&quot;}" calcext:value-type="string">
            <text:p>{"__v":0,"day":1,"dateTime":50460000,"duration":"10m","pitch":"6","competition":{"name":"U15", "section":"Groups", "group":"1"},"tag":"8", "homeTeam":"1C", "awayTeam":"1A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8" calcext:value-type="float">
            <text:p>8</text:p>
          </table:table-cell>
          <table:table-cell table:formula="of:=IF([.$J32]&gt;[.$J31];[.B31];[.B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style-name="ce12" table:formula="of:=FIRST_GAME_MS + ((DURATION_MS + GAME_GAP_MS) * ([.$B32]-1))" office:value-type="float" office:value="50460000" calcext:value-type="float">
            <text:p>504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32];TRANSLATED_TEAM_NAMES;['2 x 7 KO P=2,4'.$E32]+1)" office:value-type="string" office:string-value="2D" calcext:value-type="string">
            <text:p>2D</text:p>
          </table:table-cell>
          <table:table-cell table:style-name="ce16" table:formula="of:=VLOOKUP(['2 x 7 KO P=2,4'.G32];TRANSLATED_TEAM_NAMES;['2 x 7 KO P=2,4'.$E32]+1)" office:value-type="string" office:string-value="2G" calcext:value-type="string">
            <text:p>2G</text:p>
          </table:table-cell>
          <table:table-cell table:style-name="ce17" table:formula="of:=IF(MOD([.$C32]; NUM_PITCHES)=0;INDEX(PITCHES;1;NUM_PITCHES);INDEX(PITCHES;1;MOD([.$C32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1,&quot;dateTime&quot;:50460000,&quot;duration&quot;:&quot;10m&quot;,&quot;pitch&quot;:&quot;7&quot;,&quot;competition&quot;:{&quot;name&quot;:&quot;U15&quot;, &quot;section&quot;:&quot;Groups&quot;, &quot;group&quot;:&quot;2&quot;},&quot;tag&quot;:&quot;8&quot;, &quot;homeTeam&quot;:&quot;2D&quot;, &quot;awayTeam&quot;:&quot;2G&quot;}" calcext:value-type="string">
            <text:p>{"__v":0,"day":1,"dateTime":50460000,"duration":"10m","pitch":"7","competition":{"name":"U15", "section":"Groups", "group":"2"},"tag":"8", "homeTeam":"2D", "awayTeam":"2G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8" calcext:value-type="float">
            <text:p>8</text:p>
          </table:table-cell>
          <table:table-cell table:formula="of:=IF([.$J33]&gt;[.$J32];[.B32];[.B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2" table:formula="of:=FIRST_GAME_MS + ((DURATION_MS + GAME_GAP_MS) * ([.$B33]-1))" office:value-type="float" office:value="50460000" calcext:value-type="float">
            <text:p>504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33];TRANSLATED_TEAM_NAMES;['2 x 7 KO P=2,4'.$E33]+1)" office:value-type="string" office:string-value="2C" calcext:value-type="string">
            <text:p>2C</text:p>
          </table:table-cell>
          <table:table-cell table:style-name="ce16" table:formula="of:=VLOOKUP(['2 x 7 KO P=2,4'.G33];TRANSLATED_TEAM_NAMES;['2 x 7 KO P=2,4'.$E33]+1)" office:value-type="string" office:string-value="2A" calcext:value-type="string">
            <text:p>2A</text:p>
          </table:table-cell>
          <table:table-cell table:style-name="ce17" table:formula="of:=IF(MOD([.$C33]; NUM_PITCHES)=0;INDEX(PITCHES;1;NUM_PITCHES);INDEX(PITCHES;1;MOD([.$C33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1,&quot;dateTime&quot;:50460000,&quot;duration&quot;:&quot;10m&quot;,&quot;pitch&quot;:&quot;8&quot;,&quot;competition&quot;:{&quot;name&quot;:&quot;U15&quot;, &quot;section&quot;:&quot;Groups&quot;, &quot;group&quot;:&quot;2&quot;},&quot;tag&quot;:&quot;8&quot;, &quot;homeTeam&quot;:&quot;2C&quot;, &quot;awayTeam&quot;:&quot;2A&quot;}" calcext:value-type="string">
            <text:p>{"__v":0,"day":1,"dateTime":50460000,"duration":"10m","pitch":"8","competition":{"name":"U15", "section":"Groups", "group":"2"},"tag":"8", "homeTeam":"2C", "awayTeam":"2A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9" calcext:value-type="float">
            <text:p>9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style-name="ce12" table:formula="of:=FIRST_GAME_MS + ((DURATION_MS + GAME_GAP_MS) * ([.$B34]-1))" office:value-type="float" office:value="51240000" calcext:value-type="float">
            <text:p>512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34];TRANSLATED_TEAM_NAMES;['2 x 7 KO P=2,4'.$E34]+1)" office:value-type="string" office:string-value="1G" calcext:value-type="string">
            <text:p>1G</text:p>
          </table:table-cell>
          <table:table-cell table:style-name="ce16" table:formula="of:=VLOOKUP(['2 x 7 KO P=2,4'.G34];TRANSLATED_TEAM_NAMES;['2 x 7 KO P=2,4'.$E34]+1)" office:value-type="string" office:string-value="1E" calcext:value-type="string">
            <text:p>1E</text:p>
          </table:table-cell>
          <table:table-cell table:style-name="ce17" table:formula="of:=IF(MOD([.$C34]; NUM_PITCHES)=0;INDEX(PITCHES;1;NUM_PITCHES);INDEX(PITCHES;1;MOD([.$C34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1,&quot;dateTime&quot;:51240000,&quot;duration&quot;:&quot;10m&quot;,&quot;pitch&quot;:&quot;5&quot;,&quot;competition&quot;:{&quot;name&quot;:&quot;U15&quot;, &quot;section&quot;:&quot;Groups&quot;, &quot;group&quot;:&quot;1&quot;},&quot;tag&quot;:&quot;9&quot;, &quot;homeTeam&quot;:&quot;1G&quot;, &quot;awayTeam&quot;:&quot;1E&quot;}" calcext:value-type="string">
            <text:p>{"__v":0,"day":1,"dateTime":51240000,"duration":"10m","pitch":"5","competition":{"name":"U15", "section":"Groups", "group":"1"},"tag":"9", "homeTeam":"1G", "awayTeam":"1E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9" calcext:value-type="float">
            <text:p>9</text:p>
          </table:table-cell>
          <table:table-cell table:formula="of:=IF([.$J35]&gt;[.$J34];[.B34];[.B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style-name="ce12" table:formula="of:=FIRST_GAME_MS + ((DURATION_MS + GAME_GAP_MS) * ([.$B35]-1))" office:value-type="float" office:value="51240000" calcext:value-type="float">
            <text:p>512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35];TRANSLATED_TEAM_NAMES;['2 x 7 KO P=2,4'.$E35]+1)" office:value-type="string" office:string-value="1D" calcext:value-type="string">
            <text:p>1D</text:p>
          </table:table-cell>
          <table:table-cell table:style-name="ce16" table:formula="of:=VLOOKUP(['2 x 7 KO P=2,4'.G35];TRANSLATED_TEAM_NAMES;['2 x 7 KO P=2,4'.$E35]+1)" office:value-type="string" office:string-value="1F" calcext:value-type="string">
            <text:p>1F</text:p>
          </table:table-cell>
          <table:table-cell table:style-name="ce17" table:formula="of:=IF(MOD([.$C35]; NUM_PITCHES)=0;INDEX(PITCHES;1;NUM_PITCHES);INDEX(PITCHES;1;MOD([.$C35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1,&quot;dateTime&quot;:51240000,&quot;duration&quot;:&quot;10m&quot;,&quot;pitch&quot;:&quot;6&quot;,&quot;competition&quot;:{&quot;name&quot;:&quot;U15&quot;, &quot;section&quot;:&quot;Groups&quot;, &quot;group&quot;:&quot;1&quot;},&quot;tag&quot;:&quot;9&quot;, &quot;homeTeam&quot;:&quot;1D&quot;, &quot;awayTeam&quot;:&quot;1F&quot;}" calcext:value-type="string">
            <text:p>{"__v":0,"day":1,"dateTime":51240000,"duration":"10m","pitch":"6","competition":{"name":"U15", "section":"Groups", "group":"1"},"tag":"9", "homeTeam":"1D", "awayTeam":"1F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9" calcext:value-type="float">
            <text:p>9</text:p>
          </table:table-cell>
          <table:table-cell table:formula="of:=IF([.$J36]&gt;[.$J35];[.B35];[.B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2" table:formula="of:=FIRST_GAME_MS + ((DURATION_MS + GAME_GAP_MS) * ([.$B36]-1))" office:value-type="float" office:value="51240000" calcext:value-type="float">
            <text:p>512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36];TRANSLATED_TEAM_NAMES;['2 x 7 KO P=2,4'.$E36]+1)" office:value-type="string" office:string-value="2G" calcext:value-type="string">
            <text:p>2G</text:p>
          </table:table-cell>
          <table:table-cell table:style-name="ce16" table:formula="of:=VLOOKUP(['2 x 7 KO P=2,4'.G36];TRANSLATED_TEAM_NAMES;['2 x 7 KO P=2,4'.$E36]+1)" office:value-type="string" office:string-value="2E" calcext:value-type="string">
            <text:p>2E</text:p>
          </table:table-cell>
          <table:table-cell table:style-name="ce17" table:formula="of:=IF(MOD([.$C36]; NUM_PITCHES)=0;INDEX(PITCHES;1;NUM_PITCHES);INDEX(PITCHES;1;MOD([.$C36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1,&quot;dateTime&quot;:51240000,&quot;duration&quot;:&quot;10m&quot;,&quot;pitch&quot;:&quot;7&quot;,&quot;competition&quot;:{&quot;name&quot;:&quot;U15&quot;, &quot;section&quot;:&quot;Groups&quot;, &quot;group&quot;:&quot;2&quot;},&quot;tag&quot;:&quot;9&quot;, &quot;homeTeam&quot;:&quot;2G&quot;, &quot;awayTeam&quot;:&quot;2E&quot;}" calcext:value-type="string">
            <text:p>{"__v":0,"day":1,"dateTime":51240000,"duration":"10m","pitch":"7","competition":{"name":"U15", "section":"Groups", "group":"2"},"tag":"9", "homeTeam":"2G", "awayTeam":"2E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9" calcext:value-type="float">
            <text:p>9</text:p>
          </table:table-cell>
          <table:table-cell table:formula="of:=IF([.$J37]&gt;[.$J36];[.B36];[.B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2" table:formula="of:=FIRST_GAME_MS + ((DURATION_MS + GAME_GAP_MS) * ([.$B37]-1))" office:value-type="float" office:value="51240000" calcext:value-type="float">
            <text:p>512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37];TRANSLATED_TEAM_NAMES;['2 x 7 KO P=2,4'.$E37]+1)" office:value-type="string" office:string-value="2D" calcext:value-type="string">
            <text:p>2D</text:p>
          </table:table-cell>
          <table:table-cell table:style-name="ce16" table:formula="of:=VLOOKUP(['2 x 7 KO P=2,4'.G37];TRANSLATED_TEAM_NAMES;['2 x 7 KO P=2,4'.$E37]+1)" office:value-type="string" office:string-value="2F" calcext:value-type="string">
            <text:p>2F</text:p>
          </table:table-cell>
          <table:table-cell table:style-name="ce17" table:formula="of:=IF(MOD([.$C37]; NUM_PITCHES)=0;INDEX(PITCHES;1;NUM_PITCHES);INDEX(PITCHES;1;MOD([.$C37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1,&quot;dateTime&quot;:51240000,&quot;duration&quot;:&quot;10m&quot;,&quot;pitch&quot;:&quot;8&quot;,&quot;competition&quot;:{&quot;name&quot;:&quot;U15&quot;, &quot;section&quot;:&quot;Groups&quot;, &quot;group&quot;:&quot;2&quot;},&quot;tag&quot;:&quot;9&quot;, &quot;homeTeam&quot;:&quot;2D&quot;, &quot;awayTeam&quot;:&quot;2F&quot;}" calcext:value-type="string">
            <text:p>{"__v":0,"day":1,"dateTime":51240000,"duration":"10m","pitch":"8","competition":{"name":"U15", "section":"Groups", "group":"2"},"tag":"9", "homeTeam":"2D", "awayTeam":"2F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0" calcext:value-type="float">
            <text:p>10</text:p>
          </table:table-cell>
          <table:table-cell table:formula="of:=IF([.$J38]&gt;[.$J37];[.B37];[.B37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12" table:formula="of:=FIRST_GAME_MS + ((DURATION_MS + GAME_GAP_MS) * ([.$B38]-1))" office:value-type="float" office:value="52020000" calcext:value-type="float">
            <text:p>520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38];TRANSLATED_TEAM_NAMES;['2 x 7 KO P=2,4'.$E38]+1)" office:value-type="string" office:string-value="1C" calcext:value-type="string">
            <text:p>1C</text:p>
          </table:table-cell>
          <table:table-cell table:style-name="ce16" table:formula="of:=VLOOKUP(['2 x 7 KO P=2,4'.G38];TRANSLATED_TEAM_NAMES;['2 x 7 KO P=2,4'.$E38]+1)" office:value-type="string" office:string-value="1G" calcext:value-type="string">
            <text:p>1G</text:p>
          </table:table-cell>
          <table:table-cell table:style-name="ce17" table:formula="of:=IF(MOD([.$C38]; NUM_PITCHES)=0;INDEX(PITCHES;1;NUM_PITCHES);INDEX(PITCHES;1;MOD([.$C38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1,&quot;dateTime&quot;:52020000,&quot;duration&quot;:&quot;10m&quot;,&quot;pitch&quot;:&quot;5&quot;,&quot;competition&quot;:{&quot;name&quot;:&quot;U15&quot;, &quot;section&quot;:&quot;Groups&quot;, &quot;group&quot;:&quot;1&quot;},&quot;tag&quot;:&quot;10&quot;, &quot;homeTeam&quot;:&quot;1C&quot;, &quot;awayTeam&quot;:&quot;1G&quot;}" calcext:value-type="string">
            <text:p>{"__v":0,"day":1,"dateTime":52020000,"duration":"10m","pitch":"5","competition":{"name":"U15", "section":"Groups", "group":"1"},"tag":"10", "homeTeam":"1C", "awayTeam":"1G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0" calcext:value-type="float">
            <text:p>10</text:p>
          </table:table-cell>
          <table:table-cell table:formula="of:=IF([.$J39]&gt;[.$J38];[.B38];[.B38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style-name="ce12" table:formula="of:=FIRST_GAME_MS + ((DURATION_MS + GAME_GAP_MS) * ([.$B39]-1))" office:value-type="float" office:value="52020000" calcext:value-type="float">
            <text:p>520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39];TRANSLATED_TEAM_NAMES;['2 x 7 KO P=2,4'.$E39]+1)" office:value-type="string" office:string-value="1F" calcext:value-type="string">
            <text:p>1F</text:p>
          </table:table-cell>
          <table:table-cell table:style-name="ce16" table:formula="of:=VLOOKUP(['2 x 7 KO P=2,4'.G39];TRANSLATED_TEAM_NAMES;['2 x 7 KO P=2,4'.$E39]+1)" office:value-type="string" office:string-value="1B" calcext:value-type="string">
            <text:p>1B</text:p>
          </table:table-cell>
          <table:table-cell table:style-name="ce17" table:formula="of:=IF(MOD([.$C39]; NUM_PITCHES)=0;INDEX(PITCHES;1;NUM_PITCHES);INDEX(PITCHES;1;MOD([.$C39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1,&quot;dateTime&quot;:52020000,&quot;duration&quot;:&quot;10m&quot;,&quot;pitch&quot;:&quot;6&quot;,&quot;competition&quot;:{&quot;name&quot;:&quot;U15&quot;, &quot;section&quot;:&quot;Groups&quot;, &quot;group&quot;:&quot;1&quot;},&quot;tag&quot;:&quot;10&quot;, &quot;homeTeam&quot;:&quot;1F&quot;, &quot;awayTeam&quot;:&quot;1B&quot;}" calcext:value-type="string">
            <text:p>{"__v":0,"day":1,"dateTime":52020000,"duration":"10m","pitch":"6","competition":{"name":"U15", "section":"Groups", "group":"1"},"tag":"10", "homeTeam":"1F", "awayTeam":"1B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10" calcext:value-type="float">
            <text:p>10</text:p>
          </table:table-cell>
          <table:table-cell table:formula="of:=IF([.$J40]&gt;[.$J39];[.B39];[.B39]+1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style-name="ce12" table:formula="of:=FIRST_GAME_MS + ((DURATION_MS + GAME_GAP_MS) * ([.$B40]-1))" office:value-type="float" office:value="52020000" calcext:value-type="float">
            <text:p>520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40];TRANSLATED_TEAM_NAMES;['2 x 7 KO P=2,4'.$E40]+1)" office:value-type="string" office:string-value="2C" calcext:value-type="string">
            <text:p>2C</text:p>
          </table:table-cell>
          <table:table-cell table:style-name="ce16" table:formula="of:=VLOOKUP(['2 x 7 KO P=2,4'.G40];TRANSLATED_TEAM_NAMES;['2 x 7 KO P=2,4'.$E40]+1)" office:value-type="string" office:string-value="2G" calcext:value-type="string">
            <text:p>2G</text:p>
          </table:table-cell>
          <table:table-cell table:style-name="ce17" table:formula="of:=IF(MOD([.$C40]; NUM_PITCHES)=0;INDEX(PITCHES;1;NUM_PITCHES);INDEX(PITCHES;1;MOD([.$C40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1,&quot;dateTime&quot;:52020000,&quot;duration&quot;:&quot;10m&quot;,&quot;pitch&quot;:&quot;7&quot;,&quot;competition&quot;:{&quot;name&quot;:&quot;U15&quot;, &quot;section&quot;:&quot;Groups&quot;, &quot;group&quot;:&quot;2&quot;},&quot;tag&quot;:&quot;10&quot;, &quot;homeTeam&quot;:&quot;2C&quot;, &quot;awayTeam&quot;:&quot;2G&quot;}" calcext:value-type="string">
            <text:p>{"__v":0,"day":1,"dateTime":52020000,"duration":"10m","pitch":"7","competition":{"name":"U15", "section":"Groups", "group":"2"},"tag":"10", "homeTeam":"2C", "awayTeam":"2G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10" calcext:value-type="float">
            <text:p>10</text:p>
          </table:table-cell>
          <table:table-cell table:formula="of:=IF([.$J41]&gt;[.$J40];[.B40];[.B40]+1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2" table:formula="of:=FIRST_GAME_MS + ((DURATION_MS + GAME_GAP_MS) * ([.$B41]-1))" office:value-type="float" office:value="52020000" calcext:value-type="float">
            <text:p>520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41];TRANSLATED_TEAM_NAMES;['2 x 7 KO P=2,4'.$E41]+1)" office:value-type="string" office:string-value="2F" calcext:value-type="string">
            <text:p>2F</text:p>
          </table:table-cell>
          <table:table-cell table:style-name="ce16" table:formula="of:=VLOOKUP(['2 x 7 KO P=2,4'.G41];TRANSLATED_TEAM_NAMES;['2 x 7 KO P=2,4'.$E41]+1)" office:value-type="string" office:string-value="2B" calcext:value-type="string">
            <text:p>2B</text:p>
          </table:table-cell>
          <table:table-cell table:style-name="ce17" table:formula="of:=IF(MOD([.$C41]; NUM_PITCHES)=0;INDEX(PITCHES;1;NUM_PITCHES);INDEX(PITCHES;1;MOD([.$C41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1,&quot;dateTime&quot;:52020000,&quot;duration&quot;:&quot;10m&quot;,&quot;pitch&quot;:&quot;8&quot;,&quot;competition&quot;:{&quot;name&quot;:&quot;U15&quot;, &quot;section&quot;:&quot;Groups&quot;, &quot;group&quot;:&quot;2&quot;},&quot;tag&quot;:&quot;10&quot;, &quot;homeTeam&quot;:&quot;2F&quot;, &quot;awayTeam&quot;:&quot;2B&quot;}" calcext:value-type="string">
            <text:p>{"__v":0,"day":1,"dateTime":52020000,"duration":"10m","pitch":"8","competition":{"name":"U15", "section":"Groups", "group":"2"},"tag":"10", "homeTeam":"2F", "awayTeam":"2B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11" calcext:value-type="float">
            <text:p>11</text:p>
          </table:table-cell>
          <table:table-cell table:formula="of:=IF([.$J42]&gt;[.$J41];[.B41];[.B41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style-name="ce12" table:formula="of:=FIRST_GAME_MS + ((DURATION_MS + GAME_GAP_MS) * ([.$B42]-1))" office:value-type="float" office:value="52800000" calcext:value-type="float">
            <text:p>528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42];TRANSLATED_TEAM_NAMES;['2 x 7 KO P=2,4'.$E42]+1)" office:value-type="string" office:string-value="1A" calcext:value-type="string">
            <text:p>1A</text:p>
          </table:table-cell>
          <table:table-cell table:style-name="ce16" table:formula="of:=VLOOKUP(['2 x 7 KO P=2,4'.G42];TRANSLATED_TEAM_NAMES;['2 x 7 KO P=2,4'.$E42]+1)" office:value-type="string" office:string-value="1E" calcext:value-type="string">
            <text:p>1E</text:p>
          </table:table-cell>
          <table:table-cell table:style-name="ce17" table:formula="of:=IF(MOD([.$C42]; NUM_PITCHES)=0;INDEX(PITCHES;1;NUM_PITCHES);INDEX(PITCHES;1;MOD([.$C4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1,&quot;dateTime&quot;:52800000,&quot;duration&quot;:&quot;10m&quot;,&quot;pitch&quot;:&quot;5&quot;,&quot;competition&quot;:{&quot;name&quot;:&quot;U15&quot;, &quot;section&quot;:&quot;Groups&quot;, &quot;group&quot;:&quot;1&quot;},&quot;tag&quot;:&quot;11&quot;, &quot;homeTeam&quot;:&quot;1A&quot;, &quot;awayTeam&quot;:&quot;1E&quot;}" calcext:value-type="string">
            <text:p>{"__v":0,"day":1,"dateTime":52800000,"duration":"10m","pitch":"5","competition":{"name":"U15", "section":"Groups", "group":"1"},"tag":"11", "homeTeam":"1A", "awayTeam":"1E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11" calcext:value-type="float">
            <text:p>11</text:p>
          </table:table-cell>
          <table:table-cell table:formula="of:=IF([.$J43]&gt;[.$J42];[.B42];[.B42]+1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style-name="ce12" table:formula="of:=FIRST_GAME_MS + ((DURATION_MS + GAME_GAP_MS) * ([.$B43]-1))" office:value-type="float" office:value="52800000" calcext:value-type="float">
            <text:p>528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43];TRANSLATED_TEAM_NAMES;['2 x 7 KO P=2,4'.$E43]+1)" office:value-type="string" office:string-value="2A" calcext:value-type="string">
            <text:p>2A</text:p>
          </table:table-cell>
          <table:table-cell table:style-name="ce16" table:formula="of:=VLOOKUP(['2 x 7 KO P=2,4'.G43];TRANSLATED_TEAM_NAMES;['2 x 7 KO P=2,4'.$E43]+1)" office:value-type="string" office:string-value="2E" calcext:value-type="string">
            <text:p>2E</text:p>
          </table:table-cell>
          <table:table-cell table:style-name="ce17" table:formula="of:=IF(MOD([.$C43]; NUM_PITCHES)=0;INDEX(PITCHES;1;NUM_PITCHES);INDEX(PITCHES;1;MOD([.$C4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1,&quot;dateTime&quot;:52800000,&quot;duration&quot;:&quot;10m&quot;,&quot;pitch&quot;:&quot;6&quot;,&quot;competition&quot;:{&quot;name&quot;:&quot;U15&quot;, &quot;section&quot;:&quot;Groups&quot;, &quot;group&quot;:&quot;2&quot;},&quot;tag&quot;:&quot;11&quot;, &quot;homeTeam&quot;:&quot;2A&quot;, &quot;awayTeam&quot;:&quot;2E&quot;}" calcext:value-type="string">
            <text:p>{"__v":0,"day":1,"dateTime":52800000,"duration":"10m","pitch":"6","competition":{"name":"U15", "section":"Groups", "group":"2"},"tag":"11", "homeTeam":"2A", "awayTeam":"2E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44]&gt;[.$J43];[.B43];[.B43]+1)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style-name="ce12" table:formula="of:=FIRST_GAME_MS + ((DURATION_MS + GAME_GAP_MS) * ([.$B44]-1)) + SECTION_GAP_MS" office:value-type="float" office:value="54180000" calcext:value-type="float">
            <text:p>54180000</text:p>
          </table:table-cell>
          <table:table-cell table:formula="of:=AGE_GROUP_TRANSLATED&amp;&quot;_&quot;&amp;SECTION_TRANSLATED&amp;&quot;_QF1&quot;" office:value-type="string" office:string-value="U15_Groups_QF1" calcext:value-type="string">
            <text:p>U15_Groups_QF1</text:p>
          </table:table-cell>
          <table:table-cell table:style-name="ce14" table:formula="of:=AGE_GROUP_TRANSLATED&amp;&quot;_&quot;&amp;SECTION_TRANSLATED&amp;&quot;_G1_P1&quot;" office:value-type="string" office:string-value="U15_Groups_G1_P1" calcext:value-type="string">
            <text:p>U15_Groups_G1_P1</text:p>
          </table:table-cell>
          <table:table-cell table:style-name="ce14" table:formula="of:=AGE_GROUP_TRANSLATED&amp;&quot;_&quot;&amp;SECTION_TRANSLATED&amp;&quot;_G2_P4&quot;" office:value-type="string" office:string-value="U15_Groups_G2_P4" calcext:value-type="string">
            <text:p>U15_Groups_G2_P4</text:p>
          </table:table-cell>
          <table:table-cell table:style-name="ce13" office:value-type="string" calcext:value-type="string">
            <text:p>Winner Group 1</text:p>
          </table:table-cell>
          <table:table-cell table:style-name="ce16" office:value-type="string" calcext:value-type="string">
            <text:p>4<text:span text:style-name="T1">th</text:span> Group 2</text:p>
          </table:table-cell>
          <table:table-cell table:style-name="ce17" table:formula="of:=IF(MOD([.$C44]; NUM_PITCHES)=0;INDEX(PITCHES;1;NUM_PITCHES);INDEX(PITCHES;1;MOD([.$C44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, &quot;&quot;homeTeamFrom&quot;&quot;:&quot;&quot;&quot; &amp; [.F44] &amp; &quot;&quot;&quot;, &quot;&quot;awayTeamFrom&quot;&quot;:&quot;&quot;&quot; &amp; [.G44] &amp; &quot;&quot;&quot;, &quot;&quot;stage2Tag&quot;&quot;:&quot;&quot;&quot; &amp; [.E44] &amp; &quot;&quot;&quot;}&quot;" office:value-type="string" office:string-value="{&quot;__v&quot;:0,&quot;day&quot;:1,&quot;dateTime&quot;:54180000,&quot;duration&quot;:&quot;10m&quot;,&quot;pitch&quot;:&quot;5&quot;,&quot;competition&quot;:{&quot;name&quot;:&quot;U15&quot;, &quot;section&quot;:&quot;Groups&quot;},&quot;tag&quot;:&quot;QF1&quot;, &quot;homeTeam&quot;:&quot;Winner Group 1&quot;, &quot;awayTeam&quot;:&quot;4th Group 2&quot;, &quot;homeTeamFrom&quot;:&quot;U15_Groups_G1_P1&quot;, &quot;awayTeamFrom&quot;:&quot;U15_Groups_G2_P4&quot;, &quot;stage2Tag&quot;:&quot;U15_Groups_QF1&quot;}" calcext:value-type="string">
            <text:p>{"__v":0,"day":1,"dateTime":54180000,"duration":"10m","pitch":"5","competition":{"name":"U15", "section":"Groups"},"tag":"QF1", "homeTeam":"Winner Group 1", "awayTeam":"4th Group 2", "homeTeamFrom":"U15_Groups_G1_P1", "awayTeamFrom":"U15_Groups_G2_P4", "stage2Tag":"U15_Groups_Q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2</text:p>
          </table:table-cell>
          <table:table-cell table:formula="of:=IF([.$J45]&gt;[.$J44];[.B44];[.B44]+1)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style-name="ce12" table:formula="of:=FIRST_GAME_MS + ((DURATION_MS + GAME_GAP_MS) * ([.$B45]-1)) + SECTION_GAP_MS" office:value-type="float" office:value="54180000" calcext:value-type="float">
            <text:p>54180000</text:p>
          </table:table-cell>
          <table:table-cell table:formula="of:=AGE_GROUP_TRANSLATED&amp;&quot;_&quot;&amp;SECTION_TRANSLATED&amp;&quot;_QF2&quot;" office:value-type="string" office:string-value="U15_Groups_QF2" calcext:value-type="string">
            <text:p>U15_Groups_QF2</text:p>
          </table:table-cell>
          <table:table-cell table:style-name="ce14" table:formula="of:=AGE_GROUP_TRANSLATED&amp;&quot;_&quot;&amp;SECTION_TRANSLATED&amp;&quot;_G2_P1&quot;" office:value-type="string" office:string-value="U15_Groups_G2_P1" calcext:value-type="string">
            <text:p>U15_Groups_G2_P1</text:p>
          </table:table-cell>
          <table:table-cell table:style-name="ce14" table:formula="of:=AGE_GROUP_TRANSLATED&amp;&quot;_&quot;&amp;SECTION_TRANSLATED&amp;&quot;_G1_P4&quot;" office:value-type="string" office:string-value="U15_Groups_G1_P4" calcext:value-type="string">
            <text:p>U15_Groups_G1_P4</text:p>
          </table:table-cell>
          <table:table-cell table:style-name="ce13" office:value-type="string" calcext:value-type="string">
            <text:p>Winner Group 2</text:p>
          </table:table-cell>
          <table:table-cell table:style-name="ce16" office:value-type="string" calcext:value-type="string">
            <text:p>4<text:span text:style-name="T1">th</text:span> Group 1</text:p>
          </table:table-cell>
          <table:table-cell table:style-name="ce17" table:formula="of:=IF(MOD([.$C45]; NUM_PITCHES)=0;INDEX(PITCHES;1;NUM_PITCHES);INDEX(PITCHES;1;MOD([.$C45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, &quot;&quot;homeTeamFrom&quot;&quot;:&quot;&quot;&quot; &amp; [.F45] &amp; &quot;&quot;&quot;, &quot;&quot;awayTeamFrom&quot;&quot;:&quot;&quot;&quot; &amp; [.G45] &amp; &quot;&quot;&quot;, &quot;&quot;stage2Tag&quot;&quot;:&quot;&quot;&quot; &amp; [.E45] &amp; &quot;&quot;&quot;}&quot;" office:value-type="string" office:string-value="{&quot;__v&quot;:0,&quot;day&quot;:1,&quot;dateTime&quot;:54180000,&quot;duration&quot;:&quot;10m&quot;,&quot;pitch&quot;:&quot;6&quot;,&quot;competition&quot;:{&quot;name&quot;:&quot;U15&quot;, &quot;section&quot;:&quot;Groups&quot;},&quot;tag&quot;:&quot;QF2&quot;, &quot;homeTeam&quot;:&quot;Winner Group 2&quot;, &quot;awayTeam&quot;:&quot;4th Group 1&quot;, &quot;homeTeamFrom&quot;:&quot;U15_Groups_G2_P1&quot;, &quot;awayTeamFrom&quot;:&quot;U15_Groups_G1_P4&quot;, &quot;stage2Tag&quot;:&quot;U15_Groups_QF2&quot;}" calcext:value-type="string">
            <text:p>{"__v":0,"day":1,"dateTime":54180000,"duration":"10m","pitch":"6","competition":{"name":"U15", "section":"Groups"},"tag":"QF2", "homeTeam":"Winner Group 2", "awayTeam":"4th Group 1", "homeTeamFrom":"U15_Groups_G2_P1", "awayTeamFrom":"U15_Groups_G1_P4", "stage2Tag":"U15_Groups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46]&gt;[.$J45];[.B45];[.B45]+1)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12" table:formula="of:=FIRST_GAME_MS + ((DURATION_MS + GAME_GAP_MS) * ([.$B46]-1)) + SECTION_GAP_MS" office:value-type="float" office:value="54180000" calcext:value-type="float">
            <text:p>54180000</text:p>
          </table:table-cell>
          <table:table-cell table:formula="of:=AGE_GROUP_TRANSLATED&amp;&quot;_&quot;&amp;SECTION_TRANSLATED&amp;&quot;_QF3&quot;" office:value-type="string" office:string-value="U15_Groups_QF3" calcext:value-type="string">
            <text:p>U15_Groups_QF3</text:p>
          </table:table-cell>
          <table:table-cell table:style-name="ce14" table:formula="of:=AGE_GROUP_TRANSLATED&amp;&quot;_&quot;&amp;SECTION_TRANSLATED&amp;&quot;_G1_P2&quot;" office:value-type="string" office:string-value="U15_Groups_G1_P2" calcext:value-type="string">
            <text:p>U15_Groups_G1_P2</text:p>
          </table:table-cell>
          <table:table-cell table:style-name="ce14" table:formula="of:=AGE_GROUP_TRANSLATED&amp;&quot;_&quot;&amp;SECTION_TRANSLATED&amp;&quot;_G2_P3&quot;" office:value-type="string" office:string-value="U15_Groups_G2_P3" calcext:value-type="string">
            <text:p>U15_Groups_G2_P3</text:p>
          </table:table-cell>
          <table:table-cell table:style-name="ce13" office:value-type="string" calcext:value-type="string">
            <text:p>2<text:span text:style-name="T1">nd</text:span> Group 1</text:p>
          </table:table-cell>
          <table:table-cell table:style-name="ce16" office:value-type="string" calcext:value-type="string">
            <text:p>3<text:span text:style-name="T1">rd</text:span> Group 2</text:p>
          </table:table-cell>
          <table:table-cell table:style-name="ce17" table:formula="of:=IF(MOD([.$C46]; NUM_PITCHES)=0;INDEX(PITCHES;1;NUM_PITCHES);INDEX(PITCHES;1;MOD([.$C46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, &quot;&quot;homeTeamFrom&quot;&quot;:&quot;&quot;&quot; &amp; [.F46] &amp; &quot;&quot;&quot;, &quot;&quot;awayTeamFrom&quot;&quot;:&quot;&quot;&quot; &amp; [.G46] &amp; &quot;&quot;&quot;, &quot;&quot;stage2Tag&quot;&quot;:&quot;&quot;&quot; &amp; [.E46] &amp; &quot;&quot;&quot;}&quot;" office:value-type="string" office:string-value="{&quot;__v&quot;:0,&quot;day&quot;:1,&quot;dateTime&quot;:54180000,&quot;duration&quot;:&quot;10m&quot;,&quot;pitch&quot;:&quot;7&quot;,&quot;competition&quot;:{&quot;name&quot;:&quot;U15&quot;, &quot;section&quot;:&quot;Groups&quot;},&quot;tag&quot;:&quot;QF3&quot;, &quot;homeTeam&quot;:&quot;2nd Group 1&quot;, &quot;awayTeam&quot;:&quot;3rd Group 2&quot;, &quot;homeTeamFrom&quot;:&quot;U15_Groups_G1_P2&quot;, &quot;awayTeamFrom&quot;:&quot;U15_Groups_G2_P3&quot;, &quot;stage2Tag&quot;:&quot;U15_Groups_QF3&quot;}" calcext:value-type="string">
            <text:p>{"__v":0,"day":1,"dateTime":54180000,"duration":"10m","pitch":"7","competition":{"name":"U15", "section":"Groups"},"tag":"QF3", "homeTeam":"2nd Group 1", "awayTeam":"3rd Group 2", "homeTeamFrom":"U15_Groups_G1_P2", "awayTeamFrom":"U15_Groups_G2_P3", "stage2Tag":"U15_Group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47]&gt;[.$J46];[.B46];[.B46]+1)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style-name="ce12" table:formula="of:=FIRST_GAME_MS + ((DURATION_MS + GAME_GAP_MS) * ([.$B47]-1)) + SECTION_GAP_MS" office:value-type="float" office:value="54180000" calcext:value-type="float">
            <text:p>54180000</text:p>
          </table:table-cell>
          <table:table-cell table:formula="of:=AGE_GROUP_TRANSLATED&amp;&quot;_&quot;&amp;SECTION_TRANSLATED&amp;&quot;_QF4&quot;" office:value-type="string" office:string-value="U15_Groups_QF4" calcext:value-type="string">
            <text:p>U15_Groups_QF4</text:p>
          </table:table-cell>
          <table:table-cell table:style-name="ce14" table:formula="of:=AGE_GROUP_TRANSLATED&amp;&quot;_&quot;&amp;SECTION_TRANSLATED&amp;&quot;_G2_P2&quot;" office:value-type="string" office:string-value="U15_Groups_G2_P2" calcext:value-type="string">
            <text:p>U15_Groups_G2_P2</text:p>
          </table:table-cell>
          <table:table-cell table:style-name="ce14" table:formula="of:=AGE_GROUP_TRANSLATED&amp;&quot;_&quot;&amp;SECTION_TRANSLATED&amp;&quot;_G1_P3&quot;" office:value-type="string" office:string-value="U15_Groups_G1_P3" calcext:value-type="string">
            <text:p>U15_Groups_G1_P3</text:p>
          </table:table-cell>
          <table:table-cell table:style-name="ce13" office:value-type="string" calcext:value-type="string">
            <text:p>2<text:span text:style-name="T1">nd</text:span> Group 2</text:p>
          </table:table-cell>
          <table:table-cell table:style-name="ce16" office:value-type="string" calcext:value-type="string">
            <text:p>3<text:span text:style-name="T1">rd</text:span> Group 1</text:p>
          </table:table-cell>
          <table:table-cell table:style-name="ce17" table:formula="of:=IF(MOD([.$C47]; NUM_PITCHES)=0;INDEX(PITCHES;1;NUM_PITCHES);INDEX(PITCHES;1;MOD([.$C47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day&quot;:1,&quot;dateTime&quot;:54180000,&quot;duration&quot;:&quot;10m&quot;,&quot;pitch&quot;:&quot;8&quot;,&quot;competition&quot;:{&quot;name&quot;:&quot;U15&quot;, &quot;section&quot;:&quot;Groups&quot;},&quot;tag&quot;:&quot;QF4&quot;, &quot;homeTeam&quot;:&quot;2nd Group 2&quot;, &quot;awayTeam&quot;:&quot;3rd Group 1&quot;, &quot;homeTeamFrom&quot;:&quot;U15_Groups_G2_P2&quot;, &quot;awayTeamFrom&quot;:&quot;U15_Groups_G1_P3&quot;, &quot;stage2Tag&quot;:&quot;U15_Groups_QF4&quot;}" calcext:value-type="string">
            <text:p>{"__v":0,"day":1,"dateTime":54180000,"duration":"10m","pitch":"8","competition":{"name":"U15", "section":"Groups"},"tag":"QF4", "homeTeam":"2nd Group 2", "awayTeam":"3rd Group 1", "homeTeamFrom":"U15_Groups_G2_P2", "awayTeamFrom":"U15_Groups_G1_P3", "stage2Tag":"U15_Group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48]&gt;[.$J47];[.B47];[.B47]+1)"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style-name="ce12" table:formula="of:=FIRST_GAME_MS + ((DURATION_MS + GAME_GAP_MS) * ([.$B48]-1)) + SECTION_GAP_MS" office:value-type="float" office:value="54960000" calcext:value-type="float">
            <text:p>54960000</text:p>
          </table:table-cell>
          <table:table-cell table:formula="of:=AGE_GROUP_TRANSLATED&amp;&quot;_&quot;&amp;SECTION_TRANSLATED&amp;&quot;_SF1&quot;" office:value-type="string" office:string-value="U15_Groups_SF1" calcext:value-type="string">
            <text:p>U15_Groups_SF1</text:p>
          </table:table-cell>
          <table:table-cell table:style-name="ce14" table:formula="of:=AGE_GROUP_TRANSLATED&amp;&quot;_&quot;&amp;SECTION_TRANSLATED&amp;&quot;_QF1&quot;" office:value-type="string" office:string-value="U15_Groups_QF1" calcext:value-type="string">
            <text:p>U15_Groups_QF1</text:p>
          </table:table-cell>
          <table:table-cell table:style-name="ce14" table:formula="of:=AGE_GROUP_TRANSLATED&amp;&quot;_&quot;&amp;SECTION_TRANSLATED&amp;&quot;_QF4&quot;" office:value-type="string" office:string-value="U15_Groups_QF4" calcext:value-type="string">
            <text:p>U15_Groups_QF4</text:p>
          </table:table-cell>
          <table:table-cell table:style-name="ce13" office:value-type="string" calcext:value-type="string">
            <text:p>Winner QF1</text:p>
          </table:table-cell>
          <table:table-cell table:style-name="ce16" office:value-type="string" calcext:value-type="string">
            <text:p>Winner QF4</text:p>
          </table:table-cell>
          <table:table-cell table:style-name="ce17" table:formula="of:=IF(MOD([.$C48]; NUM_PITCHES)=0;INDEX(PITCHES;1;NUM_PITCHES);INDEX(PITCHES;1;MOD([.$C48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day&quot;:1,&quot;dateTime&quot;:54960000,&quot;duration&quot;:&quot;10m&quot;,&quot;pitch&quot;:&quot;5&quot;,&quot;competition&quot;:{&quot;name&quot;:&quot;U15&quot;, &quot;section&quot;:&quot;Groups&quot;},&quot;tag&quot;:&quot;SF1&quot;, &quot;homeTeam&quot;:&quot;Winner QF1&quot;, &quot;awayTeam&quot;:&quot;Winner QF4&quot;, &quot;homeTeamFrom&quot;:&quot;U15_Groups_QF1&quot;, &quot;awayTeamFrom&quot;:&quot;U15_Groups_QF4&quot;, &quot;stage2Tag&quot;:&quot;U15_Groups_SF1&quot;}" calcext:value-type="string">
            <text:p>{"__v":0,"day":1,"dateTime":54960000,"duration":"10m","pitch":"5","competition":{"name":"U15", "section":"Groups"},"tag":"SF1", "homeTeam":"Winner QF1", "awayTeam":"Winner QF4", "homeTeamFrom":"U15_Groups_QF1", "awayTeamFrom":"U15_Groups_QF4", "stage2Tag":"U15_Group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49]&gt;[.$J48];[.B48];[.B48]+1)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style-name="ce12" table:formula="of:=FIRST_GAME_MS + ((DURATION_MS + GAME_GAP_MS) * ([.$B49]-1)) + SECTION_GAP_MS" office:value-type="float" office:value="54960000" calcext:value-type="float">
            <text:p>54960000</text:p>
          </table:table-cell>
          <table:table-cell table:formula="of:=AGE_GROUP_TRANSLATED&amp;&quot;_&quot;&amp;SECTION_TRANSLATED&amp;&quot;_SF2&quot;" office:value-type="string" office:string-value="U15_Groups_SF2" calcext:value-type="string">
            <text:p>U15_Groups_SF2</text:p>
          </table:table-cell>
          <table:table-cell table:style-name="ce14" table:formula="of:=AGE_GROUP_TRANSLATED&amp;&quot;_&quot;&amp;SECTION_TRANSLATED&amp;&quot;_QF2&quot;" office:value-type="string" office:string-value="U15_Groups_QF2" calcext:value-type="string">
            <text:p>U15_Groups_QF2</text:p>
          </table:table-cell>
          <table:table-cell table:style-name="ce14" table:formula="of:=AGE_GROUP_TRANSLATED&amp;&quot;_&quot;&amp;SECTION_TRANSLATED&amp;&quot;_QF3&quot;" office:value-type="string" office:string-value="U15_Groups_QF3" calcext:value-type="string">
            <text:p>U15_Groups_QF3</text:p>
          </table:table-cell>
          <table:table-cell table:style-name="ce13" office:value-type="string" calcext:value-type="string">
            <text:p>Winner QF2</text:p>
          </table:table-cell>
          <table:table-cell table:style-name="ce16" office:value-type="string" calcext:value-type="string">
            <text:p>Winner QF3</text:p>
          </table:table-cell>
          <table:table-cell table:style-name="ce17" table:formula="of:=IF(MOD([.$C49]; NUM_PITCHES)=0;INDEX(PITCHES;1;NUM_PITCHES);INDEX(PITCHES;1;MOD([.$C49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day&quot;:1,&quot;dateTime&quot;:54960000,&quot;duration&quot;:&quot;10m&quot;,&quot;pitch&quot;:&quot;6&quot;,&quot;competition&quot;:{&quot;name&quot;:&quot;U15&quot;, &quot;section&quot;:&quot;Groups&quot;},&quot;tag&quot;:&quot;SF2&quot;, &quot;homeTeam&quot;:&quot;Winner QF2&quot;, &quot;awayTeam&quot;:&quot;Winner QF3&quot;, &quot;homeTeamFrom&quot;:&quot;U15_Groups_QF2&quot;, &quot;awayTeamFrom&quot;:&quot;U15_Groups_QF3&quot;, &quot;stage2Tag&quot;:&quot;U15_Groups_SF2&quot;}" calcext:value-type="string">
            <text:p>{"__v":0,"day":1,"dateTime":54960000,"duration":"10m","pitch":"6","competition":{"name":"U15", "section":"Groups"},"tag":"SF2", "homeTeam":"Winner QF2", "awayTeam":"Winner QF3", "homeTeamFrom":"U15_Groups_QF2", "awayTeamFrom":"U15_Groups_QF3", "stage2Tag":"U15_Group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50]&gt;[.$J49];[.B49];[.B49]+1)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style-name="ce12" table:formula="of:=FIRST_GAME_MS + ((DURATION_MS + GAME_GAP_MS) * ([.$B50]-1)) + SECTION_GAP_MS" office:value-type="float" office:value="55740000" calcext:value-type="float">
            <text:p>55740000</text:p>
          </table:table-cell>
          <table:table-cell table:formula="of:=AGE_GROUP_TRANSLATED&amp;&quot;_&quot;&amp;SECTION_TRANSLATED&amp;&quot;_FNL&quot;" office:value-type="string" office:string-value="U15_Groups_FNL" calcext:value-type="string">
            <text:p>U15_Groups_FNL</text:p>
          </table:table-cell>
          <table:table-cell table:style-name="ce14" table:formula="of:=AGE_GROUP_TRANSLATED&amp;&quot;_&quot;&amp;SECTION_TRANSLATED&amp;&quot;_SF1&quot;" office:value-type="string" office:string-value="U15_Groups_SF1" calcext:value-type="string">
            <text:p>U15_Groups_SF1</text:p>
          </table:table-cell>
          <table:table-cell table:style-name="ce14" table:formula="of:=AGE_GROUP_TRANSLATED&amp;&quot;_&quot;&amp;SECTION_TRANSLATED&amp;&quot;_SF2&quot;" office:value-type="string" office:string-value="U15_Groups_SF2" calcext:value-type="string">
            <text:p>U15_Groups_SF2</text:p>
          </table:table-cell>
          <table:table-cell table:style-name="ce13" office:value-type="string" calcext:value-type="string">
            <text:p>Winner SF1</text:p>
          </table:table-cell>
          <table:table-cell table:style-name="ce16" office:value-type="string" calcext:value-type="string">
            <text:p>Winner SF2</text:p>
          </table:table-cell>
          <table:table-cell table:style-name="ce17" table:formula="of:=IF(MOD([.$C50]; NUM_PITCHES)=0;INDEX(PITCHES;1;NUM_PITCHES);INDEX(PITCHES;1;MOD([.$C50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day&quot;:1,&quot;dateTime&quot;:55740000,&quot;duration&quot;:&quot;10m&quot;,&quot;pitch&quot;:&quot;5&quot;,&quot;competition&quot;:{&quot;name&quot;:&quot;U15&quot;, &quot;section&quot;:&quot;Groups&quot;},&quot;tag&quot;:&quot;FNL&quot;, &quot;homeTeam&quot;:&quot;Winner SF1&quot;, &quot;awayTeam&quot;:&quot;Winner SF2&quot;, &quot;homeTeamFrom&quot;:&quot;U15_Groups_SF1&quot;, &quot;awayTeamFrom&quot;:&quot;U15_Groups_SF2&quot;, &quot;stage2Tag&quot;:&quot;U15_Groups_FNL&quot;}" calcext:value-type="string">
            <text:p>{"__v":0,"day":1,"dateTime":55740000,"duration":"10m","pitch":"5","competition":{"name":"U15", "section":"Groups"},"tag":"FNL", "homeTeam":"Winner SF1", "awayTeam":"Winner SF2", "homeTeamFrom":"U15_Groups_SF1", "awayTeamFrom":"U15_Groups_SF2", "stage2Tag":"U15_Groups_FNL"}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8 KO P=4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24" table:default-cell-style-name="ce12"/>
        <table:table-column table:style-name="co5" table:visibility="collapse" table:default-cell-style-name="ce12"/>
        <table:table-column table:style-name="co11" table:visibility="collapse" table:default-cell-style-name="ce12"/>
        <table:table-column table:style-name="co11" table:visibility="collapse" table:default-cell-style-name="ce14"/>
        <table:table-column table:style-name="co11" table:default-cell-style-name="ce14"/>
        <table:table-column table:style-name="co26" table:visibility="collapse" table:default-cell-style-name="ce15"/>
        <table:table-column table:style-name="co26" table:visibility="collapse" table:default-cell-style-name="ce16"/>
        <table:table-column table:style-name="co26" table:default-cell-style-name="ce14"/>
        <table:table-column table:style-name="co26" table:default-cell-style-name="ce19"/>
        <table:table-column table:style-name="co3" table:number-columns-repeated="1015" table:default-cell-style-name="ce18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table:formula="of:=FIRST_GAME_MS" office:value-type="float" office:value="45000000" calcext:value-type="float">
            <text:p>450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2];TRANSLATED_TEAM_NAMES;['2 x 8 KO P=4'.$E2]+1)" office:value-type="string" office:string-value="1A" calcext:value-type="string">
            <text:p>1A</text:p>
          </table:table-cell>
          <table:table-cell table:style-name="ce16" table:formula="of:=VLOOKUP(['2 x 8 KO P=4'.G2];TRANSLATED_TEAM_NAMES;['2 x 8 KO P=4'.$E2]+1)" office:value-type="string" office:string-value="1B" calcext:value-type="string">
            <text:p>1B</text:p>
          </table:table-cell>
          <table:table-cell table:style-name="ce17" table:formula="of:=IF(MOD([.$C2]; NUM_PITCHES)=0;INDEX(PITCHES;1;NUM_PITCHES);INDEX(PITCHES;1;MOD([.$C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45000000,&quot;duration&quot;:&quot;10m&quot;,&quot;pitch&quot;:&quot;5&quot;,&quot;competition&quot;:{&quot;name&quot;:&quot;U15&quot;, &quot;section&quot;:&quot;Groups&quot;, &quot;group&quot;:&quot;1&quot;},&quot;tag&quot;:&quot;1&quot;, &quot;homeTeam&quot;:&quot;1A&quot;, &quot;awayTeam&quot;:&quot;1B&quot;}" calcext:value-type="string">
            <text:p>{"__v":0,"day":1,"dateTime":45000000,"duration":"10m","pitch":"5","competition":{"name":"U15", "section":"Groups", "group":"1"},"tag":"1", "homeTeam":"1A", "awayTeam":"1B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table:formula="of:=FIRST_GAME_MS + ((DURATION_MS + GAME_GAP_MS) * ([.$B3]-1))" office:value-type="float" office:value="45000000" calcext:value-type="float">
            <text:p>450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3];TRANSLATED_TEAM_NAMES;['2 x 8 KO P=4'.$E3]+1)" office:value-type="string" office:string-value="1C" calcext:value-type="string">
            <text:p>1C</text:p>
          </table:table-cell>
          <table:table-cell table:style-name="ce16" table:formula="of:=VLOOKUP(['2 x 8 KO P=4'.G3];TRANSLATED_TEAM_NAMES;['2 x 8 KO P=4'.$E3]+1)" office:value-type="string" office:string-value="1D" calcext:value-type="string">
            <text:p>1D</text:p>
          </table:table-cell>
          <table:table-cell table:style-name="ce17" table:formula="of:=IF(MOD([.$C3]; NUM_PITCHES)=0;INDEX(PITCHES;1;NUM_PITCHES);INDEX(PITCHES;1;MOD([.$C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45000000,&quot;duration&quot;:&quot;10m&quot;,&quot;pitch&quot;:&quot;6&quot;,&quot;competition&quot;:{&quot;name&quot;:&quot;U15&quot;, &quot;section&quot;:&quot;Groups&quot;, &quot;group&quot;:&quot;1&quot;},&quot;tag&quot;:&quot;1&quot;, &quot;homeTeam&quot;:&quot;1C&quot;, &quot;awayTeam&quot;:&quot;1D&quot;}" calcext:value-type="string">
            <text:p>{"__v":0,"day":1,"dateTime":45000000,"duration":"10m","pitch":"6","competition":{"name":"U15", "section":"Groups", "group":"1"},"tag":"1", "homeTeam":"1C", "awayTeam":"1D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" table:formula="of:=FIRST_GAME_MS + ((DURATION_MS + GAME_GAP_MS) * ([.$B4]-1))" office:value-type="float" office:value="45000000" calcext:value-type="float">
            <text:p>450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4];TRANSLATED_TEAM_NAMES;['2 x 8 KO P=4'.$E4]+1)" office:value-type="string" office:string-value="2A" calcext:value-type="string">
            <text:p>2A</text:p>
          </table:table-cell>
          <table:table-cell table:style-name="ce16" table:formula="of:=VLOOKUP(['2 x 8 KO P=4'.G4];TRANSLATED_TEAM_NAMES;['2 x 8 KO P=4'.$E4]+1)" office:value-type="string" office:string-value="2B" calcext:value-type="string">
            <text:p>2B</text:p>
          </table:table-cell>
          <table:table-cell table:style-name="ce17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45000000,&quot;duration&quot;:&quot;10m&quot;,&quot;pitch&quot;:&quot;7&quot;,&quot;competition&quot;:{&quot;name&quot;:&quot;U15&quot;, &quot;section&quot;:&quot;Groups&quot;, &quot;group&quot;:&quot;2&quot;},&quot;tag&quot;:&quot;1&quot;, &quot;homeTeam&quot;:&quot;2A&quot;, &quot;awayTeam&quot;:&quot;2B&quot;}" calcext:value-type="string">
            <text:p>{"__v":0,"day":1,"dateTime":45000000,"duration":"10m","pitch":"7","competition":{"name":"U15", "section":"Groups", "group":"2"},"tag":"1", "homeTeam":"2A", "awayTeam":"2B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2" table:formula="of:=FIRST_GAME_MS + ((DURATION_MS + GAME_GAP_MS) * ([.$B5]-1))" office:value-type="float" office:value="45000000" calcext:value-type="float">
            <text:p>450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5];TRANSLATED_TEAM_NAMES;['2 x 8 KO P=4'.$E5]+1)" office:value-type="string" office:string-value="2C" calcext:value-type="string">
            <text:p>2C</text:p>
          </table:table-cell>
          <table:table-cell table:style-name="ce16" table:formula="of:=VLOOKUP(['2 x 8 KO P=4'.G5];TRANSLATED_TEAM_NAMES;['2 x 8 KO P=4'.$E5]+1)" office:value-type="string" office:string-value="2D" calcext:value-type="string">
            <text:p>2D</text:p>
          </table:table-cell>
          <table:table-cell table:style-name="ce17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45000000,&quot;duration&quot;:&quot;10m&quot;,&quot;pitch&quot;:&quot;8&quot;,&quot;competition&quot;:{&quot;name&quot;:&quot;U15&quot;, &quot;section&quot;:&quot;Groups&quot;, &quot;group&quot;:&quot;2&quot;},&quot;tag&quot;:&quot;1&quot;, &quot;homeTeam&quot;:&quot;2C&quot;, &quot;awayTeam&quot;:&quot;2D&quot;}" calcext:value-type="string">
            <text:p>{"__v":0,"day":1,"dateTime":45000000,"duration":"10m","pitch":"8","competition":{"name":"U15", "section":"Groups", "group":"2"},"tag":"1", "homeTeam":"2C", "awayTeam":"2D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2" table:formula="of:=FIRST_GAME_MS + ((DURATION_MS + GAME_GAP_MS) * ([.$B6]-1))" office:value-type="float" office:value="45780000" calcext:value-type="float">
            <text:p>457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6];TRANSLATED_TEAM_NAMES;['2 x 8 KO P=4'.$E6]+1)" office:value-type="string" office:string-value="1E" calcext:value-type="string">
            <text:p>1E</text:p>
          </table:table-cell>
          <table:table-cell table:style-name="ce16" table:formula="of:=VLOOKUP(['2 x 8 KO P=4'.G6];TRANSLATED_TEAM_NAMES;['2 x 8 KO P=4'.$E6]+1)" office:value-type="string" office:string-value="1F" calcext:value-type="string">
            <text:p>1F</text:p>
          </table:table-cell>
          <table:table-cell table:style-name="ce17" table:formula="of:=IF(MOD([.$C6]; NUM_PITCHES)=0;INDEX(PITCHES;1;NUM_PITCHES);INDEX(PITCHES;1;MOD([.$C6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45780000,&quot;duration&quot;:&quot;10m&quot;,&quot;pitch&quot;:&quot;5&quot;,&quot;competition&quot;:{&quot;name&quot;:&quot;U15&quot;, &quot;section&quot;:&quot;Groups&quot;, &quot;group&quot;:&quot;1&quot;},&quot;tag&quot;:&quot;2&quot;, &quot;homeTeam&quot;:&quot;1E&quot;, &quot;awayTeam&quot;:&quot;1F&quot;}" calcext:value-type="string">
            <text:p>{"__v":0,"day":1,"dateTime":45780000,"duration":"10m","pitch":"5","competition":{"name":"U15", "section":"Groups", "group":"1"},"tag":"2", "homeTeam":"1E", "awayTeam":"1F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2" table:formula="of:=FIRST_GAME_MS + ((DURATION_MS + GAME_GAP_MS) * ([.$B7]-1))" office:value-type="float" office:value="45780000" calcext:value-type="float">
            <text:p>457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7];TRANSLATED_TEAM_NAMES;['2 x 8 KO P=4'.$E7]+1)" office:value-type="string" office:string-value="1G" calcext:value-type="string">
            <text:p>1G</text:p>
          </table:table-cell>
          <table:table-cell table:style-name="ce16" table:formula="of:=VLOOKUP(['2 x 8 KO P=4'.G7];TRANSLATED_TEAM_NAMES;['2 x 8 KO P=4'.$E7]+1)" office:value-type="string" office:string-value="1H" calcext:value-type="string">
            <text:p>1H</text:p>
          </table:table-cell>
          <table:table-cell table:style-name="ce17" table:formula="of:=IF(MOD([.$C7]; NUM_PITCHES)=0;INDEX(PITCHES;1;NUM_PITCHES);INDEX(PITCHES;1;MOD([.$C7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45780000,&quot;duration&quot;:&quot;10m&quot;,&quot;pitch&quot;:&quot;6&quot;,&quot;competition&quot;:{&quot;name&quot;:&quot;U15&quot;, &quot;section&quot;:&quot;Groups&quot;, &quot;group&quot;:&quot;1&quot;},&quot;tag&quot;:&quot;2&quot;, &quot;homeTeam&quot;:&quot;1G&quot;, &quot;awayTeam&quot;:&quot;1H&quot;}" calcext:value-type="string">
            <text:p>{"__v":0,"day":1,"dateTime":45780000,"duration":"10m","pitch":"6","competition":{"name":"U15", "section":"Groups", "group":"1"},"tag":"2", "homeTeam":"1G", "awayTeam":"1H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2" table:formula="of:=FIRST_GAME_MS + ((DURATION_MS + GAME_GAP_MS) * ([.$B8]-1))" office:value-type="float" office:value="45780000" calcext:value-type="float">
            <text:p>457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8];TRANSLATED_TEAM_NAMES;['2 x 8 KO P=4'.$E8]+1)" office:value-type="string" office:string-value="2E" calcext:value-type="string">
            <text:p>2E</text:p>
          </table:table-cell>
          <table:table-cell table:style-name="ce16" table:formula="of:=VLOOKUP(['2 x 8 KO P=4'.G8];TRANSLATED_TEAM_NAMES;['2 x 8 KO P=4'.$E8]+1)" office:value-type="string" office:string-value="2F" calcext:value-type="string">
            <text:p>2F</text:p>
          </table:table-cell>
          <table:table-cell table:style-name="ce17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45780000,&quot;duration&quot;:&quot;10m&quot;,&quot;pitch&quot;:&quot;7&quot;,&quot;competition&quot;:{&quot;name&quot;:&quot;U15&quot;, &quot;section&quot;:&quot;Groups&quot;, &quot;group&quot;:&quot;2&quot;},&quot;tag&quot;:&quot;2&quot;, &quot;homeTeam&quot;:&quot;2E&quot;, &quot;awayTeam&quot;:&quot;2F&quot;}" calcext:value-type="string">
            <text:p>{"__v":0,"day":1,"dateTime":45780000,"duration":"10m","pitch":"7","competition":{"name":"U15", "section":"Groups", "group":"2"},"tag":"2", "homeTeam":"2E", "awayTeam":"2F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table:formula="of:=FIRST_GAME_MS + ((DURATION_MS + GAME_GAP_MS) * ([.$B9]-1))" office:value-type="float" office:value="45780000" calcext:value-type="float">
            <text:p>457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9];TRANSLATED_TEAM_NAMES;['2 x 8 KO P=4'.$E9]+1)" office:value-type="string" office:string-value="2G" calcext:value-type="string">
            <text:p>2G</text:p>
          </table:table-cell>
          <table:table-cell table:style-name="ce16" table:formula="of:=VLOOKUP(['2 x 8 KO P=4'.G9];TRANSLATED_TEAM_NAMES;['2 x 8 KO P=4'.$E9]+1)" office:value-type="string" office:string-value="2H" calcext:value-type="string">
            <text:p>2H</text:p>
          </table:table-cell>
          <table:table-cell table:style-name="ce17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45780000,&quot;duration&quot;:&quot;10m&quot;,&quot;pitch&quot;:&quot;8&quot;,&quot;competition&quot;:{&quot;name&quot;:&quot;U15&quot;, &quot;section&quot;:&quot;Groups&quot;, &quot;group&quot;:&quot;2&quot;},&quot;tag&quot;:&quot;2&quot;, &quot;homeTeam&quot;:&quot;2G&quot;, &quot;awayTeam&quot;:&quot;2H&quot;}" calcext:value-type="string">
            <text:p>{"__v":0,"day":1,"dateTime":45780000,"duration":"10m","pitch":"8","competition":{"name":"U15", "section":"Groups", "group":"2"},"tag":"2", "homeTeam":"2G", "awayTeam":"2H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2" table:formula="of:=FIRST_GAME_MS + ((DURATION_MS + GAME_GAP_MS) * ([.$B10]-1))" office:value-type="float" office:value="46560000" calcext:value-type="float">
            <text:p>465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10];TRANSLATED_TEAM_NAMES;['2 x 8 KO P=4'.$E10]+1)" office:value-type="string" office:string-value="1D" calcext:value-type="string">
            <text:p>1D</text:p>
          </table:table-cell>
          <table:table-cell table:style-name="ce16" table:formula="of:=VLOOKUP(['2 x 8 KO P=4'.G10];TRANSLATED_TEAM_NAMES;['2 x 8 KO P=4'.$E10]+1)" office:value-type="string" office:string-value="1E" calcext:value-type="string">
            <text:p>1E</text:p>
          </table:table-cell>
          <table:table-cell table:style-name="ce17" table:formula="of:=IF(MOD([.$C10]; NUM_PITCHES)=0;INDEX(PITCHES;1;NUM_PITCHES);INDEX(PITCHES;1;MOD([.$C10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46560000,&quot;duration&quot;:&quot;10m&quot;,&quot;pitch&quot;:&quot;5&quot;,&quot;competition&quot;:{&quot;name&quot;:&quot;U15&quot;, &quot;section&quot;:&quot;Groups&quot;, &quot;group&quot;:&quot;1&quot;},&quot;tag&quot;:&quot;3&quot;, &quot;homeTeam&quot;:&quot;1D&quot;, &quot;awayTeam&quot;:&quot;1E&quot;}" calcext:value-type="string">
            <text:p>{"__v":0,"day":1,"dateTime":46560000,"duration":"10m","pitch":"5","competition":{"name":"U15", "section":"Groups", "group":"1"},"tag":"3", "homeTeam":"1D", "awayTeam":"1E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2" table:formula="of:=FIRST_GAME_MS + ((DURATION_MS + GAME_GAP_MS) * ([.$B11]-1))" office:value-type="float" office:value="46560000" calcext:value-type="float">
            <text:p>465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11];TRANSLATED_TEAM_NAMES;['2 x 8 KO P=4'.$E11]+1)" office:value-type="string" office:string-value="1H" calcext:value-type="string">
            <text:p>1H</text:p>
          </table:table-cell>
          <table:table-cell table:style-name="ce16" table:formula="of:=VLOOKUP(['2 x 8 KO P=4'.G11];TRANSLATED_TEAM_NAMES;['2 x 8 KO P=4'.$E11]+1)" office:value-type="string" office:string-value="1A" calcext:value-type="string">
            <text:p>1A</text:p>
          </table:table-cell>
          <table:table-cell table:style-name="ce17" table:formula="of:=IF(MOD([.$C11]; NUM_PITCHES)=0;INDEX(PITCHES;1;NUM_PITCHES);INDEX(PITCHES;1;MOD([.$C11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46560000,&quot;duration&quot;:&quot;10m&quot;,&quot;pitch&quot;:&quot;6&quot;,&quot;competition&quot;:{&quot;name&quot;:&quot;U15&quot;, &quot;section&quot;:&quot;Groups&quot;, &quot;group&quot;:&quot;1&quot;},&quot;tag&quot;:&quot;3&quot;, &quot;homeTeam&quot;:&quot;1H&quot;, &quot;awayTeam&quot;:&quot;1A&quot;}" calcext:value-type="string">
            <text:p>{"__v":0,"day":1,"dateTime":46560000,"duration":"10m","pitch":"6","competition":{"name":"U15", "section":"Groups", "group":"1"},"tag":"3", "homeTeam":"1H", "awayTeam":"1A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2" table:formula="of:=FIRST_GAME_MS + ((DURATION_MS + GAME_GAP_MS) * ([.$B12]-1))" office:value-type="float" office:value="46560000" calcext:value-type="float">
            <text:p>465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12];TRANSLATED_TEAM_NAMES;['2 x 8 KO P=4'.$E12]+1)" office:value-type="string" office:string-value="2D" calcext:value-type="string">
            <text:p>2D</text:p>
          </table:table-cell>
          <table:table-cell table:style-name="ce16" table:formula="of:=VLOOKUP(['2 x 8 KO P=4'.G12];TRANSLATED_TEAM_NAMES;['2 x 8 KO P=4'.$E12]+1)" office:value-type="string" office:string-value="2E" calcext:value-type="string">
            <text:p>2E</text:p>
          </table:table-cell>
          <table:table-cell table:style-name="ce17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46560000,&quot;duration&quot;:&quot;10m&quot;,&quot;pitch&quot;:&quot;7&quot;,&quot;competition&quot;:{&quot;name&quot;:&quot;U15&quot;, &quot;section&quot;:&quot;Groups&quot;, &quot;group&quot;:&quot;2&quot;},&quot;tag&quot;:&quot;3&quot;, &quot;homeTeam&quot;:&quot;2D&quot;, &quot;awayTeam&quot;:&quot;2E&quot;}" calcext:value-type="string">
            <text:p>{"__v":0,"day":1,"dateTime":46560000,"duration":"10m","pitch":"7","competition":{"name":"U15", "section":"Groups", "group":"2"},"tag":"3", "homeTeam":"2D", "awayTeam":"2E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2" table:formula="of:=FIRST_GAME_MS + ((DURATION_MS + GAME_GAP_MS) * ([.$B13]-1))" office:value-type="float" office:value="46560000" calcext:value-type="float">
            <text:p>465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13];TRANSLATED_TEAM_NAMES;['2 x 8 KO P=4'.$E13]+1)" office:value-type="string" office:string-value="2H" calcext:value-type="string">
            <text:p>2H</text:p>
          </table:table-cell>
          <table:table-cell table:style-name="ce16" table:formula="of:=VLOOKUP(['2 x 8 KO P=4'.G13];TRANSLATED_TEAM_NAMES;['2 x 8 KO P=4'.$E13]+1)" office:value-type="string" office:string-value="2A" calcext:value-type="string">
            <text:p>2A</text:p>
          </table:table-cell>
          <table:table-cell table:style-name="ce17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46560000,&quot;duration&quot;:&quot;10m&quot;,&quot;pitch&quot;:&quot;8&quot;,&quot;competition&quot;:{&quot;name&quot;:&quot;U15&quot;, &quot;section&quot;:&quot;Groups&quot;, &quot;group&quot;:&quot;2&quot;},&quot;tag&quot;:&quot;3&quot;, &quot;homeTeam&quot;:&quot;2H&quot;, &quot;awayTeam&quot;:&quot;2A&quot;}" calcext:value-type="string">
            <text:p>{"__v":0,"day":1,"dateTime":46560000,"duration":"10m","pitch":"8","competition":{"name":"U15", "section":"Groups", "group":"2"},"tag":"3", "homeTeam":"2H", "awayTeam":"2A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2" table:formula="of:=FIRST_GAME_MS + ((DURATION_MS + GAME_GAP_MS) * ([.$B14]-1))" office:value-type="float" office:value="47340000" calcext:value-type="float">
            <text:p>473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14];TRANSLATED_TEAM_NAMES;['2 x 8 KO P=4'.$E14]+1)" office:value-type="string" office:string-value="1F" calcext:value-type="string">
            <text:p>1F</text:p>
          </table:table-cell>
          <table:table-cell table:style-name="ce16" table:formula="of:=VLOOKUP(['2 x 8 KO P=4'.G14];TRANSLATED_TEAM_NAMES;['2 x 8 KO P=4'.$E14]+1)" office:value-type="string" office:string-value="1G" calcext:value-type="string">
            <text:p>1G</text:p>
          </table:table-cell>
          <table:table-cell table:style-name="ce17" table:formula="of:=IF(MOD([.$C14]; NUM_PITCHES)=0;INDEX(PITCHES;1;NUM_PITCHES);INDEX(PITCHES;1;MOD([.$C14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47340000,&quot;duration&quot;:&quot;10m&quot;,&quot;pitch&quot;:&quot;5&quot;,&quot;competition&quot;:{&quot;name&quot;:&quot;U15&quot;, &quot;section&quot;:&quot;Groups&quot;, &quot;group&quot;:&quot;1&quot;},&quot;tag&quot;:&quot;4&quot;, &quot;homeTeam&quot;:&quot;1F&quot;, &quot;awayTeam&quot;:&quot;1G&quot;}" calcext:value-type="string">
            <text:p>{"__v":0,"day":1,"dateTime":47340000,"duration":"10m","pitch":"5","competition":{"name":"U15", "section":"Groups", "group":"1"},"tag":"4", "homeTeam":"1F", "awayTeam":"1G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12" table:formula="of:=FIRST_GAME_MS + ((DURATION_MS + GAME_GAP_MS) * ([.$B15]-1))" office:value-type="float" office:value="47340000" calcext:value-type="float">
            <text:p>473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15];TRANSLATED_TEAM_NAMES;['2 x 8 KO P=4'.$E15]+1)" office:value-type="string" office:string-value="1B" calcext:value-type="string">
            <text:p>1B</text:p>
          </table:table-cell>
          <table:table-cell table:style-name="ce16" table:formula="of:=VLOOKUP(['2 x 8 KO P=4'.G15];TRANSLATED_TEAM_NAMES;['2 x 8 KO P=4'.$E15]+1)" office:value-type="string" office:string-value="1C" calcext:value-type="string">
            <text:p>1C</text:p>
          </table:table-cell>
          <table:table-cell table:style-name="ce17" table:formula="of:=IF(MOD([.$C15]; NUM_PITCHES)=0;INDEX(PITCHES;1;NUM_PITCHES);INDEX(PITCHES;1;MOD([.$C15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47340000,&quot;duration&quot;:&quot;10m&quot;,&quot;pitch&quot;:&quot;6&quot;,&quot;competition&quot;:{&quot;name&quot;:&quot;U15&quot;, &quot;section&quot;:&quot;Groups&quot;, &quot;group&quot;:&quot;1&quot;},&quot;tag&quot;:&quot;4&quot;, &quot;homeTeam&quot;:&quot;1B&quot;, &quot;awayTeam&quot;:&quot;1C&quot;}" calcext:value-type="string">
            <text:p>{"__v":0,"day":1,"dateTime":47340000,"duration":"10m","pitch":"6","competition":{"name":"U15", "section":"Groups", "group":"1"},"tag":"4", "homeTeam":"1B", "awayTeam":"1C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2" table:formula="of:=FIRST_GAME_MS + ((DURATION_MS + GAME_GAP_MS) * ([.$B16]-1))" office:value-type="float" office:value="47340000" calcext:value-type="float">
            <text:p>473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16];TRANSLATED_TEAM_NAMES;['2 x 8 KO P=4'.$E16]+1)" office:value-type="string" office:string-value="2F" calcext:value-type="string">
            <text:p>2F</text:p>
          </table:table-cell>
          <table:table-cell table:style-name="ce16" table:formula="of:=VLOOKUP(['2 x 8 KO P=4'.G16];TRANSLATED_TEAM_NAMES;['2 x 8 KO P=4'.$E16]+1)" office:value-type="string" office:string-value="2G" calcext:value-type="string">
            <text:p>2G</text:p>
          </table:table-cell>
          <table:table-cell table:style-name="ce17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47340000,&quot;duration&quot;:&quot;10m&quot;,&quot;pitch&quot;:&quot;7&quot;,&quot;competition&quot;:{&quot;name&quot;:&quot;U15&quot;, &quot;section&quot;:&quot;Groups&quot;, &quot;group&quot;:&quot;2&quot;},&quot;tag&quot;:&quot;4&quot;, &quot;homeTeam&quot;:&quot;2F&quot;, &quot;awayTeam&quot;:&quot;2G&quot;}" calcext:value-type="string">
            <text:p>{"__v":0,"day":1,"dateTime":47340000,"duration":"10m","pitch":"7","competition":{"name":"U15", "section":"Groups", "group":"2"},"tag":"4", "homeTeam":"2F", "awayTeam":"2G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2" table:formula="of:=FIRST_GAME_MS + ((DURATION_MS + GAME_GAP_MS) * ([.$B17]-1))" office:value-type="float" office:value="47340000" calcext:value-type="float">
            <text:p>473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17];TRANSLATED_TEAM_NAMES;['2 x 8 KO P=4'.$E17]+1)" office:value-type="string" office:string-value="2B" calcext:value-type="string">
            <text:p>2B</text:p>
          </table:table-cell>
          <table:table-cell table:style-name="ce16" table:formula="of:=VLOOKUP(['2 x 8 KO P=4'.G17];TRANSLATED_TEAM_NAMES;['2 x 8 KO P=4'.$E17]+1)" office:value-type="string" office:string-value="2C" calcext:value-type="string">
            <text:p>2C</text:p>
          </table:table-cell>
          <table:table-cell table:style-name="ce17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47340000,&quot;duration&quot;:&quot;10m&quot;,&quot;pitch&quot;:&quot;8&quot;,&quot;competition&quot;:{&quot;name&quot;:&quot;U15&quot;, &quot;section&quot;:&quot;Groups&quot;, &quot;group&quot;:&quot;2&quot;},&quot;tag&quot;:&quot;4&quot;, &quot;homeTeam&quot;:&quot;2B&quot;, &quot;awayTeam&quot;:&quot;2C&quot;}" calcext:value-type="string">
            <text:p>{"__v":0,"day":1,"dateTime":47340000,"duration":"10m","pitch":"8","competition":{"name":"U15", "section":"Groups", "group":"2"},"tag":"4", "homeTeam":"2B", "awayTeam":"2C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2" table:formula="of:=FIRST_GAME_MS + ((DURATION_MS + GAME_GAP_MS) * ([.$B18]-1))" office:value-type="float" office:value="48120000" calcext:value-type="float">
            <text:p>481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18];TRANSLATED_TEAM_NAMES;['2 x 8 KO P=4'.$E18]+1)" office:value-type="string" office:string-value="1E" calcext:value-type="string">
            <text:p>1E</text:p>
          </table:table-cell>
          <table:table-cell table:style-name="ce16" table:formula="of:=VLOOKUP(['2 x 8 KO P=4'.G18];TRANSLATED_TEAM_NAMES;['2 x 8 KO P=4'.$E18]+1)" office:value-type="string" office:string-value="1G" calcext:value-type="string">
            <text:p>1G</text:p>
          </table:table-cell>
          <table:table-cell table:style-name="ce17" table:formula="of:=IF(MOD([.$C18]; NUM_PITCHES)=0;INDEX(PITCHES;1;NUM_PITCHES);INDEX(PITCHES;1;MOD([.$C18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48120000,&quot;duration&quot;:&quot;10m&quot;,&quot;pitch&quot;:&quot;5&quot;,&quot;competition&quot;:{&quot;name&quot;:&quot;U15&quot;, &quot;section&quot;:&quot;Groups&quot;, &quot;group&quot;:&quot;1&quot;},&quot;tag&quot;:&quot;5&quot;, &quot;homeTeam&quot;:&quot;1E&quot;, &quot;awayTeam&quot;:&quot;1G&quot;}" calcext:value-type="string">
            <text:p>{"__v":0,"day":1,"dateTime":48120000,"duration":"10m","pitch":"5","competition":{"name":"U15", "section":"Groups", "group":"1"},"tag":"5", "homeTeam":"1E", "awayTeam":"1G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12" table:formula="of:=FIRST_GAME_MS + ((DURATION_MS + GAME_GAP_MS) * ([.$B19]-1))" office:value-type="float" office:value="48120000" calcext:value-type="float">
            <text:p>481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19];TRANSLATED_TEAM_NAMES;['2 x 8 KO P=4'.$E19]+1)" office:value-type="string" office:string-value="1A" calcext:value-type="string">
            <text:p>1A</text:p>
          </table:table-cell>
          <table:table-cell table:style-name="ce16" table:formula="of:=VLOOKUP(['2 x 8 KO P=4'.G19];TRANSLATED_TEAM_NAMES;['2 x 8 KO P=4'.$E19]+1)" office:value-type="string" office:string-value="1C" calcext:value-type="string">
            <text:p>1C</text:p>
          </table:table-cell>
          <table:table-cell table:style-name="ce17" table:formula="of:=IF(MOD([.$C19]; NUM_PITCHES)=0;INDEX(PITCHES;1;NUM_PITCHES);INDEX(PITCHES;1;MOD([.$C19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48120000,&quot;duration&quot;:&quot;10m&quot;,&quot;pitch&quot;:&quot;6&quot;,&quot;competition&quot;:{&quot;name&quot;:&quot;U15&quot;, &quot;section&quot;:&quot;Groups&quot;, &quot;group&quot;:&quot;1&quot;},&quot;tag&quot;:&quot;5&quot;, &quot;homeTeam&quot;:&quot;1A&quot;, &quot;awayTeam&quot;:&quot;1C&quot;}" calcext:value-type="string">
            <text:p>{"__v":0,"day":1,"dateTime":48120000,"duration":"10m","pitch":"6","competition":{"name":"U15", "section":"Groups", "group":"1"},"tag":"5", "homeTeam":"1A", "awayTeam":"1C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2" table:formula="of:=FIRST_GAME_MS + ((DURATION_MS + GAME_GAP_MS) * ([.$B20]-1))" office:value-type="float" office:value="48120000" calcext:value-type="float">
            <text:p>481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20];TRANSLATED_TEAM_NAMES;['2 x 8 KO P=4'.$E20]+1)" office:value-type="string" office:string-value="2E" calcext:value-type="string">
            <text:p>2E</text:p>
          </table:table-cell>
          <table:table-cell table:style-name="ce16" table:formula="of:=VLOOKUP(['2 x 8 KO P=4'.G20];TRANSLATED_TEAM_NAMES;['2 x 8 KO P=4'.$E20]+1)" office:value-type="string" office:string-value="2G" calcext:value-type="string">
            <text:p>2G</text:p>
          </table:table-cell>
          <table:table-cell table:style-name="ce17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48120000,&quot;duration&quot;:&quot;10m&quot;,&quot;pitch&quot;:&quot;7&quot;,&quot;competition&quot;:{&quot;name&quot;:&quot;U15&quot;, &quot;section&quot;:&quot;Groups&quot;, &quot;group&quot;:&quot;2&quot;},&quot;tag&quot;:&quot;5&quot;, &quot;homeTeam&quot;:&quot;2E&quot;, &quot;awayTeam&quot;:&quot;2G&quot;}" calcext:value-type="string">
            <text:p>{"__v":0,"day":1,"dateTime":48120000,"duration":"10m","pitch":"7","competition":{"name":"U15", "section":"Groups", "group":"2"},"tag":"5", "homeTeam":"2E", "awayTeam":"2G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2" table:formula="of:=FIRST_GAME_MS + ((DURATION_MS + GAME_GAP_MS) * ([.$B21]-1))" office:value-type="float" office:value="48120000" calcext:value-type="float">
            <text:p>481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21];TRANSLATED_TEAM_NAMES;['2 x 8 KO P=4'.$E21]+1)" office:value-type="string" office:string-value="2A" calcext:value-type="string">
            <text:p>2A</text:p>
          </table:table-cell>
          <table:table-cell table:style-name="ce16" table:formula="of:=VLOOKUP(['2 x 8 KO P=4'.G21];TRANSLATED_TEAM_NAMES;['2 x 8 KO P=4'.$E21]+1)" office:value-type="string" office:string-value="2C" calcext:value-type="string">
            <text:p>2C</text:p>
          </table:table-cell>
          <table:table-cell table:style-name="ce17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48120000,&quot;duration&quot;:&quot;10m&quot;,&quot;pitch&quot;:&quot;8&quot;,&quot;competition&quot;:{&quot;name&quot;:&quot;U15&quot;, &quot;section&quot;:&quot;Groups&quot;, &quot;group&quot;:&quot;2&quot;},&quot;tag&quot;:&quot;5&quot;, &quot;homeTeam&quot;:&quot;2A&quot;, &quot;awayTeam&quot;:&quot;2C&quot;}" calcext:value-type="string">
            <text:p>{"__v":0,"day":1,"dateTime":48120000,"duration":"10m","pitch":"8","competition":{"name":"U15", "section":"Groups", "group":"2"},"tag":"5", "homeTeam":"2A", "awayTeam":"2C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12" table:formula="of:=FIRST_GAME_MS + ((DURATION_MS + GAME_GAP_MS) * ([.$B22]-1))" office:value-type="float" office:value="48900000" calcext:value-type="float">
            <text:p>489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22];TRANSLATED_TEAM_NAMES;['2 x 8 KO P=4'.$E22]+1)" office:value-type="string" office:string-value="1B" calcext:value-type="string">
            <text:p>1B</text:p>
          </table:table-cell>
          <table:table-cell table:style-name="ce16" table:formula="of:=VLOOKUP(['2 x 8 KO P=4'.G22];TRANSLATED_TEAM_NAMES;['2 x 8 KO P=4'.$E22]+1)" office:value-type="string" office:string-value="1D" calcext:value-type="string">
            <text:p>1D</text:p>
          </table:table-cell>
          <table:table-cell table:style-name="ce17" table:formula="of:=IF(MOD([.$C22]; NUM_PITCHES)=0;INDEX(PITCHES;1;NUM_PITCHES);INDEX(PITCHES;1;MOD([.$C2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1,&quot;dateTime&quot;:48900000,&quot;duration&quot;:&quot;10m&quot;,&quot;pitch&quot;:&quot;5&quot;,&quot;competition&quot;:{&quot;name&quot;:&quot;U15&quot;, &quot;section&quot;:&quot;Groups&quot;, &quot;group&quot;:&quot;1&quot;},&quot;tag&quot;:&quot;6&quot;, &quot;homeTeam&quot;:&quot;1B&quot;, &quot;awayTeam&quot;:&quot;1D&quot;}" calcext:value-type="string">
            <text:p>{"__v":0,"day":1,"dateTime":48900000,"duration":"10m","pitch":"5","competition":{"name":"U15", "section":"Groups", "group":"1"},"tag":"6", "homeTeam":"1B", "awayTeam":"1D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12" table:formula="of:=FIRST_GAME_MS + ((DURATION_MS + GAME_GAP_MS) * ([.$B23]-1))" office:value-type="float" office:value="48900000" calcext:value-type="float">
            <text:p>489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23];TRANSLATED_TEAM_NAMES;['2 x 8 KO P=4'.$E23]+1)" office:value-type="string" office:string-value="1F" calcext:value-type="string">
            <text:p>1F</text:p>
          </table:table-cell>
          <table:table-cell table:style-name="ce16" table:formula="of:=VLOOKUP(['2 x 8 KO P=4'.G23];TRANSLATED_TEAM_NAMES;['2 x 8 KO P=4'.$E23]+1)" office:value-type="string" office:string-value="1H" calcext:value-type="string">
            <text:p>1H</text:p>
          </table:table-cell>
          <table:table-cell table:style-name="ce17" table:formula="of:=IF(MOD([.$C23]; NUM_PITCHES)=0;INDEX(PITCHES;1;NUM_PITCHES);INDEX(PITCHES;1;MOD([.$C2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1,&quot;dateTime&quot;:48900000,&quot;duration&quot;:&quot;10m&quot;,&quot;pitch&quot;:&quot;6&quot;,&quot;competition&quot;:{&quot;name&quot;:&quot;U15&quot;, &quot;section&quot;:&quot;Groups&quot;, &quot;group&quot;:&quot;1&quot;},&quot;tag&quot;:&quot;6&quot;, &quot;homeTeam&quot;:&quot;1F&quot;, &quot;awayTeam&quot;:&quot;1H&quot;}" calcext:value-type="string">
            <text:p>{"__v":0,"day":1,"dateTime":48900000,"duration":"10m","pitch":"6","competition":{"name":"U15", "section":"Groups", "group":"1"},"tag":"6", "homeTeam":"1F", "awayTeam":"1H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12" table:formula="of:=FIRST_GAME_MS + ((DURATION_MS + GAME_GAP_MS) * ([.$B24]-1))" office:value-type="float" office:value="48900000" calcext:value-type="float">
            <text:p>489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24];TRANSLATED_TEAM_NAMES;['2 x 8 KO P=4'.$E24]+1)" office:value-type="string" office:string-value="2B" calcext:value-type="string">
            <text:p>2B</text:p>
          </table:table-cell>
          <table:table-cell table:style-name="ce16" table:formula="of:=VLOOKUP(['2 x 8 KO P=4'.G24];TRANSLATED_TEAM_NAMES;['2 x 8 KO P=4'.$E24]+1)" office:value-type="string" office:string-value="2D" calcext:value-type="string">
            <text:p>2D</text:p>
          </table:table-cell>
          <table:table-cell table:style-name="ce17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1,&quot;dateTime&quot;:48900000,&quot;duration&quot;:&quot;10m&quot;,&quot;pitch&quot;:&quot;7&quot;,&quot;competition&quot;:{&quot;name&quot;:&quot;U15&quot;, &quot;section&quot;:&quot;Groups&quot;, &quot;group&quot;:&quot;2&quot;},&quot;tag&quot;:&quot;6&quot;, &quot;homeTeam&quot;:&quot;2B&quot;, &quot;awayTeam&quot;:&quot;2D&quot;}" calcext:value-type="string">
            <text:p>{"__v":0,"day":1,"dateTime":48900000,"duration":"10m","pitch":"7","competition":{"name":"U15", "section":"Groups", "group":"2"},"tag":"6", "homeTeam":"2B", "awayTeam":"2D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12" table:formula="of:=FIRST_GAME_MS + ((DURATION_MS + GAME_GAP_MS) * ([.$B25]-1))" office:value-type="float" office:value="48900000" calcext:value-type="float">
            <text:p>489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25];TRANSLATED_TEAM_NAMES;['2 x 8 KO P=4'.$E25]+1)" office:value-type="string" office:string-value="2F" calcext:value-type="string">
            <text:p>2F</text:p>
          </table:table-cell>
          <table:table-cell table:style-name="ce16" table:formula="of:=VLOOKUP(['2 x 8 KO P=4'.G25];TRANSLATED_TEAM_NAMES;['2 x 8 KO P=4'.$E25]+1)" office:value-type="string" office:string-value="2H" calcext:value-type="string">
            <text:p>2H</text:p>
          </table:table-cell>
          <table:table-cell table:style-name="ce17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1,&quot;dateTime&quot;:48900000,&quot;duration&quot;:&quot;10m&quot;,&quot;pitch&quot;:&quot;8&quot;,&quot;competition&quot;:{&quot;name&quot;:&quot;U15&quot;, &quot;section&quot;:&quot;Groups&quot;, &quot;group&quot;:&quot;2&quot;},&quot;tag&quot;:&quot;6&quot;, &quot;homeTeam&quot;:&quot;2F&quot;, &quot;awayTeam&quot;:&quot;2H&quot;}" calcext:value-type="string">
            <text:p>{"__v":0,"day":1,"dateTime":48900000,"duration":"10m","pitch":"8","competition":{"name":"U15", "section":"Groups", "group":"2"},"tag":"6", "homeTeam":"2F", "awayTeam":"2H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2" table:formula="of:=FIRST_GAME_MS + ((DURATION_MS + GAME_GAP_MS) * ([.$B26]-1))" office:value-type="float" office:value="49680000" calcext:value-type="float">
            <text:p>496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26];TRANSLATED_TEAM_NAMES;['2 x 8 KO P=4'.$E26]+1)" office:value-type="string" office:string-value="1D" calcext:value-type="string">
            <text:p>1D</text:p>
          </table:table-cell>
          <table:table-cell table:style-name="ce16" table:formula="of:=VLOOKUP(['2 x 8 KO P=4'.G26];TRANSLATED_TEAM_NAMES;['2 x 8 KO P=4'.$E26]+1)" office:value-type="string" office:string-value="1H" calcext:value-type="string">
            <text:p>1H</text:p>
          </table:table-cell>
          <table:table-cell table:style-name="ce17" table:formula="of:=IF(MOD([.$C26]; NUM_PITCHES)=0;INDEX(PITCHES;1;NUM_PITCHES);INDEX(PITCHES;1;MOD([.$C26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1,&quot;dateTime&quot;:49680000,&quot;duration&quot;:&quot;10m&quot;,&quot;pitch&quot;:&quot;5&quot;,&quot;competition&quot;:{&quot;name&quot;:&quot;U15&quot;, &quot;section&quot;:&quot;Groups&quot;, &quot;group&quot;:&quot;1&quot;},&quot;tag&quot;:&quot;7&quot;, &quot;homeTeam&quot;:&quot;1D&quot;, &quot;awayTeam&quot;:&quot;1H&quot;}" calcext:value-type="string">
            <text:p>{"__v":0,"day":1,"dateTime":49680000,"duration":"10m","pitch":"5","competition":{"name":"U15", "section":"Groups", "group":"1"},"tag":"7", "homeTeam":"1D", "awayTeam":"1H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12" table:formula="of:=FIRST_GAME_MS + ((DURATION_MS + GAME_GAP_MS) * ([.$B27]-1))" office:value-type="float" office:value="49680000" calcext:value-type="float">
            <text:p>496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27];TRANSLATED_TEAM_NAMES;['2 x 8 KO P=4'.$E27]+1)" office:value-type="string" office:string-value="1B" calcext:value-type="string">
            <text:p>1B</text:p>
          </table:table-cell>
          <table:table-cell table:style-name="ce16" table:formula="of:=VLOOKUP(['2 x 8 KO P=4'.G27];TRANSLATED_TEAM_NAMES;['2 x 8 KO P=4'.$E27]+1)" office:value-type="string" office:string-value="1F" calcext:value-type="string">
            <text:p>1F</text:p>
          </table:table-cell>
          <table:table-cell table:style-name="ce17" table:formula="of:=IF(MOD([.$C27]; NUM_PITCHES)=0;INDEX(PITCHES;1;NUM_PITCHES);INDEX(PITCHES;1;MOD([.$C27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1,&quot;dateTime&quot;:49680000,&quot;duration&quot;:&quot;10m&quot;,&quot;pitch&quot;:&quot;6&quot;,&quot;competition&quot;:{&quot;name&quot;:&quot;U15&quot;, &quot;section&quot;:&quot;Groups&quot;, &quot;group&quot;:&quot;1&quot;},&quot;tag&quot;:&quot;7&quot;, &quot;homeTeam&quot;:&quot;1B&quot;, &quot;awayTeam&quot;:&quot;1F&quot;}" calcext:value-type="string">
            <text:p>{"__v":0,"day":1,"dateTime":49680000,"duration":"10m","pitch":"6","competition":{"name":"U15", "section":"Groups", "group":"1"},"tag":"7", "homeTeam":"1B", "awayTeam":"1F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12" table:formula="of:=FIRST_GAME_MS + ((DURATION_MS + GAME_GAP_MS) * ([.$B28]-1))" office:value-type="float" office:value="49680000" calcext:value-type="float">
            <text:p>496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28];TRANSLATED_TEAM_NAMES;['2 x 8 KO P=4'.$E28]+1)" office:value-type="string" office:string-value="2D" calcext:value-type="string">
            <text:p>2D</text:p>
          </table:table-cell>
          <table:table-cell table:style-name="ce16" table:formula="of:=VLOOKUP(['2 x 8 KO P=4'.G28];TRANSLATED_TEAM_NAMES;['2 x 8 KO P=4'.$E28]+1)" office:value-type="string" office:string-value="2H" calcext:value-type="string">
            <text:p>2H</text:p>
          </table:table-cell>
          <table:table-cell table:style-name="ce17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1,&quot;dateTime&quot;:49680000,&quot;duration&quot;:&quot;10m&quot;,&quot;pitch&quot;:&quot;7&quot;,&quot;competition&quot;:{&quot;name&quot;:&quot;U15&quot;, &quot;section&quot;:&quot;Groups&quot;, &quot;group&quot;:&quot;2&quot;},&quot;tag&quot;:&quot;7&quot;, &quot;homeTeam&quot;:&quot;2D&quot;, &quot;awayTeam&quot;:&quot;2H&quot;}" calcext:value-type="string">
            <text:p>{"__v":0,"day":1,"dateTime":49680000,"duration":"10m","pitch":"7","competition":{"name":"U15", "section":"Groups", "group":"2"},"tag":"7", "homeTeam":"2D", "awayTeam":"2H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12" table:formula="of:=FIRST_GAME_MS + ((DURATION_MS + GAME_GAP_MS) * ([.$B29]-1))" office:value-type="float" office:value="49680000" calcext:value-type="float">
            <text:p>496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29];TRANSLATED_TEAM_NAMES;['2 x 8 KO P=4'.$E29]+1)" office:value-type="string" office:string-value="2B" calcext:value-type="string">
            <text:p>2B</text:p>
          </table:table-cell>
          <table:table-cell table:style-name="ce16" table:formula="of:=VLOOKUP(['2 x 8 KO P=4'.G29];TRANSLATED_TEAM_NAMES;['2 x 8 KO P=4'.$E29]+1)" office:value-type="string" office:string-value="2F" calcext:value-type="string">
            <text:p>2F</text:p>
          </table:table-cell>
          <table:table-cell table:style-name="ce17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1,&quot;dateTime&quot;:49680000,&quot;duration&quot;:&quot;10m&quot;,&quot;pitch&quot;:&quot;8&quot;,&quot;competition&quot;:{&quot;name&quot;:&quot;U15&quot;, &quot;section&quot;:&quot;Groups&quot;, &quot;group&quot;:&quot;2&quot;},&quot;tag&quot;:&quot;7&quot;, &quot;homeTeam&quot;:&quot;2B&quot;, &quot;awayTeam&quot;:&quot;2F&quot;}" calcext:value-type="string">
            <text:p>{"__v":0,"day":1,"dateTime":49680000,"duration":"10m","pitch":"8","competition":{"name":"U15", "section":"Groups", "group":"2"},"tag":"7", "homeTeam":"2B", "awayTeam":"2F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12" table:formula="of:=FIRST_GAME_MS + ((DURATION_MS + GAME_GAP_MS) * ([.$B30]-1))" office:value-type="float" office:value="50460000" calcext:value-type="float">
            <text:p>504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30];TRANSLATED_TEAM_NAMES;['2 x 8 KO P=4'.$E30]+1)" office:value-type="string" office:string-value="1C" calcext:value-type="string">
            <text:p>1C</text:p>
          </table:table-cell>
          <table:table-cell table:style-name="ce16" table:formula="of:=VLOOKUP(['2 x 8 KO P=4'.G30];TRANSLATED_TEAM_NAMES;['2 x 8 KO P=4'.$E30]+1)" office:value-type="string" office:string-value="1G" calcext:value-type="string">
            <text:p>1G</text:p>
          </table:table-cell>
          <table:table-cell table:style-name="ce17" table:formula="of:=IF(MOD([.$C30]; NUM_PITCHES)=0;INDEX(PITCHES;1;NUM_PITCHES);INDEX(PITCHES;1;MOD([.$C30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1,&quot;dateTime&quot;:50460000,&quot;duration&quot;:&quot;10m&quot;,&quot;pitch&quot;:&quot;5&quot;,&quot;competition&quot;:{&quot;name&quot;:&quot;U15&quot;, &quot;section&quot;:&quot;Groups&quot;, &quot;group&quot;:&quot;1&quot;},&quot;tag&quot;:&quot;8&quot;, &quot;homeTeam&quot;:&quot;1C&quot;, &quot;awayTeam&quot;:&quot;1G&quot;}" calcext:value-type="string">
            <text:p>{"__v":0,"day":1,"dateTime":50460000,"duration":"10m","pitch":"5","competition":{"name":"U15", "section":"Groups", "group":"1"},"tag":"8", "homeTeam":"1C", "awayTeam":"1G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12" table:formula="of:=FIRST_GAME_MS + ((DURATION_MS + GAME_GAP_MS) * ([.$B31]-1))" office:value-type="float" office:value="50460000" calcext:value-type="float">
            <text:p>504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31];TRANSLATED_TEAM_NAMES;['2 x 8 KO P=4'.$E31]+1)" office:value-type="string" office:string-value="1A" calcext:value-type="string">
            <text:p>1A</text:p>
          </table:table-cell>
          <table:table-cell table:style-name="ce16" table:formula="of:=VLOOKUP(['2 x 8 KO P=4'.G31];TRANSLATED_TEAM_NAMES;['2 x 8 KO P=4'.$E31]+1)" office:value-type="string" office:string-value="1E" calcext:value-type="string">
            <text:p>1E</text:p>
          </table:table-cell>
          <table:table-cell table:style-name="ce17" table:formula="of:=IF(MOD([.$C31]; NUM_PITCHES)=0;INDEX(PITCHES;1;NUM_PITCHES);INDEX(PITCHES;1;MOD([.$C31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1,&quot;dateTime&quot;:50460000,&quot;duration&quot;:&quot;10m&quot;,&quot;pitch&quot;:&quot;6&quot;,&quot;competition&quot;:{&quot;name&quot;:&quot;U15&quot;, &quot;section&quot;:&quot;Groups&quot;, &quot;group&quot;:&quot;1&quot;},&quot;tag&quot;:&quot;8&quot;, &quot;homeTeam&quot;:&quot;1A&quot;, &quot;awayTeam&quot;:&quot;1E&quot;}" calcext:value-type="string">
            <text:p>{"__v":0,"day":1,"dateTime":50460000,"duration":"10m","pitch":"6","competition":{"name":"U15", "section":"Groups", "group":"1"},"tag":"8", "homeTeam":"1A", "awayTeam":"1E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8" calcext:value-type="float">
            <text:p>8</text:p>
          </table:table-cell>
          <table:table-cell table:formula="of:=IF([.$J32]&gt;[.$J31];[.B31];[.B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style-name="ce12" table:formula="of:=FIRST_GAME_MS + ((DURATION_MS + GAME_GAP_MS) * ([.$B32]-1))" office:value-type="float" office:value="50460000" calcext:value-type="float">
            <text:p>504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32];TRANSLATED_TEAM_NAMES;['2 x 8 KO P=4'.$E32]+1)" office:value-type="string" office:string-value="2C" calcext:value-type="string">
            <text:p>2C</text:p>
          </table:table-cell>
          <table:table-cell table:style-name="ce16" table:formula="of:=VLOOKUP(['2 x 8 KO P=4'.G32];TRANSLATED_TEAM_NAMES;['2 x 8 KO P=4'.$E32]+1)" office:value-type="string" office:string-value="2G" calcext:value-type="string">
            <text:p>2G</text:p>
          </table:table-cell>
          <table:table-cell table:style-name="ce17" table:formula="of:=IF(MOD([.$C32]; NUM_PITCHES)=0;INDEX(PITCHES;1;NUM_PITCHES);INDEX(PITCHES;1;MOD([.$C32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1,&quot;dateTime&quot;:50460000,&quot;duration&quot;:&quot;10m&quot;,&quot;pitch&quot;:&quot;7&quot;,&quot;competition&quot;:{&quot;name&quot;:&quot;U15&quot;, &quot;section&quot;:&quot;Groups&quot;, &quot;group&quot;:&quot;2&quot;},&quot;tag&quot;:&quot;8&quot;, &quot;homeTeam&quot;:&quot;2C&quot;, &quot;awayTeam&quot;:&quot;2G&quot;}" calcext:value-type="string">
            <text:p>{"__v":0,"day":1,"dateTime":50460000,"duration":"10m","pitch":"7","competition":{"name":"U15", "section":"Groups", "group":"2"},"tag":"8", "homeTeam":"2C", "awayTeam":"2G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8" calcext:value-type="float">
            <text:p>8</text:p>
          </table:table-cell>
          <table:table-cell table:formula="of:=IF([.$J33]&gt;[.$J32];[.B32];[.B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2" table:formula="of:=FIRST_GAME_MS + ((DURATION_MS + GAME_GAP_MS) * ([.$B33]-1))" office:value-type="float" office:value="50460000" calcext:value-type="float">
            <text:p>504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33];TRANSLATED_TEAM_NAMES;['2 x 8 KO P=4'.$E33]+1)" office:value-type="string" office:string-value="2A" calcext:value-type="string">
            <text:p>2A</text:p>
          </table:table-cell>
          <table:table-cell table:style-name="ce16" table:formula="of:=VLOOKUP(['2 x 8 KO P=4'.G33];TRANSLATED_TEAM_NAMES;['2 x 8 KO P=4'.$E33]+1)" office:value-type="string" office:string-value="2E" calcext:value-type="string">
            <text:p>2E</text:p>
          </table:table-cell>
          <table:table-cell table:style-name="ce17" table:formula="of:=IF(MOD([.$C33]; NUM_PITCHES)=0;INDEX(PITCHES;1;NUM_PITCHES);INDEX(PITCHES;1;MOD([.$C33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1,&quot;dateTime&quot;:50460000,&quot;duration&quot;:&quot;10m&quot;,&quot;pitch&quot;:&quot;8&quot;,&quot;competition&quot;:{&quot;name&quot;:&quot;U15&quot;, &quot;section&quot;:&quot;Groups&quot;, &quot;group&quot;:&quot;2&quot;},&quot;tag&quot;:&quot;8&quot;, &quot;homeTeam&quot;:&quot;2A&quot;, &quot;awayTeam&quot;:&quot;2E&quot;}" calcext:value-type="string">
            <text:p>{"__v":0,"day":1,"dateTime":50460000,"duration":"10m","pitch":"8","competition":{"name":"U15", "section":"Groups", "group":"2"},"tag":"8", "homeTeam":"2A", "awayTeam":"2E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9" calcext:value-type="float">
            <text:p>9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style-name="ce12" table:formula="of:=FIRST_GAME_MS + ((DURATION_MS + GAME_GAP_MS) * ([.$B34]-1))" office:value-type="float" office:value="51240000" calcext:value-type="float">
            <text:p>512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34];TRANSLATED_TEAM_NAMES;['2 x 8 KO P=4'.$E34]+1)" office:value-type="string" office:string-value="1H" calcext:value-type="string">
            <text:p>1H</text:p>
          </table:table-cell>
          <table:table-cell table:style-name="ce16" table:formula="of:=VLOOKUP(['2 x 8 KO P=4'.G34];TRANSLATED_TEAM_NAMES;['2 x 8 KO P=4'.$E34]+1)" office:value-type="string" office:string-value="1B" calcext:value-type="string">
            <text:p>1B</text:p>
          </table:table-cell>
          <table:table-cell table:style-name="ce17" table:formula="of:=IF(MOD([.$C34]; NUM_PITCHES)=0;INDEX(PITCHES;1;NUM_PITCHES);INDEX(PITCHES;1;MOD([.$C34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1,&quot;dateTime&quot;:51240000,&quot;duration&quot;:&quot;10m&quot;,&quot;pitch&quot;:&quot;5&quot;,&quot;competition&quot;:{&quot;name&quot;:&quot;U15&quot;, &quot;section&quot;:&quot;Groups&quot;, &quot;group&quot;:&quot;1&quot;},&quot;tag&quot;:&quot;9&quot;, &quot;homeTeam&quot;:&quot;1H&quot;, &quot;awayTeam&quot;:&quot;1B&quot;}" calcext:value-type="string">
            <text:p>{"__v":0,"day":1,"dateTime":51240000,"duration":"10m","pitch":"5","competition":{"name":"U15", "section":"Groups", "group":"1"},"tag":"9", "homeTeam":"1H", "awayTeam":"1B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9" calcext:value-type="float">
            <text:p>9</text:p>
          </table:table-cell>
          <table:table-cell table:formula="of:=IF([.$J35]&gt;[.$J34];[.B34];[.B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style-name="ce12" table:formula="of:=FIRST_GAME_MS + ((DURATION_MS + GAME_GAP_MS) * ([.$B35]-1))" office:value-type="float" office:value="51240000" calcext:value-type="float">
            <text:p>512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35];TRANSLATED_TEAM_NAMES;['2 x 8 KO P=4'.$E35]+1)" office:value-type="string" office:string-value="1G" calcext:value-type="string">
            <text:p>1G</text:p>
          </table:table-cell>
          <table:table-cell table:style-name="ce16" table:formula="of:=VLOOKUP(['2 x 8 KO P=4'.G35];TRANSLATED_TEAM_NAMES;['2 x 8 KO P=4'.$E35]+1)" office:value-type="string" office:string-value="1A" calcext:value-type="string">
            <text:p>1A</text:p>
          </table:table-cell>
          <table:table-cell table:style-name="ce17" table:formula="of:=IF(MOD([.$C35]; NUM_PITCHES)=0;INDEX(PITCHES;1;NUM_PITCHES);INDEX(PITCHES;1;MOD([.$C35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1,&quot;dateTime&quot;:51240000,&quot;duration&quot;:&quot;10m&quot;,&quot;pitch&quot;:&quot;6&quot;,&quot;competition&quot;:{&quot;name&quot;:&quot;U15&quot;, &quot;section&quot;:&quot;Groups&quot;, &quot;group&quot;:&quot;1&quot;},&quot;tag&quot;:&quot;9&quot;, &quot;homeTeam&quot;:&quot;1G&quot;, &quot;awayTeam&quot;:&quot;1A&quot;}" calcext:value-type="string">
            <text:p>{"__v":0,"day":1,"dateTime":51240000,"duration":"10m","pitch":"6","competition":{"name":"U15", "section":"Groups", "group":"1"},"tag":"9", "homeTeam":"1G", "awayTeam":"1A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9" calcext:value-type="float">
            <text:p>9</text:p>
          </table:table-cell>
          <table:table-cell table:formula="of:=IF([.$J36]&gt;[.$J35];[.B35];[.B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2" table:formula="of:=FIRST_GAME_MS + ((DURATION_MS + GAME_GAP_MS) * ([.$B36]-1))" office:value-type="float" office:value="51240000" calcext:value-type="float">
            <text:p>512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36];TRANSLATED_TEAM_NAMES;['2 x 8 KO P=4'.$E36]+1)" office:value-type="string" office:string-value="2H" calcext:value-type="string">
            <text:p>2H</text:p>
          </table:table-cell>
          <table:table-cell table:style-name="ce16" table:formula="of:=VLOOKUP(['2 x 8 KO P=4'.G36];TRANSLATED_TEAM_NAMES;['2 x 8 KO P=4'.$E36]+1)" office:value-type="string" office:string-value="2B" calcext:value-type="string">
            <text:p>2B</text:p>
          </table:table-cell>
          <table:table-cell table:style-name="ce17" table:formula="of:=IF(MOD([.$C36]; NUM_PITCHES)=0;INDEX(PITCHES;1;NUM_PITCHES);INDEX(PITCHES;1;MOD([.$C36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1,&quot;dateTime&quot;:51240000,&quot;duration&quot;:&quot;10m&quot;,&quot;pitch&quot;:&quot;7&quot;,&quot;competition&quot;:{&quot;name&quot;:&quot;U15&quot;, &quot;section&quot;:&quot;Groups&quot;, &quot;group&quot;:&quot;2&quot;},&quot;tag&quot;:&quot;9&quot;, &quot;homeTeam&quot;:&quot;2H&quot;, &quot;awayTeam&quot;:&quot;2B&quot;}" calcext:value-type="string">
            <text:p>{"__v":0,"day":1,"dateTime":51240000,"duration":"10m","pitch":"7","competition":{"name":"U15", "section":"Groups", "group":"2"},"tag":"9", "homeTeam":"2H", "awayTeam":"2B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9" calcext:value-type="float">
            <text:p>9</text:p>
          </table:table-cell>
          <table:table-cell table:formula="of:=IF([.$J37]&gt;[.$J36];[.B36];[.B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2" table:formula="of:=FIRST_GAME_MS + ((DURATION_MS + GAME_GAP_MS) * ([.$B37]-1))" office:value-type="float" office:value="51240000" calcext:value-type="float">
            <text:p>512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37];TRANSLATED_TEAM_NAMES;['2 x 8 KO P=4'.$E37]+1)" office:value-type="string" office:string-value="2G" calcext:value-type="string">
            <text:p>2G</text:p>
          </table:table-cell>
          <table:table-cell table:style-name="ce16" table:formula="of:=VLOOKUP(['2 x 8 KO P=4'.G37];TRANSLATED_TEAM_NAMES;['2 x 8 KO P=4'.$E37]+1)" office:value-type="string" office:string-value="2A" calcext:value-type="string">
            <text:p>2A</text:p>
          </table:table-cell>
          <table:table-cell table:style-name="ce17" table:formula="of:=IF(MOD([.$C37]; NUM_PITCHES)=0;INDEX(PITCHES;1;NUM_PITCHES);INDEX(PITCHES;1;MOD([.$C37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1,&quot;dateTime&quot;:51240000,&quot;duration&quot;:&quot;10m&quot;,&quot;pitch&quot;:&quot;8&quot;,&quot;competition&quot;:{&quot;name&quot;:&quot;U15&quot;, &quot;section&quot;:&quot;Groups&quot;, &quot;group&quot;:&quot;2&quot;},&quot;tag&quot;:&quot;9&quot;, &quot;homeTeam&quot;:&quot;2G&quot;, &quot;awayTeam&quot;:&quot;2A&quot;}" calcext:value-type="string">
            <text:p>{"__v":0,"day":1,"dateTime":51240000,"duration":"10m","pitch":"8","competition":{"name":"U15", "section":"Groups", "group":"2"},"tag":"9", "homeTeam":"2G", "awayTeam":"2A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0" calcext:value-type="float">
            <text:p>10</text:p>
          </table:table-cell>
          <table:table-cell table:formula="of:=IF([.$J38]&gt;[.$J37];[.B37];[.B37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12" table:formula="of:=FIRST_GAME_MS + ((DURATION_MS + GAME_GAP_MS) * ([.$B38]-1))" office:value-type="float" office:value="52020000" calcext:value-type="float">
            <text:p>520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38];TRANSLATED_TEAM_NAMES;['2 x 8 KO P=4'.$E38]+1)" office:value-type="string" office:string-value="1C" calcext:value-type="string">
            <text:p>1C</text:p>
          </table:table-cell>
          <table:table-cell table:style-name="ce16" table:formula="of:=VLOOKUP(['2 x 8 KO P=4'.G38];TRANSLATED_TEAM_NAMES;['2 x 8 KO P=4'.$E38]+1)" office:value-type="string" office:string-value="1E" calcext:value-type="string">
            <text:p>1E</text:p>
          </table:table-cell>
          <table:table-cell table:style-name="ce17" table:formula="of:=IF(MOD([.$C38]; NUM_PITCHES)=0;INDEX(PITCHES;1;NUM_PITCHES);INDEX(PITCHES;1;MOD([.$C38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1,&quot;dateTime&quot;:52020000,&quot;duration&quot;:&quot;10m&quot;,&quot;pitch&quot;:&quot;5&quot;,&quot;competition&quot;:{&quot;name&quot;:&quot;U15&quot;, &quot;section&quot;:&quot;Groups&quot;, &quot;group&quot;:&quot;1&quot;},&quot;tag&quot;:&quot;10&quot;, &quot;homeTeam&quot;:&quot;1C&quot;, &quot;awayTeam&quot;:&quot;1E&quot;}" calcext:value-type="string">
            <text:p>{"__v":0,"day":1,"dateTime":52020000,"duration":"10m","pitch":"5","competition":{"name":"U15", "section":"Groups", "group":"1"},"tag":"10", "homeTeam":"1C", "awayTeam":"1E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0" calcext:value-type="float">
            <text:p>10</text:p>
          </table:table-cell>
          <table:table-cell table:formula="of:=IF([.$J39]&gt;[.$J38];[.B38];[.B38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style-name="ce12" table:formula="of:=FIRST_GAME_MS + ((DURATION_MS + GAME_GAP_MS) * ([.$B39]-1))" office:value-type="float" office:value="52020000" calcext:value-type="float">
            <text:p>520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39];TRANSLATED_TEAM_NAMES;['2 x 8 KO P=4'.$E39]+1)" office:value-type="string" office:string-value="1D" calcext:value-type="string">
            <text:p>1D</text:p>
          </table:table-cell>
          <table:table-cell table:style-name="ce16" table:formula="of:=VLOOKUP(['2 x 8 KO P=4'.G39];TRANSLATED_TEAM_NAMES;['2 x 8 KO P=4'.$E39]+1)" office:value-type="string" office:string-value="1F" calcext:value-type="string">
            <text:p>1F</text:p>
          </table:table-cell>
          <table:table-cell table:style-name="ce17" table:formula="of:=IF(MOD([.$C39]; NUM_PITCHES)=0;INDEX(PITCHES;1;NUM_PITCHES);INDEX(PITCHES;1;MOD([.$C39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1,&quot;dateTime&quot;:52020000,&quot;duration&quot;:&quot;10m&quot;,&quot;pitch&quot;:&quot;6&quot;,&quot;competition&quot;:{&quot;name&quot;:&quot;U15&quot;, &quot;section&quot;:&quot;Groups&quot;, &quot;group&quot;:&quot;1&quot;},&quot;tag&quot;:&quot;10&quot;, &quot;homeTeam&quot;:&quot;1D&quot;, &quot;awayTeam&quot;:&quot;1F&quot;}" calcext:value-type="string">
            <text:p>{"__v":0,"day":1,"dateTime":52020000,"duration":"10m","pitch":"6","competition":{"name":"U15", "section":"Groups", "group":"1"},"tag":"10", "homeTeam":"1D", "awayTeam":"1F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10" calcext:value-type="float">
            <text:p>10</text:p>
          </table:table-cell>
          <table:table-cell table:formula="of:=IF([.$J40]&gt;[.$J39];[.B39];[.B39]+1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style-name="ce12" table:formula="of:=FIRST_GAME_MS + ((DURATION_MS + GAME_GAP_MS) * ([.$B40]-1))" office:value-type="float" office:value="52020000" calcext:value-type="float">
            <text:p>520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40];TRANSLATED_TEAM_NAMES;['2 x 8 KO P=4'.$E40]+1)" office:value-type="string" office:string-value="2C" calcext:value-type="string">
            <text:p>2C</text:p>
          </table:table-cell>
          <table:table-cell table:style-name="ce16" table:formula="of:=VLOOKUP(['2 x 8 KO P=4'.G40];TRANSLATED_TEAM_NAMES;['2 x 8 KO P=4'.$E40]+1)" office:value-type="string" office:string-value="2E" calcext:value-type="string">
            <text:p>2E</text:p>
          </table:table-cell>
          <table:table-cell table:style-name="ce17" table:formula="of:=IF(MOD([.$C40]; NUM_PITCHES)=0;INDEX(PITCHES;1;NUM_PITCHES);INDEX(PITCHES;1;MOD([.$C40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1,&quot;dateTime&quot;:52020000,&quot;duration&quot;:&quot;10m&quot;,&quot;pitch&quot;:&quot;7&quot;,&quot;competition&quot;:{&quot;name&quot;:&quot;U15&quot;, &quot;section&quot;:&quot;Groups&quot;, &quot;group&quot;:&quot;2&quot;},&quot;tag&quot;:&quot;10&quot;, &quot;homeTeam&quot;:&quot;2C&quot;, &quot;awayTeam&quot;:&quot;2E&quot;}" calcext:value-type="string">
            <text:p>{"__v":0,"day":1,"dateTime":52020000,"duration":"10m","pitch":"7","competition":{"name":"U15", "section":"Groups", "group":"2"},"tag":"10", "homeTeam":"2C", "awayTeam":"2E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10" calcext:value-type="float">
            <text:p>10</text:p>
          </table:table-cell>
          <table:table-cell table:formula="of:=IF([.$J41]&gt;[.$J40];[.B40];[.B40]+1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2" table:formula="of:=FIRST_GAME_MS + ((DURATION_MS + GAME_GAP_MS) * ([.$B41]-1))" office:value-type="float" office:value="52020000" calcext:value-type="float">
            <text:p>520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41];TRANSLATED_TEAM_NAMES;['2 x 8 KO P=4'.$E41]+1)" office:value-type="string" office:string-value="2D" calcext:value-type="string">
            <text:p>2D</text:p>
          </table:table-cell>
          <table:table-cell table:style-name="ce16" table:formula="of:=VLOOKUP(['2 x 8 KO P=4'.G41];TRANSLATED_TEAM_NAMES;['2 x 8 KO P=4'.$E41]+1)" office:value-type="string" office:string-value="2F" calcext:value-type="string">
            <text:p>2F</text:p>
          </table:table-cell>
          <table:table-cell table:style-name="ce17" table:formula="of:=IF(MOD([.$C41]; NUM_PITCHES)=0;INDEX(PITCHES;1;NUM_PITCHES);INDEX(PITCHES;1;MOD([.$C41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1,&quot;dateTime&quot;:52020000,&quot;duration&quot;:&quot;10m&quot;,&quot;pitch&quot;:&quot;8&quot;,&quot;competition&quot;:{&quot;name&quot;:&quot;U15&quot;, &quot;section&quot;:&quot;Groups&quot;, &quot;group&quot;:&quot;2&quot;},&quot;tag&quot;:&quot;10&quot;, &quot;homeTeam&quot;:&quot;2D&quot;, &quot;awayTeam&quot;:&quot;2F&quot;}" calcext:value-type="string">
            <text:p>{"__v":0,"day":1,"dateTime":52020000,"duration":"10m","pitch":"8","competition":{"name":"U15", "section":"Groups", "group":"2"},"tag":"10", "homeTeam":"2D", "awayTeam":"2F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11" calcext:value-type="float">
            <text:p>11</text:p>
          </table:table-cell>
          <table:table-cell table:formula="of:=IF([.$J42]&gt;[.$J41];[.B41];[.B41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style-name="ce12" table:formula="of:=FIRST_GAME_MS + ((DURATION_MS + GAME_GAP_MS) * ([.$B42]-1))" office:value-type="float" office:value="52800000" calcext:value-type="float">
            <text:p>528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42];TRANSLATED_TEAM_NAMES;['2 x 8 KO P=4'.$E42]+1)" office:value-type="string" office:string-value="1F" calcext:value-type="string">
            <text:p>1F</text:p>
          </table:table-cell>
          <table:table-cell table:style-name="ce16" table:formula="of:=VLOOKUP(['2 x 8 KO P=4'.G42];TRANSLATED_TEAM_NAMES;['2 x 8 KO P=4'.$E42]+1)" office:value-type="string" office:string-value="1A" calcext:value-type="string">
            <text:p>1A</text:p>
          </table:table-cell>
          <table:table-cell table:style-name="ce17" table:formula="of:=IF(MOD([.$C42]; NUM_PITCHES)=0;INDEX(PITCHES;1;NUM_PITCHES);INDEX(PITCHES;1;MOD([.$C4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1,&quot;dateTime&quot;:52800000,&quot;duration&quot;:&quot;10m&quot;,&quot;pitch&quot;:&quot;5&quot;,&quot;competition&quot;:{&quot;name&quot;:&quot;U15&quot;, &quot;section&quot;:&quot;Groups&quot;, &quot;group&quot;:&quot;1&quot;},&quot;tag&quot;:&quot;11&quot;, &quot;homeTeam&quot;:&quot;1F&quot;, &quot;awayTeam&quot;:&quot;1A&quot;}" calcext:value-type="string">
            <text:p>{"__v":0,"day":1,"dateTime":52800000,"duration":"10m","pitch":"5","competition":{"name":"U15", "section":"Groups", "group":"1"},"tag":"11", "homeTeam":"1F", "awayTeam":"1A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11" calcext:value-type="float">
            <text:p>11</text:p>
          </table:table-cell>
          <table:table-cell table:formula="of:=IF([.$J43]&gt;[.$J42];[.B42];[.B42]+1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style-name="ce12" table:formula="of:=FIRST_GAME_MS + ((DURATION_MS + GAME_GAP_MS) * ([.$B43]-1))" office:value-type="float" office:value="52800000" calcext:value-type="float">
            <text:p>528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43];TRANSLATED_TEAM_NAMES;['2 x 8 KO P=4'.$E43]+1)" office:value-type="string" office:string-value="1B" calcext:value-type="string">
            <text:p>1B</text:p>
          </table:table-cell>
          <table:table-cell table:style-name="ce16" table:formula="of:=VLOOKUP(['2 x 8 KO P=4'.G43];TRANSLATED_TEAM_NAMES;['2 x 8 KO P=4'.$E43]+1)" office:value-type="string" office:string-value="1E" calcext:value-type="string">
            <text:p>1E</text:p>
          </table:table-cell>
          <table:table-cell table:style-name="ce17" table:formula="of:=IF(MOD([.$C43]; NUM_PITCHES)=0;INDEX(PITCHES;1;NUM_PITCHES);INDEX(PITCHES;1;MOD([.$C4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1,&quot;dateTime&quot;:52800000,&quot;duration&quot;:&quot;10m&quot;,&quot;pitch&quot;:&quot;6&quot;,&quot;competition&quot;:{&quot;name&quot;:&quot;U15&quot;, &quot;section&quot;:&quot;Groups&quot;, &quot;group&quot;:&quot;1&quot;},&quot;tag&quot;:&quot;11&quot;, &quot;homeTeam&quot;:&quot;1B&quot;, &quot;awayTeam&quot;:&quot;1E&quot;}" calcext:value-type="string">
            <text:p>{"__v":0,"day":1,"dateTime":52800000,"duration":"10m","pitch":"6","competition":{"name":"U15", "section":"Groups", "group":"1"},"tag":"11", "homeTeam":"1B", "awayTeam":"1E"}</text:p>
          </table:table-cell>
          <table:table-cell table:number-columns-repeated="1013"/>
        </table:table-row>
        <table:table-row table:style-name="ro1">
          <table:table-cell table:formula="of:=[.B44]" office:value-type="float" office:value="11" calcext:value-type="float">
            <text:p>11</text:p>
          </table:table-cell>
          <table:table-cell table:formula="of:=IF([.$J44]&gt;[.$J43];[.B43];[.B43]+1)"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style-name="ce12" table:formula="of:=FIRST_GAME_MS + ((DURATION_MS + GAME_GAP_MS) * ([.$B44]-1))" office:value-type="float" office:value="52800000" calcext:value-type="float">
            <text:p>528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44];TRANSLATED_TEAM_NAMES;['2 x 8 KO P=4'.$E44]+1)" office:value-type="string" office:string-value="2F" calcext:value-type="string">
            <text:p>2F</text:p>
          </table:table-cell>
          <table:table-cell table:style-name="ce16" table:formula="of:=VLOOKUP(['2 x 8 KO P=4'.G44];TRANSLATED_TEAM_NAMES;['2 x 8 KO P=4'.$E44]+1)" office:value-type="string" office:string-value="2A" calcext:value-type="string">
            <text:p>2A</text:p>
          </table:table-cell>
          <table:table-cell table:style-name="ce17" table:formula="of:=IF(MOD([.$C44]; NUM_PITCHES)=0;INDEX(PITCHES;1;NUM_PITCHES);INDEX(PITCHES;1;MOD([.$C44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}&quot;" office:value-type="string" office:string-value="{&quot;__v&quot;:0,&quot;day&quot;:1,&quot;dateTime&quot;:52800000,&quot;duration&quot;:&quot;10m&quot;,&quot;pitch&quot;:&quot;7&quot;,&quot;competition&quot;:{&quot;name&quot;:&quot;U15&quot;, &quot;section&quot;:&quot;Groups&quot;, &quot;group&quot;:&quot;2&quot;},&quot;tag&quot;:&quot;11&quot;, &quot;homeTeam&quot;:&quot;2F&quot;, &quot;awayTeam&quot;:&quot;2A&quot;}" calcext:value-type="string">
            <text:p>{"__v":0,"day":1,"dateTime":52800000,"duration":"10m","pitch":"7","competition":{"name":"U15", "section":"Groups", "group":"2"},"tag":"11", "homeTeam":"2F", "awayTeam":"2A"}</text:p>
          </table:table-cell>
          <table:table-cell table:number-columns-repeated="1013"/>
        </table:table-row>
        <table:table-row table:style-name="ro1">
          <table:table-cell table:formula="of:=[.B45]" office:value-type="float" office:value="11" calcext:value-type="float">
            <text:p>11</text:p>
          </table:table-cell>
          <table:table-cell table:formula="of:=IF([.$J45]&gt;[.$J44];[.B44];[.B44]+1)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style-name="ce12" table:formula="of:=FIRST_GAME_MS + ((DURATION_MS + GAME_GAP_MS) * ([.$B45]-1))" office:value-type="float" office:value="52800000" calcext:value-type="float">
            <text:p>528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45];TRANSLATED_TEAM_NAMES;['2 x 8 KO P=4'.$E45]+1)" office:value-type="string" office:string-value="2B" calcext:value-type="string">
            <text:p>2B</text:p>
          </table:table-cell>
          <table:table-cell table:style-name="ce16" table:formula="of:=VLOOKUP(['2 x 8 KO P=4'.G45];TRANSLATED_TEAM_NAMES;['2 x 8 KO P=4'.$E45]+1)" office:value-type="string" office:string-value="2E" calcext:value-type="string">
            <text:p>2E</text:p>
          </table:table-cell>
          <table:table-cell table:style-name="ce17" table:formula="of:=IF(MOD([.$C45]; NUM_PITCHES)=0;INDEX(PITCHES;1;NUM_PITCHES);INDEX(PITCHES;1;MOD([.$C45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}&quot;" office:value-type="string" office:string-value="{&quot;__v&quot;:0,&quot;day&quot;:1,&quot;dateTime&quot;:52800000,&quot;duration&quot;:&quot;10m&quot;,&quot;pitch&quot;:&quot;8&quot;,&quot;competition&quot;:{&quot;name&quot;:&quot;U15&quot;, &quot;section&quot;:&quot;Groups&quot;, &quot;group&quot;:&quot;2&quot;},&quot;tag&quot;:&quot;11&quot;, &quot;homeTeam&quot;:&quot;2B&quot;, &quot;awayTeam&quot;:&quot;2E&quot;}" calcext:value-type="string">
            <text:p>{"__v":0,"day":1,"dateTime":52800000,"duration":"10m","pitch":"8","competition":{"name":"U15", "section":"Groups", "group":"2"},"tag":"11", "homeTeam":"2B", "awayTeam":"2E"}</text:p>
          </table:table-cell>
          <table:table-cell table:number-columns-repeated="1013"/>
        </table:table-row>
        <table:table-row table:style-name="ro1">
          <table:table-cell table:formula="of:=[.B46]" office:value-type="float" office:value="12" calcext:value-type="float">
            <text:p>12</text:p>
          </table:table-cell>
          <table:table-cell table:formula="of:=IF([.$J46]&gt;[.$J45];[.B45];[.B45]+1)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style-name="ce12" table:formula="of:=FIRST_GAME_MS + ((DURATION_MS + GAME_GAP_MS) * ([.$B46]-1))" office:value-type="float" office:value="53580000" calcext:value-type="float">
            <text:p>535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46];TRANSLATED_TEAM_NAMES;['2 x 8 KO P=4'.$E46]+1)" office:value-type="string" office:string-value="1H" calcext:value-type="string">
            <text:p>1H</text:p>
          </table:table-cell>
          <table:table-cell table:style-name="ce16" table:formula="of:=VLOOKUP(['2 x 8 KO P=4'.G46];TRANSLATED_TEAM_NAMES;['2 x 8 KO P=4'.$E46]+1)" office:value-type="string" office:string-value="1C" calcext:value-type="string">
            <text:p>1C</text:p>
          </table:table-cell>
          <table:table-cell table:style-name="ce17" table:formula="of:=IF(MOD([.$C46]; NUM_PITCHES)=0;INDEX(PITCHES;1;NUM_PITCHES);INDEX(PITCHES;1;MOD([.$C46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}&quot;" office:value-type="string" office:string-value="{&quot;__v&quot;:0,&quot;day&quot;:1,&quot;dateTime&quot;:53580000,&quot;duration&quot;:&quot;10m&quot;,&quot;pitch&quot;:&quot;5&quot;,&quot;competition&quot;:{&quot;name&quot;:&quot;U15&quot;, &quot;section&quot;:&quot;Groups&quot;, &quot;group&quot;:&quot;1&quot;},&quot;tag&quot;:&quot;12&quot;, &quot;homeTeam&quot;:&quot;1H&quot;, &quot;awayTeam&quot;:&quot;1C&quot;}" calcext:value-type="string">
            <text:p>{"__v":0,"day":1,"dateTime":53580000,"duration":"10m","pitch":"5","competition":{"name":"U15", "section":"Groups", "group":"1"},"tag":"12", "homeTeam":"1H", "awayTeam":"1C"}</text:p>
          </table:table-cell>
          <table:table-cell table:number-columns-repeated="1013"/>
        </table:table-row>
        <table:table-row table:style-name="ro1">
          <table:table-cell table:formula="of:=[.B47]" office:value-type="float" office:value="12" calcext:value-type="float">
            <text:p>12</text:p>
          </table:table-cell>
          <table:table-cell table:formula="of:=IF([.$J47]&gt;[.$J46];[.B46];[.B46]+1)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style-name="ce12" table:formula="of:=FIRST_GAME_MS + ((DURATION_MS + GAME_GAP_MS) * ([.$B47]-1))" office:value-type="float" office:value="53580000" calcext:value-type="float">
            <text:p>535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47];TRANSLATED_TEAM_NAMES;['2 x 8 KO P=4'.$E47]+1)" office:value-type="string" office:string-value="1D" calcext:value-type="string">
            <text:p>1D</text:p>
          </table:table-cell>
          <table:table-cell table:style-name="ce16" table:formula="of:=VLOOKUP(['2 x 8 KO P=4'.G47];TRANSLATED_TEAM_NAMES;['2 x 8 KO P=4'.$E47]+1)" office:value-type="string" office:string-value="1G" calcext:value-type="string">
            <text:p>1G</text:p>
          </table:table-cell>
          <table:table-cell table:style-name="ce17" table:formula="of:=IF(MOD([.$C47]; NUM_PITCHES)=0;INDEX(PITCHES;1;NUM_PITCHES);INDEX(PITCHES;1;MOD([.$C47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7]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}&quot;" office:value-type="string" office:string-value="{&quot;__v&quot;:0,&quot;day&quot;:1,&quot;dateTime&quot;:53580000,&quot;duration&quot;:&quot;10m&quot;,&quot;pitch&quot;:&quot;6&quot;,&quot;competition&quot;:{&quot;name&quot;:&quot;U15&quot;, &quot;section&quot;:&quot;Groups&quot;, &quot;group&quot;:&quot;1&quot;},&quot;tag&quot;:&quot;12&quot;, &quot;homeTeam&quot;:&quot;1D&quot;, &quot;awayTeam&quot;:&quot;1G&quot;}" calcext:value-type="string">
            <text:p>{"__v":0,"day":1,"dateTime":53580000,"duration":"10m","pitch":"6","competition":{"name":"U15", "section":"Groups", "group":"1"},"tag":"12", "homeTeam":"1D", "awayTeam":"1G"}</text:p>
          </table:table-cell>
          <table:table-cell table:number-columns-repeated="1013"/>
        </table:table-row>
        <table:table-row table:style-name="ro1">
          <table:table-cell table:formula="of:=[.B48]" office:value-type="float" office:value="12" calcext:value-type="float">
            <text:p>12</text:p>
          </table:table-cell>
          <table:table-cell table:formula="of:=IF([.$J48]&gt;[.$J47];[.B47];[.B47]+1)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style-name="ce12" table:formula="of:=FIRST_GAME_MS + ((DURATION_MS + GAME_GAP_MS) * ([.$B48]-1))" office:value-type="float" office:value="53580000" calcext:value-type="float">
            <text:p>535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48];TRANSLATED_TEAM_NAMES;['2 x 8 KO P=4'.$E48]+1)" office:value-type="string" office:string-value="2H" calcext:value-type="string">
            <text:p>2H</text:p>
          </table:table-cell>
          <table:table-cell table:style-name="ce16" table:formula="of:=VLOOKUP(['2 x 8 KO P=4'.G48];TRANSLATED_TEAM_NAMES;['2 x 8 KO P=4'.$E48]+1)" office:value-type="string" office:string-value="2C" calcext:value-type="string">
            <text:p>2C</text:p>
          </table:table-cell>
          <table:table-cell table:style-name="ce17" table:formula="of:=IF(MOD([.$C48]; NUM_PITCHES)=0;INDEX(PITCHES;1;NUM_PITCHES);INDEX(PITCHES;1;MOD([.$C48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8]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}&quot;" office:value-type="string" office:string-value="{&quot;__v&quot;:0,&quot;day&quot;:1,&quot;dateTime&quot;:53580000,&quot;duration&quot;:&quot;10m&quot;,&quot;pitch&quot;:&quot;7&quot;,&quot;competition&quot;:{&quot;name&quot;:&quot;U15&quot;, &quot;section&quot;:&quot;Groups&quot;, &quot;group&quot;:&quot;2&quot;},&quot;tag&quot;:&quot;12&quot;, &quot;homeTeam&quot;:&quot;2H&quot;, &quot;awayTeam&quot;:&quot;2C&quot;}" calcext:value-type="string">
            <text:p>{"__v":0,"day":1,"dateTime":53580000,"duration":"10m","pitch":"7","competition":{"name":"U15", "section":"Groups", "group":"2"},"tag":"12", "homeTeam":"2H", "awayTeam":"2C"}</text:p>
          </table:table-cell>
          <table:table-cell table:number-columns-repeated="1013"/>
        </table:table-row>
        <table:table-row table:style-name="ro1">
          <table:table-cell table:formula="of:=[.B49]" office:value-type="float" office:value="12" calcext:value-type="float">
            <text:p>12</text:p>
          </table:table-cell>
          <table:table-cell table:formula="of:=IF([.$J49]&gt;[.$J48];[.B48];[.B48]+1)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style-name="ce12" table:formula="of:=FIRST_GAME_MS + ((DURATION_MS + GAME_GAP_MS) * ([.$B49]-1))" office:value-type="float" office:value="53580000" calcext:value-type="float">
            <text:p>535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49];TRANSLATED_TEAM_NAMES;['2 x 8 KO P=4'.$E49]+1)" office:value-type="string" office:string-value="2D" calcext:value-type="string">
            <text:p>2D</text:p>
          </table:table-cell>
          <table:table-cell table:style-name="ce16" table:formula="of:=VLOOKUP(['2 x 8 KO P=4'.G49];TRANSLATED_TEAM_NAMES;['2 x 8 KO P=4'.$E49]+1)" office:value-type="string" office:string-value="2G" calcext:value-type="string">
            <text:p>2G</text:p>
          </table:table-cell>
          <table:table-cell table:style-name="ce17" table:formula="of:=IF(MOD([.$C49]; NUM_PITCHES)=0;INDEX(PITCHES;1;NUM_PITCHES);INDEX(PITCHES;1;MOD([.$C49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9]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}&quot;" office:value-type="string" office:string-value="{&quot;__v&quot;:0,&quot;day&quot;:1,&quot;dateTime&quot;:53580000,&quot;duration&quot;:&quot;10m&quot;,&quot;pitch&quot;:&quot;8&quot;,&quot;competition&quot;:{&quot;name&quot;:&quot;U15&quot;, &quot;section&quot;:&quot;Groups&quot;, &quot;group&quot;:&quot;2&quot;},&quot;tag&quot;:&quot;12&quot;, &quot;homeTeam&quot;:&quot;2D&quot;, &quot;awayTeam&quot;:&quot;2G&quot;}" calcext:value-type="string">
            <text:p>{"__v":0,"day":1,"dateTime":53580000,"duration":"10m","pitch":"8","competition":{"name":"U15", "section":"Groups", "group":"2"},"tag":"12", "homeTeam":"2D", "awayTeam":"2G"}</text:p>
          </table:table-cell>
          <table:table-cell table:number-columns-repeated="1013"/>
        </table:table-row>
        <table:table-row table:style-name="ro1">
          <table:table-cell table:formula="of:=[.B50]" office:value-type="float" office:value="13" calcext:value-type="float">
            <text:p>13</text:p>
          </table:table-cell>
          <table:table-cell table:formula="of:=IF([.$J50]&gt;[.$J49];[.B49];[.B49]+1)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style-name="ce12" table:formula="of:=FIRST_GAME_MS + ((DURATION_MS + GAME_GAP_MS) * ([.$B50]-1))" office:value-type="float" office:value="54360000" calcext:value-type="float">
            <text:p>543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50];TRANSLATED_TEAM_NAMES;['2 x 8 KO P=4'.$E50]+1)" office:value-type="string" office:string-value="1C" calcext:value-type="string">
            <text:p>1C</text:p>
          </table:table-cell>
          <table:table-cell table:style-name="ce16" table:formula="of:=VLOOKUP(['2 x 8 KO P=4'.G50];TRANSLATED_TEAM_NAMES;['2 x 8 KO P=4'.$E50]+1)" office:value-type="string" office:string-value="1F" calcext:value-type="string">
            <text:p>1F</text:p>
          </table:table-cell>
          <table:table-cell table:style-name="ce17" table:formula="of:=IF(MOD([.$C50]; NUM_PITCHES)=0;INDEX(PITCHES;1;NUM_PITCHES);INDEX(PITCHES;1;MOD([.$C50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0]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}&quot;" office:value-type="string" office:string-value="{&quot;__v&quot;:0,&quot;day&quot;:1,&quot;dateTime&quot;:54360000,&quot;duration&quot;:&quot;10m&quot;,&quot;pitch&quot;:&quot;5&quot;,&quot;competition&quot;:{&quot;name&quot;:&quot;U15&quot;, &quot;section&quot;:&quot;Groups&quot;, &quot;group&quot;:&quot;1&quot;},&quot;tag&quot;:&quot;13&quot;, &quot;homeTeam&quot;:&quot;1C&quot;, &quot;awayTeam&quot;:&quot;1F&quot;}" calcext:value-type="string">
            <text:p>{"__v":0,"day":1,"dateTime":54360000,"duration":"10m","pitch":"5","competition":{"name":"U15", "section":"Groups", "group":"1"},"tag":"13", "homeTeam":"1C", "awayTeam":"1F"}</text:p>
          </table:table-cell>
          <table:table-cell table:number-columns-repeated="1013"/>
        </table:table-row>
        <table:table-row table:style-name="ro1">
          <table:table-cell table:formula="of:=[.B51]" office:value-type="float" office:value="13" calcext:value-type="float">
            <text:p>13</text:p>
          </table:table-cell>
          <table:table-cell table:formula="of:=IF([.$J51]&gt;[.$J50];[.B50];[.B50]+1)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style-name="ce12" table:formula="of:=FIRST_GAME_MS + ((DURATION_MS + GAME_GAP_MS) * ([.$B51]-1))" office:value-type="float" office:value="54360000" calcext:value-type="float">
            <text:p>543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51];TRANSLATED_TEAM_NAMES;['2 x 8 KO P=4'.$E51]+1)" office:value-type="string" office:string-value="1E" calcext:value-type="string">
            <text:p>1E</text:p>
          </table:table-cell>
          <table:table-cell table:style-name="ce16" table:formula="of:=VLOOKUP(['2 x 8 KO P=4'.G51];TRANSLATED_TEAM_NAMES;['2 x 8 KO P=4'.$E51]+1)" office:value-type="string" office:string-value="1H" calcext:value-type="string">
            <text:p>1H</text:p>
          </table:table-cell>
          <table:table-cell table:style-name="ce17" table:formula="of:=IF(MOD([.$C51]; NUM_PITCHES)=0;INDEX(PITCHES;1;NUM_PITCHES);INDEX(PITCHES;1;MOD([.$C51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1]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}&quot;" office:value-type="string" office:string-value="{&quot;__v&quot;:0,&quot;day&quot;:1,&quot;dateTime&quot;:54360000,&quot;duration&quot;:&quot;10m&quot;,&quot;pitch&quot;:&quot;6&quot;,&quot;competition&quot;:{&quot;name&quot;:&quot;U15&quot;, &quot;section&quot;:&quot;Groups&quot;, &quot;group&quot;:&quot;1&quot;},&quot;tag&quot;:&quot;13&quot;, &quot;homeTeam&quot;:&quot;1E&quot;, &quot;awayTeam&quot;:&quot;1H&quot;}" calcext:value-type="string">
            <text:p>{"__v":0,"day":1,"dateTime":54360000,"duration":"10m","pitch":"6","competition":{"name":"U15", "section":"Groups", "group":"1"},"tag":"13", "homeTeam":"1E", "awayTeam":"1H"}</text:p>
          </table:table-cell>
          <table:table-cell table:number-columns-repeated="1013"/>
        </table:table-row>
        <table:table-row table:style-name="ro1">
          <table:table-cell table:formula="of:=[.B52]" office:value-type="float" office:value="13" calcext:value-type="float">
            <text:p>13</text:p>
          </table:table-cell>
          <table:table-cell table:formula="of:=IF([.$J52]&gt;[.$J51];[.B51];[.B51]+1)"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style-name="ce12" table:formula="of:=FIRST_GAME_MS + ((DURATION_MS + GAME_GAP_MS) * ([.$B52]-1))" office:value-type="float" office:value="54360000" calcext:value-type="float">
            <text:p>543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52];TRANSLATED_TEAM_NAMES;['2 x 8 KO P=4'.$E52]+1)" office:value-type="string" office:string-value="2C" calcext:value-type="string">
            <text:p>2C</text:p>
          </table:table-cell>
          <table:table-cell table:style-name="ce16" table:formula="of:=VLOOKUP(['2 x 8 KO P=4'.G52];TRANSLATED_TEAM_NAMES;['2 x 8 KO P=4'.$E52]+1)" office:value-type="string" office:string-value="2F" calcext:value-type="string">
            <text:p>2F</text:p>
          </table:table-cell>
          <table:table-cell table:style-name="ce17" table:formula="of:=IF(MOD([.$C52]; NUM_PITCHES)=0;INDEX(PITCHES;1;NUM_PITCHES);INDEX(PITCHES;1;MOD([.$C52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52] &amp; &quot;,&quot;&quot;duration&quot;&quot;:&quot;&quot;&quot; &amp; MATCH_DURATION &amp; &quot;m&quot;&quot;,&quot;&quot;pitch&quot;&quot;:&quot;&quot;&quot; &amp; [.J5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2] &amp; &quot;&quot;&quot;},&quot;&quot;tag&quot;&quot;:&quot;&quot;&quot; &amp; [.$A52] &amp; &quot;&quot;&quot;, &quot;&quot;homeTeam&quot;&quot;:&quot;&quot;&quot; &amp; [.H52] &amp; &quot;&quot;&quot;, &quot;&quot;awayTeam&quot;&quot;:&quot;&quot;&quot; &amp; [.I52] &amp; &quot;&quot;&quot;}&quot;" office:value-type="string" office:string-value="{&quot;__v&quot;:0,&quot;day&quot;:1,&quot;dateTime&quot;:54360000,&quot;duration&quot;:&quot;10m&quot;,&quot;pitch&quot;:&quot;7&quot;,&quot;competition&quot;:{&quot;name&quot;:&quot;U15&quot;, &quot;section&quot;:&quot;Groups&quot;, &quot;group&quot;:&quot;2&quot;},&quot;tag&quot;:&quot;13&quot;, &quot;homeTeam&quot;:&quot;2C&quot;, &quot;awayTeam&quot;:&quot;2F&quot;}" calcext:value-type="string">
            <text:p>{"__v":0,"day":1,"dateTime":54360000,"duration":"10m","pitch":"7","competition":{"name":"U15", "section":"Groups", "group":"2"},"tag":"13", "homeTeam":"2C", "awayTeam":"2F"}</text:p>
          </table:table-cell>
          <table:table-cell table:number-columns-repeated="1013"/>
        </table:table-row>
        <table:table-row table:style-name="ro1">
          <table:table-cell table:formula="of:=[.B53]" office:value-type="float" office:value="13" calcext:value-type="float">
            <text:p>13</text:p>
          </table:table-cell>
          <table:table-cell table:formula="of:=IF([.$J53]&gt;[.$J52];[.B52];[.B52]+1)"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style-name="ce12" table:formula="of:=FIRST_GAME_MS + ((DURATION_MS + GAME_GAP_MS) * ([.$B53]-1))" office:value-type="float" office:value="54360000" calcext:value-type="float">
            <text:p>543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53];TRANSLATED_TEAM_NAMES;['2 x 8 KO P=4'.$E53]+1)" office:value-type="string" office:string-value="2E" calcext:value-type="string">
            <text:p>2E</text:p>
          </table:table-cell>
          <table:table-cell table:style-name="ce16" table:formula="of:=VLOOKUP(['2 x 8 KO P=4'.G53];TRANSLATED_TEAM_NAMES;['2 x 8 KO P=4'.$E53]+1)" office:value-type="string" office:string-value="2H" calcext:value-type="string">
            <text:p>2H</text:p>
          </table:table-cell>
          <table:table-cell table:style-name="ce17" table:formula="of:=IF(MOD([.$C53]; NUM_PITCHES)=0;INDEX(PITCHES;1;NUM_PITCHES);INDEX(PITCHES;1;MOD([.$C53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53] &amp; &quot;,&quot;&quot;duration&quot;&quot;:&quot;&quot;&quot; &amp; MATCH_DURATION &amp; &quot;m&quot;&quot;,&quot;&quot;pitch&quot;&quot;:&quot;&quot;&quot; &amp; [.J5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3] &amp; &quot;&quot;&quot;},&quot;&quot;tag&quot;&quot;:&quot;&quot;&quot; &amp; [.$A53] &amp; &quot;&quot;&quot;, &quot;&quot;homeTeam&quot;&quot;:&quot;&quot;&quot; &amp; [.H53] &amp; &quot;&quot;&quot;, &quot;&quot;awayTeam&quot;&quot;:&quot;&quot;&quot; &amp; [.I53] &amp; &quot;&quot;&quot;}&quot;" office:value-type="string" office:string-value="{&quot;__v&quot;:0,&quot;day&quot;:1,&quot;dateTime&quot;:54360000,&quot;duration&quot;:&quot;10m&quot;,&quot;pitch&quot;:&quot;8&quot;,&quot;competition&quot;:{&quot;name&quot;:&quot;U15&quot;, &quot;section&quot;:&quot;Groups&quot;, &quot;group&quot;:&quot;2&quot;},&quot;tag&quot;:&quot;13&quot;, &quot;homeTeam&quot;:&quot;2E&quot;, &quot;awayTeam&quot;:&quot;2H&quot;}" calcext:value-type="string">
            <text:p>{"__v":0,"day":1,"dateTime":54360000,"duration":"10m","pitch":"8","competition":{"name":"U15", "section":"Groups", "group":"2"},"tag":"13", "homeTeam":"2E", "awayTeam":"2H"}</text:p>
          </table:table-cell>
          <table:table-cell table:number-columns-repeated="1013"/>
        </table:table-row>
        <table:table-row table:style-name="ro1">
          <table:table-cell table:formula="of:=[.B54]" office:value-type="float" office:value="14" calcext:value-type="float">
            <text:p>14</text:p>
          </table:table-cell>
          <table:table-cell table:formula="of:=IF([.$J54]&gt;[.$J53];[.B53];[.B53]+1)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style-name="ce12" table:formula="of:=FIRST_GAME_MS + ((DURATION_MS + GAME_GAP_MS) * ([.$B54]-1))" office:value-type="float" office:value="55140000" calcext:value-type="float">
            <text:p>551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54];TRANSLATED_TEAM_NAMES;['2 x 8 KO P=4'.$E54]+1)" office:value-type="string" office:string-value="1A" calcext:value-type="string">
            <text:p>1A</text:p>
          </table:table-cell>
          <table:table-cell table:style-name="ce16" table:formula="of:=VLOOKUP(['2 x 8 KO P=4'.G54];TRANSLATED_TEAM_NAMES;['2 x 8 KO P=4'.$E54]+1)" office:value-type="string" office:string-value="1D" calcext:value-type="string">
            <text:p>1D</text:p>
          </table:table-cell>
          <table:table-cell table:style-name="ce17" table:formula="of:=IF(MOD([.$C54]; NUM_PITCHES)=0;INDEX(PITCHES;1;NUM_PITCHES);INDEX(PITCHES;1;MOD([.$C54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54] &amp; &quot;,&quot;&quot;duration&quot;&quot;:&quot;&quot;&quot; &amp; MATCH_DURATION &amp; &quot;m&quot;&quot;,&quot;&quot;pitch&quot;&quot;:&quot;&quot;&quot; &amp; [.J5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4] &amp; &quot;&quot;&quot;},&quot;&quot;tag&quot;&quot;:&quot;&quot;&quot; &amp; [.$A54] &amp; &quot;&quot;&quot;, &quot;&quot;homeTeam&quot;&quot;:&quot;&quot;&quot; &amp; [.H54] &amp; &quot;&quot;&quot;, &quot;&quot;awayTeam&quot;&quot;:&quot;&quot;&quot; &amp; [.I54] &amp; &quot;&quot;&quot;}&quot;" office:value-type="string" office:string-value="{&quot;__v&quot;:0,&quot;day&quot;:1,&quot;dateTime&quot;:55140000,&quot;duration&quot;:&quot;10m&quot;,&quot;pitch&quot;:&quot;5&quot;,&quot;competition&quot;:{&quot;name&quot;:&quot;U15&quot;, &quot;section&quot;:&quot;Groups&quot;, &quot;group&quot;:&quot;1&quot;},&quot;tag&quot;:&quot;14&quot;, &quot;homeTeam&quot;:&quot;1A&quot;, &quot;awayTeam&quot;:&quot;1D&quot;}" calcext:value-type="string">
            <text:p>{"__v":0,"day":1,"dateTime":55140000,"duration":"10m","pitch":"5","competition":{"name":"U15", "section":"Groups", "group":"1"},"tag":"14", "homeTeam":"1A", "awayTeam":"1D"}</text:p>
          </table:table-cell>
          <table:table-cell table:number-columns-repeated="1013"/>
        </table:table-row>
        <table:table-row table:style-name="ro1">
          <table:table-cell table:formula="of:=[.B55]" office:value-type="float" office:value="14" calcext:value-type="float">
            <text:p>14</text:p>
          </table:table-cell>
          <table:table-cell table:formula="of:=IF([.$J55]&gt;[.$J54];[.B54];[.B54]+1)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12" table:formula="of:=FIRST_GAME_MS + ((DURATION_MS + GAME_GAP_MS) * ([.$B55]-1))" office:value-type="float" office:value="55140000" calcext:value-type="float">
            <text:p>551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55];TRANSLATED_TEAM_NAMES;['2 x 8 KO P=4'.$E55]+1)" office:value-type="string" office:string-value="1G" calcext:value-type="string">
            <text:p>1G</text:p>
          </table:table-cell>
          <table:table-cell table:style-name="ce16" table:formula="of:=VLOOKUP(['2 x 8 KO P=4'.G55];TRANSLATED_TEAM_NAMES;['2 x 8 KO P=4'.$E55]+1)" office:value-type="string" office:string-value="1B" calcext:value-type="string">
            <text:p>1B</text:p>
          </table:table-cell>
          <table:table-cell table:style-name="ce17" table:formula="of:=IF(MOD([.$C55]; NUM_PITCHES)=0;INDEX(PITCHES;1;NUM_PITCHES);INDEX(PITCHES;1;MOD([.$C55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55] &amp; &quot;,&quot;&quot;duration&quot;&quot;:&quot;&quot;&quot; &amp; MATCH_DURATION &amp; &quot;m&quot;&quot;,&quot;&quot;pitch&quot;&quot;:&quot;&quot;&quot; &amp; [.J5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5] &amp; &quot;&quot;&quot;},&quot;&quot;tag&quot;&quot;:&quot;&quot;&quot; &amp; [.$A55] &amp; &quot;&quot;&quot;, &quot;&quot;homeTeam&quot;&quot;:&quot;&quot;&quot; &amp; [.H55] &amp; &quot;&quot;&quot;, &quot;&quot;awayTeam&quot;&quot;:&quot;&quot;&quot; &amp; [.I55] &amp; &quot;&quot;&quot;}&quot;" office:value-type="string" office:string-value="{&quot;__v&quot;:0,&quot;day&quot;:1,&quot;dateTime&quot;:55140000,&quot;duration&quot;:&quot;10m&quot;,&quot;pitch&quot;:&quot;6&quot;,&quot;competition&quot;:{&quot;name&quot;:&quot;U15&quot;, &quot;section&quot;:&quot;Groups&quot;, &quot;group&quot;:&quot;1&quot;},&quot;tag&quot;:&quot;14&quot;, &quot;homeTeam&quot;:&quot;1G&quot;, &quot;awayTeam&quot;:&quot;1B&quot;}" calcext:value-type="string">
            <text:p>{"__v":0,"day":1,"dateTime":55140000,"duration":"10m","pitch":"6","competition":{"name":"U15", "section":"Groups", "group":"1"},"tag":"14", "homeTeam":"1G", "awayTeam":"1B"}</text:p>
          </table:table-cell>
          <table:table-cell table:number-columns-repeated="1013"/>
        </table:table-row>
        <table:table-row table:style-name="ro1">
          <table:table-cell table:formula="of:=[.B56]" office:value-type="float" office:value="14" calcext:value-type="float">
            <text:p>14</text:p>
          </table:table-cell>
          <table:table-cell table:formula="of:=IF([.$J56]&gt;[.$J55];[.B55];[.B55]+1)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12" table:formula="of:=FIRST_GAME_MS + ((DURATION_MS + GAME_GAP_MS) * ([.$B56]-1))" office:value-type="float" office:value="55140000" calcext:value-type="float">
            <text:p>551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56];TRANSLATED_TEAM_NAMES;['2 x 8 KO P=4'.$E56]+1)" office:value-type="string" office:string-value="2A" calcext:value-type="string">
            <text:p>2A</text:p>
          </table:table-cell>
          <table:table-cell table:style-name="ce16" table:formula="of:=VLOOKUP(['2 x 8 KO P=4'.G56];TRANSLATED_TEAM_NAMES;['2 x 8 KO P=4'.$E56]+1)" office:value-type="string" office:string-value="2D" calcext:value-type="string">
            <text:p>2D</text:p>
          </table:table-cell>
          <table:table-cell table:style-name="ce17" table:formula="of:=IF(MOD([.$C56]; NUM_PITCHES)=0;INDEX(PITCHES;1;NUM_PITCHES);INDEX(PITCHES;1;MOD([.$C56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56] &amp; &quot;,&quot;&quot;duration&quot;&quot;:&quot;&quot;&quot; &amp; MATCH_DURATION &amp; &quot;m&quot;&quot;,&quot;&quot;pitch&quot;&quot;:&quot;&quot;&quot; &amp; [.J5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6] &amp; &quot;&quot;&quot;},&quot;&quot;tag&quot;&quot;:&quot;&quot;&quot; &amp; [.$A56] &amp; &quot;&quot;&quot;, &quot;&quot;homeTeam&quot;&quot;:&quot;&quot;&quot; &amp; [.H56] &amp; &quot;&quot;&quot;, &quot;&quot;awayTeam&quot;&quot;:&quot;&quot;&quot; &amp; [.I56] &amp; &quot;&quot;&quot;}&quot;" office:value-type="string" office:string-value="{&quot;__v&quot;:0,&quot;day&quot;:1,&quot;dateTime&quot;:55140000,&quot;duration&quot;:&quot;10m&quot;,&quot;pitch&quot;:&quot;7&quot;,&quot;competition&quot;:{&quot;name&quot;:&quot;U15&quot;, &quot;section&quot;:&quot;Groups&quot;, &quot;group&quot;:&quot;2&quot;},&quot;tag&quot;:&quot;14&quot;, &quot;homeTeam&quot;:&quot;2A&quot;, &quot;awayTeam&quot;:&quot;2D&quot;}" calcext:value-type="string">
            <text:p>{"__v":0,"day":1,"dateTime":55140000,"duration":"10m","pitch":"7","competition":{"name":"U15", "section":"Groups", "group":"2"},"tag":"14", "homeTeam":"2A", "awayTeam":"2D"}</text:p>
          </table:table-cell>
          <table:table-cell table:number-columns-repeated="1013"/>
        </table:table-row>
        <table:table-row table:style-name="ro1">
          <table:table-cell table:formula="of:=[.B57]" office:value-type="float" office:value="14" calcext:value-type="float">
            <text:p>14</text:p>
          </table:table-cell>
          <table:table-cell table:formula="of:=IF([.$J57]&gt;[.$J56];[.B56];[.B56]+1)"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style-name="ce12" table:formula="of:=FIRST_GAME_MS + ((DURATION_MS + GAME_GAP_MS) * ([.$B57]-1))" office:value-type="float" office:value="55140000" calcext:value-type="float">
            <text:p>551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57];TRANSLATED_TEAM_NAMES;['2 x 8 KO P=4'.$E57]+1)" office:value-type="string" office:string-value="2G" calcext:value-type="string">
            <text:p>2G</text:p>
          </table:table-cell>
          <table:table-cell table:style-name="ce16" table:formula="of:=VLOOKUP(['2 x 8 KO P=4'.G57];TRANSLATED_TEAM_NAMES;['2 x 8 KO P=4'.$E57]+1)" office:value-type="string" office:string-value="2B" calcext:value-type="string">
            <text:p>2B</text:p>
          </table:table-cell>
          <table:table-cell table:style-name="ce17" table:formula="of:=IF(MOD([.$C57]; NUM_PITCHES)=0;INDEX(PITCHES;1;NUM_PITCHES);INDEX(PITCHES;1;MOD([.$C57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57] &amp; &quot;,&quot;&quot;duration&quot;&quot;:&quot;&quot;&quot; &amp; MATCH_DURATION &amp; &quot;m&quot;&quot;,&quot;&quot;pitch&quot;&quot;:&quot;&quot;&quot; &amp; [.J5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7] &amp; &quot;&quot;&quot;},&quot;&quot;tag&quot;&quot;:&quot;&quot;&quot; &amp; [.$A57] &amp; &quot;&quot;&quot;, &quot;&quot;homeTeam&quot;&quot;:&quot;&quot;&quot; &amp; [.H57] &amp; &quot;&quot;&quot;, &quot;&quot;awayTeam&quot;&quot;:&quot;&quot;&quot; &amp; [.I57] &amp; &quot;&quot;&quot;}&quot;" office:value-type="string" office:string-value="{&quot;__v&quot;:0,&quot;day&quot;:1,&quot;dateTime&quot;:55140000,&quot;duration&quot;:&quot;10m&quot;,&quot;pitch&quot;:&quot;8&quot;,&quot;competition&quot;:{&quot;name&quot;:&quot;U15&quot;, &quot;section&quot;:&quot;Groups&quot;, &quot;group&quot;:&quot;2&quot;},&quot;tag&quot;:&quot;14&quot;, &quot;homeTeam&quot;:&quot;2G&quot;, &quot;awayTeam&quot;:&quot;2B&quot;}" calcext:value-type="string">
            <text:p>{"__v":0,"day":1,"dateTime":55140000,"duration":"10m","pitch":"8","competition":{"name":"U15", "section":"Groups", "group":"2"},"tag":"14", "homeTeam":"2G", "awayTeam":"2B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58]&gt;[.$J57];[.B57];[.B57]+1)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style-name="ce12" table:formula="of:=FIRST_GAME_MS + ((DURATION_MS + GAME_GAP_MS) * ([.$B58]-1)) + SECTION_GAP_MS" office:value-type="float" office:value="56520000" calcext:value-type="float">
            <text:p>56520000</text:p>
          </table:table-cell>
          <table:table-cell table:formula="of:=AGE_GROUP_TRANSLATED&amp;&quot;_&quot;&amp;SECTION_TRANSLATED&amp;&quot;_QF1&quot;" office:value-type="string" office:string-value="U15_Groups_QF1" calcext:value-type="string">
            <text:p>U15_Groups_QF1</text:p>
          </table:table-cell>
          <table:table-cell table:style-name="ce14" table:formula="of:=AGE_GROUP_TRANSLATED&amp;&quot;_&quot;&amp;SECTION_TRANSLATED&amp;&quot;_G1_P1&quot;" office:value-type="string" office:string-value="U15_Groups_G1_P1" calcext:value-type="string">
            <text:p>U15_Groups_G1_P1</text:p>
          </table:table-cell>
          <table:table-cell table:style-name="ce14" table:formula="of:=AGE_GROUP_TRANSLATED&amp;&quot;_&quot;&amp;SECTION_TRANSLATED&amp;&quot;_G2_P4&quot;" office:value-type="string" office:string-value="U15_Groups_G2_P4" calcext:value-type="string">
            <text:p>U15_Groups_G2_P4</text:p>
          </table:table-cell>
          <table:table-cell table:style-name="ce13" office:value-type="string" calcext:value-type="string">
            <text:p>Winner Group 1</text:p>
          </table:table-cell>
          <table:table-cell table:style-name="ce16" office:value-type="string" calcext:value-type="string">
            <text:p>4<text:span text:style-name="T1">th</text:span> Group 2</text:p>
          </table:table-cell>
          <table:table-cell table:style-name="ce17" table:formula="of:=IF(MOD([.$C58]; NUM_PITCHES)=0;INDEX(PITCHES;1;NUM_PITCHES);INDEX(PITCHES;1;MOD([.$C58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58] &amp; &quot;,&quot;&quot;duration&quot;&quot;:&quot;&quot;&quot; &amp; MATCH_DURATION &amp; &quot;m&quot;&quot;,&quot;&quot;pitch&quot;&quot;:&quot;&quot;&quot; &amp; [.J5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8] &amp; &quot;&quot;&quot;, &quot;&quot;homeTeam&quot;&quot;:&quot;&quot;&quot; &amp; [.H58] &amp; &quot;&quot;&quot;, &quot;&quot;awayTeam&quot;&quot;:&quot;&quot;&quot; &amp; [.I58] &amp; &quot;&quot;&quot;, &quot;&quot;homeTeamFrom&quot;&quot;:&quot;&quot;&quot; &amp; [.F58] &amp; &quot;&quot;&quot;, &quot;&quot;awayTeamFrom&quot;&quot;:&quot;&quot;&quot; &amp; [.G58] &amp; &quot;&quot;&quot;, &quot;&quot;stage2Tag&quot;&quot;:&quot;&quot;&quot; &amp; [.E58] &amp; &quot;&quot;&quot;}&quot;" office:value-type="string" office:string-value="{&quot;__v&quot;:0,&quot;day&quot;:1,&quot;dateTime&quot;:56520000,&quot;duration&quot;:&quot;10m&quot;,&quot;pitch&quot;:&quot;5&quot;,&quot;competition&quot;:{&quot;name&quot;:&quot;U15&quot;, &quot;section&quot;:&quot;Groups&quot;},&quot;tag&quot;:&quot;QF1&quot;, &quot;homeTeam&quot;:&quot;Winner Group 1&quot;, &quot;awayTeam&quot;:&quot;4th Group 2&quot;, &quot;homeTeamFrom&quot;:&quot;U15_Groups_G1_P1&quot;, &quot;awayTeamFrom&quot;:&quot;U15_Groups_G2_P4&quot;, &quot;stage2Tag&quot;:&quot;U15_Groups_QF1&quot;}" calcext:value-type="string">
            <text:p>{"__v":0,"day":1,"dateTime":56520000,"duration":"10m","pitch":"5","competition":{"name":"U15", "section":"Groups"},"tag":"QF1", "homeTeam":"Winner Group 1", "awayTeam":"4th Group 2", "homeTeamFrom":"U15_Groups_G1_P1", "awayTeamFrom":"U15_Groups_G2_P4", "stage2Tag":"U15_Groups_Q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2</text:p>
          </table:table-cell>
          <table:table-cell table:formula="of:=IF([.$J59]&gt;[.$J58];[.B58];[.B58]+1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style-name="ce12" table:formula="of:=FIRST_GAME_MS + ((DURATION_MS + GAME_GAP_MS) * ([.$B59]-1)) + SECTION_GAP_MS" office:value-type="float" office:value="56520000" calcext:value-type="float">
            <text:p>56520000</text:p>
          </table:table-cell>
          <table:table-cell table:formula="of:=AGE_GROUP_TRANSLATED&amp;&quot;_&quot;&amp;SECTION_TRANSLATED&amp;&quot;_QF2&quot;" office:value-type="string" office:string-value="U15_Groups_QF2" calcext:value-type="string">
            <text:p>U15_Groups_QF2</text:p>
          </table:table-cell>
          <table:table-cell table:style-name="ce14" table:formula="of:=AGE_GROUP_TRANSLATED&amp;&quot;_&quot;&amp;SECTION_TRANSLATED&amp;&quot;_G2_P1&quot;" office:value-type="string" office:string-value="U15_Groups_G2_P1" calcext:value-type="string">
            <text:p>U15_Groups_G2_P1</text:p>
          </table:table-cell>
          <table:table-cell table:style-name="ce14" table:formula="of:=AGE_GROUP_TRANSLATED&amp;&quot;_&quot;&amp;SECTION_TRANSLATED&amp;&quot;_G1_P4&quot;" office:value-type="string" office:string-value="U15_Groups_G1_P4" calcext:value-type="string">
            <text:p>U15_Groups_G1_P4</text:p>
          </table:table-cell>
          <table:table-cell table:style-name="ce13" office:value-type="string" calcext:value-type="string">
            <text:p>Winner Group 2</text:p>
          </table:table-cell>
          <table:table-cell table:style-name="ce16" office:value-type="string" calcext:value-type="string">
            <text:p>4<text:span text:style-name="T1">th</text:span> Group 1</text:p>
          </table:table-cell>
          <table:table-cell table:style-name="ce17" table:formula="of:=IF(MOD([.$C59]; NUM_PITCHES)=0;INDEX(PITCHES;1;NUM_PITCHES);INDEX(PITCHES;1;MOD([.$C59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59] &amp; &quot;,&quot;&quot;duration&quot;&quot;:&quot;&quot;&quot; &amp; MATCH_DURATION &amp; &quot;m&quot;&quot;,&quot;&quot;pitch&quot;&quot;:&quot;&quot;&quot; &amp; [.J5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9] &amp; &quot;&quot;&quot;, &quot;&quot;homeTeam&quot;&quot;:&quot;&quot;&quot; &amp; [.H59] &amp; &quot;&quot;&quot;, &quot;&quot;awayTeam&quot;&quot;:&quot;&quot;&quot; &amp; [.I59] &amp; &quot;&quot;&quot;, &quot;&quot;homeTeamFrom&quot;&quot;:&quot;&quot;&quot; &amp; [.F59] &amp; &quot;&quot;&quot;, &quot;&quot;awayTeamFrom&quot;&quot;:&quot;&quot;&quot; &amp; [.G59] &amp; &quot;&quot;&quot;, &quot;&quot;stage2Tag&quot;&quot;:&quot;&quot;&quot; &amp; [.E59] &amp; &quot;&quot;&quot;}&quot;" office:value-type="string" office:string-value="{&quot;__v&quot;:0,&quot;day&quot;:1,&quot;dateTime&quot;:56520000,&quot;duration&quot;:&quot;10m&quot;,&quot;pitch&quot;:&quot;6&quot;,&quot;competition&quot;:{&quot;name&quot;:&quot;U15&quot;, &quot;section&quot;:&quot;Groups&quot;},&quot;tag&quot;:&quot;QF2&quot;, &quot;homeTeam&quot;:&quot;Winner Group 2&quot;, &quot;awayTeam&quot;:&quot;4th Group 1&quot;, &quot;homeTeamFrom&quot;:&quot;U15_Groups_G2_P1&quot;, &quot;awayTeamFrom&quot;:&quot;U15_Groups_G1_P4&quot;, &quot;stage2Tag&quot;:&quot;U15_Groups_QF2&quot;}" calcext:value-type="string">
            <text:p>{"__v":0,"day":1,"dateTime":56520000,"duration":"10m","pitch":"6","competition":{"name":"U15", "section":"Groups"},"tag":"QF2", "homeTeam":"Winner Group 2", "awayTeam":"4th Group 1", "homeTeamFrom":"U15_Groups_G2_P1", "awayTeamFrom":"U15_Groups_G1_P4", "stage2Tag":"U15_Groups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60]&gt;[.$J59];[.B59];[.B59]+1)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12" table:formula="of:=FIRST_GAME_MS + ((DURATION_MS + GAME_GAP_MS) * ([.$B60]-1)) + SECTION_GAP_MS" office:value-type="float" office:value="56520000" calcext:value-type="float">
            <text:p>56520000</text:p>
          </table:table-cell>
          <table:table-cell table:formula="of:=AGE_GROUP_TRANSLATED&amp;&quot;_&quot;&amp;SECTION_TRANSLATED&amp;&quot;_QF3&quot;" office:value-type="string" office:string-value="U15_Groups_QF3" calcext:value-type="string">
            <text:p>U15_Groups_QF3</text:p>
          </table:table-cell>
          <table:table-cell table:style-name="ce14" table:formula="of:=AGE_GROUP_TRANSLATED&amp;&quot;_&quot;&amp;SECTION_TRANSLATED&amp;&quot;_G1_P2&quot;" office:value-type="string" office:string-value="U15_Groups_G1_P2" calcext:value-type="string">
            <text:p>U15_Groups_G1_P2</text:p>
          </table:table-cell>
          <table:table-cell table:style-name="ce14" table:formula="of:=AGE_GROUP_TRANSLATED&amp;&quot;_&quot;&amp;SECTION_TRANSLATED&amp;&quot;_G2_P3&quot;" office:value-type="string" office:string-value="U15_Groups_G2_P3" calcext:value-type="string">
            <text:p>U15_Groups_G2_P3</text:p>
          </table:table-cell>
          <table:table-cell table:style-name="ce13" office:value-type="string" calcext:value-type="string">
            <text:p>2<text:span text:style-name="T1">nd</text:span> Group 1</text:p>
          </table:table-cell>
          <table:table-cell table:style-name="ce16" office:value-type="string" calcext:value-type="string">
            <text:p>3<text:span text:style-name="T1">rd</text:span> Group 2</text:p>
          </table:table-cell>
          <table:table-cell table:style-name="ce17" table:formula="of:=IF(MOD([.$C60]; NUM_PITCHES)=0;INDEX(PITCHES;1;NUM_PITCHES);INDEX(PITCHES;1;MOD([.$C60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60] &amp; &quot;,&quot;&quot;duration&quot;&quot;:&quot;&quot;&quot; &amp; MATCH_DURATION &amp; &quot;m&quot;&quot;,&quot;&quot;pitch&quot;&quot;:&quot;&quot;&quot; &amp; [.J6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0] &amp; &quot;&quot;&quot;, &quot;&quot;homeTeam&quot;&quot;:&quot;&quot;&quot; &amp; [.H60] &amp; &quot;&quot;&quot;, &quot;&quot;awayTeam&quot;&quot;:&quot;&quot;&quot; &amp; [.I60] &amp; &quot;&quot;&quot;, &quot;&quot;homeTeamFrom&quot;&quot;:&quot;&quot;&quot; &amp; [.F60] &amp; &quot;&quot;&quot;, &quot;&quot;awayTeamFrom&quot;&quot;:&quot;&quot;&quot; &amp; [.G60] &amp; &quot;&quot;&quot;, &quot;&quot;stage2Tag&quot;&quot;:&quot;&quot;&quot; &amp; [.E60] &amp; &quot;&quot;&quot;}&quot;" office:value-type="string" office:string-value="{&quot;__v&quot;:0,&quot;day&quot;:1,&quot;dateTime&quot;:56520000,&quot;duration&quot;:&quot;10m&quot;,&quot;pitch&quot;:&quot;7&quot;,&quot;competition&quot;:{&quot;name&quot;:&quot;U15&quot;, &quot;section&quot;:&quot;Groups&quot;},&quot;tag&quot;:&quot;QF3&quot;, &quot;homeTeam&quot;:&quot;2nd Group 1&quot;, &quot;awayTeam&quot;:&quot;3rd Group 2&quot;, &quot;homeTeamFrom&quot;:&quot;U15_Groups_G1_P2&quot;, &quot;awayTeamFrom&quot;:&quot;U15_Groups_G2_P3&quot;, &quot;stage2Tag&quot;:&quot;U15_Groups_QF3&quot;}" calcext:value-type="string">
            <text:p>{"__v":0,"day":1,"dateTime":56520000,"duration":"10m","pitch":"7","competition":{"name":"U15", "section":"Groups"},"tag":"QF3", "homeTeam":"2nd Group 1", "awayTeam":"3rd Group 2", "homeTeamFrom":"U15_Groups_G1_P2", "awayTeamFrom":"U15_Groups_G2_P3", "stage2Tag":"U15_Group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61]&gt;[.$J60];[.B60];[.B60]+1)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12" table:formula="of:=FIRST_GAME_MS + ((DURATION_MS + GAME_GAP_MS) * ([.$B61]-1)) + SECTION_GAP_MS" office:value-type="float" office:value="56520000" calcext:value-type="float">
            <text:p>56520000</text:p>
          </table:table-cell>
          <table:table-cell table:formula="of:=AGE_GROUP_TRANSLATED&amp;&quot;_&quot;&amp;SECTION_TRANSLATED&amp;&quot;_QF4&quot;" office:value-type="string" office:string-value="U15_Groups_QF4" calcext:value-type="string">
            <text:p>U15_Groups_QF4</text:p>
          </table:table-cell>
          <table:table-cell table:style-name="ce14" table:formula="of:=AGE_GROUP_TRANSLATED&amp;&quot;_&quot;&amp;SECTION_TRANSLATED&amp;&quot;_G2_P2&quot;" office:value-type="string" office:string-value="U15_Groups_G2_P2" calcext:value-type="string">
            <text:p>U15_Groups_G2_P2</text:p>
          </table:table-cell>
          <table:table-cell table:style-name="ce14" table:formula="of:=AGE_GROUP_TRANSLATED&amp;&quot;_&quot;&amp;SECTION_TRANSLATED&amp;&quot;_G1_P3&quot;" office:value-type="string" office:string-value="U15_Groups_G1_P3" calcext:value-type="string">
            <text:p>U15_Groups_G1_P3</text:p>
          </table:table-cell>
          <table:table-cell table:style-name="ce13" office:value-type="string" calcext:value-type="string">
            <text:p>2<text:span text:style-name="T1">nd</text:span> Group 2</text:p>
          </table:table-cell>
          <table:table-cell table:style-name="ce16" office:value-type="string" calcext:value-type="string">
            <text:p>3<text:span text:style-name="T1">rd</text:span> Group 1</text:p>
          </table:table-cell>
          <table:table-cell table:style-name="ce17" table:formula="of:=IF(MOD([.$C61]; NUM_PITCHES)=0;INDEX(PITCHES;1;NUM_PITCHES);INDEX(PITCHES;1;MOD([.$C61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61] &amp; &quot;,&quot;&quot;duration&quot;&quot;:&quot;&quot;&quot; &amp; MATCH_DURATION &amp; &quot;m&quot;&quot;,&quot;&quot;pitch&quot;&quot;:&quot;&quot;&quot; &amp; [.J6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1] &amp; &quot;&quot;&quot;, &quot;&quot;homeTeam&quot;&quot;:&quot;&quot;&quot; &amp; [.H61] &amp; &quot;&quot;&quot;, &quot;&quot;awayTeam&quot;&quot;:&quot;&quot;&quot; &amp; [.I61] &amp; &quot;&quot;&quot;, &quot;&quot;homeTeamFrom&quot;&quot;:&quot;&quot;&quot; &amp; [.F61] &amp; &quot;&quot;&quot;, &quot;&quot;awayTeamFrom&quot;&quot;:&quot;&quot;&quot; &amp; [.G61] &amp; &quot;&quot;&quot;, &quot;&quot;stage2Tag&quot;&quot;:&quot;&quot;&quot; &amp; [.E61] &amp; &quot;&quot;&quot;}&quot;" office:value-type="string" office:string-value="{&quot;__v&quot;:0,&quot;day&quot;:1,&quot;dateTime&quot;:56520000,&quot;duration&quot;:&quot;10m&quot;,&quot;pitch&quot;:&quot;8&quot;,&quot;competition&quot;:{&quot;name&quot;:&quot;U15&quot;, &quot;section&quot;:&quot;Groups&quot;},&quot;tag&quot;:&quot;QF4&quot;, &quot;homeTeam&quot;:&quot;2nd Group 2&quot;, &quot;awayTeam&quot;:&quot;3rd Group 1&quot;, &quot;homeTeamFrom&quot;:&quot;U15_Groups_G2_P2&quot;, &quot;awayTeamFrom&quot;:&quot;U15_Groups_G1_P3&quot;, &quot;stage2Tag&quot;:&quot;U15_Groups_QF4&quot;}" calcext:value-type="string">
            <text:p>{"__v":0,"day":1,"dateTime":56520000,"duration":"10m","pitch":"8","competition":{"name":"U15", "section":"Groups"},"tag":"QF4", "homeTeam":"2nd Group 2", "awayTeam":"3rd Group 1", "homeTeamFrom":"U15_Groups_G2_P2", "awayTeamFrom":"U15_Groups_G1_P3", "stage2Tag":"U15_Group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62]&gt;[.$J61];[.B61];[.B61]+1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style-name="ce12" table:formula="of:=FIRST_GAME_MS + ((DURATION_MS + GAME_GAP_MS) * ([.$B62]-1)) + SECTION_GAP_MS" office:value-type="float" office:value="57300000" calcext:value-type="float">
            <text:p>57300000</text:p>
          </table:table-cell>
          <table:table-cell table:formula="of:=AGE_GROUP_TRANSLATED&amp;&quot;_&quot;&amp;SECTION_TRANSLATED&amp;&quot;_SF1&quot;" office:value-type="string" office:string-value="U15_Groups_SF1" calcext:value-type="string">
            <text:p>U15_Groups_SF1</text:p>
          </table:table-cell>
          <table:table-cell table:style-name="ce14" table:formula="of:=AGE_GROUP_TRANSLATED&amp;&quot;_&quot;&amp;SECTION_TRANSLATED&amp;&quot;_QF1&quot;" office:value-type="string" office:string-value="U15_Groups_QF1" calcext:value-type="string">
            <text:p>U15_Groups_QF1</text:p>
          </table:table-cell>
          <table:table-cell table:style-name="ce14" table:formula="of:=AGE_GROUP_TRANSLATED&amp;&quot;_&quot;&amp;SECTION_TRANSLATED&amp;&quot;_QF4&quot;" office:value-type="string" office:string-value="U15_Groups_QF4" calcext:value-type="string">
            <text:p>U15_Groups_QF4</text:p>
          </table:table-cell>
          <table:table-cell table:style-name="ce13" office:value-type="string" calcext:value-type="string">
            <text:p>Winner QF1</text:p>
          </table:table-cell>
          <table:table-cell table:style-name="ce16" office:value-type="string" calcext:value-type="string">
            <text:p>Winner QF4</text:p>
          </table:table-cell>
          <table:table-cell table:style-name="ce17" table:formula="of:=IF(MOD([.$C62]; NUM_PITCHES)=0;INDEX(PITCHES;1;NUM_PITCHES);INDEX(PITCHES;1;MOD([.$C6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62] &amp; &quot;,&quot;&quot;duration&quot;&quot;:&quot;&quot;&quot; &amp; MATCH_DURATION &amp; &quot;m&quot;&quot;,&quot;&quot;pitch&quot;&quot;:&quot;&quot;&quot; &amp; [.J6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2] &amp; &quot;&quot;&quot;, &quot;&quot;homeTeam&quot;&quot;:&quot;&quot;&quot; &amp; [.H62] &amp; &quot;&quot;&quot;, &quot;&quot;awayTeam&quot;&quot;:&quot;&quot;&quot; &amp; [.I62] &amp; &quot;&quot;&quot;, &quot;&quot;homeTeamFrom&quot;&quot;:&quot;&quot;&quot; &amp; [.F62] &amp; &quot;&quot;&quot;, &quot;&quot;awayTeamFrom&quot;&quot;:&quot;&quot;&quot; &amp; [.G62] &amp; &quot;&quot;&quot;, &quot;&quot;stage2Tag&quot;&quot;:&quot;&quot;&quot; &amp; [.E62] &amp; &quot;&quot;&quot;}&quot;" office:value-type="string" office:string-value="{&quot;__v&quot;:0,&quot;day&quot;:1,&quot;dateTime&quot;:57300000,&quot;duration&quot;:&quot;10m&quot;,&quot;pitch&quot;:&quot;5&quot;,&quot;competition&quot;:{&quot;name&quot;:&quot;U15&quot;, &quot;section&quot;:&quot;Groups&quot;},&quot;tag&quot;:&quot;SF1&quot;, &quot;homeTeam&quot;:&quot;Winner QF1&quot;, &quot;awayTeam&quot;:&quot;Winner QF4&quot;, &quot;homeTeamFrom&quot;:&quot;U15_Groups_QF1&quot;, &quot;awayTeamFrom&quot;:&quot;U15_Groups_QF4&quot;, &quot;stage2Tag&quot;:&quot;U15_Groups_SF1&quot;}" calcext:value-type="string">
            <text:p>{"__v":0,"day":1,"dateTime":57300000,"duration":"10m","pitch":"5","competition":{"name":"U15", "section":"Groups"},"tag":"SF1", "homeTeam":"Winner QF1", "awayTeam":"Winner QF4", "homeTeamFrom":"U15_Groups_QF1", "awayTeamFrom":"U15_Groups_QF4", "stage2Tag":"U15_Group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63]&gt;[.$J62];[.B62];[.B62]+1)"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style-name="ce12" table:formula="of:=FIRST_GAME_MS + ((DURATION_MS + GAME_GAP_MS) * ([.$B63]-1)) + SECTION_GAP_MS" office:value-type="float" office:value="57300000" calcext:value-type="float">
            <text:p>57300000</text:p>
          </table:table-cell>
          <table:table-cell table:formula="of:=AGE_GROUP_TRANSLATED&amp;&quot;_&quot;&amp;SECTION_TRANSLATED&amp;&quot;_SF2&quot;" office:value-type="string" office:string-value="U15_Groups_SF2" calcext:value-type="string">
            <text:p>U15_Groups_SF2</text:p>
          </table:table-cell>
          <table:table-cell table:style-name="ce14" table:formula="of:=AGE_GROUP_TRANSLATED&amp;&quot;_&quot;&amp;SECTION_TRANSLATED&amp;&quot;_QF2&quot;" office:value-type="string" office:string-value="U15_Groups_QF2" calcext:value-type="string">
            <text:p>U15_Groups_QF2</text:p>
          </table:table-cell>
          <table:table-cell table:style-name="ce14" table:formula="of:=AGE_GROUP_TRANSLATED&amp;&quot;_&quot;&amp;SECTION_TRANSLATED&amp;&quot;_QF3&quot;" office:value-type="string" office:string-value="U15_Groups_QF3" calcext:value-type="string">
            <text:p>U15_Groups_QF3</text:p>
          </table:table-cell>
          <table:table-cell table:style-name="ce13" office:value-type="string" calcext:value-type="string">
            <text:p>Winner QF2</text:p>
          </table:table-cell>
          <table:table-cell table:style-name="ce16" office:value-type="string" calcext:value-type="string">
            <text:p>Winner QF3</text:p>
          </table:table-cell>
          <table:table-cell table:style-name="ce17" table:formula="of:=IF(MOD([.$C63]; NUM_PITCHES)=0;INDEX(PITCHES;1;NUM_PITCHES);INDEX(PITCHES;1;MOD([.$C6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63] &amp; &quot;,&quot;&quot;duration&quot;&quot;:&quot;&quot;&quot; &amp; MATCH_DURATION &amp; &quot;m&quot;&quot;,&quot;&quot;pitch&quot;&quot;:&quot;&quot;&quot; &amp; [.J6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3] &amp; &quot;&quot;&quot;, &quot;&quot;homeTeam&quot;&quot;:&quot;&quot;&quot; &amp; [.H63] &amp; &quot;&quot;&quot;, &quot;&quot;awayTeam&quot;&quot;:&quot;&quot;&quot; &amp; [.I63] &amp; &quot;&quot;&quot;, &quot;&quot;homeTeamFrom&quot;&quot;:&quot;&quot;&quot; &amp; [.F63] &amp; &quot;&quot;&quot;, &quot;&quot;awayTeamFrom&quot;&quot;:&quot;&quot;&quot; &amp; [.G63] &amp; &quot;&quot;&quot;, &quot;&quot;stage2Tag&quot;&quot;:&quot;&quot;&quot; &amp; [.E63] &amp; &quot;&quot;&quot;}&quot;" office:value-type="string" office:string-value="{&quot;__v&quot;:0,&quot;day&quot;:1,&quot;dateTime&quot;:57300000,&quot;duration&quot;:&quot;10m&quot;,&quot;pitch&quot;:&quot;6&quot;,&quot;competition&quot;:{&quot;name&quot;:&quot;U15&quot;, &quot;section&quot;:&quot;Groups&quot;},&quot;tag&quot;:&quot;SF2&quot;, &quot;homeTeam&quot;:&quot;Winner QF2&quot;, &quot;awayTeam&quot;:&quot;Winner QF3&quot;, &quot;homeTeamFrom&quot;:&quot;U15_Groups_QF2&quot;, &quot;awayTeamFrom&quot;:&quot;U15_Groups_QF3&quot;, &quot;stage2Tag&quot;:&quot;U15_Groups_SF2&quot;}" calcext:value-type="string">
            <text:p>{"__v":0,"day":1,"dateTime":57300000,"duration":"10m","pitch":"6","competition":{"name":"U15", "section":"Groups"},"tag":"SF2", "homeTeam":"Winner QF2", "awayTeam":"Winner QF3", "homeTeamFrom":"U15_Groups_QF2", "awayTeamFrom":"U15_Groups_QF3", "stage2Tag":"U15_Group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64]&gt;[.$J63];[.B63];[.B63]+1)"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style-name="ce12" table:formula="of:=FIRST_GAME_MS + ((DURATION_MS + GAME_GAP_MS) * ([.$B64]-1)) + SECTION_GAP_MS" office:value-type="float" office:value="58080000" calcext:value-type="float">
            <text:p>58080000</text:p>
          </table:table-cell>
          <table:table-cell table:formula="of:=AGE_GROUP_TRANSLATED&amp;&quot;_&quot;&amp;SECTION_TRANSLATED&amp;&quot;_FNL&quot;" office:value-type="string" office:string-value="U15_Groups_FNL" calcext:value-type="string">
            <text:p>U15_Groups_FNL</text:p>
          </table:table-cell>
          <table:table-cell table:style-name="ce14" table:formula="of:=AGE_GROUP_TRANSLATED&amp;&quot;_&quot;&amp;SECTION_TRANSLATED&amp;&quot;_SF1&quot;" office:value-type="string" office:string-value="U15_Groups_SF1" calcext:value-type="string">
            <text:p>U15_Groups_SF1</text:p>
          </table:table-cell>
          <table:table-cell table:style-name="ce14" table:formula="of:=AGE_GROUP_TRANSLATED&amp;&quot;_&quot;&amp;SECTION_TRANSLATED&amp;&quot;_SF2&quot;" office:value-type="string" office:string-value="U15_Groups_SF2" calcext:value-type="string">
            <text:p>U15_Groups_SF2</text:p>
          </table:table-cell>
          <table:table-cell table:style-name="ce13" office:value-type="string" calcext:value-type="string">
            <text:p>Winner SF1</text:p>
          </table:table-cell>
          <table:table-cell table:style-name="ce16" office:value-type="string" calcext:value-type="string">
            <text:p>Winner SF2</text:p>
          </table:table-cell>
          <table:table-cell table:style-name="ce17" table:formula="of:=IF(MOD([.$C64]; NUM_PITCHES)=0;INDEX(PITCHES;1;NUM_PITCHES);INDEX(PITCHES;1;MOD([.$C64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64] &amp; &quot;,&quot;&quot;duration&quot;&quot;:&quot;&quot;&quot; &amp; MATCH_DURATION &amp; &quot;m&quot;&quot;,&quot;&quot;pitch&quot;&quot;:&quot;&quot;&quot; &amp; [.J6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4] &amp; &quot;&quot;&quot;, &quot;&quot;homeTeam&quot;&quot;:&quot;&quot;&quot; &amp; [.H64] &amp; &quot;&quot;&quot;, &quot;&quot;awayTeam&quot;&quot;:&quot;&quot;&quot; &amp; [.I64] &amp; &quot;&quot;&quot;, &quot;&quot;homeTeamFrom&quot;&quot;:&quot;&quot;&quot; &amp; [.F64] &amp; &quot;&quot;&quot;, &quot;&quot;awayTeamFrom&quot;&quot;:&quot;&quot;&quot; &amp; [.G64] &amp; &quot;&quot;&quot;, &quot;&quot;stage2Tag&quot;&quot;:&quot;&quot;&quot; &amp; [.E64] &amp; &quot;&quot;&quot;}&quot;" office:value-type="string" office:string-value="{&quot;__v&quot;:0,&quot;day&quot;:1,&quot;dateTime&quot;:58080000,&quot;duration&quot;:&quot;10m&quot;,&quot;pitch&quot;:&quot;5&quot;,&quot;competition&quot;:{&quot;name&quot;:&quot;U15&quot;, &quot;section&quot;:&quot;Groups&quot;},&quot;tag&quot;:&quot;FNL&quot;, &quot;homeTeam&quot;:&quot;Winner SF1&quot;, &quot;awayTeam&quot;:&quot;Winner SF2&quot;, &quot;homeTeamFrom&quot;:&quot;U15_Groups_SF1&quot;, &quot;awayTeamFrom&quot;:&quot;U15_Groups_SF2&quot;, &quot;stage2Tag&quot;:&quot;U15_Groups_FNL&quot;}" calcext:value-type="string">
            <text:p>{"__v":0,"day":1,"dateTime":58080000,"duration":"10m","pitch":"5","competition":{"name":"U15", "section":"Groups"},"tag":"FNL", "homeTeam":"Winner SF1", "awayTeam":"Winner SF2", "homeTeamFrom":"U15_Groups_SF1", "awayTeamFrom":"U15_Groups_SF2", "stage2Tag":"U15_Groups_FNL"}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6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 x 4 x 2 KO P=2,4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24" table:default-cell-style-name="ce10"/>
        <table:table-column table:style-name="co24" table:visibility="collapse" table:default-cell-style-name="ce12"/>
        <table:table-column table:style-name="co5" table:visibility="collapse" table:default-cell-style-name="ce12"/>
        <table:table-column table:style-name="co17" table:visibility="collapse" table:default-cell-style-name="ce12"/>
        <table:table-column table:style-name="co5" table:default-cell-style-name="ce12"/>
        <table:table-column table:style-name="co27" table:visibility="collapse" table:number-columns-repeated="2" table:default-cell-style-name="ce12"/>
        <table:table-column table:style-name="co28" table:default-cell-style-name="ce13"/>
        <table:table-column table:style-name="co28" table:default-cell-style-name="ce27"/>
        <table:table-column table:style-name="co10" table:default-cell-style-name="ce25"/>
        <table:table-column table:style-name="co3" table:number-columns-repeated="1012" table:default-cell-style-name="ce33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 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Away</text:p>
          </table:table-cell>
          <table:table-cell table:style-name="ce21" office:value-type="string" calcext:value-type="string">
            <text:p>Home</text:p>
          </table:table-cell>
          <table:table-cell table:style-name="ce28" office:value-type="string" calcext:value-type="string">
            <text:p>Away</text:p>
          </table:table-cell>
          <table:table-cell table:style-name="ce20" office:value-type="string" calcext:value-type="string">
            <text:p>Pitch</text:p>
          </table:table-cell>
          <table:table-cell table:style-name="ce20"/>
          <table:table-cell table:style-name="ce29" table:number-columns-repeated="1011"/>
        </table:table-row>
        <table:table-row table:style-name="ro1">
          <table:table-cell table:style-name="ce12"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45000000" calcext:value-type="float">
            <text:p>45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2];TRANSLATED_TEAM_NAMES;[.$E2]+1)" office:value-type="string" office:string-value="1A" calcext:value-type="string">
            <text:p>1A</text:p>
          </table:table-cell>
          <table:table-cell table:formula="of:=VLOOKUP([.$G2];TRANSLATED_TEAM_NAMES;[.$E2]+1)" office:value-type="string" office:string-value="1B" calcext:value-type="string">
            <text:p>1B</text:p>
          </table:table-cell>
          <table:table-cell table:style-name="ce17" table:formula="of:=IF(MOD([.$C2]; NUM_PITCHES)=0;INDEX(PITCHES;1;NUM_PITCHES);INDEX(PITCHES;1;MOD([.$C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B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45000000,&quot;duration&quot;:&quot;10m&quot;,&quot;pitch&quot;:&quot;5&quot;,&quot;competition&quot;:{&quot;name&quot;:&quot;U15&quot;, &quot;section&quot;:&quot;Groups&quot;, &quot;group&quot;:&quot;1&quot;},&quot;tag&quot;:&quot;1&quot;, &quot;homeTeam&quot;:&quot;1A&quot;, &quot;awayTeam&quot;:&quot;1B&quot;}" calcext:value-type="string">
            <text:p>{"__v":0,"day":1,"dateTime":45000000,"duration":"10m","pitch":"5","competition":{"name":"U15", "section":"Groups", "group":"1"},"tag":"1", "homeTeam":"1A", "awayTeam":"1B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3]" office:value-type="float" office:value="1" calcext:value-type="float">
            <text:p>1</text:p>
          </table:table-cell>
          <table:table-cell table:formula="of:=IF([.J3]&gt;[.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B3]-1))" office:value-type="float" office:value="45000000" calcext:value-type="float">
            <text:p>450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3];TRANSLATED_TEAM_NAMES;[.$E3]+1)" office:value-type="string" office:string-value="2A" calcext:value-type="string">
            <text:p>2A</text:p>
          </table:table-cell>
          <table:table-cell table:formula="of:=VLOOKUP([.$G3];TRANSLATED_TEAM_NAMES;[.$E3]+1)" office:value-type="string" office:string-value="2B" calcext:value-type="string">
            <text:p>2B</text:p>
          </table:table-cell>
          <table:table-cell table:style-name="ce17" table:formula="of:=IF(MOD([.$C3]; NUM_PITCHES)=0;INDEX(PITCHES;1;NUM_PITCHES);INDEX(PITCHES;1;MOD([.$C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B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45000000,&quot;duration&quot;:&quot;10m&quot;,&quot;pitch&quot;:&quot;6&quot;,&quot;competition&quot;:{&quot;name&quot;:&quot;U15&quot;, &quot;section&quot;:&quot;Groups&quot;, &quot;group&quot;:&quot;2&quot;},&quot;tag&quot;:&quot;1&quot;, &quot;homeTeam&quot;:&quot;2A&quot;, &quot;awayTeam&quot;:&quot;2B&quot;}" calcext:value-type="string">
            <text:p>{"__v":0,"day":1,"dateTime":45000000,"duration":"10m","pitch":"6","competition":{"name":"U15", "section":"Groups", "group":"2"},"tag":"1", "homeTeam":"2A", "awayTeam":"2B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4]" office:value-type="float" office:value="1" calcext:value-type="float">
            <text:p>1</text:p>
          </table:table-cell>
          <table:table-cell table:formula="of:=IF([.J4]&gt;[.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B4]-1))" office:value-type="float" office:value="45000000" calcext:value-type="float">
            <text:p>450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4];TRANSLATED_TEAM_NAMES;[.$E4]+1)" office:value-type="string" office:string-value="3A" calcext:value-type="string">
            <text:p>3A</text:p>
          </table:table-cell>
          <table:table-cell table:formula="of:=VLOOKUP([.$G4];TRANSLATED_TEAM_NAMES;[.$E4]+1)" office:value-type="string" office:string-value="3B" calcext:value-type="string">
            <text:p>3B</text:p>
          </table:table-cell>
          <table:table-cell table:style-name="ce17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B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45000000,&quot;duration&quot;:&quot;10m&quot;,&quot;pitch&quot;:&quot;7&quot;,&quot;competition&quot;:{&quot;name&quot;:&quot;U15&quot;, &quot;section&quot;:&quot;Groups&quot;, &quot;group&quot;:&quot;3&quot;},&quot;tag&quot;:&quot;1&quot;, &quot;homeTeam&quot;:&quot;3A&quot;, &quot;awayTeam&quot;:&quot;3B&quot;}" calcext:value-type="string">
            <text:p>{"__v":0,"day":1,"dateTime":45000000,"duration":"10m","pitch":"7","competition":{"name":"U15", "section":"Groups", "group":"3"},"tag":"1", "homeTeam":"3A", "awayTeam":"3B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5]" office:value-type="float" office:value="1" calcext:value-type="float">
            <text:p>1</text:p>
          </table:table-cell>
          <table:table-cell table:formula="of:=IF([.J5]&gt;[.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B5]-1))" office:value-type="float" office:value="45000000" calcext:value-type="float">
            <text:p>4500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5];TRANSLATED_TEAM_NAMES;[.$E5]+1)" office:value-type="string" office:string-value="4A" calcext:value-type="string">
            <text:p>4A</text:p>
          </table:table-cell>
          <table:table-cell table:formula="of:=VLOOKUP([.$G5];TRANSLATED_TEAM_NAMES;[.$E5]+1)" office:value-type="string" office:string-value="4B" calcext:value-type="string">
            <text:p>4B</text:p>
          </table:table-cell>
          <table:table-cell table:style-name="ce17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B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45000000,&quot;duration&quot;:&quot;10m&quot;,&quot;pitch&quot;:&quot;8&quot;,&quot;competition&quot;:{&quot;name&quot;:&quot;U15&quot;, &quot;section&quot;:&quot;Groups&quot;, &quot;group&quot;:&quot;4&quot;},&quot;tag&quot;:&quot;1&quot;, &quot;homeTeam&quot;:&quot;4A&quot;, &quot;awayTeam&quot;:&quot;4B&quot;}" calcext:value-type="string">
            <text:p>{"__v":0,"day":1,"dateTime":45000000,"duration":"10m","pitch":"8","competition":{"name":"U15", "section":"Groups", "group":"4"},"tag":"1", "homeTeam":"4A", "awayTeam":"4B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6]" office:value-type="float" office:value="2" calcext:value-type="float">
            <text:p>2</text:p>
          </table:table-cell>
          <table:table-cell table:formula="of:=IF([.J6]&gt;[.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B6]-1))" office:value-type="float" office:value="45780000" calcext:value-type="float">
            <text:p>457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6];TRANSLATED_TEAM_NAMES;[.$E6]+1)" office:value-type="string" office:string-value="1C" calcext:value-type="string">
            <text:p>1C</text:p>
          </table:table-cell>
          <table:table-cell table:formula="of:=VLOOKUP([.$G6];TRANSLATED_TEAM_NAMES;[.$E6]+1)" office:value-type="string" office:string-value="1D" calcext:value-type="string">
            <text:p>1D</text:p>
          </table:table-cell>
          <table:table-cell table:style-name="ce17" table:formula="of:=IF(MOD([.$C6]; NUM_PITCHES)=0;INDEX(PITCHES;1;NUM_PITCHES);INDEX(PITCHES;1;MOD([.$C6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B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45780000,&quot;duration&quot;:&quot;10m&quot;,&quot;pitch&quot;:&quot;5&quot;,&quot;competition&quot;:{&quot;name&quot;:&quot;U15&quot;, &quot;section&quot;:&quot;Groups&quot;, &quot;group&quot;:&quot;1&quot;},&quot;tag&quot;:&quot;2&quot;, &quot;homeTeam&quot;:&quot;1C&quot;, &quot;awayTeam&quot;:&quot;1D&quot;}" calcext:value-type="string">
            <text:p>{"__v":0,"day":1,"dateTime":45780000,"duration":"10m","pitch":"5","competition":{"name":"U15", "section":"Groups", "group":"1"},"tag":"2", "homeTeam":"1C", "awayTeam":"1D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7]" office:value-type="float" office:value="2" calcext:value-type="float">
            <text:p>2</text:p>
          </table:table-cell>
          <table:table-cell table:formula="of:=IF([.J7]&gt;[.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B7]-1))" office:value-type="float" office:value="45780000" calcext:value-type="float">
            <text:p>4578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7];TRANSLATED_TEAM_NAMES;[.$E7]+1)" office:value-type="string" office:string-value="2C" calcext:value-type="string">
            <text:p>2C</text:p>
          </table:table-cell>
          <table:table-cell table:formula="of:=VLOOKUP([.$G7];TRANSLATED_TEAM_NAMES;[.$E7]+1)" office:value-type="string" office:string-value="2D" calcext:value-type="string">
            <text:p>2D</text:p>
          </table:table-cell>
          <table:table-cell table:style-name="ce17" table:formula="of:=IF(MOD([.$C7]; NUM_PITCHES)=0;INDEX(PITCHES;1;NUM_PITCHES);INDEX(PITCHES;1;MOD([.$C7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B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45780000,&quot;duration&quot;:&quot;10m&quot;,&quot;pitch&quot;:&quot;6&quot;,&quot;competition&quot;:{&quot;name&quot;:&quot;U15&quot;, &quot;section&quot;:&quot;Groups&quot;, &quot;group&quot;:&quot;2&quot;},&quot;tag&quot;:&quot;2&quot;, &quot;homeTeam&quot;:&quot;2C&quot;, &quot;awayTeam&quot;:&quot;2D&quot;}" calcext:value-type="string">
            <text:p>{"__v":0,"day":1,"dateTime":45780000,"duration":"10m","pitch":"6","competition":{"name":"U15", "section":"Groups", "group":"2"},"tag":"2", "homeTeam":"2C", "awayTeam":"2D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8]" office:value-type="float" office:value="2" calcext:value-type="float">
            <text:p>2</text:p>
          </table:table-cell>
          <table:table-cell table:formula="of:=IF([.J8]&gt;[.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B8]-1))" office:value-type="float" office:value="45780000" calcext:value-type="float">
            <text:p>4578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8];TRANSLATED_TEAM_NAMES;[.$E8]+1)" office:value-type="string" office:string-value="3C" calcext:value-type="string">
            <text:p>3C</text:p>
          </table:table-cell>
          <table:table-cell table:formula="of:=VLOOKUP([.$G8];TRANSLATED_TEAM_NAMES;[.$E8]+1)" office:value-type="string" office:string-value="3D" calcext:value-type="string">
            <text:p>3D</text:p>
          </table:table-cell>
          <table:table-cell table:style-name="ce17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B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45780000,&quot;duration&quot;:&quot;10m&quot;,&quot;pitch&quot;:&quot;7&quot;,&quot;competition&quot;:{&quot;name&quot;:&quot;U15&quot;, &quot;section&quot;:&quot;Groups&quot;, &quot;group&quot;:&quot;3&quot;},&quot;tag&quot;:&quot;2&quot;, &quot;homeTeam&quot;:&quot;3C&quot;, &quot;awayTeam&quot;:&quot;3D&quot;}" calcext:value-type="string">
            <text:p>{"__v":0,"day":1,"dateTime":45780000,"duration":"10m","pitch":"7","competition":{"name":"U15", "section":"Groups", "group":"3"},"tag":"2", "homeTeam":"3C", "awayTeam":"3D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9]" office:value-type="float" office:value="2" calcext:value-type="float">
            <text:p>2</text:p>
          </table:table-cell>
          <table:table-cell table:formula="of:=IF([.J9]&gt;[.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B9]-1))" office:value-type="float" office:value="45780000" calcext:value-type="float">
            <text:p>4578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9];TRANSLATED_TEAM_NAMES;[.$E9]+1)" office:value-type="string" office:string-value="4C" calcext:value-type="string">
            <text:p>4C</text:p>
          </table:table-cell>
          <table:table-cell table:formula="of:=VLOOKUP([.$G9];TRANSLATED_TEAM_NAMES;[.$E9]+1)" office:value-type="string" office:string-value="4D" calcext:value-type="string">
            <text:p>4D</text:p>
          </table:table-cell>
          <table:table-cell table:style-name="ce17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B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45780000,&quot;duration&quot;:&quot;10m&quot;,&quot;pitch&quot;:&quot;8&quot;,&quot;competition&quot;:{&quot;name&quot;:&quot;U15&quot;, &quot;section&quot;:&quot;Groups&quot;, &quot;group&quot;:&quot;4&quot;},&quot;tag&quot;:&quot;2&quot;, &quot;homeTeam&quot;:&quot;4C&quot;, &quot;awayTeam&quot;:&quot;4D&quot;}" calcext:value-type="string">
            <text:p>{"__v":0,"day":1,"dateTime":45780000,"duration":"10m","pitch":"8","competition":{"name":"U15", "section":"Groups", "group":"4"},"tag":"2", "homeTeam":"4C", "awayTeam":"4D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0]" office:value-type="float" office:value="3" calcext:value-type="float">
            <text:p>3</text:p>
          </table:table-cell>
          <table:table-cell table:formula="of:=IF([.J10]&gt;[.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B10]-1))" office:value-type="float" office:value="46560000" calcext:value-type="float">
            <text:p>465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0];TRANSLATED_TEAM_NAMES;[.$E10]+1)" office:value-type="string" office:string-value="1D" calcext:value-type="string">
            <text:p>1D</text:p>
          </table:table-cell>
          <table:table-cell table:formula="of:=VLOOKUP([.$G10];TRANSLATED_TEAM_NAMES;[.$E10]+1)" office:value-type="string" office:string-value="1A" calcext:value-type="string">
            <text:p>1A</text:p>
          </table:table-cell>
          <table:table-cell table:style-name="ce17" table:formula="of:=IF(MOD([.$C10]; NUM_PITCHES)=0;INDEX(PITCHES;1;NUM_PITCHES);INDEX(PITCHES;1;MOD([.$C10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B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46560000,&quot;duration&quot;:&quot;10m&quot;,&quot;pitch&quot;:&quot;5&quot;,&quot;competition&quot;:{&quot;name&quot;:&quot;U15&quot;, &quot;section&quot;:&quot;Groups&quot;, &quot;group&quot;:&quot;1&quot;},&quot;tag&quot;:&quot;3&quot;, &quot;homeTeam&quot;:&quot;1D&quot;, &quot;awayTeam&quot;:&quot;1A&quot;}" calcext:value-type="string">
            <text:p>{"__v":0,"day":1,"dateTime":46560000,"duration":"10m","pitch":"5","competition":{"name":"U15", "section":"Groups", "group":"1"},"tag":"3", "homeTeam":"1D", "awayTeam":"1A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1]" office:value-type="float" office:value="3" calcext:value-type="float">
            <text:p>3</text:p>
          </table:table-cell>
          <table:table-cell table:formula="of:=IF([.J11]&gt;[.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B11]-1))" office:value-type="float" office:value="46560000" calcext:value-type="float">
            <text:p>4656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1];TRANSLATED_TEAM_NAMES;[.$E11]+1)" office:value-type="string" office:string-value="2D" calcext:value-type="string">
            <text:p>2D</text:p>
          </table:table-cell>
          <table:table-cell table:formula="of:=VLOOKUP([.$G11];TRANSLATED_TEAM_NAMES;[.$E11]+1)" office:value-type="string" office:string-value="2A" calcext:value-type="string">
            <text:p>2A</text:p>
          </table:table-cell>
          <table:table-cell table:style-name="ce17" table:formula="of:=IF(MOD([.$C11]; NUM_PITCHES)=0;INDEX(PITCHES;1;NUM_PITCHES);INDEX(PITCHES;1;MOD([.$C11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B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46560000,&quot;duration&quot;:&quot;10m&quot;,&quot;pitch&quot;:&quot;6&quot;,&quot;competition&quot;:{&quot;name&quot;:&quot;U15&quot;, &quot;section&quot;:&quot;Groups&quot;, &quot;group&quot;:&quot;2&quot;},&quot;tag&quot;:&quot;3&quot;, &quot;homeTeam&quot;:&quot;2D&quot;, &quot;awayTeam&quot;:&quot;2A&quot;}" calcext:value-type="string">
            <text:p>{"__v":0,"day":1,"dateTime":46560000,"duration":"10m","pitch":"6","competition":{"name":"U15", "section":"Groups", "group":"2"},"tag":"3", "homeTeam":"2D", "awayTeam":"2A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2]" office:value-type="float" office:value="3" calcext:value-type="float">
            <text:p>3</text:p>
          </table:table-cell>
          <table:table-cell table:formula="of:=IF([.J12]&gt;[.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B12]-1))" office:value-type="float" office:value="46560000" calcext:value-type="float">
            <text:p>4656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2];TRANSLATED_TEAM_NAMES;[.$E12]+1)" office:value-type="string" office:string-value="3D" calcext:value-type="string">
            <text:p>3D</text:p>
          </table:table-cell>
          <table:table-cell table:formula="of:=VLOOKUP([.$G12];TRANSLATED_TEAM_NAMES;[.$E12]+1)" office:value-type="string" office:string-value="3A" calcext:value-type="string">
            <text:p>3A</text:p>
          </table:table-cell>
          <table:table-cell table:style-name="ce17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B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46560000,&quot;duration&quot;:&quot;10m&quot;,&quot;pitch&quot;:&quot;7&quot;,&quot;competition&quot;:{&quot;name&quot;:&quot;U15&quot;, &quot;section&quot;:&quot;Groups&quot;, &quot;group&quot;:&quot;3&quot;},&quot;tag&quot;:&quot;3&quot;, &quot;homeTeam&quot;:&quot;3D&quot;, &quot;awayTeam&quot;:&quot;3A&quot;}" calcext:value-type="string">
            <text:p>{"__v":0,"day":1,"dateTime":46560000,"duration":"10m","pitch":"7","competition":{"name":"U15", "section":"Groups", "group":"3"},"tag":"3", "homeTeam":"3D", "awayTeam":"3A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3]" office:value-type="float" office:value="3" calcext:value-type="float">
            <text:p>3</text:p>
          </table:table-cell>
          <table:table-cell table:formula="of:=IF([.J13]&gt;[.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B13]-1))" office:value-type="float" office:value="46560000" calcext:value-type="float">
            <text:p>4656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3];TRANSLATED_TEAM_NAMES;[.$E13]+1)" office:value-type="string" office:string-value="4D" calcext:value-type="string">
            <text:p>4D</text:p>
          </table:table-cell>
          <table:table-cell table:formula="of:=VLOOKUP([.$G13];TRANSLATED_TEAM_NAMES;[.$E13]+1)" office:value-type="string" office:string-value="4A" calcext:value-type="string">
            <text:p>4A</text:p>
          </table:table-cell>
          <table:table-cell table:style-name="ce17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B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46560000,&quot;duration&quot;:&quot;10m&quot;,&quot;pitch&quot;:&quot;8&quot;,&quot;competition&quot;:{&quot;name&quot;:&quot;U15&quot;, &quot;section&quot;:&quot;Groups&quot;, &quot;group&quot;:&quot;4&quot;},&quot;tag&quot;:&quot;3&quot;, &quot;homeTeam&quot;:&quot;4D&quot;, &quot;awayTeam&quot;:&quot;4A&quot;}" calcext:value-type="string">
            <text:p>{"__v":0,"day":1,"dateTime":46560000,"duration":"10m","pitch":"8","competition":{"name":"U15", "section":"Groups", "group":"4"},"tag":"3", "homeTeam":"4D", "awayTeam":"4A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4]" office:value-type="float" office:value="4" calcext:value-type="float">
            <text:p>4</text:p>
          </table:table-cell>
          <table:table-cell table:formula="of:=IF([.J14]&gt;[.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B14]-1))" office:value-type="float" office:value="47340000" calcext:value-type="float">
            <text:p>473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4];TRANSLATED_TEAM_NAMES;[.$E14]+1)" office:value-type="string" office:string-value="1B" calcext:value-type="string">
            <text:p>1B</text:p>
          </table:table-cell>
          <table:table-cell table:formula="of:=VLOOKUP([.$G14];TRANSLATED_TEAM_NAMES;[.$E14]+1)" office:value-type="string" office:string-value="1C" calcext:value-type="string">
            <text:p>1C</text:p>
          </table:table-cell>
          <table:table-cell table:style-name="ce17" table:formula="of:=IF(MOD([.$C14]; NUM_PITCHES)=0;INDEX(PITCHES;1;NUM_PITCHES);INDEX(PITCHES;1;MOD([.$C14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B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47340000,&quot;duration&quot;:&quot;10m&quot;,&quot;pitch&quot;:&quot;5&quot;,&quot;competition&quot;:{&quot;name&quot;:&quot;U15&quot;, &quot;section&quot;:&quot;Groups&quot;, &quot;group&quot;:&quot;1&quot;},&quot;tag&quot;:&quot;4&quot;, &quot;homeTeam&quot;:&quot;1B&quot;, &quot;awayTeam&quot;:&quot;1C&quot;}" calcext:value-type="string">
            <text:p>{"__v":0,"day":1,"dateTime":47340000,"duration":"10m","pitch":"5","competition":{"name":"U15", "section":"Groups", "group":"1"},"tag":"4", "homeTeam":"1B", "awayTeam":"1C"}</text:p>
          </table:table-cell>
          <table:table-cell table:number-columns-repeated="1011"/>
        </table:table-row>
        <table:table-row table:style-name="ro1">
          <table:table-cell table:style-name="ce12" table:formula="of:=[.B15]" office:value-type="float" office:value="4" calcext:value-type="float">
            <text:p>4</text:p>
          </table:table-cell>
          <table:table-cell table:formula="of:=IF([.J15]&gt;[.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B15]-1))" office:value-type="float" office:value="47340000" calcext:value-type="float">
            <text:p>4734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5];TRANSLATED_TEAM_NAMES;[.$E15]+1)" office:value-type="string" office:string-value="2B" calcext:value-type="string">
            <text:p>2B</text:p>
          </table:table-cell>
          <table:table-cell table:formula="of:=VLOOKUP([.$G15];TRANSLATED_TEAM_NAMES;[.$E15]+1)" office:value-type="string" office:string-value="2C" calcext:value-type="string">
            <text:p>2C</text:p>
          </table:table-cell>
          <table:table-cell table:style-name="ce17" table:formula="of:=IF(MOD([.$C15]; NUM_PITCHES)=0;INDEX(PITCHES;1;NUM_PITCHES);INDEX(PITCHES;1;MOD([.$C15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B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47340000,&quot;duration&quot;:&quot;10m&quot;,&quot;pitch&quot;:&quot;6&quot;,&quot;competition&quot;:{&quot;name&quot;:&quot;U15&quot;, &quot;section&quot;:&quot;Groups&quot;, &quot;group&quot;:&quot;2&quot;},&quot;tag&quot;:&quot;4&quot;, &quot;homeTeam&quot;:&quot;2B&quot;, &quot;awayTeam&quot;:&quot;2C&quot;}" calcext:value-type="string">
            <text:p>{"__v":0,"day":1,"dateTime":47340000,"duration":"10m","pitch":"6","competition":{"name":"U15", "section":"Groups", "group":"2"},"tag":"4", "homeTeam":"2B", "awayTeam":"2C"}</text:p>
          </table:table-cell>
          <table:table-cell table:number-columns-repeated="1011"/>
        </table:table-row>
        <table:table-row table:style-name="ro1">
          <table:table-cell table:style-name="ce12" table:formula="of:=[.B16]" office:value-type="float" office:value="4" calcext:value-type="float">
            <text:p>4</text:p>
          </table:table-cell>
          <table:table-cell table:formula="of:=IF([.J16]&gt;[.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B16]-1))" office:value-type="float" office:value="47340000" calcext:value-type="float">
            <text:p>4734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6];TRANSLATED_TEAM_NAMES;[.$E16]+1)" office:value-type="string" office:string-value="3B" calcext:value-type="string">
            <text:p>3B</text:p>
          </table:table-cell>
          <table:table-cell table:formula="of:=VLOOKUP([.$G16];TRANSLATED_TEAM_NAMES;[.$E16]+1)" office:value-type="string" office:string-value="3C" calcext:value-type="string">
            <text:p>3C</text:p>
          </table:table-cell>
          <table:table-cell table:style-name="ce17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B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47340000,&quot;duration&quot;:&quot;10m&quot;,&quot;pitch&quot;:&quot;7&quot;,&quot;competition&quot;:{&quot;name&quot;:&quot;U15&quot;, &quot;section&quot;:&quot;Groups&quot;, &quot;group&quot;:&quot;3&quot;},&quot;tag&quot;:&quot;4&quot;, &quot;homeTeam&quot;:&quot;3B&quot;, &quot;awayTeam&quot;:&quot;3C&quot;}" calcext:value-type="string">
            <text:p>{"__v":0,"day":1,"dateTime":47340000,"duration":"10m","pitch":"7","competition":{"name":"U15", "section":"Groups", "group":"3"},"tag":"4", "homeTeam":"3B", "awayTeam":"3C"}</text:p>
          </table:table-cell>
          <table:table-cell table:number-columns-repeated="1011"/>
        </table:table-row>
        <table:table-row table:style-name="ro1">
          <table:table-cell table:style-name="ce12" table:formula="of:=[.B17]" office:value-type="float" office:value="4" calcext:value-type="float">
            <text:p>4</text:p>
          </table:table-cell>
          <table:table-cell table:formula="of:=IF([.J17]&gt;[.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B17]-1))" office:value-type="float" office:value="47340000" calcext:value-type="float">
            <text:p>4734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7];TRANSLATED_TEAM_NAMES;[.$E17]+1)" office:value-type="string" office:string-value="4B" calcext:value-type="string">
            <text:p>4B</text:p>
          </table:table-cell>
          <table:table-cell table:formula="of:=VLOOKUP([.$G17];TRANSLATED_TEAM_NAMES;[.$E17]+1)" office:value-type="string" office:string-value="4C" calcext:value-type="string">
            <text:p>4C</text:p>
          </table:table-cell>
          <table:table-cell table:style-name="ce17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B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47340000,&quot;duration&quot;:&quot;10m&quot;,&quot;pitch&quot;:&quot;8&quot;,&quot;competition&quot;:{&quot;name&quot;:&quot;U15&quot;, &quot;section&quot;:&quot;Groups&quot;, &quot;group&quot;:&quot;4&quot;},&quot;tag&quot;:&quot;4&quot;, &quot;homeTeam&quot;:&quot;4B&quot;, &quot;awayTeam&quot;:&quot;4C&quot;}" calcext:value-type="string">
            <text:p>{"__v":0,"day":1,"dateTime":47340000,"duration":"10m","pitch":"8","competition":{"name":"U15", "section":"Groups", "group":"4"},"tag":"4", "homeTeam":"4B", "awayTeam":"4C"}</text:p>
          </table:table-cell>
          <table:table-cell table:number-columns-repeated="1011"/>
        </table:table-row>
        <table:table-row table:style-name="ro1">
          <table:table-cell table:style-name="ce12" table:formula="of:=[.B18]" office:value-type="float" office:value="5" calcext:value-type="float">
            <text:p>5</text:p>
          </table:table-cell>
          <table:table-cell table:formula="of:=IF([.J18]&gt;[.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B18]-1))" office:value-type="float" office:value="48120000" calcext:value-type="float">
            <text:p>481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8];TRANSLATED_TEAM_NAMES;[.$E18]+1)" office:value-type="string" office:string-value="1C" calcext:value-type="string">
            <text:p>1C</text:p>
          </table:table-cell>
          <table:table-cell table:formula="of:=VLOOKUP([.$G18];TRANSLATED_TEAM_NAMES;[.$E18]+1)" office:value-type="string" office:string-value="1A" calcext:value-type="string">
            <text:p>1A</text:p>
          </table:table-cell>
          <table:table-cell table:style-name="ce17" table:formula="of:=IF(MOD([.$C18]; NUM_PITCHES)=0;INDEX(PITCHES;1;NUM_PITCHES);INDEX(PITCHES;1;MOD([.$C18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B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48120000,&quot;duration&quot;:&quot;10m&quot;,&quot;pitch&quot;:&quot;5&quot;,&quot;competition&quot;:{&quot;name&quot;:&quot;U15&quot;, &quot;section&quot;:&quot;Groups&quot;, &quot;group&quot;:&quot;1&quot;},&quot;tag&quot;:&quot;5&quot;, &quot;homeTeam&quot;:&quot;1C&quot;, &quot;awayTeam&quot;:&quot;1A&quot;}" calcext:value-type="string">
            <text:p>{"__v":0,"day":1,"dateTime":48120000,"duration":"10m","pitch":"5","competition":{"name":"U15", "section":"Groups", "group":"1"},"tag":"5", "homeTeam":"1C", "awayTeam":"1A"}</text:p>
          </table:table-cell>
          <table:table-cell table:number-columns-repeated="1011"/>
        </table:table-row>
        <table:table-row table:style-name="ro1">
          <table:table-cell table:style-name="ce12" table:formula="of:=[.B19]" office:value-type="float" office:value="5" calcext:value-type="float">
            <text:p>5</text:p>
          </table:table-cell>
          <table:table-cell table:formula="of:=IF([.J19]&gt;[.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B19]-1))" office:value-type="float" office:value="48120000" calcext:value-type="float">
            <text:p>481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9];TRANSLATED_TEAM_NAMES;[.$E19]+1)" office:value-type="string" office:string-value="2C" calcext:value-type="string">
            <text:p>2C</text:p>
          </table:table-cell>
          <table:table-cell table:formula="of:=VLOOKUP([.$G19];TRANSLATED_TEAM_NAMES;[.$E19]+1)" office:value-type="string" office:string-value="2A" calcext:value-type="string">
            <text:p>2A</text:p>
          </table:table-cell>
          <table:table-cell table:style-name="ce17" table:formula="of:=IF(MOD([.$C19]; NUM_PITCHES)=0;INDEX(PITCHES;1;NUM_PITCHES);INDEX(PITCHES;1;MOD([.$C19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B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48120000,&quot;duration&quot;:&quot;10m&quot;,&quot;pitch&quot;:&quot;6&quot;,&quot;competition&quot;:{&quot;name&quot;:&quot;U15&quot;, &quot;section&quot;:&quot;Groups&quot;, &quot;group&quot;:&quot;2&quot;},&quot;tag&quot;:&quot;5&quot;, &quot;homeTeam&quot;:&quot;2C&quot;, &quot;awayTeam&quot;:&quot;2A&quot;}" calcext:value-type="string">
            <text:p>{"__v":0,"day":1,"dateTime":48120000,"duration":"10m","pitch":"6","competition":{"name":"U15", "section":"Groups", "group":"2"},"tag":"5", "homeTeam":"2C", "awayTeam":"2A"}</text:p>
          </table:table-cell>
          <table:table-cell table:number-columns-repeated="1011"/>
        </table:table-row>
        <table:table-row table:style-name="ro1">
          <table:table-cell table:style-name="ce12" table:formula="of:=[.B20]" office:value-type="float" office:value="5" calcext:value-type="float">
            <text:p>5</text:p>
          </table:table-cell>
          <table:table-cell table:formula="of:=IF([.J20]&gt;[.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B20]-1))" office:value-type="float" office:value="48120000" calcext:value-type="float">
            <text:p>4812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20];TRANSLATED_TEAM_NAMES;[.$E20]+1)" office:value-type="string" office:string-value="3C" calcext:value-type="string">
            <text:p>3C</text:p>
          </table:table-cell>
          <table:table-cell table:formula="of:=VLOOKUP([.$G20];TRANSLATED_TEAM_NAMES;[.$E20]+1)" office:value-type="string" office:string-value="3A" calcext:value-type="string">
            <text:p>3A</text:p>
          </table:table-cell>
          <table:table-cell table:style-name="ce17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B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48120000,&quot;duration&quot;:&quot;10m&quot;,&quot;pitch&quot;:&quot;7&quot;,&quot;competition&quot;:{&quot;name&quot;:&quot;U15&quot;, &quot;section&quot;:&quot;Groups&quot;, &quot;group&quot;:&quot;3&quot;},&quot;tag&quot;:&quot;5&quot;, &quot;homeTeam&quot;:&quot;3C&quot;, &quot;awayTeam&quot;:&quot;3A&quot;}" calcext:value-type="string">
            <text:p>{"__v":0,"day":1,"dateTime":48120000,"duration":"10m","pitch":"7","competition":{"name":"U15", "section":"Groups", "group":"3"},"tag":"5", "homeTeam":"3C", "awayTeam":"3A"}</text:p>
          </table:table-cell>
          <table:table-cell table:number-columns-repeated="1011"/>
        </table:table-row>
        <table:table-row table:style-name="ro1">
          <table:table-cell table:style-name="ce12" table:formula="of:=[.B21]" office:value-type="float" office:value="5" calcext:value-type="float">
            <text:p>5</text:p>
          </table:table-cell>
          <table:table-cell table:formula="of:=IF([.J21]&gt;[.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B21]-1))" office:value-type="float" office:value="48120000" calcext:value-type="float">
            <text:p>4812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21];TRANSLATED_TEAM_NAMES;[.$E21]+1)" office:value-type="string" office:string-value="4C" calcext:value-type="string">
            <text:p>4C</text:p>
          </table:table-cell>
          <table:table-cell table:formula="of:=VLOOKUP([.$G21];TRANSLATED_TEAM_NAMES;[.$E21]+1)" office:value-type="string" office:string-value="4A" calcext:value-type="string">
            <text:p>4A</text:p>
          </table:table-cell>
          <table:table-cell table:style-name="ce17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B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48120000,&quot;duration&quot;:&quot;10m&quot;,&quot;pitch&quot;:&quot;8&quot;,&quot;competition&quot;:{&quot;name&quot;:&quot;U15&quot;, &quot;section&quot;:&quot;Groups&quot;, &quot;group&quot;:&quot;4&quot;},&quot;tag&quot;:&quot;5&quot;, &quot;homeTeam&quot;:&quot;4C&quot;, &quot;awayTeam&quot;:&quot;4A&quot;}" calcext:value-type="string">
            <text:p>{"__v":0,"day":1,"dateTime":48120000,"duration":"10m","pitch":"8","competition":{"name":"U15", "section":"Groups", "group":"4"},"tag":"5", "homeTeam":"4C", "awayTeam":"4A"}</text:p>
          </table:table-cell>
          <table:table-cell table:number-columns-repeated="1011"/>
        </table:table-row>
        <table:table-row table:style-name="ro1">
          <table:table-cell table:style-name="ce12" table:formula="of:=[.B22]" office:value-type="float" office:value="6" calcext:value-type="float">
            <text:p>6</text:p>
          </table:table-cell>
          <table:table-cell table:formula="of:=IF([.J22]&gt;[.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B22]-1))" office:value-type="float" office:value="48900000" calcext:value-type="float">
            <text:p>489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22];TRANSLATED_TEAM_NAMES;[.$E22]+1)" office:value-type="string" office:string-value="1B" calcext:value-type="string">
            <text:p>1B</text:p>
          </table:table-cell>
          <table:table-cell table:formula="of:=VLOOKUP([.$G22];TRANSLATED_TEAM_NAMES;[.$E22]+1)" office:value-type="string" office:string-value="1D" calcext:value-type="string">
            <text:p>1D</text:p>
          </table:table-cell>
          <table:table-cell table:style-name="ce17" table:formula="of:=IF(MOD([.$C22]; NUM_PITCHES)=0;INDEX(PITCHES;1;NUM_PITCHES);INDEX(PITCHES;1;MOD([.$C2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B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1,&quot;dateTime&quot;:48900000,&quot;duration&quot;:&quot;10m&quot;,&quot;pitch&quot;:&quot;5&quot;,&quot;competition&quot;:{&quot;name&quot;:&quot;U15&quot;, &quot;section&quot;:&quot;Groups&quot;, &quot;group&quot;:&quot;1&quot;},&quot;tag&quot;:&quot;6&quot;, &quot;homeTeam&quot;:&quot;1B&quot;, &quot;awayTeam&quot;:&quot;1D&quot;}" calcext:value-type="string">
            <text:p>{"__v":0,"day":1,"dateTime":48900000,"duration":"10m","pitch":"5","competition":{"name":"U15", "section":"Groups", "group":"1"},"tag":"6", "homeTeam":"1B", "awayTeam":"1D"}</text:p>
          </table:table-cell>
          <table:table-cell table:number-columns-repeated="1011"/>
        </table:table-row>
        <table:table-row table:style-name="ro1">
          <table:table-cell table:style-name="ce12" table:formula="of:=[.B23]" office:value-type="float" office:value="6" calcext:value-type="float">
            <text:p>6</text:p>
          </table:table-cell>
          <table:table-cell table:formula="of:=IF([.J23]&gt;[.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B23]-1))" office:value-type="float" office:value="48900000" calcext:value-type="float">
            <text:p>489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23];TRANSLATED_TEAM_NAMES;[.$E23]+1)" office:value-type="string" office:string-value="2B" calcext:value-type="string">
            <text:p>2B</text:p>
          </table:table-cell>
          <table:table-cell table:formula="of:=VLOOKUP([.$G23];TRANSLATED_TEAM_NAMES;[.$E23]+1)" office:value-type="string" office:string-value="2D" calcext:value-type="string">
            <text:p>2D</text:p>
          </table:table-cell>
          <table:table-cell table:style-name="ce17" table:formula="of:=IF(MOD([.$C23]; NUM_PITCHES)=0;INDEX(PITCHES;1;NUM_PITCHES);INDEX(PITCHES;1;MOD([.$C2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B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1,&quot;dateTime&quot;:48900000,&quot;duration&quot;:&quot;10m&quot;,&quot;pitch&quot;:&quot;6&quot;,&quot;competition&quot;:{&quot;name&quot;:&quot;U15&quot;, &quot;section&quot;:&quot;Groups&quot;, &quot;group&quot;:&quot;2&quot;},&quot;tag&quot;:&quot;6&quot;, &quot;homeTeam&quot;:&quot;2B&quot;, &quot;awayTeam&quot;:&quot;2D&quot;}" calcext:value-type="string">
            <text:p>{"__v":0,"day":1,"dateTime":48900000,"duration":"10m","pitch":"6","competition":{"name":"U15", "section":"Groups", "group":"2"},"tag":"6", "homeTeam":"2B", "awayTeam":"2D"}</text:p>
          </table:table-cell>
          <table:table-cell table:number-columns-repeated="1011"/>
        </table:table-row>
        <table:table-row table:style-name="ro1">
          <table:table-cell table:style-name="ce12" table:formula="of:=[.B24]" office:value-type="float" office:value="6" calcext:value-type="float">
            <text:p>6</text:p>
          </table:table-cell>
          <table:table-cell table:formula="of:=IF([.J24]&gt;[.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B24]-1))" office:value-type="float" office:value="48900000" calcext:value-type="float">
            <text:p>489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24];TRANSLATED_TEAM_NAMES;[.$E24]+1)" office:value-type="string" office:string-value="3B" calcext:value-type="string">
            <text:p>3B</text:p>
          </table:table-cell>
          <table:table-cell table:formula="of:=VLOOKUP([.$G24];TRANSLATED_TEAM_NAMES;[.$E24]+1)" office:value-type="string" office:string-value="3D" calcext:value-type="string">
            <text:p>3D</text:p>
          </table:table-cell>
          <table:table-cell table:style-name="ce17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B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1,&quot;dateTime&quot;:48900000,&quot;duration&quot;:&quot;10m&quot;,&quot;pitch&quot;:&quot;7&quot;,&quot;competition&quot;:{&quot;name&quot;:&quot;U15&quot;, &quot;section&quot;:&quot;Groups&quot;, &quot;group&quot;:&quot;3&quot;},&quot;tag&quot;:&quot;6&quot;, &quot;homeTeam&quot;:&quot;3B&quot;, &quot;awayTeam&quot;:&quot;3D&quot;}" calcext:value-type="string">
            <text:p>{"__v":0,"day":1,"dateTime":48900000,"duration":"10m","pitch":"7","competition":{"name":"U15", "section":"Groups", "group":"3"},"tag":"6", "homeTeam":"3B", "awayTeam":"3D"}</text:p>
          </table:table-cell>
          <table:table-cell table:number-columns-repeated="1011"/>
        </table:table-row>
        <table:table-row table:style-name="ro1">
          <table:table-cell table:style-name="ce12" table:formula="of:=[.B25]" office:value-type="float" office:value="6" calcext:value-type="float">
            <text:p>6</text:p>
          </table:table-cell>
          <table:table-cell table:formula="of:=IF([.J25]&gt;[.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B25]-1))" office:value-type="float" office:value="48900000" calcext:value-type="float">
            <text:p>4890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25];TRANSLATED_TEAM_NAMES;[.$E25]+1)" office:value-type="string" office:string-value="4B" calcext:value-type="string">
            <text:p>4B</text:p>
          </table:table-cell>
          <table:table-cell table:formula="of:=VLOOKUP([.$G25];TRANSLATED_TEAM_NAMES;[.$E25]+1)" office:value-type="string" office:string-value="4D" calcext:value-type="string">
            <text:p>4D</text:p>
          </table:table-cell>
          <table:table-cell table:style-name="ce17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B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1,&quot;dateTime&quot;:48900000,&quot;duration&quot;:&quot;10m&quot;,&quot;pitch&quot;:&quot;8&quot;,&quot;competition&quot;:{&quot;name&quot;:&quot;U15&quot;, &quot;section&quot;:&quot;Groups&quot;, &quot;group&quot;:&quot;4&quot;},&quot;tag&quot;:&quot;6&quot;, &quot;homeTeam&quot;:&quot;4B&quot;, &quot;awayTeam&quot;:&quot;4D&quot;}" calcext:value-type="string">
            <text:p>{"__v":0,"day":1,"dateTime":48900000,"duration":"10m","pitch":"8","competition":{"name":"U15", "section":"Groups", "group":"4"},"tag":"6", "homeTeam":"4B", "awayTeam":"4D"}</text:p>
          </table:table-cell>
          <table:table-cell table:number-columns-repeated="1011"/>
        </table:table-row>
        <table:table-row table:style-name="ro1">
          <table:table-cell table:style-name="ce12" table:formula="of:=[.B26]" office:value-type="float" office:value="7" calcext:value-type="float">
            <text:p>7</text:p>
          </table:table-cell>
          <table:table-cell table:formula="of:=IF([.J26]&gt;[.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B26]-1)) + SECTION_GAP_MS" office:value-type="float" office:value="50280000" calcext:value-type="float">
            <text:p>502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1&quot;" office:value-type="string" office:string-value="U15_Groups_G1_P1" calcext:value-type="string">
            <text:p>U15_Groups_G1_P1</text:p>
          </table:table-cell>
          <table:table-cell table:formula="of:=AGE_GROUP_TRANSLATED &amp; &quot;_&quot; &amp;SECTION_TRANSLATED &amp; &quot;_G2_P2&quot;" office:value-type="string" office:string-value="U15_Groups_G2_P2" calcext:value-type="string">
            <text:p>U15_Groups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17" table:formula="of:=IF(MOD([.$C26]; NUM_PITCHES)=0;INDEX(PITCHES;1;NUM_PITCHES);INDEX(PITCHES;1;MOD([.$C26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, &quot;&quot;homeTeamFrom&quot;&quot;:&quot;&quot;&quot; &amp; [.F26] &amp; &quot;&quot;&quot;, &quot;&quot;awayTeamFrom&quot;&quot;:&quot;&quot;&quot; &amp; [.G26] &amp; &quot;&quot;&quot;}&quot;" office:value-type="string" office:string-value="{&quot;__v&quot;:0,&quot;day&quot;:1,&quot;dateTime&quot;:50280000,&quot;duration&quot;:&quot;10m&quot;,&quot;pitch&quot;:&quot;5&quot;,&quot;competition&quot;:{&quot;name&quot;:&quot;U15&quot;, &quot;section&quot;:&quot;Champions League&quot;, &quot;group&quot;:&quot;1&quot;},&quot;tag&quot;:&quot;7&quot;, &quot;homeTeam&quot;:&quot;Winner Group 1&quot;, &quot;awayTeam&quot;:&quot;2nd Group 2&quot;, &quot;homeTeamFrom&quot;:&quot;U15_Groups_G1_P1&quot;, &quot;awayTeamFrom&quot;:&quot;U15_Groups_G2_P2&quot;}" calcext:value-type="string">
            <text:p>{"__v":0,"day":1,"dateTime":50280000,"duration":"10m","pitch":"5","competition":{"name":"U15", "section":"Champions League", "group":"1"},"tag":"7", "homeTeam":"Winner Group 1", "awayTeam":"2nd Group 2", "homeTeamFrom":"U15_Groups_G1_P1", "awayTeamFrom":"U15_Groups_G2_P2"}</text:p>
          </table:table-cell>
          <table:table-cell table:number-columns-repeated="1011"/>
        </table:table-row>
        <table:table-row table:style-name="ro1">
          <table:table-cell table:style-name="ce12" table:formula="of:=[.B27]" office:value-type="float" office:value="7" calcext:value-type="float">
            <text:p>7</text:p>
          </table:table-cell>
          <table:table-cell table:formula="of:=IF([.J27]&gt;[.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B27]-1)) + SECTION_GAP_MS" office:value-type="float" office:value="50280000" calcext:value-type="float">
            <text:p>5028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1&quot;" office:value-type="string" office:string-value="U15_Groups_G3_P1" calcext:value-type="string">
            <text:p>U15_Groups_G3_P1</text:p>
          </table:table-cell>
          <table:table-cell table:formula="of:=AGE_GROUP_TRANSLATED &amp; &quot;_&quot; &amp;SECTION_TRANSLATED &amp; &quot;_G4_P2&quot;" office:value-type="string" office:string-value="U15_Groups_G4_P2" calcext:value-type="string">
            <text:p>U15_Groups_G4_P2</text:p>
          </table:table-cell>
          <table:table-cell office:value-type="string" calcext:value-type="string">
            <text:p>Winner Group 3</text:p>
          </table:table-cell>
          <table:table-cell office:value-type="string" calcext:value-type="string">
            <text:p>2<text:span text:style-name="T1">nd</text:span> Group 4</text:p>
          </table:table-cell>
          <table:table-cell table:style-name="ce17" table:formula="of:=IF(MOD([.$C27]; NUM_PITCHES)=0;INDEX(PITCHES;1;NUM_PITCHES);INDEX(PITCHES;1;MOD([.$C27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, &quot;&quot;homeTeamFrom&quot;&quot;:&quot;&quot;&quot; &amp; [.F27] &amp; &quot;&quot;&quot;, &quot;&quot;awayTeamFrom&quot;&quot;:&quot;&quot;&quot; &amp; [.G27] &amp; &quot;&quot;&quot;}&quot;" office:value-type="string" office:string-value="{&quot;__v&quot;:0,&quot;day&quot;:1,&quot;dateTime&quot;:50280000,&quot;duration&quot;:&quot;10m&quot;,&quot;pitch&quot;:&quot;6&quot;,&quot;competition&quot;:{&quot;name&quot;:&quot;U15&quot;, &quot;section&quot;:&quot;Champions League&quot;, &quot;group&quot;:&quot;2&quot;},&quot;tag&quot;:&quot;7&quot;, &quot;homeTeam&quot;:&quot;Winner Group 3&quot;, &quot;awayTeam&quot;:&quot;2nd Group 4&quot;, &quot;homeTeamFrom&quot;:&quot;U15_Groups_G3_P1&quot;, &quot;awayTeamFrom&quot;:&quot;U15_Groups_G4_P2&quot;}" calcext:value-type="string">
            <text:p>{"__v":0,"day":1,"dateTime":50280000,"duration":"10m","pitch":"6","competition":{"name":"U15", "section":"Champions League", "group":"2"},"tag":"7", "homeTeam":"Winner Group 3", "awayTeam":"2nd Group 4", "homeTeamFrom":"U15_Groups_G3_P1", "awayTeamFrom":"U15_Groups_G4_P2"}</text:p>
          </table:table-cell>
          <table:table-cell table:number-columns-repeated="1011"/>
        </table:table-row>
        <table:table-row table:style-name="ro1">
          <table:table-cell table:style-name="ce12" table:formula="of:=[.B28]" office:value-type="float" office:value="7" calcext:value-type="float">
            <text:p>7</text:p>
          </table:table-cell>
          <table:table-cell table:formula="of:=IF([.J28]&gt;[.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B28]-1)) + SECTION_GAP_MS" office:value-type="float" office:value="50280000" calcext:value-type="float">
            <text:p>502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3&quot;" office:value-type="string" office:string-value="U15_Groups_G1_P3" calcext:value-type="string">
            <text:p>U15_Groups_G1_P3</text:p>
          </table:table-cell>
          <table:table-cell table:formula="of:=AGE_GROUP_TRANSLATED &amp; &quot;_&quot; &amp;SECTION_TRANSLATED &amp; &quot;_G2_P4&quot;" office:value-type="string" office:string-value="U15_Groups_G2_P4" calcext:value-type="string">
            <text:p>U15_Groups_G2_P4</text:p>
          </table:table-cell>
          <table:table-cell office:value-type="string" calcext:value-type="string">
            <text:p>3rd Group 1</text:p>
          </table:table-cell>
          <table:table-cell office:value-type="string" calcext:value-type="string">
            <text:p>4th Group 2</text:p>
          </table:table-cell>
          <table:table-cell table:style-name="ce17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, &quot;&quot;homeTeamFrom&quot;&quot;:&quot;&quot;&quot; &amp; [.F28] &amp; &quot;&quot;&quot;, &quot;&quot;awayTeamFrom&quot;&quot;:&quot;&quot;&quot; &amp; [.G28] &amp; &quot;&quot;&quot;}&quot;" office:value-type="string" office:string-value="{&quot;__v&quot;:0,&quot;day&quot;:1,&quot;dateTime&quot;:50280000,&quot;duration&quot;:&quot;10m&quot;,&quot;pitch&quot;:&quot;7&quot;,&quot;competition&quot;:{&quot;name&quot;:&quot;U15&quot;, &quot;section&quot;:&quot;Europa League&quot;, &quot;group&quot;:&quot;1&quot;},&quot;tag&quot;:&quot;7&quot;, &quot;homeTeam&quot;:&quot;3rd Group 1&quot;, &quot;awayTeam&quot;:&quot;4th Group 2&quot;, &quot;homeTeamFrom&quot;:&quot;U15_Groups_G1_P3&quot;, &quot;awayTeamFrom&quot;:&quot;U15_Groups_G2_P4&quot;}" calcext:value-type="string">
            <text:p>{"__v":0,"day":1,"dateTime":50280000,"duration":"10m","pitch":"7","competition":{"name":"U15", "section":"Europa League", "group":"1"},"tag":"7", "homeTeam":"3rd Group 1", "awayTeam":"4th Group 2", "homeTeamFrom":"U15_Groups_G1_P3", "awayTeamFrom":"U15_Groups_G2_P4"}</text:p>
          </table:table-cell>
          <table:table-cell table:number-columns-repeated="1011"/>
        </table:table-row>
        <table:table-row table:style-name="ro1">
          <table:table-cell table:style-name="ce12" table:formula="of:=[.B29]" office:value-type="float" office:value="7" calcext:value-type="float">
            <text:p>7</text:p>
          </table:table-cell>
          <table:table-cell table:formula="of:=IF([.J29]&gt;[.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B29]-1)) + SECTION_GAP_MS" office:value-type="float" office:value="50280000" calcext:value-type="float">
            <text:p>5028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3&quot;" office:value-type="string" office:string-value="U15_Groups_G3_P3" calcext:value-type="string">
            <text:p>U15_Groups_G3_P3</text:p>
          </table:table-cell>
          <table:table-cell table:formula="of:=AGE_GROUP_TRANSLATED &amp; &quot;_&quot; &amp;SECTION_TRANSLATED &amp; &quot;_G4_P4&quot;" office:value-type="string" office:string-value="U15_Groups_G4_P4" calcext:value-type="string">
            <text:p>U15_Groups_G4_P4</text:p>
          </table:table-cell>
          <table:table-cell office:value-type="string" calcext:value-type="string">
            <text:p>3rd Group 3</text:p>
          </table:table-cell>
          <table:table-cell office:value-type="string" calcext:value-type="string">
            <text:p>4th Group 4</text:p>
          </table:table-cell>
          <table:table-cell table:style-name="ce17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, &quot;&quot;homeTeamFrom&quot;&quot;:&quot;&quot;&quot; &amp; [.F29] &amp; &quot;&quot;&quot;, &quot;&quot;awayTeamFrom&quot;&quot;:&quot;&quot;&quot; &amp; [.G29] &amp; &quot;&quot;&quot;}&quot;" office:value-type="string" office:string-value="{&quot;__v&quot;:0,&quot;day&quot;:1,&quot;dateTime&quot;:50280000,&quot;duration&quot;:&quot;10m&quot;,&quot;pitch&quot;:&quot;8&quot;,&quot;competition&quot;:{&quot;name&quot;:&quot;U15&quot;, &quot;section&quot;:&quot;Europa League&quot;, &quot;group&quot;:&quot;2&quot;},&quot;tag&quot;:&quot;7&quot;, &quot;homeTeam&quot;:&quot;3rd Group 3&quot;, &quot;awayTeam&quot;:&quot;4th Group 4&quot;, &quot;homeTeamFrom&quot;:&quot;U15_Groups_G3_P3&quot;, &quot;awayTeamFrom&quot;:&quot;U15_Groups_G4_P4&quot;}" calcext:value-type="string">
            <text:p>{"__v":0,"day":1,"dateTime":50280000,"duration":"10m","pitch":"8","competition":{"name":"U15", "section":"Europa League", "group":"2"},"tag":"7", "homeTeam":"3rd Group 3", "awayTeam":"4th Group 4", "homeTeamFrom":"U15_Groups_G3_P3", "awayTeamFrom":"U15_Groups_G4_P4"}</text:p>
          </table:table-cell>
          <table:table-cell table:number-columns-repeated="1011"/>
        </table:table-row>
        <table:table-row table:style-name="ro1">
          <table:table-cell table:style-name="ce12" table:formula="of:=[.B30]" office:value-type="float" office:value="8" calcext:value-type="float">
            <text:p>8</text:p>
          </table:table-cell>
          <table:table-cell table:formula="of:=IF([.J30]&gt;[.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B30]-1)) + SECTION_GAP_MS" office:value-type="float" office:value="51060000" calcext:value-type="float">
            <text:p>510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2&quot;" office:value-type="string" office:string-value="U15_Groups_G1_P2" calcext:value-type="string">
            <text:p>U15_Groups_G1_P2</text:p>
          </table:table-cell>
          <table:table-cell table:formula="of:=AGE_GROUP_TRANSLATED &amp; &quot;_&quot; &amp;SECTION_TRANSLATED &amp; &quot;_G2_P1&quot;" office:value-type="string" office:string-value="U15_Groups_G2_P1" calcext:value-type="string">
            <text:p>U15_Groups_G2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2</text:p>
          </table:table-cell>
          <table:table-cell table:style-name="ce17" table:formula="of:=IF(MOD([.$C30]; NUM_PITCHES)=0;INDEX(PITCHES;1;NUM_PITCHES);INDEX(PITCHES;1;MOD([.$C30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, &quot;&quot;homeTeamFrom&quot;&quot;:&quot;&quot;&quot; &amp; [.F30] &amp; &quot;&quot;&quot;, &quot;&quot;awayTeamFrom&quot;&quot;:&quot;&quot;&quot; &amp; [.G30] &amp; &quot;&quot;&quot;}&quot;" office:value-type="string" office:string-value="{&quot;__v&quot;:0,&quot;day&quot;:1,&quot;dateTime&quot;:51060000,&quot;duration&quot;:&quot;10m&quot;,&quot;pitch&quot;:&quot;5&quot;,&quot;competition&quot;:{&quot;name&quot;:&quot;U15&quot;, &quot;section&quot;:&quot;Champions League&quot;, &quot;group&quot;:&quot;1&quot;},&quot;tag&quot;:&quot;8&quot;, &quot;homeTeam&quot;:&quot;2nd Group 1&quot;, &quot;awayTeam&quot;:&quot;Winner Group 2&quot;, &quot;homeTeamFrom&quot;:&quot;U15_Groups_G1_P2&quot;, &quot;awayTeamFrom&quot;:&quot;U15_Groups_G2_P1&quot;}" calcext:value-type="string">
            <text:p>{"__v":0,"day":1,"dateTime":51060000,"duration":"10m","pitch":"5","competition":{"name":"U15", "section":"Champions League", "group":"1"},"tag":"8", "homeTeam":"2nd Group 1", "awayTeam":"Winner Group 2", "homeTeamFrom":"U15_Groups_G1_P2", "awayTeamFrom":"U15_Groups_G2_P1"}</text:p>
          </table:table-cell>
          <table:table-cell table:number-columns-repeated="1011"/>
        </table:table-row>
        <table:table-row table:style-name="ro1">
          <table:table-cell table:style-name="ce12" table:formula="of:=[.B31]" office:value-type="float" office:value="8" calcext:value-type="float">
            <text:p>8</text:p>
          </table:table-cell>
          <table:table-cell table:formula="of:=IF([.J31]&gt;[.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B31]-1)) + SECTION_GAP_MS" office:value-type="float" office:value="51060000" calcext:value-type="float">
            <text:p>510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2&quot;" office:value-type="string" office:string-value="U15_Groups_G3_P2" calcext:value-type="string">
            <text:p>U15_Groups_G3_P2</text:p>
          </table:table-cell>
          <table:table-cell table:formula="of:=AGE_GROUP_TRANSLATED &amp; &quot;_&quot; &amp;SECTION_TRANSLATED &amp; &quot;_G4_P1&quot;" office:value-type="string" office:string-value="U15_Groups_G4_P1" calcext:value-type="string">
            <text:p>U15_Groups_G4_P1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Winner Group 4</text:p>
          </table:table-cell>
          <table:table-cell table:style-name="ce17" table:formula="of:=IF(MOD([.$C31]; NUM_PITCHES)=0;INDEX(PITCHES;1;NUM_PITCHES);INDEX(PITCHES;1;MOD([.$C31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, &quot;&quot;homeTeamFrom&quot;&quot;:&quot;&quot;&quot; &amp; [.F31] &amp; &quot;&quot;&quot;, &quot;&quot;awayTeamFrom&quot;&quot;:&quot;&quot;&quot; &amp; [.G31] &amp; &quot;&quot;&quot;}&quot;" office:value-type="string" office:string-value="{&quot;__v&quot;:0,&quot;day&quot;:1,&quot;dateTime&quot;:51060000,&quot;duration&quot;:&quot;10m&quot;,&quot;pitch&quot;:&quot;6&quot;,&quot;competition&quot;:{&quot;name&quot;:&quot;U15&quot;, &quot;section&quot;:&quot;Champions League&quot;, &quot;group&quot;:&quot;2&quot;},&quot;tag&quot;:&quot;8&quot;, &quot;homeTeam&quot;:&quot;2nd Group 3&quot;, &quot;awayTeam&quot;:&quot;Winner Group 4&quot;, &quot;homeTeamFrom&quot;:&quot;U15_Groups_G3_P2&quot;, &quot;awayTeamFrom&quot;:&quot;U15_Groups_G4_P1&quot;}" calcext:value-type="string">
            <text:p>{"__v":0,"day":1,"dateTime":51060000,"duration":"10m","pitch":"6","competition":{"name":"U15", "section":"Champions League", "group":"2"},"tag":"8", "homeTeam":"2nd Group 3", "awayTeam":"Winner Group 4", "homeTeamFrom":"U15_Groups_G3_P2", "awayTeamFrom":"U15_Groups_G4_P1"}</text:p>
          </table:table-cell>
          <table:table-cell table:number-columns-repeated="1011"/>
        </table:table-row>
        <table:table-row table:style-name="ro1">
          <table:table-cell table:style-name="ce12" table:formula="of:=[.B32]" office:value-type="float" office:value="8" calcext:value-type="float">
            <text:p>8</text:p>
          </table:table-cell>
          <table:table-cell table:formula="of:=IF([.J32]&gt;[.J31];[.B31];[.B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B32]-1)) + SECTION_GAP_MS" office:value-type="float" office:value="51060000" calcext:value-type="float">
            <text:p>510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4&quot;" office:value-type="string" office:string-value="U15_Groups_G1_P4" calcext:value-type="string">
            <text:p>U15_Groups_G1_P4</text:p>
          </table:table-cell>
          <table:table-cell table:formula="of:=AGE_GROUP_TRANSLATED &amp; &quot;_&quot; &amp;SECTION_TRANSLATED &amp; &quot;_G2_P3&quot;" office:value-type="string" office:string-value="U15_Groups_G2_P3" calcext:value-type="string">
            <text:p>U15_Groups_G2_P3</text:p>
          </table:table-cell>
          <table:table-cell office:value-type="string" calcext:value-type="string">
            <text:p>4th Group 1</text:p>
          </table:table-cell>
          <table:table-cell office:value-type="string" calcext:value-type="string">
            <text:p>3rd Group 2</text:p>
          </table:table-cell>
          <table:table-cell table:style-name="ce17" table:formula="of:=IF(MOD([.$C32]; NUM_PITCHES)=0;INDEX(PITCHES;1;NUM_PITCHES);INDEX(PITCHES;1;MOD([.$C32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}&quot;" office:value-type="string" office:string-value="{&quot;__v&quot;:0,&quot;day&quot;:1,&quot;dateTime&quot;:51060000,&quot;duration&quot;:&quot;10m&quot;,&quot;pitch&quot;:&quot;7&quot;,&quot;competition&quot;:{&quot;name&quot;:&quot;U15&quot;, &quot;section&quot;:&quot;Europa League&quot;, &quot;group&quot;:&quot;1&quot;},&quot;tag&quot;:&quot;8&quot;, &quot;homeTeam&quot;:&quot;4th Group 1&quot;, &quot;awayTeam&quot;:&quot;3rd Group 2&quot;, &quot;homeTeamFrom&quot;:&quot;U15_Groups_G1_P4&quot;, &quot;awayTeamFrom&quot;:&quot;U15_Groups_G2_P3&quot;}" calcext:value-type="string">
            <text:p>{"__v":0,"day":1,"dateTime":51060000,"duration":"10m","pitch":"7","competition":{"name":"U15", "section":"Europa League", "group":"1"},"tag":"8", "homeTeam":"4th Group 1", "awayTeam":"3rd Group 2", "homeTeamFrom":"U15_Groups_G1_P4", "awayTeamFrom":"U15_Groups_G2_P3"}</text:p>
          </table:table-cell>
          <table:table-cell table:number-columns-repeated="1011"/>
        </table:table-row>
        <table:table-row table:style-name="ro1">
          <table:table-cell table:style-name="ce12" table:formula="of:=[.B33]" office:value-type="float" office:value="8" calcext:value-type="float">
            <text:p>8</text:p>
          </table:table-cell>
          <table:table-cell table:formula="of:=IF([.J33]&gt;[.J32];[.B32];[.B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B33]-1)) + SECTION_GAP_MS" office:value-type="float" office:value="51060000" calcext:value-type="float">
            <text:p>510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4&quot;" office:value-type="string" office:string-value="U15_Groups_G3_P4" calcext:value-type="string">
            <text:p>U15_Groups_G3_P4</text:p>
          </table:table-cell>
          <table:table-cell table:formula="of:=AGE_GROUP_TRANSLATED &amp; &quot;_&quot; &amp;SECTION_TRANSLATED &amp; &quot;_G4_P3&quot;" office:value-type="string" office:string-value="U15_Groups_G4_P3" calcext:value-type="string">
            <text:p>U15_Groups_G4_P3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3rd Group 4</text:p>
          </table:table-cell>
          <table:table-cell table:style-name="ce17" table:formula="of:=IF(MOD([.$C33]; NUM_PITCHES)=0;INDEX(PITCHES;1;NUM_PITCHES);INDEX(PITCHES;1;MOD([.$C33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}&quot;" office:value-type="string" office:string-value="{&quot;__v&quot;:0,&quot;day&quot;:1,&quot;dateTime&quot;:51060000,&quot;duration&quot;:&quot;10m&quot;,&quot;pitch&quot;:&quot;8&quot;,&quot;competition&quot;:{&quot;name&quot;:&quot;U15&quot;, &quot;section&quot;:&quot;Europa League&quot;, &quot;group&quot;:&quot;2&quot;},&quot;tag&quot;:&quot;8&quot;, &quot;homeTeam&quot;:&quot;4th Group 3&quot;, &quot;awayTeam&quot;:&quot;3rd Group 4&quot;, &quot;homeTeamFrom&quot;:&quot;U15_Groups_G3_P4&quot;, &quot;awayTeamFrom&quot;:&quot;U15_Groups_G4_P3&quot;}" calcext:value-type="string">
            <text:p>{"__v":0,"day":1,"dateTime":51060000,"duration":"10m","pitch":"8","competition":{"name":"U15", "section":"Europa League", "group":"2"},"tag":"8", "homeTeam":"4th Group 3", "awayTeam":"3rd Group 4", "homeTeamFrom":"U15_Groups_G3_P4", "awayTeamFrom":"U15_Groups_G4_P3"}</text:p>
          </table:table-cell>
          <table:table-cell table:number-columns-repeated="1011"/>
        </table:table-row>
        <table:table-row table:style-name="ro1">
          <table:table-cell table:style-name="ce12" table:formula="of:=[.B34]" office:value-type="float" office:value="9" calcext:value-type="float">
            <text:p>9</text:p>
          </table:table-cell>
          <table:table-cell table:formula="of:=IF([.J34]&gt;[.J33];[.B33];[.B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B34]-1)) + SECTION_GAP_MS" office:value-type="float" office:value="51840000" calcext:value-type="float">
            <text:p>518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1&quot;" office:value-type="string" office:string-value="U15_Groups_G2_P1" calcext:value-type="string">
            <text:p>U15_Groups_G2_P1</text:p>
          </table:table-cell>
          <table:table-cell table:formula="of:=AGE_GROUP_TRANSLATED &amp; &quot;_&quot; &amp;SECTION_TRANSLATED &amp; &quot;_G1_P1&quot;" office:value-type="string" office:string-value="U15_Groups_G1_P1" calcext:value-type="string">
            <text:p>U15_Groups_G1_P1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Group 1</text:p>
          </table:table-cell>
          <table:table-cell table:style-name="ce17" table:formula="of:=IF(MOD([.$C34]; NUM_PITCHES)=0;INDEX(PITCHES;1;NUM_PITCHES);INDEX(PITCHES;1;MOD([.$C34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}&quot;" office:value-type="string" office:string-value="{&quot;__v&quot;:0,&quot;day&quot;:1,&quot;dateTime&quot;:51840000,&quot;duration&quot;:&quot;10m&quot;,&quot;pitch&quot;:&quot;5&quot;,&quot;competition&quot;:{&quot;name&quot;:&quot;U15&quot;, &quot;section&quot;:&quot;Champions League&quot;, &quot;group&quot;:&quot;1&quot;},&quot;tag&quot;:&quot;9&quot;, &quot;homeTeam&quot;:&quot;Winner Group 2&quot;, &quot;awayTeam&quot;:&quot;Winner Group 1&quot;, &quot;homeTeamFrom&quot;:&quot;U15_Groups_G2_P1&quot;, &quot;awayTeamFrom&quot;:&quot;U15_Groups_G1_P1&quot;}" calcext:value-type="string">
            <text:p>{"__v":0,"day":1,"dateTime":51840000,"duration":"10m","pitch":"5","competition":{"name":"U15", "section":"Champions League", "group":"1"},"tag":"9", "homeTeam":"Winner Group 2", "awayTeam":"Winner Group 1", "homeTeamFrom":"U15_Groups_G2_P1", "awayTeamFrom":"U15_Groups_G1_P1"}</text:p>
          </table:table-cell>
          <table:table-cell table:number-columns-repeated="1011"/>
        </table:table-row>
        <table:table-row table:style-name="ro1">
          <table:table-cell table:style-name="ce12" table:formula="of:=[.B35]" office:value-type="float" office:value="9" calcext:value-type="float">
            <text:p>9</text:p>
          </table:table-cell>
          <table:table-cell table:formula="of:=IF([.J35]&gt;[.J34];[.B34];[.B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B35]-1)) + SECTION_GAP_MS" office:value-type="float" office:value="51840000" calcext:value-type="float">
            <text:p>5184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1&quot;" office:value-type="string" office:string-value="U15_Groups_G4_P1" calcext:value-type="string">
            <text:p>U15_Groups_G4_P1</text:p>
          </table:table-cell>
          <table:table-cell table:formula="of:=AGE_GROUP_TRANSLATED &amp; &quot;_&quot; &amp;SECTION_TRANSLATED &amp; &quot;_G3_P1&quot;" office:value-type="string" office:string-value="U15_Groups_G3_P1" calcext:value-type="string">
            <text:p>U15_Groups_G3_P1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Winner Group 3</text:p>
          </table:table-cell>
          <table:table-cell table:style-name="ce17" table:formula="of:=IF(MOD([.$C35]; NUM_PITCHES)=0;INDEX(PITCHES;1;NUM_PITCHES);INDEX(PITCHES;1;MOD([.$C35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}&quot;" office:value-type="string" office:string-value="{&quot;__v&quot;:0,&quot;day&quot;:1,&quot;dateTime&quot;:51840000,&quot;duration&quot;:&quot;10m&quot;,&quot;pitch&quot;:&quot;6&quot;,&quot;competition&quot;:{&quot;name&quot;:&quot;U15&quot;, &quot;section&quot;:&quot;Champions League&quot;, &quot;group&quot;:&quot;2&quot;},&quot;tag&quot;:&quot;9&quot;, &quot;homeTeam&quot;:&quot;Winner Group 4&quot;, &quot;awayTeam&quot;:&quot;Winner Group 3&quot;, &quot;homeTeamFrom&quot;:&quot;U15_Groups_G4_P1&quot;, &quot;awayTeamFrom&quot;:&quot;U15_Groups_G3_P1&quot;}" calcext:value-type="string">
            <text:p>{"__v":0,"day":1,"dateTime":51840000,"duration":"10m","pitch":"6","competition":{"name":"U15", "section":"Champions League", "group":"2"},"tag":"9", "homeTeam":"Winner Group 4", "awayTeam":"Winner Group 3", "homeTeamFrom":"U15_Groups_G4_P1", "awayTeamFrom":"U15_Groups_G3_P1"}</text:p>
          </table:table-cell>
          <table:table-cell table:number-columns-repeated="1011"/>
        </table:table-row>
        <table:table-row table:style-name="ro1">
          <table:table-cell table:style-name="ce12" table:formula="of:=[.B36]" office:value-type="float" office:value="9" calcext:value-type="float">
            <text:p>9</text:p>
          </table:table-cell>
          <table:table-cell table:formula="of:=IF([.J36]&gt;[.J35];[.B35];[.B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B36]-1)) + SECTION_GAP_MS" office:value-type="float" office:value="51840000" calcext:value-type="float">
            <text:p>518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3&quot;" office:value-type="string" office:string-value="U15_Groups_G2_P3" calcext:value-type="string">
            <text:p>U15_Groups_G2_P3</text:p>
          </table:table-cell>
          <table:table-cell table:formula="of:=AGE_GROUP_TRANSLATED &amp; &quot;_&quot; &amp;SECTION_TRANSLATED &amp; &quot;_G1_P3&quot;" office:value-type="string" office:string-value="U15_Groups_G1_P3" calcext:value-type="string">
            <text:p>U15_Groups_G1_P3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3rd Group 1</text:p>
          </table:table-cell>
          <table:table-cell table:style-name="ce17" table:formula="of:=IF(MOD([.$C36]; NUM_PITCHES)=0;INDEX(PITCHES;1;NUM_PITCHES);INDEX(PITCHES;1;MOD([.$C36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}&quot;" office:value-type="string" office:string-value="{&quot;__v&quot;:0,&quot;day&quot;:1,&quot;dateTime&quot;:51840000,&quot;duration&quot;:&quot;10m&quot;,&quot;pitch&quot;:&quot;7&quot;,&quot;competition&quot;:{&quot;name&quot;:&quot;U15&quot;, &quot;section&quot;:&quot;Europa League&quot;, &quot;group&quot;:&quot;1&quot;},&quot;tag&quot;:&quot;9&quot;, &quot;homeTeam&quot;:&quot;3rd Group 2&quot;, &quot;awayTeam&quot;:&quot;3rd Group 1&quot;, &quot;homeTeamFrom&quot;:&quot;U15_Groups_G2_P3&quot;, &quot;awayTeamFrom&quot;:&quot;U15_Groups_G1_P3&quot;}" calcext:value-type="string">
            <text:p>{"__v":0,"day":1,"dateTime":51840000,"duration":"10m","pitch":"7","competition":{"name":"U15", "section":"Europa League", "group":"1"},"tag":"9", "homeTeam":"3rd Group 2", "awayTeam":"3rd Group 1", "homeTeamFrom":"U15_Groups_G2_P3", "awayTeamFrom":"U15_Groups_G1_P3"}</text:p>
          </table:table-cell>
          <table:table-cell table:number-columns-repeated="1011"/>
        </table:table-row>
        <table:table-row table:style-name="ro1">
          <table:table-cell table:style-name="ce12" table:formula="of:=[.B37]" office:value-type="float" office:value="9" calcext:value-type="float">
            <text:p>9</text:p>
          </table:table-cell>
          <table:table-cell table:formula="of:=IF([.J37]&gt;[.J36];[.B36];[.B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B37]-1)) + SECTION_GAP_MS" office:value-type="float" office:value="51840000" calcext:value-type="float">
            <text:p>5184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3&quot;" office:value-type="string" office:string-value="U15_Groups_G4_P3" calcext:value-type="string">
            <text:p>U15_Groups_G4_P3</text:p>
          </table:table-cell>
          <table:table-cell table:formula="of:=AGE_GROUP_TRANSLATED &amp; &quot;_&quot; &amp;SECTION_TRANSLATED &amp; &quot;_G3_P3&quot;" office:value-type="string" office:string-value="U15_Groups_G3_P3" calcext:value-type="string">
            <text:p>U15_Groups_G3_P3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3rd Group 3</text:p>
          </table:table-cell>
          <table:table-cell table:style-name="ce17" table:formula="of:=IF(MOD([.$C37]; NUM_PITCHES)=0;INDEX(PITCHES;1;NUM_PITCHES);INDEX(PITCHES;1;MOD([.$C37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}&quot;" office:value-type="string" office:string-value="{&quot;__v&quot;:0,&quot;day&quot;:1,&quot;dateTime&quot;:51840000,&quot;duration&quot;:&quot;10m&quot;,&quot;pitch&quot;:&quot;8&quot;,&quot;competition&quot;:{&quot;name&quot;:&quot;U15&quot;, &quot;section&quot;:&quot;Europa League&quot;, &quot;group&quot;:&quot;2&quot;},&quot;tag&quot;:&quot;9&quot;, &quot;homeTeam&quot;:&quot;3rd Group 4&quot;, &quot;awayTeam&quot;:&quot;3rd Group 3&quot;, &quot;homeTeamFrom&quot;:&quot;U15_Groups_G4_P3&quot;, &quot;awayTeamFrom&quot;:&quot;U15_Groups_G3_P3&quot;}" calcext:value-type="string">
            <text:p>{"__v":0,"day":1,"dateTime":51840000,"duration":"10m","pitch":"8","competition":{"name":"U15", "section":"Europa League", "group":"2"},"tag":"9", "homeTeam":"3rd Group 4", "awayTeam":"3rd Group 3", "homeTeamFrom":"U15_Groups_G4_P3", "awayTeamFrom":"U15_Groups_G3_P3"}</text:p>
          </table:table-cell>
          <table:table-cell table:number-columns-repeated="1011"/>
        </table:table-row>
        <table:table-row table:style-name="ro1">
          <table:table-cell table:style-name="ce12" table:formula="of:=[.B38]" office:value-type="float" office:value="10" calcext:value-type="float">
            <text:p>10</text:p>
          </table:table-cell>
          <table:table-cell table:formula="of:=IF([.J38]&gt;[.J37];[.B37];[.B37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B38]-1)) + SECTION_GAP_MS" office:value-type="float" office:value="52620000" calcext:value-type="float">
            <text:p>526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5_Groups_G2_P2" calcext:value-type="string">
            <text:p>U15_Groups_G2_P2</text:p>
          </table:table-cell>
          <table:table-cell table:formula="of:=AGE_GROUP_TRANSLATED &amp; &quot;_&quot; &amp;SECTION_TRANSLATED &amp; &quot;_G1_P2&quot;" office:value-type="string" office:string-value="U15_Groups_G1_P2" calcext:value-type="string">
            <text:p>U15_Groups_G1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17" table:formula="of:=IF(MOD([.$C38]; NUM_PITCHES)=0;INDEX(PITCHES;1;NUM_PITCHES);INDEX(PITCHES;1;MOD([.$C38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}&quot;" office:value-type="string" office:string-value="{&quot;__v&quot;:0,&quot;day&quot;:1,&quot;dateTime&quot;:52620000,&quot;duration&quot;:&quot;10m&quot;,&quot;pitch&quot;:&quot;5&quot;,&quot;competition&quot;:{&quot;name&quot;:&quot;U15&quot;, &quot;section&quot;:&quot;Champions League&quot;, &quot;group&quot;:&quot;1&quot;},&quot;tag&quot;:&quot;10&quot;, &quot;homeTeam&quot;:&quot;2nd Group 2&quot;, &quot;awayTeam&quot;:&quot;2nd Group 1&quot;, &quot;homeTeamFrom&quot;:&quot;U15_Groups_G2_P2&quot;, &quot;awayTeamFrom&quot;:&quot;U15_Groups_G1_P2&quot;}" calcext:value-type="string">
            <text:p>{"__v":0,"day":1,"dateTime":52620000,"duration":"10m","pitch":"5","competition":{"name":"U15", "section":"Champions League", "group":"1"},"tag":"10", "homeTeam":"2nd Group 2", "awayTeam":"2nd Group 1", "homeTeamFrom":"U15_Groups_G2_P2", "awayTeamFrom":"U15_Groups_G1_P2"}</text:p>
          </table:table-cell>
          <table:table-cell table:style-name="ce34" table:number-columns-repeated="1011"/>
        </table:table-row>
        <table:table-row table:style-name="ro1">
          <table:table-cell table:style-name="ce12" table:formula="of:=[.B39]" office:value-type="float" office:value="10" calcext:value-type="float">
            <text:p>10</text:p>
          </table:table-cell>
          <table:table-cell table:formula="of:=IF([.J39]&gt;[.J38];[.B38];[.B38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B39]-1)) + SECTION_GAP_MS" office:value-type="float" office:value="52620000" calcext:value-type="float">
            <text:p>5262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2&quot;" office:value-type="string" office:string-value="U15_Groups_G4_P2" calcext:value-type="string">
            <text:p>U15_Groups_G4_P2</text:p>
          </table:table-cell>
          <table:table-cell table:formula="of:=AGE_GROUP_TRANSLATED &amp; &quot;_&quot; &amp;SECTION_TRANSLATED &amp; &quot;_G3_P2&quot;" office:value-type="string" office:string-value="U15_Groups_G3_P2" calcext:value-type="string">
            <text:p>U15_Groups_G3_P2</text:p>
          </table:table-cell>
          <table:table-cell office:value-type="string" calcext:value-type="string">
            <text:p>2<text:span text:style-name="T1">nd</text:span> Group 4</text:p>
          </table:table-cell>
          <table:table-cell office:value-type="string" calcext:value-type="string">
            <text:p>2<text:span text:style-name="T1">nd</text:span> Group 3</text:p>
          </table:table-cell>
          <table:table-cell table:style-name="ce17" table:formula="of:=IF(MOD([.$C39]; NUM_PITCHES)=0;INDEX(PITCHES;1;NUM_PITCHES);INDEX(PITCHES;1;MOD([.$C39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, &quot;&quot;homeTeamFrom&quot;&quot;:&quot;&quot;&quot; &amp; [.F39] &amp; &quot;&quot;&quot;, &quot;&quot;awayTeamFrom&quot;&quot;:&quot;&quot;&quot; &amp; [.G39] &amp; &quot;&quot;&quot;}&quot;" office:value-type="string" office:string-value="{&quot;__v&quot;:0,&quot;day&quot;:1,&quot;dateTime&quot;:52620000,&quot;duration&quot;:&quot;10m&quot;,&quot;pitch&quot;:&quot;6&quot;,&quot;competition&quot;:{&quot;name&quot;:&quot;U15&quot;, &quot;section&quot;:&quot;Champions League&quot;, &quot;group&quot;:&quot;2&quot;},&quot;tag&quot;:&quot;10&quot;, &quot;homeTeam&quot;:&quot;2nd Group 4&quot;, &quot;awayTeam&quot;:&quot;2nd Group 3&quot;, &quot;homeTeamFrom&quot;:&quot;U15_Groups_G4_P2&quot;, &quot;awayTeamFrom&quot;:&quot;U15_Groups_G3_P2&quot;}" calcext:value-type="string">
            <text:p>{"__v":0,"day":1,"dateTime":52620000,"duration":"10m","pitch":"6","competition":{"name":"U15", "section":"Champions League", "group":"2"},"tag":"10", "homeTeam":"2nd Group 4", "awayTeam":"2nd Group 3", "homeTeamFrom":"U15_Groups_G4_P2", "awayTeamFrom":"U15_Groups_G3_P2"}</text:p>
          </table:table-cell>
          <table:table-cell table:number-columns-repeated="1011"/>
        </table:table-row>
        <table:table-row table:style-name="ro1">
          <table:table-cell table:style-name="ce12" table:formula="of:=[.B40]" office:value-type="float" office:value="10" calcext:value-type="float">
            <text:p>10</text:p>
          </table:table-cell>
          <table:table-cell table:formula="of:=IF([.J40]&gt;[.J39];[.B39];[.B39]+1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FIRST_GAME_MS + ((DURATION_MS + GAME_GAP_MS) * ([.B40]-1)) + SECTION_GAP_MS" office:value-type="float" office:value="52620000" calcext:value-type="float">
            <text:p>526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5_Groups_G2_P4" calcext:value-type="string">
            <text:p>U15_Groups_G2_P4</text:p>
          </table:table-cell>
          <table:table-cell table:formula="of:=AGE_GROUP_TRANSLATED &amp; &quot;_&quot; &amp;SECTION_TRANSLATED &amp; &quot;_G1_P4&quot;" office:value-type="string" office:string-value="U15_Groups_G1_P4" calcext:value-type="string">
            <text:p>U15_Groups_G1_P4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4th Group 1</text:p>
          </table:table-cell>
          <table:table-cell table:style-name="ce17" table:formula="of:=IF(MOD([.$C40]; NUM_PITCHES)=0;INDEX(PITCHES;1;NUM_PITCHES);INDEX(PITCHES;1;MOD([.$C40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, &quot;&quot;homeTeamFrom&quot;&quot;:&quot;&quot;&quot; &amp; [.F40] &amp; &quot;&quot;&quot;, &quot;&quot;awayTeamFrom&quot;&quot;:&quot;&quot;&quot; &amp; [.G40] &amp; &quot;&quot;&quot;}&quot;" office:value-type="string" office:string-value="{&quot;__v&quot;:0,&quot;day&quot;:1,&quot;dateTime&quot;:52620000,&quot;duration&quot;:&quot;10m&quot;,&quot;pitch&quot;:&quot;7&quot;,&quot;competition&quot;:{&quot;name&quot;:&quot;U15&quot;, &quot;section&quot;:&quot;Europa League&quot;, &quot;group&quot;:&quot;1&quot;},&quot;tag&quot;:&quot;10&quot;, &quot;homeTeam&quot;:&quot;4th Group 2&quot;, &quot;awayTeam&quot;:&quot;4th Group 1&quot;, &quot;homeTeamFrom&quot;:&quot;U15_Groups_G2_P4&quot;, &quot;awayTeamFrom&quot;:&quot;U15_Groups_G1_P4&quot;}" calcext:value-type="string">
            <text:p>{"__v":0,"day":1,"dateTime":52620000,"duration":"10m","pitch":"7","competition":{"name":"U15", "section":"Europa League", "group":"1"},"tag":"10", "homeTeam":"4th Group 2", "awayTeam":"4th Group 1", "homeTeamFrom":"U15_Groups_G2_P4", "awayTeamFrom":"U15_Groups_G1_P4"}</text:p>
          </table:table-cell>
          <table:table-cell table:number-columns-repeated="1011"/>
        </table:table-row>
        <table:table-row table:style-name="ro1">
          <table:table-cell table:style-name="ce12" table:formula="of:=[.B41]" office:value-type="float" office:value="10" calcext:value-type="float">
            <text:p>10</text:p>
          </table:table-cell>
          <table:table-cell table:formula="of:=IF([.J41]&gt;[.J40];[.B40];[.B40]+1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FIRST_GAME_MS + ((DURATION_MS + GAME_GAP_MS) * ([.B41]-1)) + SECTION_GAP_MS" office:value-type="float" office:value="52620000" calcext:value-type="float">
            <text:p>5262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4&quot;" office:value-type="string" office:string-value="U15_Groups_G4_P4" calcext:value-type="string">
            <text:p>U15_Groups_G4_P4</text:p>
          </table:table-cell>
          <table:table-cell table:formula="of:=AGE_GROUP_TRANSLATED &amp; &quot;_&quot; &amp;SECTION_TRANSLATED &amp; &quot;_G3_P4&quot;" office:value-type="string" office:string-value="U15_Groups_G3_P4" calcext:value-type="string">
            <text:p>U15_Groups_G3_P4</text:p>
          </table:table-cell>
          <table:table-cell office:value-type="string" calcext:value-type="string">
            <text:p>4th Group 4</text:p>
          </table:table-cell>
          <table:table-cell office:value-type="string" calcext:value-type="string">
            <text:p>4th Group 3</text:p>
          </table:table-cell>
          <table:table-cell table:style-name="ce17" table:formula="of:=IF(MOD([.$C41]; NUM_PITCHES)=0;INDEX(PITCHES;1;NUM_PITCHES);INDEX(PITCHES;1;MOD([.$C41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, &quot;&quot;homeTeamFrom&quot;&quot;:&quot;&quot;&quot; &amp; [.F41] &amp; &quot;&quot;&quot;, &quot;&quot;awayTeamFrom&quot;&quot;:&quot;&quot;&quot; &amp; [.G41] &amp; &quot;&quot;&quot;}&quot;" office:value-type="string" office:string-value="{&quot;__v&quot;:0,&quot;day&quot;:1,&quot;dateTime&quot;:52620000,&quot;duration&quot;:&quot;10m&quot;,&quot;pitch&quot;:&quot;8&quot;,&quot;competition&quot;:{&quot;name&quot;:&quot;U15&quot;, &quot;section&quot;:&quot;Europa League&quot;, &quot;group&quot;:&quot;2&quot;},&quot;tag&quot;:&quot;10&quot;, &quot;homeTeam&quot;:&quot;4th Group 4&quot;, &quot;awayTeam&quot;:&quot;4th Group 3&quot;, &quot;homeTeamFrom&quot;:&quot;U15_Groups_G4_P4&quot;, &quot;awayTeamFrom&quot;:&quot;U15_Groups_G3_P4&quot;}" calcext:value-type="string">
            <text:p>{"__v":0,"day":1,"dateTime":52620000,"duration":"10m","pitch":"8","competition":{"name":"U15", "section":"Europa League", "group":"2"},"tag":"10", "homeTeam":"4th Group 4", "awayTeam":"4th Group 3", "homeTeamFrom":"U15_Groups_G4_P4", "awayTeamFrom":"U15_Groups_G3_P4"}</text:p>
          </table:table-cell>
          <table:table-cell table:number-columns-repeated="1011"/>
        </table:table-row>
        <table:table-row table:style-name="ro1">
          <table:table-cell table:style-name="ce12" table:formula="of:=[.B42]" office:value-type="float" office:value="11" calcext:value-type="float">
            <text:p>11</text:p>
          </table:table-cell>
          <table:table-cell table:formula="of:=IF([.J42]&gt;[.J41];[.B41];[.B41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B42]-1)) + SECTION_GAP_MS" office:value-type="float" office:value="53400000" calcext:value-type="float">
            <text:p>53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2&quot;" office:value-type="string" office:string-value="U15_Groups_G1_P2" calcext:value-type="string">
            <text:p>U15_Groups_G1_P2</text:p>
          </table:table-cell>
          <table:table-cell table:formula="of:=AGE_GROUP_TRANSLATED &amp; &quot;_&quot; &amp;SECTION_TRANSLATED &amp; &quot;_G1_P1&quot;" office:value-type="string" office:string-value="U15_Groups_G1_P1" calcext:value-type="string">
            <text:p>U15_Groups_G1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1</text:p>
          </table:table-cell>
          <table:table-cell table:style-name="ce17" table:formula="of:=IF(MOD([.$C42]; NUM_PITCHES)=0;INDEX(PITCHES;1;NUM_PITCHES);INDEX(PITCHES;1;MOD([.$C4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, &quot;&quot;homeTeamFrom&quot;&quot;:&quot;&quot;&quot; &amp; [.F42] &amp; &quot;&quot;&quot;, &quot;&quot;awayTeamFrom&quot;&quot;:&quot;&quot;&quot; &amp; [.G42] &amp; &quot;&quot;&quot;}&quot;" office:value-type="string" office:string-value="{&quot;__v&quot;:0,&quot;day&quot;:1,&quot;dateTime&quot;:53400000,&quot;duration&quot;:&quot;10m&quot;,&quot;pitch&quot;:&quot;5&quot;,&quot;competition&quot;:{&quot;name&quot;:&quot;U15&quot;, &quot;section&quot;:&quot;Champions League&quot;, &quot;group&quot;:&quot;1&quot;},&quot;tag&quot;:&quot;11&quot;, &quot;homeTeam&quot;:&quot;2nd Group 1&quot;, &quot;awayTeam&quot;:&quot;Winner Group 1&quot;, &quot;homeTeamFrom&quot;:&quot;U15_Groups_G1_P2&quot;, &quot;awayTeamFrom&quot;:&quot;U15_Groups_G1_P1&quot;}" calcext:value-type="string">
            <text:p>{"__v":0,"day":1,"dateTime":53400000,"duration":"10m","pitch":"5","competition":{"name":"U15", "section":"Champions League", "group":"1"},"tag":"11", "homeTeam":"2nd Group 1", "awayTeam":"Winner Group 1", "homeTeamFrom":"U15_Groups_G1_P2", "awayTeamFrom":"U15_Groups_G1_P1"}</text:p>
          </table:table-cell>
          <table:table-cell table:number-columns-repeated="1011"/>
        </table:table-row>
        <table:table-row table:style-name="ro1">
          <table:table-cell table:style-name="ce12" table:formula="of:=[.B43]" office:value-type="float" office:value="11" calcext:value-type="float">
            <text:p>11</text:p>
          </table:table-cell>
          <table:table-cell table:formula="of:=IF([.J43]&gt;[.J42];[.B42];[.B42]+1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formula="of:=FIRST_GAME_MS + ((DURATION_MS + GAME_GAP_MS) * ([.B43]-1)) + SECTION_GAP_MS" office:value-type="float" office:value="53400000" calcext:value-type="float">
            <text:p>534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2&quot;" office:value-type="string" office:string-value="U15_Groups_G3_P2" calcext:value-type="string">
            <text:p>U15_Groups_G3_P2</text:p>
          </table:table-cell>
          <table:table-cell table:formula="of:=AGE_GROUP_TRANSLATED &amp; &quot;_&quot; &amp;SECTION_TRANSLATED &amp; &quot;_G3_P1&quot;" office:value-type="string" office:string-value="U15_Groups_G3_P1" calcext:value-type="string">
            <text:p>U15_Groups_G3_P1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Winner Group 3</text:p>
          </table:table-cell>
          <table:table-cell table:style-name="ce17" table:formula="of:=IF(MOD([.$C43]; NUM_PITCHES)=0;INDEX(PITCHES;1;NUM_PITCHES);INDEX(PITCHES;1;MOD([.$C4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, &quot;&quot;homeTeamFrom&quot;&quot;:&quot;&quot;&quot; &amp; [.F43] &amp; &quot;&quot;&quot;, &quot;&quot;awayTeamFrom&quot;&quot;:&quot;&quot;&quot; &amp; [.G43] &amp; &quot;&quot;&quot;}&quot;" office:value-type="string" office:string-value="{&quot;__v&quot;:0,&quot;day&quot;:1,&quot;dateTime&quot;:53400000,&quot;duration&quot;:&quot;10m&quot;,&quot;pitch&quot;:&quot;6&quot;,&quot;competition&quot;:{&quot;name&quot;:&quot;U15&quot;, &quot;section&quot;:&quot;Champions League&quot;, &quot;group&quot;:&quot;2&quot;},&quot;tag&quot;:&quot;11&quot;, &quot;homeTeam&quot;:&quot;2nd Group 3&quot;, &quot;awayTeam&quot;:&quot;Winner Group 3&quot;, &quot;homeTeamFrom&quot;:&quot;U15_Groups_G3_P2&quot;, &quot;awayTeamFrom&quot;:&quot;U15_Groups_G3_P1&quot;}" calcext:value-type="string">
            <text:p>{"__v":0,"day":1,"dateTime":53400000,"duration":"10m","pitch":"6","competition":{"name":"U15", "section":"Champions League", "group":"2"},"tag":"11", "homeTeam":"2nd Group 3", "awayTeam":"Winner Group 3", "homeTeamFrom":"U15_Groups_G3_P2", "awayTeamFrom":"U15_Groups_G3_P1"}</text:p>
          </table:table-cell>
          <table:table-cell table:number-columns-repeated="1011"/>
        </table:table-row>
        <table:table-row table:style-name="ro1">
          <table:table-cell table:style-name="ce12" table:formula="of:=[.B44]" office:value-type="float" office:value="11" calcext:value-type="float">
            <text:p>11</text:p>
          </table:table-cell>
          <table:table-cell table:formula="of:=IF([.J44]&gt;[.J43];[.B43];[.B43]+1)"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FIRST_GAME_MS + ((DURATION_MS + GAME_GAP_MS) * ([.B44]-1)) + SECTION_GAP_MS" office:value-type="float" office:value="53400000" calcext:value-type="float">
            <text:p>53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4&quot;" office:value-type="string" office:string-value="U15_Groups_G1_P4" calcext:value-type="string">
            <text:p>U15_Groups_G1_P4</text:p>
          </table:table-cell>
          <table:table-cell table:formula="of:=AGE_GROUP_TRANSLATED &amp; &quot;_&quot; &amp;SECTION_TRANSLATED &amp; &quot;_G1_P3&quot;" office:value-type="string" office:string-value="U15_Groups_G1_P3" calcext:value-type="string">
            <text:p>U15_Groups_G1_P3</text:p>
          </table:table-cell>
          <table:table-cell office:value-type="string" calcext:value-type="string">
            <text:p>4th Group 1</text:p>
          </table:table-cell>
          <table:table-cell office:value-type="string" calcext:value-type="string">
            <text:p>3rd Group 1</text:p>
          </table:table-cell>
          <table:table-cell table:style-name="ce17" table:formula="of:=IF(MOD([.$C44]; NUM_PITCHES)=0;INDEX(PITCHES;1;NUM_PITCHES);INDEX(PITCHES;1;MOD([.$C44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, &quot;&quot;homeTeamFrom&quot;&quot;:&quot;&quot;&quot; &amp; [.F44] &amp; &quot;&quot;&quot;, &quot;&quot;awayTeamFrom&quot;&quot;:&quot;&quot;&quot; &amp; [.G44] &amp; &quot;&quot;&quot;}&quot;" office:value-type="string" office:string-value="{&quot;__v&quot;:0,&quot;day&quot;:1,&quot;dateTime&quot;:53400000,&quot;duration&quot;:&quot;10m&quot;,&quot;pitch&quot;:&quot;7&quot;,&quot;competition&quot;:{&quot;name&quot;:&quot;U15&quot;, &quot;section&quot;:&quot;Europa League&quot;, &quot;group&quot;:&quot;1&quot;},&quot;tag&quot;:&quot;11&quot;, &quot;homeTeam&quot;:&quot;4th Group 1&quot;, &quot;awayTeam&quot;:&quot;3rd Group 1&quot;, &quot;homeTeamFrom&quot;:&quot;U15_Groups_G1_P4&quot;, &quot;awayTeamFrom&quot;:&quot;U15_Groups_G1_P3&quot;}" calcext:value-type="string">
            <text:p>{"__v":0,"day":1,"dateTime":53400000,"duration":"10m","pitch":"7","competition":{"name":"U15", "section":"Europa League", "group":"1"},"tag":"11", "homeTeam":"4th Group 1", "awayTeam":"3rd Group 1", "homeTeamFrom":"U15_Groups_G1_P4", "awayTeamFrom":"U15_Groups_G1_P3"}</text:p>
          </table:table-cell>
          <table:table-cell table:number-columns-repeated="1011"/>
        </table:table-row>
        <table:table-row table:style-name="ro1">
          <table:table-cell table:style-name="ce12" table:formula="of:=[.B45]" office:value-type="float" office:value="11" calcext:value-type="float">
            <text:p>11</text:p>
          </table:table-cell>
          <table:table-cell table:formula="of:=IF([.J45]&gt;[.J44];[.B44];[.B44]+1)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FIRST_GAME_MS + ((DURATION_MS + GAME_GAP_MS) * ([.B45]-1)) + SECTION_GAP_MS" office:value-type="float" office:value="53400000" calcext:value-type="float">
            <text:p>534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4&quot;" office:value-type="string" office:string-value="U15_Groups_G3_P4" calcext:value-type="string">
            <text:p>U15_Groups_G3_P4</text:p>
          </table:table-cell>
          <table:table-cell table:formula="of:=AGE_GROUP_TRANSLATED &amp; &quot;_&quot; &amp;SECTION_TRANSLATED &amp; &quot;_G3_P3&quot;" office:value-type="string" office:string-value="U15_Groups_G3_P3" calcext:value-type="string">
            <text:p>U15_Groups_G3_P3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3rd Group 3</text:p>
          </table:table-cell>
          <table:table-cell table:style-name="ce17" table:formula="of:=IF(MOD([.$C45]; NUM_PITCHES)=0;INDEX(PITCHES;1;NUM_PITCHES);INDEX(PITCHES;1;MOD([.$C45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, &quot;&quot;homeTeamFrom&quot;&quot;:&quot;&quot;&quot; &amp; [.F45] &amp; &quot;&quot;&quot;, &quot;&quot;awayTeamFrom&quot;&quot;:&quot;&quot;&quot; &amp; [.G45] &amp; &quot;&quot;&quot;}&quot;" office:value-type="string" office:string-value="{&quot;__v&quot;:0,&quot;day&quot;:1,&quot;dateTime&quot;:53400000,&quot;duration&quot;:&quot;10m&quot;,&quot;pitch&quot;:&quot;8&quot;,&quot;competition&quot;:{&quot;name&quot;:&quot;U15&quot;, &quot;section&quot;:&quot;Europa League&quot;, &quot;group&quot;:&quot;2&quot;},&quot;tag&quot;:&quot;11&quot;, &quot;homeTeam&quot;:&quot;4th Group 3&quot;, &quot;awayTeam&quot;:&quot;3rd Group 3&quot;, &quot;homeTeamFrom&quot;:&quot;U15_Groups_G3_P4&quot;, &quot;awayTeamFrom&quot;:&quot;U15_Groups_G3_P3&quot;}" calcext:value-type="string">
            <text:p>{"__v":0,"day":1,"dateTime":53400000,"duration":"10m","pitch":"8","competition":{"name":"U15", "section":"Europa League", "group":"2"},"tag":"11", "homeTeam":"4th Group 3", "awayTeam":"3rd Group 3", "homeTeamFrom":"U15_Groups_G3_P4", "awayTeamFrom":"U15_Groups_G3_P3"}</text:p>
          </table:table-cell>
          <table:table-cell table:number-columns-repeated="1011"/>
        </table:table-row>
        <table:table-row table:style-name="ro1">
          <table:table-cell table:style-name="ce12" table:formula="of:=[.B46]" office:value-type="float" office:value="12" calcext:value-type="float">
            <text:p>12</text:p>
          </table:table-cell>
          <table:table-cell table:formula="of:=IF([.J46]&gt;[.J45];[.B45];[.B45]+1)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FIRST_GAME_MS + ((DURATION_MS + GAME_GAP_MS) * ([.B46]-1)) + SECTION_GAP_MS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5_Groups_G2_P2" calcext:value-type="string">
            <text:p>U15_Groups_G2_P2</text:p>
          </table:table-cell>
          <table:table-cell table:formula="of:=AGE_GROUP_TRANSLATED &amp; &quot;_&quot; &amp;SECTION_TRANSLATED &amp; &quot;_G2_P1&quot;" office:value-type="string" office:string-value="U15_Groups_G2_P1" calcext:value-type="string">
            <text:p>U15_Groups_G2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2</text:p>
          </table:table-cell>
          <table:table-cell table:style-name="ce17" table:formula="of:=IF(MOD([.$C46]; NUM_PITCHES)=0;INDEX(PITCHES;1;NUM_PITCHES);INDEX(PITCHES;1;MOD([.$C46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, &quot;&quot;homeTeamFrom&quot;&quot;:&quot;&quot;&quot; &amp; [.F46] &amp; &quot;&quot;&quot;, &quot;&quot;awayTeamFrom&quot;&quot;:&quot;&quot;&quot; &amp; [.G46] &amp; &quot;&quot;&quot;}&quot;" office:value-type="string" office:string-value="{&quot;__v&quot;:0,&quot;day&quot;:1,&quot;dateTime&quot;:54180000,&quot;duration&quot;:&quot;10m&quot;,&quot;pitch&quot;:&quot;5&quot;,&quot;competition&quot;:{&quot;name&quot;:&quot;U15&quot;, &quot;section&quot;:&quot;Champions League&quot;, &quot;group&quot;:&quot;1&quot;},&quot;tag&quot;:&quot;12&quot;, &quot;homeTeam&quot;:&quot;2nd Group 2&quot;, &quot;awayTeam&quot;:&quot;Winner Group 2&quot;, &quot;homeTeamFrom&quot;:&quot;U15_Groups_G2_P2&quot;, &quot;awayTeamFrom&quot;:&quot;U15_Groups_G2_P1&quot;}" calcext:value-type="string">
            <text:p>{"__v":0,"day":1,"dateTime":54180000,"duration":"10m","pitch":"5","competition":{"name":"U15", "section":"Champions League", "group":"1"},"tag":"12", "homeTeam":"2nd Group 2", "awayTeam":"Winner Group 2", "homeTeamFrom":"U15_Groups_G2_P2", "awayTeamFrom":"U15_Groups_G2_P1"}</text:p>
          </table:table-cell>
          <table:table-cell table:number-columns-repeated="1011"/>
        </table:table-row>
        <table:table-row table:style-name="ro1">
          <table:table-cell table:style-name="ce12" table:formula="of:=[.B47]" office:value-type="float" office:value="12" calcext:value-type="float">
            <text:p>12</text:p>
          </table:table-cell>
          <table:table-cell table:formula="of:=IF([.J47]&gt;[.J46];[.B46];[.B46]+1)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FIRST_GAME_MS + ((DURATION_MS + GAME_GAP_MS) * ([.B47]-1)) + SECTION_GAP_MS" office:value-type="float" office:value="54180000" calcext:value-type="float">
            <text:p>5418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2&quot;" office:value-type="string" office:string-value="U15_Groups_G4_P2" calcext:value-type="string">
            <text:p>U15_Groups_G4_P2</text:p>
          </table:table-cell>
          <table:table-cell table:formula="of:=AGE_GROUP_TRANSLATED &amp; &quot;_&quot; &amp;SECTION_TRANSLATED &amp; &quot;_G4_P1&quot;" office:value-type="string" office:string-value="U15_Groups_G4_P1" calcext:value-type="string">
            <text:p>U15_Groups_G4_P1</text:p>
          </table:table-cell>
          <table:table-cell office:value-type="string" calcext:value-type="string">
            <text:p>2<text:span text:style-name="T1">nd</text:span> Group 4</text:p>
          </table:table-cell>
          <table:table-cell office:value-type="string" calcext:value-type="string">
            <text:p>Winner Group 4</text:p>
          </table:table-cell>
          <table:table-cell table:style-name="ce17" table:formula="of:=IF(MOD([.$C47]; NUM_PITCHES)=0;INDEX(PITCHES;1;NUM_PITCHES);INDEX(PITCHES;1;MOD([.$C47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7]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}&quot;" office:value-type="string" office:string-value="{&quot;__v&quot;:0,&quot;day&quot;:1,&quot;dateTime&quot;:54180000,&quot;duration&quot;:&quot;10m&quot;,&quot;pitch&quot;:&quot;6&quot;,&quot;competition&quot;:{&quot;name&quot;:&quot;U15&quot;, &quot;section&quot;:&quot;Champions League&quot;, &quot;group&quot;:&quot;2&quot;},&quot;tag&quot;:&quot;12&quot;, &quot;homeTeam&quot;:&quot;2nd Group 4&quot;, &quot;awayTeam&quot;:&quot;Winner Group 4&quot;, &quot;homeTeamFrom&quot;:&quot;U15_Groups_G4_P2&quot;, &quot;awayTeamFrom&quot;:&quot;U15_Groups_G4_P1&quot;}" calcext:value-type="string">
            <text:p>{"__v":0,"day":1,"dateTime":54180000,"duration":"10m","pitch":"6","competition":{"name":"U15", "section":"Champions League", "group":"2"},"tag":"12", "homeTeam":"2nd Group 4", "awayTeam":"Winner Group 4", "homeTeamFrom":"U15_Groups_G4_P2", "awayTeamFrom":"U15_Groups_G4_P1"}</text:p>
          </table:table-cell>
          <table:table-cell table:number-columns-repeated="1011"/>
        </table:table-row>
        <table:table-row table:style-name="ro1">
          <table:table-cell table:style-name="ce12" table:formula="of:=[.B48]" office:value-type="float" office:value="12" calcext:value-type="float">
            <text:p>12</text:p>
          </table:table-cell>
          <table:table-cell table:formula="of:=IF([.J48]&gt;[.J47];[.B47];[.B47]+1)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FIRST_GAME_MS + ((DURATION_MS + GAME_GAP_MS) * ([.B48]-1)) + SECTION_GAP_MS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5_Groups_G2_P4" calcext:value-type="string">
            <text:p>U15_Groups_G2_P4</text:p>
          </table:table-cell>
          <table:table-cell table:formula="of:=AGE_GROUP_TRANSLATED &amp; &quot;_&quot; &amp;SECTION_TRANSLATED &amp; &quot;_G2_P3&quot;" office:value-type="string" office:string-value="U15_Groups_G2_P3" calcext:value-type="string">
            <text:p>U15_Groups_G2_P3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3rd Group 2</text:p>
          </table:table-cell>
          <table:table-cell table:style-name="ce17" table:formula="of:=IF(MOD([.$C48]; NUM_PITCHES)=0;INDEX(PITCHES;1;NUM_PITCHES);INDEX(PITCHES;1;MOD([.$C48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8]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, &quot;&quot;homeTeamFrom&quot;&quot;:&quot;&quot;&quot; &amp; [.F48] &amp; &quot;&quot;&quot;, &quot;&quot;awayTeamFrom&quot;&quot;:&quot;&quot;&quot; &amp; [.G48] &amp; &quot;&quot;&quot;}&quot;" office:value-type="string" office:string-value="{&quot;__v&quot;:0,&quot;day&quot;:1,&quot;dateTime&quot;:54180000,&quot;duration&quot;:&quot;10m&quot;,&quot;pitch&quot;:&quot;7&quot;,&quot;competition&quot;:{&quot;name&quot;:&quot;U15&quot;, &quot;section&quot;:&quot;Europa League&quot;, &quot;group&quot;:&quot;1&quot;},&quot;tag&quot;:&quot;12&quot;, &quot;homeTeam&quot;:&quot;4th Group 2&quot;, &quot;awayTeam&quot;:&quot;3rd Group 2&quot;, &quot;homeTeamFrom&quot;:&quot;U15_Groups_G2_P4&quot;, &quot;awayTeamFrom&quot;:&quot;U15_Groups_G2_P3&quot;}" calcext:value-type="string">
            <text:p>{"__v":0,"day":1,"dateTime":54180000,"duration":"10m","pitch":"7","competition":{"name":"U15", "section":"Europa League", "group":"1"},"tag":"12", "homeTeam":"4th Group 2", "awayTeam":"3rd Group 2", "homeTeamFrom":"U15_Groups_G2_P4", "awayTeamFrom":"U15_Groups_G2_P3"}</text:p>
          </table:table-cell>
          <table:table-cell table:number-columns-repeated="1011"/>
        </table:table-row>
        <table:table-row table:style-name="ro1">
          <table:table-cell table:style-name="ce12" table:formula="of:=[.B49]" office:value-type="float" office:value="12" calcext:value-type="float">
            <text:p>12</text:p>
          </table:table-cell>
          <table:table-cell table:formula="of:=IF([.J49]&gt;[.J48];[.B48];[.B48]+1)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formula="of:=FIRST_GAME_MS + ((DURATION_MS + GAME_GAP_MS) * ([.B49]-1)) + SECTION_GAP_MS" office:value-type="float" office:value="54180000" calcext:value-type="float">
            <text:p>5418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4&quot;" office:value-type="string" office:string-value="U15_Groups_G4_P4" calcext:value-type="string">
            <text:p>U15_Groups_G4_P4</text:p>
          </table:table-cell>
          <table:table-cell table:formula="of:=AGE_GROUP_TRANSLATED &amp; &quot;_&quot; &amp;SECTION_TRANSLATED &amp; &quot;_G4_P3&quot;" office:value-type="string" office:string-value="U15_Groups_G4_P3" calcext:value-type="string">
            <text:p>U15_Groups_G4_P3</text:p>
          </table:table-cell>
          <table:table-cell office:value-type="string" calcext:value-type="string">
            <text:p>4th Group 4</text:p>
          </table:table-cell>
          <table:table-cell office:value-type="string" calcext:value-type="string">
            <text:p>3rd Group 4</text:p>
          </table:table-cell>
          <table:table-cell table:style-name="ce17" table:formula="of:=IF(MOD([.$C49]; NUM_PITCHES)=0;INDEX(PITCHES;1;NUM_PITCHES);INDEX(PITCHES;1;MOD([.$C49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9]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}&quot;" office:value-type="string" office:string-value="{&quot;__v&quot;:0,&quot;day&quot;:1,&quot;dateTime&quot;:54180000,&quot;duration&quot;:&quot;10m&quot;,&quot;pitch&quot;:&quot;8&quot;,&quot;competition&quot;:{&quot;name&quot;:&quot;U15&quot;, &quot;section&quot;:&quot;Europa League&quot;, &quot;group&quot;:&quot;2&quot;},&quot;tag&quot;:&quot;12&quot;, &quot;homeTeam&quot;:&quot;4th Group 4&quot;, &quot;awayTeam&quot;:&quot;3rd Group 4&quot;, &quot;homeTeamFrom&quot;:&quot;U15_Groups_G4_P4&quot;, &quot;awayTeamFrom&quot;:&quot;U15_Groups_G4_P3&quot;}" calcext:value-type="string">
            <text:p>{"__v":0,"day":1,"dateTime":54180000,"duration":"10m","pitch":"8","competition":{"name":"U15", "section":"Europa League", "group":"2"},"tag":"12", "homeTeam":"4th Group 4", "awayTeam":"3rd Group 4", "homeTeamFrom":"U15_Groups_G4_P4", "awayTeamFrom":"U15_Groups_G4_P3"}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FIN</text:p>
          </table:table-cell>
          <table:table-cell table:formula="of:=IF([.J50]&gt;[.J49];[.B49];[.B49]+1)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FIRST_GAME_MS + ((DURATION_MS + GAME_GAP_MS) * ([.B50]-1)) + SECTION_GAP_MS * 2" office:value-type="float" office:value="55560000" calcext:value-type="float">
            <text:p>55560000</text:p>
          </table:table-cell>
          <table:table-cell/>
          <table:table-cell table:formula="of:=AGE_GROUP_TRANSLATED&amp;&quot;_&quot;&amp;S2_SEC1_TRANSLATED&amp;&quot;_G1_P1&quot;" office:value-type="string" office:string-value="U15_ChampionsLeague_G1_P1" calcext:value-type="string">
            <text:p>U15_ChampionsLeague_G1_P1</text:p>
          </table:table-cell>
          <table:table-cell table:formula="of:=AGE_GROUP_TRANSLATED&amp;&quot;_&quot;&amp;S2_SEC1_TRANSLATED&amp;&quot;_G2_P1&quot;" office:value-type="string" office:string-value="U15_ChampionsLeague_G2_P1" calcext:value-type="string">
            <text:p>U15_ChampionsLeague_G2_P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Group 2</text:p>
          </table:table-cell>
          <table:table-cell table:style-name="ce17" table:formula="of:=IF(MOD([.$C50]; NUM_PITCHES)=0;INDEX(PITCHES;1;NUM_PITCHES);INDEX(PITCHES;1;MOD([.$C50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}&quot;" office:value-type="string" office:string-value="{&quot;__v&quot;:0,&quot;day&quot;:1,&quot;dateTime&quot;:55560000,&quot;duration&quot;:&quot;10m&quot;,&quot;pitch&quot;:&quot;5&quot;,&quot;competition&quot;:{&quot;name&quot;:&quot;U15&quot;, &quot;section&quot;:&quot;Champions League&quot;},&quot;tag&quot;:&quot;FIN&quot;, &quot;homeTeam&quot;:&quot;Winner Group 1&quot;, &quot;awayTeam&quot;:&quot;Winner Group 2&quot;, &quot;homeTeamFrom&quot;:&quot;U15_ChampionsLeague_G1_P1&quot;, &quot;awayTeamFrom&quot;:&quot;U15_ChampionsLeague_G2_P1&quot;}" calcext:value-type="string">
            <text:p>{"__v":0,"day":1,"dateTime":55560000,"duration":"10m","pitch":"5","competition":{"name":"U15", "section":"Champions League"},"tag":"FIN", "homeTeam":"Winner Group 1", "awayTeam":"Winner Group 2", "homeTeamFrom":"U15_ChampionsLeague_G1_P1", "awayTeamFrom":"U15_ChampionsLeague_G2_P1"}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FIN</text:p>
          </table:table-cell>
          <table:table-cell table:formula="of:=IF([.J51]&gt;[.J50];[.B50];[.B50]+1)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FIRST_GAME_MS + ((DURATION_MS + GAME_GAP_MS) * ([.B51]-1)) + SECTION_GAP_MS * 2" office:value-type="float" office:value="55560000" calcext:value-type="float">
            <text:p>55560000</text:p>
          </table:table-cell>
          <table:table-cell/>
          <table:table-cell table:formula="of:=AGE_GROUP_TRANSLATED&amp;&quot;_&quot;&amp;S2_SEC2_TRANSLATED&amp;&quot;_G1_P1&quot;" office:value-type="string" office:string-value="U15_EuropaLeague_G1_P1" calcext:value-type="string">
            <text:p>U15_EuropaLeague_G1_P1</text:p>
          </table:table-cell>
          <table:table-cell table:formula="of:=AGE_GROUP_TRANSLATED&amp;&quot;_&quot;&amp;S2_SEC2_TRANSLATED&amp;&quot;_G2_P1&quot;" office:value-type="string" office:string-value="U15_EuropaLeague_G2_P1" calcext:value-type="string">
            <text:p>U15_EuropaLeague_G2_P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Group 2</text:p>
          </table:table-cell>
          <table:table-cell table:style-name="ce17" table:formula="of:=IF(MOD([.$C51]; NUM_PITCHES)=0;INDEX(PITCHES;1;NUM_PITCHES);INDEX(PITCHES;1;MOD([.$C51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, &quot;&quot;homeTeamFrom&quot;&quot;:&quot;&quot;&quot; &amp; [.F51] &amp; &quot;&quot;&quot;, &quot;&quot;awayTeamFrom&quot;&quot;:&quot;&quot;&quot; &amp; [.G51] &amp; &quot;&quot;&quot;}&quot;" office:value-type="string" office:string-value="{&quot;__v&quot;:0,&quot;day&quot;:1,&quot;dateTime&quot;:55560000,&quot;duration&quot;:&quot;10m&quot;,&quot;pitch&quot;:&quot;6&quot;,&quot;competition&quot;:{&quot;name&quot;:&quot;U15&quot;, &quot;section&quot;:&quot;Europa League&quot;},&quot;tag&quot;:&quot;FIN&quot;, &quot;homeTeam&quot;:&quot;Winner Group 1&quot;, &quot;awayTeam&quot;:&quot;Winner Group 2&quot;, &quot;homeTeamFrom&quot;:&quot;U15_EuropaLeague_G1_P1&quot;, &quot;awayTeamFrom&quot;:&quot;U15_EuropaLeague_G2_P1&quot;}" calcext:value-type="string">
            <text:p>{"__v":0,"day":1,"dateTime":55560000,"duration":"10m","pitch":"6","competition":{"name":"U15", "section":"Europa League"},"tag":"FIN", "homeTeam":"Winner Group 1", "awayTeam":"Winner Group 2", "homeTeamFrom":"U15_EuropaLeague_G1_P1", "awayTeamFrom":"U15_EuropaLeague_G2_P1"}</text:p>
          </table:table-cell>
          <table:table-cell table:number-columns-repeated="1011"/>
        </table:table-row>
        <table:table-row table:style-name="ro1" table:number-rows-repeated="7">
          <table:table-cell table:number-columns-repeated="1022"/>
        </table:table-row>
        <table:table-row table:style-name="ro1">
          <table:table-cell table:number-columns-repeated="5"/>
          <table:table-cell table:formula="of:=AGE_GROUP_TRANSLATED &amp; &quot;_&quot; &amp;SECTION_TRANSLATED &amp; &quot;_G3_P1&quot;" office:value-type="string" office:string-value="U15_Groups_G3_P1" calcext:value-type="string">
            <text:p>U15_Groups_G3_P1</text:p>
          </table:table-cell>
          <table:table-cell table:formula="of:=AGE_GROUP_TRANSLATED &amp; &quot;_&quot; &amp;SECTION_TRANSLATED &amp; &quot;_G1_P1&quot;" office:value-type="string" office:string-value="U15_Groups_G1_P1" calcext:value-type="string">
            <text:p>U15_Groups_G1_P1</text:p>
          </table:table-cell>
          <table:table-cell office:value-type="string" calcext:value-type="string">
            <text:p>Winner Group 3</text:p>
          </table:table-cell>
          <table:table-cell office:value-type="string" calcext:value-type="string">
            <text:p>Winner Group 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2_P2&quot;" office:value-type="string" office:string-value="U15_Groups_G2_P2" calcext:value-type="string">
            <text:p>U15_Groups_G2_P2</text:p>
          </table:table-cell>
          <table:table-cell table:formula="of:=AGE_GROUP_TRANSLATED &amp; &quot;_&quot; &amp;SECTION_TRANSLATED &amp; &quot;_G4_P2&quot;" office:value-type="string" office:string-value="U15_Groups_G4_P2" calcext:value-type="string">
            <text:p>U15_Groups_G4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4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3_P3&quot;" office:value-type="string" office:string-value="U15_Groups_G3_P3" calcext:value-type="string">
            <text:p>U15_Groups_G3_P3</text:p>
          </table:table-cell>
          <table:table-cell table:formula="of:=AGE_GROUP_TRANSLATED &amp; &quot;_&quot; &amp;SECTION_TRANSLATED &amp; &quot;_G1_P3&quot;" office:value-type="string" office:string-value="U15_Groups_G1_P3" calcext:value-type="string">
            <text:p>U15_Groups_G1_P3</text:p>
          </table:table-cell>
          <table:table-cell office:value-type="string" calcext:value-type="string">
            <text:p>3rd Group 3</text:p>
          </table:table-cell>
          <table:table-cell office:value-type="string" calcext:value-type="string">
            <text:p>3rd Group 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2_P4&quot;" office:value-type="string" office:string-value="U15_Groups_G2_P4" calcext:value-type="string">
            <text:p>U15_Groups_G2_P4</text:p>
          </table:table-cell>
          <table:table-cell table:formula="of:=AGE_GROUP_TRANSLATED &amp; &quot;_&quot; &amp;SECTION_TRANSLATED &amp; &quot;_G4_P4&quot;" office:value-type="string" office:string-value="U15_Groups_G4_P4" calcext:value-type="string">
            <text:p>U15_Groups_G4_P4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4th Group 4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4_P2&quot;" office:value-type="string" office:string-value="U15_Groups_G4_P2" calcext:value-type="string">
            <text:p>U15_Groups_G4_P2</text:p>
          </table:table-cell>
          <table:table-cell table:formula="of:=AGE_GROUP_TRANSLATED &amp; &quot;_&quot; &amp;SECTION_TRANSLATED &amp; &quot;_G1_P1&quot;" office:value-type="string" office:string-value="U15_Groups_G1_P1" calcext:value-type="string">
            <text:p>U15_Groups_G1_P1</text:p>
          </table:table-cell>
          <table:table-cell office:value-type="string" calcext:value-type="string">
            <text:p>2<text:span text:style-name="T1">nd</text:span> Group 4</text:p>
          </table:table-cell>
          <table:table-cell office:value-type="string" calcext:value-type="string">
            <text:p>Winner Group 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2_P2&quot;" office:value-type="string" office:string-value="U15_Groups_G2_P2" calcext:value-type="string">
            <text:p>U15_Groups_G2_P2</text:p>
          </table:table-cell>
          <table:table-cell table:formula="of:=AGE_GROUP_TRANSLATED &amp; &quot;_&quot; &amp;SECTION_TRANSLATED &amp; &quot;_G3_P1&quot;" office:value-type="string" office:string-value="U15_Groups_G3_P1" calcext:value-type="string">
            <text:p>U15_Groups_G3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3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4_P4&quot;" office:value-type="string" office:string-value="U15_Groups_G4_P4" calcext:value-type="string">
            <text:p>U15_Groups_G4_P4</text:p>
          </table:table-cell>
          <table:table-cell table:formula="of:=AGE_GROUP_TRANSLATED &amp; &quot;_&quot; &amp;SECTION_TRANSLATED &amp; &quot;_G1_P3&quot;" office:value-type="string" office:string-value="U15_Groups_G1_P3" calcext:value-type="string">
            <text:p>U15_Groups_G1_P3</text:p>
          </table:table-cell>
          <table:table-cell office:value-type="string" calcext:value-type="string">
            <text:p>4th Group 4</text:p>
          </table:table-cell>
          <table:table-cell office:value-type="string" calcext:value-type="string">
            <text:p>3rd Group 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2_P4&quot;" office:value-type="string" office:string-value="U15_Groups_G2_P4" calcext:value-type="string">
            <text:p>U15_Groups_G2_P4</text:p>
          </table:table-cell>
          <table:table-cell table:formula="of:=AGE_GROUP_TRANSLATED &amp; &quot;_&quot; &amp;SECTION_TRANSLATED &amp; &quot;_G3_P3&quot;" office:value-type="string" office:string-value="U15_Groups_G3_P3" calcext:value-type="string">
            <text:p>U15_Groups_G3_P3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3rd Group 3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2_P1&quot;" office:value-type="string" office:string-value="U15_Groups_G2_P1" calcext:value-type="string">
            <text:p>U15_Groups_G2_P1</text:p>
          </table:table-cell>
          <table:table-cell table:formula="of:=AGE_GROUP_TRANSLATED &amp; &quot;_&quot; &amp;SECTION_TRANSLATED &amp; &quot;_G3_P2&quot;" office:value-type="string" office:string-value="U15_Groups_G3_P2" calcext:value-type="string">
            <text:p>U15_Groups_G3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3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4_P1&quot;" office:value-type="string" office:string-value="U15_Groups_G4_P1" calcext:value-type="string">
            <text:p>U15_Groups_G4_P1</text:p>
          </table:table-cell>
          <table:table-cell table:formula="of:=AGE_GROUP_TRANSLATED &amp; &quot;_&quot; &amp;SECTION_TRANSLATED &amp; &quot;_G1_P2&quot;" office:value-type="string" office:string-value="U15_Groups_G1_P2" calcext:value-type="string">
            <text:p>U15_Groups_G1_P2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2<text:span text:style-name="T1">nd</text:span> Group 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2_P3&quot;" office:value-type="string" office:string-value="U15_Groups_G2_P3" calcext:value-type="string">
            <text:p>U15_Groups_G2_P3</text:p>
          </table:table-cell>
          <table:table-cell table:formula="of:=AGE_GROUP_TRANSLATED &amp; &quot;_&quot; &amp;SECTION_TRANSLATED &amp; &quot;_G3_P4&quot;" office:value-type="string" office:string-value="U15_Groups_G3_P4" calcext:value-type="string">
            <text:p>U15_Groups_G3_P4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4th Group 3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4_P3&quot;" office:value-type="string" office:string-value="U15_Groups_G4_P3" calcext:value-type="string">
            <text:p>U15_Groups_G4_P3</text:p>
          </table:table-cell>
          <table:table-cell table:formula="of:=AGE_GROUP_TRANSLATED &amp; &quot;_&quot; &amp;SECTION_TRANSLATED &amp; &quot;_G1_P4&quot;" office:value-type="string" office:string-value="U15_Groups_G1_P4" calcext:value-type="string">
            <text:p>U15_Groups_G1_P4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4th Group 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4_P1&quot;" office:value-type="string" office:string-value="U15_Groups_G4_P1" calcext:value-type="string">
            <text:p>U15_Groups_G4_P1</text:p>
          </table:table-cell>
          <table:table-cell table:formula="of:=AGE_GROUP_TRANSLATED &amp; &quot;_&quot; &amp;SECTION_TRANSLATED &amp; &quot;_G2_P1&quot;" office:value-type="string" office:string-value="U15_Groups_G2_P1" calcext:value-type="string">
            <text:p>U15_Groups_G2_P1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Winner Group 2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3_P2&quot;" office:value-type="string" office:string-value="U15_Groups_G3_P2" calcext:value-type="string">
            <text:p>U15_Groups_G3_P2</text:p>
          </table:table-cell>
          <table:table-cell table:formula="of:=AGE_GROUP_TRANSLATED &amp; &quot;_&quot; &amp;SECTION_TRANSLATED &amp; &quot;_G1_P2&quot;" office:value-type="string" office:string-value="U15_Groups_G1_P2" calcext:value-type="string">
            <text:p>U15_Groups_G1_P2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2<text:span text:style-name="T1">nd</text:span> Group 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4_P3&quot;" office:value-type="string" office:string-value="U15_Groups_G4_P3" calcext:value-type="string">
            <text:p>U15_Groups_G4_P3</text:p>
          </table:table-cell>
          <table:table-cell table:formula="of:=AGE_GROUP_TRANSLATED &amp; &quot;_&quot; &amp;SECTION_TRANSLATED &amp; &quot;_G2_P3&quot;" office:value-type="string" office:string-value="U15_Groups_G2_P3" calcext:value-type="string">
            <text:p>U15_Groups_G2_P3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3rd Group 2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3_P4&quot;" office:value-type="string" office:string-value="U15_Groups_G3_P4" calcext:value-type="string">
            <text:p>U15_Groups_G3_P4</text:p>
          </table:table-cell>
          <table:table-cell table:formula="of:=AGE_GROUP_TRANSLATED &amp; &quot;_&quot; &amp;SECTION_TRANSLATED &amp; &quot;_G1_P4&quot;" office:value-type="string" office:string-value="U15_Groups_G1_P4" calcext:value-type="string">
            <text:p>U15_Groups_G1_P4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4th Group 1</text:p>
          </table:table-cell>
          <table:table-cell table:number-columns-repeated="1013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style-name="ce31"/>
          <table:table-cell table:style-name="ce32"/>
          <table:table-cell table:number-columns-repeated="1013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 x 6 KO P=3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29" table:default-cell-style-name="ce12"/>
        <table:table-column table:style-name="co23" table:visibility="collapse" table:default-cell-style-name="ce12"/>
        <table:table-column table:style-name="co30" table:visibility="collapse" table:default-cell-style-name="ce12"/>
        <table:table-column table:style-name="co31" table:visibility="collapse" table:default-cell-style-name="ce14"/>
        <table:table-column table:style-name="co32" table:default-cell-style-name="ce14"/>
        <table:table-column table:style-name="co18" table:visibility="collapse" table:number-columns-repeated="2" table:default-cell-style-name="ce14"/>
        <table:table-column table:style-name="co33" table:default-cell-style-name="ce18"/>
        <table:table-column table:style-name="co33" table:default-cell-style-name="ce19"/>
        <table:table-column table:style-name="co3" table:number-columns-repeated="1015" table:default-cell-style-name="Default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table:formula="of:=FIRST_GAME_MS" office:value-type="float" office:value="45000000" calcext:value-type="float">
            <text:p>4500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2];TRANSLATED_TEAM_NAMES;['3 x 6 KO P=3'.$E2]+1)" office:value-type="string" office:string-value="1E" calcext:value-type="string">
            <text:p>1E</text:p>
          </table:table-cell>
          <table:table-cell table:style-name="ce16" table:formula="of:=VLOOKUP(['3 x 6 KO P=3'.G2];TRANSLATED_TEAM_NAMES;['3 x 6 KO P=3'.$E2]+1)" office:value-type="string" office:string-value="1F" calcext:value-type="string">
            <text:p>1F</text:p>
          </table:table-cell>
          <table:table-cell table:style-name="ce17" table:formula="of:=IF(MOD([.$C2]; NUM_PITCHES)=0;INDEX(PITCHES;1;NUM_PITCHES);INDEX(PITCHES;1;MOD([.$C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45000000,&quot;duration&quot;:&quot;10m&quot;,&quot;pitch&quot;:&quot;5&quot;,&quot;competition&quot;:{&quot;name&quot;:&quot;U15&quot;, &quot;section&quot;:&quot;Groups&quot;, &quot;group&quot;:&quot;1&quot;},&quot;tag&quot;:&quot;1&quot;, &quot;homeTeam&quot;:&quot;1E&quot;, &quot;awayTeam&quot;:&quot;1F&quot;}" calcext:value-type="string">
            <text:p>{"__v":0,"day":1,"dateTime":45000000,"duration":"10m","pitch":"5","competition":{"name":"U15", "section":"Groups", "group":"1"},"tag":"1", "homeTeam":"1E", "awayTeam":"1F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table:formula="of:=FIRST_GAME_MS + ((DURATION_MS + GAME_GAP_MS) * ([.$B3]-1))" office:value-type="float" office:value="45000000" calcext:value-type="float">
            <text:p>4500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3];TRANSLATED_TEAM_NAMES;['3 x 6 KO P=3'.$E3]+1)" office:value-type="string" office:string-value="2E" calcext:value-type="string">
            <text:p>2E</text:p>
          </table:table-cell>
          <table:table-cell table:style-name="ce16" table:formula="of:=VLOOKUP(['3 x 6 KO P=3'.G3];TRANSLATED_TEAM_NAMES;['3 x 6 KO P=3'.$E3]+1)" office:value-type="string" office:string-value="2F" calcext:value-type="string">
            <text:p>2F</text:p>
          </table:table-cell>
          <table:table-cell table:style-name="ce17" table:formula="of:=IF(MOD([.$C3]; NUM_PITCHES)=0;INDEX(PITCHES;1;NUM_PITCHES);INDEX(PITCHES;1;MOD([.$C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45000000,&quot;duration&quot;:&quot;10m&quot;,&quot;pitch&quot;:&quot;6&quot;,&quot;competition&quot;:{&quot;name&quot;:&quot;U15&quot;, &quot;section&quot;:&quot;Groups&quot;, &quot;group&quot;:&quot;2&quot;},&quot;tag&quot;:&quot;1&quot;, &quot;homeTeam&quot;:&quot;2E&quot;, &quot;awayTeam&quot;:&quot;2F&quot;}" calcext:value-type="string">
            <text:p>{"__v":0,"day":1,"dateTime":45000000,"duration":"10m","pitch":"6","competition":{"name":"U15", "section":"Groups", "group":"2"},"tag":"1", "homeTeam":"2E", "awayTeam":"2F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" table:formula="of:=FIRST_GAME_MS + ((DURATION_MS + GAME_GAP_MS) * ([.$B4]-1))" office:value-type="float" office:value="45000000" calcext:value-type="float">
            <text:p>4500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4];TRANSLATED_TEAM_NAMES;['3 x 6 KO P=3'.$E4]+1)" office:value-type="string" office:string-value="3E" calcext:value-type="string">
            <text:p>3E</text:p>
          </table:table-cell>
          <table:table-cell table:style-name="ce16" table:formula="of:=VLOOKUP(['3 x 6 KO P=3'.G4];TRANSLATED_TEAM_NAMES;['3 x 6 KO P=3'.$E4]+1)" office:value-type="string" office:string-value="3F" calcext:value-type="string">
            <text:p>3F</text:p>
          </table:table-cell>
          <table:table-cell table:style-name="ce17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45000000,&quot;duration&quot;:&quot;10m&quot;,&quot;pitch&quot;:&quot;7&quot;,&quot;competition&quot;:{&quot;name&quot;:&quot;U15&quot;, &quot;section&quot;:&quot;Groups&quot;, &quot;group&quot;:&quot;3&quot;},&quot;tag&quot;:&quot;1&quot;, &quot;homeTeam&quot;:&quot;3E&quot;, &quot;awayTeam&quot;:&quot;3F&quot;}" calcext:value-type="string">
            <text:p>{"__v":0,"day":1,"dateTime":45000000,"duration":"10m","pitch":"7","competition":{"name":"U15", "section":"Groups", "group":"3"},"tag":"1", "homeTeam":"3E", "awayTeam":"3F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2" table:formula="of:=FIRST_GAME_MS + ((DURATION_MS + GAME_GAP_MS) * ([.$B5]-1))" office:value-type="float" office:value="45000000" calcext:value-type="float">
            <text:p>4500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5];TRANSLATED_TEAM_NAMES;['3 x 6 KO P=3'.$E5]+1)" office:value-type="string" office:string-value="1C" calcext:value-type="string">
            <text:p>1C</text:p>
          </table:table-cell>
          <table:table-cell table:style-name="ce16" table:formula="of:=VLOOKUP(['3 x 6 KO P=3'.G5];TRANSLATED_TEAM_NAMES;['3 x 6 KO P=3'.$E5]+1)" office:value-type="string" office:string-value="1D" calcext:value-type="string">
            <text:p>1D</text:p>
          </table:table-cell>
          <table:table-cell table:style-name="ce17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45000000,&quot;duration&quot;:&quot;10m&quot;,&quot;pitch&quot;:&quot;8&quot;,&quot;competition&quot;:{&quot;name&quot;:&quot;U15&quot;, &quot;section&quot;:&quot;Groups&quot;, &quot;group&quot;:&quot;1&quot;},&quot;tag&quot;:&quot;1&quot;, &quot;homeTeam&quot;:&quot;1C&quot;, &quot;awayTeam&quot;:&quot;1D&quot;}" calcext:value-type="string">
            <text:p>{"__v":0,"day":1,"dateTime":45000000,"duration":"10m","pitch":"8","competition":{"name":"U15", "section":"Groups", "group":"1"},"tag":"1", "homeTeam":"1C", "awayTeam":"1D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2" table:formula="of:=FIRST_GAME_MS + ((DURATION_MS + GAME_GAP_MS) * ([.$B6]-1))" office:value-type="float" office:value="45780000" calcext:value-type="float">
            <text:p>4578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6];TRANSLATED_TEAM_NAMES;['3 x 6 KO P=3'.$E6]+1)" office:value-type="string" office:string-value="2C" calcext:value-type="string">
            <text:p>2C</text:p>
          </table:table-cell>
          <table:table-cell table:style-name="ce16" table:formula="of:=VLOOKUP(['3 x 6 KO P=3'.G6];TRANSLATED_TEAM_NAMES;['3 x 6 KO P=3'.$E6]+1)" office:value-type="string" office:string-value="2D" calcext:value-type="string">
            <text:p>2D</text:p>
          </table:table-cell>
          <table:table-cell table:style-name="ce17" table:formula="of:=IF(MOD([.$C6]; NUM_PITCHES)=0;INDEX(PITCHES;1;NUM_PITCHES);INDEX(PITCHES;1;MOD([.$C6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45780000,&quot;duration&quot;:&quot;10m&quot;,&quot;pitch&quot;:&quot;5&quot;,&quot;competition&quot;:{&quot;name&quot;:&quot;U15&quot;, &quot;section&quot;:&quot;Groups&quot;, &quot;group&quot;:&quot;2&quot;},&quot;tag&quot;:&quot;2&quot;, &quot;homeTeam&quot;:&quot;2C&quot;, &quot;awayTeam&quot;:&quot;2D&quot;}" calcext:value-type="string">
            <text:p>{"__v":0,"day":1,"dateTime":45780000,"duration":"10m","pitch":"5","competition":{"name":"U15", "section":"Groups", "group":"2"},"tag":"2", "homeTeam":"2C", "awayTeam":"2D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2" table:formula="of:=FIRST_GAME_MS + ((DURATION_MS + GAME_GAP_MS) * ([.$B7]-1))" office:value-type="float" office:value="45780000" calcext:value-type="float">
            <text:p>4578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7];TRANSLATED_TEAM_NAMES;['3 x 6 KO P=3'.$E7]+1)" office:value-type="string" office:string-value="3C" calcext:value-type="string">
            <text:p>3C</text:p>
          </table:table-cell>
          <table:table-cell table:style-name="ce16" table:formula="of:=VLOOKUP(['3 x 6 KO P=3'.G7];TRANSLATED_TEAM_NAMES;['3 x 6 KO P=3'.$E7]+1)" office:value-type="string" office:string-value="3D" calcext:value-type="string">
            <text:p>3D</text:p>
          </table:table-cell>
          <table:table-cell table:style-name="ce17" table:formula="of:=IF(MOD([.$C7]; NUM_PITCHES)=0;INDEX(PITCHES;1;NUM_PITCHES);INDEX(PITCHES;1;MOD([.$C7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45780000,&quot;duration&quot;:&quot;10m&quot;,&quot;pitch&quot;:&quot;6&quot;,&quot;competition&quot;:{&quot;name&quot;:&quot;U15&quot;, &quot;section&quot;:&quot;Groups&quot;, &quot;group&quot;:&quot;3&quot;},&quot;tag&quot;:&quot;2&quot;, &quot;homeTeam&quot;:&quot;3C&quot;, &quot;awayTeam&quot;:&quot;3D&quot;}" calcext:value-type="string">
            <text:p>{"__v":0,"day":1,"dateTime":45780000,"duration":"10m","pitch":"6","competition":{"name":"U15", "section":"Groups", "group":"3"},"tag":"2", "homeTeam":"3C", "awayTeam":"3D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2" table:formula="of:=FIRST_GAME_MS + ((DURATION_MS + GAME_GAP_MS) * ([.$B8]-1))" office:value-type="float" office:value="45780000" calcext:value-type="float">
            <text:p>4578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8];TRANSLATED_TEAM_NAMES;['3 x 6 KO P=3'.$E8]+1)" office:value-type="string" office:string-value="1A" calcext:value-type="string">
            <text:p>1A</text:p>
          </table:table-cell>
          <table:table-cell table:style-name="ce16" table:formula="of:=VLOOKUP(['3 x 6 KO P=3'.G8];TRANSLATED_TEAM_NAMES;['3 x 6 KO P=3'.$E8]+1)" office:value-type="string" office:string-value="1B" calcext:value-type="string">
            <text:p>1B</text:p>
          </table:table-cell>
          <table:table-cell table:style-name="ce17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45780000,&quot;duration&quot;:&quot;10m&quot;,&quot;pitch&quot;:&quot;7&quot;,&quot;competition&quot;:{&quot;name&quot;:&quot;U15&quot;, &quot;section&quot;:&quot;Groups&quot;, &quot;group&quot;:&quot;1&quot;},&quot;tag&quot;:&quot;2&quot;, &quot;homeTeam&quot;:&quot;1A&quot;, &quot;awayTeam&quot;:&quot;1B&quot;}" calcext:value-type="string">
            <text:p>{"__v":0,"day":1,"dateTime":45780000,"duration":"10m","pitch":"7","competition":{"name":"U15", "section":"Groups", "group":"1"},"tag":"2", "homeTeam":"1A", "awayTeam":"1B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table:formula="of:=FIRST_GAME_MS + ((DURATION_MS + GAME_GAP_MS) * ([.$B9]-1))" office:value-type="float" office:value="45780000" calcext:value-type="float">
            <text:p>4578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9];TRANSLATED_TEAM_NAMES;['3 x 6 KO P=3'.$E9]+1)" office:value-type="string" office:string-value="2A" calcext:value-type="string">
            <text:p>2A</text:p>
          </table:table-cell>
          <table:table-cell table:style-name="ce16" table:formula="of:=VLOOKUP(['3 x 6 KO P=3'.G9];TRANSLATED_TEAM_NAMES;['3 x 6 KO P=3'.$E9]+1)" office:value-type="string" office:string-value="2B" calcext:value-type="string">
            <text:p>2B</text:p>
          </table:table-cell>
          <table:table-cell table:style-name="ce17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45780000,&quot;duration&quot;:&quot;10m&quot;,&quot;pitch&quot;:&quot;8&quot;,&quot;competition&quot;:{&quot;name&quot;:&quot;U15&quot;, &quot;section&quot;:&quot;Groups&quot;, &quot;group&quot;:&quot;2&quot;},&quot;tag&quot;:&quot;2&quot;, &quot;homeTeam&quot;:&quot;2A&quot;, &quot;awayTeam&quot;:&quot;2B&quot;}" calcext:value-type="string">
            <text:p>{"__v":0,"day":1,"dateTime":45780000,"duration":"10m","pitch":"8","competition":{"name":"U15", "section":"Groups", "group":"2"},"tag":"2", "homeTeam":"2A", "awayTeam":"2B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2" table:formula="of:=FIRST_GAME_MS + ((DURATION_MS + GAME_GAP_MS) * ([.$B10]-1))" office:value-type="float" office:value="46560000" calcext:value-type="float">
            <text:p>4656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10];TRANSLATED_TEAM_NAMES;['3 x 6 KO P=3'.$E10]+1)" office:value-type="string" office:string-value="3A" calcext:value-type="string">
            <text:p>3A</text:p>
          </table:table-cell>
          <table:table-cell table:style-name="ce16" table:formula="of:=VLOOKUP(['3 x 6 KO P=3'.G10];TRANSLATED_TEAM_NAMES;['3 x 6 KO P=3'.$E10]+1)" office:value-type="string" office:string-value="3B" calcext:value-type="string">
            <text:p>3B</text:p>
          </table:table-cell>
          <table:table-cell table:style-name="ce17" table:formula="of:=IF(MOD([.$C10]; NUM_PITCHES)=0;INDEX(PITCHES;1;NUM_PITCHES);INDEX(PITCHES;1;MOD([.$C10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46560000,&quot;duration&quot;:&quot;10m&quot;,&quot;pitch&quot;:&quot;5&quot;,&quot;competition&quot;:{&quot;name&quot;:&quot;U15&quot;, &quot;section&quot;:&quot;Groups&quot;, &quot;group&quot;:&quot;3&quot;},&quot;tag&quot;:&quot;3&quot;, &quot;homeTeam&quot;:&quot;3A&quot;, &quot;awayTeam&quot;:&quot;3B&quot;}" calcext:value-type="string">
            <text:p>{"__v":0,"day":1,"dateTime":46560000,"duration":"10m","pitch":"5","competition":{"name":"U15", "section":"Groups", "group":"3"},"tag":"3", "homeTeam":"3A", "awayTeam":"3B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2" table:formula="of:=FIRST_GAME_MS + ((DURATION_MS + GAME_GAP_MS) * ([.$B11]-1))" office:value-type="float" office:value="46560000" calcext:value-type="float">
            <text:p>4656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11];TRANSLATED_TEAM_NAMES;['3 x 6 KO P=3'.$E11]+1)" office:value-type="string" office:string-value="1D" calcext:value-type="string">
            <text:p>1D</text:p>
          </table:table-cell>
          <table:table-cell table:style-name="ce16" table:formula="of:=VLOOKUP(['3 x 6 KO P=3'.G11];TRANSLATED_TEAM_NAMES;['3 x 6 KO P=3'.$E11]+1)" office:value-type="string" office:string-value="1E" calcext:value-type="string">
            <text:p>1E</text:p>
          </table:table-cell>
          <table:table-cell table:style-name="ce17" table:formula="of:=IF(MOD([.$C11]; NUM_PITCHES)=0;INDEX(PITCHES;1;NUM_PITCHES);INDEX(PITCHES;1;MOD([.$C11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46560000,&quot;duration&quot;:&quot;10m&quot;,&quot;pitch&quot;:&quot;6&quot;,&quot;competition&quot;:{&quot;name&quot;:&quot;U15&quot;, &quot;section&quot;:&quot;Groups&quot;, &quot;group&quot;:&quot;1&quot;},&quot;tag&quot;:&quot;3&quot;, &quot;homeTeam&quot;:&quot;1D&quot;, &quot;awayTeam&quot;:&quot;1E&quot;}" calcext:value-type="string">
            <text:p>{"__v":0,"day":1,"dateTime":46560000,"duration":"10m","pitch":"6","competition":{"name":"U15", "section":"Groups", "group":"1"},"tag":"3", "homeTeam":"1D", "awayTeam":"1E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2" table:formula="of:=FIRST_GAME_MS + ((DURATION_MS + GAME_GAP_MS) * ([.$B12]-1))" office:value-type="float" office:value="46560000" calcext:value-type="float">
            <text:p>4656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12];TRANSLATED_TEAM_NAMES;['3 x 6 KO P=3'.$E12]+1)" office:value-type="string" office:string-value="2D" calcext:value-type="string">
            <text:p>2D</text:p>
          </table:table-cell>
          <table:table-cell table:style-name="ce16" table:formula="of:=VLOOKUP(['3 x 6 KO P=3'.G12];TRANSLATED_TEAM_NAMES;['3 x 6 KO P=3'.$E12]+1)" office:value-type="string" office:string-value="2E" calcext:value-type="string">
            <text:p>2E</text:p>
          </table:table-cell>
          <table:table-cell table:style-name="ce17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46560000,&quot;duration&quot;:&quot;10m&quot;,&quot;pitch&quot;:&quot;7&quot;,&quot;competition&quot;:{&quot;name&quot;:&quot;U15&quot;, &quot;section&quot;:&quot;Groups&quot;, &quot;group&quot;:&quot;2&quot;},&quot;tag&quot;:&quot;3&quot;, &quot;homeTeam&quot;:&quot;2D&quot;, &quot;awayTeam&quot;:&quot;2E&quot;}" calcext:value-type="string">
            <text:p>{"__v":0,"day":1,"dateTime":46560000,"duration":"10m","pitch":"7","competition":{"name":"U15", "section":"Groups", "group":"2"},"tag":"3", "homeTeam":"2D", "awayTeam":"2E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2" table:formula="of:=FIRST_GAME_MS + ((DURATION_MS + GAME_GAP_MS) * ([.$B13]-1))" office:value-type="float" office:value="46560000" calcext:value-type="float">
            <text:p>4656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13];TRANSLATED_TEAM_NAMES;['3 x 6 KO P=3'.$E13]+1)" office:value-type="string" office:string-value="3D" calcext:value-type="string">
            <text:p>3D</text:p>
          </table:table-cell>
          <table:table-cell table:style-name="ce16" table:formula="of:=VLOOKUP(['3 x 6 KO P=3'.G13];TRANSLATED_TEAM_NAMES;['3 x 6 KO P=3'.$E13]+1)" office:value-type="string" office:string-value="3E" calcext:value-type="string">
            <text:p>3E</text:p>
          </table:table-cell>
          <table:table-cell table:style-name="ce17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46560000,&quot;duration&quot;:&quot;10m&quot;,&quot;pitch&quot;:&quot;8&quot;,&quot;competition&quot;:{&quot;name&quot;:&quot;U15&quot;, &quot;section&quot;:&quot;Groups&quot;, &quot;group&quot;:&quot;3&quot;},&quot;tag&quot;:&quot;3&quot;, &quot;homeTeam&quot;:&quot;3D&quot;, &quot;awayTeam&quot;:&quot;3E&quot;}" calcext:value-type="string">
            <text:p>{"__v":0,"day":1,"dateTime":46560000,"duration":"10m","pitch":"8","competition":{"name":"U15", "section":"Groups", "group":"3"},"tag":"3", "homeTeam":"3D", "awayTeam":"3E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2" table:formula="of:=FIRST_GAME_MS + ((DURATION_MS + GAME_GAP_MS) * ([.$B14]-1))" office:value-type="float" office:value="47340000" calcext:value-type="float">
            <text:p>4734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14];TRANSLATED_TEAM_NAMES;['3 x 6 KO P=3'.$E14]+1)" office:value-type="string" office:string-value="1F" calcext:value-type="string">
            <text:p>1F</text:p>
          </table:table-cell>
          <table:table-cell table:style-name="ce16" table:formula="of:=VLOOKUP(['3 x 6 KO P=3'.G14];TRANSLATED_TEAM_NAMES;['3 x 6 KO P=3'.$E14]+1)" office:value-type="string" office:string-value="1A" calcext:value-type="string">
            <text:p>1A</text:p>
          </table:table-cell>
          <table:table-cell table:style-name="ce17" table:formula="of:=IF(MOD([.$C14]; NUM_PITCHES)=0;INDEX(PITCHES;1;NUM_PITCHES);INDEX(PITCHES;1;MOD([.$C14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47340000,&quot;duration&quot;:&quot;10m&quot;,&quot;pitch&quot;:&quot;5&quot;,&quot;competition&quot;:{&quot;name&quot;:&quot;U15&quot;, &quot;section&quot;:&quot;Groups&quot;, &quot;group&quot;:&quot;1&quot;},&quot;tag&quot;:&quot;4&quot;, &quot;homeTeam&quot;:&quot;1F&quot;, &quot;awayTeam&quot;:&quot;1A&quot;}" calcext:value-type="string">
            <text:p>{"__v":0,"day":1,"dateTime":47340000,"duration":"10m","pitch":"5","competition":{"name":"U15", "section":"Groups", "group":"1"},"tag":"4", "homeTeam":"1F", "awayTeam":"1A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12" table:formula="of:=FIRST_GAME_MS + ((DURATION_MS + GAME_GAP_MS) * ([.$B15]-1))" office:value-type="float" office:value="47340000" calcext:value-type="float">
            <text:p>4734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15];TRANSLATED_TEAM_NAMES;['3 x 6 KO P=3'.$E15]+1)" office:value-type="string" office:string-value="2F" calcext:value-type="string">
            <text:p>2F</text:p>
          </table:table-cell>
          <table:table-cell table:style-name="ce16" table:formula="of:=VLOOKUP(['3 x 6 KO P=3'.G15];TRANSLATED_TEAM_NAMES;['3 x 6 KO P=3'.$E15]+1)" office:value-type="string" office:string-value="2A" calcext:value-type="string">
            <text:p>2A</text:p>
          </table:table-cell>
          <table:table-cell table:style-name="ce17" table:formula="of:=IF(MOD([.$C15]; NUM_PITCHES)=0;INDEX(PITCHES;1;NUM_PITCHES);INDEX(PITCHES;1;MOD([.$C15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47340000,&quot;duration&quot;:&quot;10m&quot;,&quot;pitch&quot;:&quot;6&quot;,&quot;competition&quot;:{&quot;name&quot;:&quot;U15&quot;, &quot;section&quot;:&quot;Groups&quot;, &quot;group&quot;:&quot;2&quot;},&quot;tag&quot;:&quot;4&quot;, &quot;homeTeam&quot;:&quot;2F&quot;, &quot;awayTeam&quot;:&quot;2A&quot;}" calcext:value-type="string">
            <text:p>{"__v":0,"day":1,"dateTime":47340000,"duration":"10m","pitch":"6","competition":{"name":"U15", "section":"Groups", "group":"2"},"tag":"4", "homeTeam":"2F", "awayTeam":"2A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2" table:formula="of:=FIRST_GAME_MS + ((DURATION_MS + GAME_GAP_MS) * ([.$B16]-1))" office:value-type="float" office:value="47340000" calcext:value-type="float">
            <text:p>4734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16];TRANSLATED_TEAM_NAMES;['3 x 6 KO P=3'.$E16]+1)" office:value-type="string" office:string-value="3F" calcext:value-type="string">
            <text:p>3F</text:p>
          </table:table-cell>
          <table:table-cell table:style-name="ce16" table:formula="of:=VLOOKUP(['3 x 6 KO P=3'.G16];TRANSLATED_TEAM_NAMES;['3 x 6 KO P=3'.$E16]+1)" office:value-type="string" office:string-value="3A" calcext:value-type="string">
            <text:p>3A</text:p>
          </table:table-cell>
          <table:table-cell table:style-name="ce17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47340000,&quot;duration&quot;:&quot;10m&quot;,&quot;pitch&quot;:&quot;7&quot;,&quot;competition&quot;:{&quot;name&quot;:&quot;U15&quot;, &quot;section&quot;:&quot;Groups&quot;, &quot;group&quot;:&quot;3&quot;},&quot;tag&quot;:&quot;4&quot;, &quot;homeTeam&quot;:&quot;3F&quot;, &quot;awayTeam&quot;:&quot;3A&quot;}" calcext:value-type="string">
            <text:p>{"__v":0,"day":1,"dateTime":47340000,"duration":"10m","pitch":"7","competition":{"name":"U15", "section":"Groups", "group":"3"},"tag":"4", "homeTeam":"3F", "awayTeam":"3A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2" table:formula="of:=FIRST_GAME_MS + ((DURATION_MS + GAME_GAP_MS) * ([.$B17]-1))" office:value-type="float" office:value="47340000" calcext:value-type="float">
            <text:p>4734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17];TRANSLATED_TEAM_NAMES;['3 x 6 KO P=3'.$E17]+1)" office:value-type="string" office:string-value="1B" calcext:value-type="string">
            <text:p>1B</text:p>
          </table:table-cell>
          <table:table-cell table:style-name="ce16" table:formula="of:=VLOOKUP(['3 x 6 KO P=3'.G17];TRANSLATED_TEAM_NAMES;['3 x 6 KO P=3'.$E17]+1)" office:value-type="string" office:string-value="1C" calcext:value-type="string">
            <text:p>1C</text:p>
          </table:table-cell>
          <table:table-cell table:style-name="ce17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47340000,&quot;duration&quot;:&quot;10m&quot;,&quot;pitch&quot;:&quot;8&quot;,&quot;competition&quot;:{&quot;name&quot;:&quot;U15&quot;, &quot;section&quot;:&quot;Groups&quot;, &quot;group&quot;:&quot;1&quot;},&quot;tag&quot;:&quot;4&quot;, &quot;homeTeam&quot;:&quot;1B&quot;, &quot;awayTeam&quot;:&quot;1C&quot;}" calcext:value-type="string">
            <text:p>{"__v":0,"day":1,"dateTime":47340000,"duration":"10m","pitch":"8","competition":{"name":"U15", "section":"Groups", "group":"1"},"tag":"4", "homeTeam":"1B", "awayTeam":"1C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2" table:formula="of:=FIRST_GAME_MS + ((DURATION_MS + GAME_GAP_MS) * ([.$B18]-1))" office:value-type="float" office:value="48120000" calcext:value-type="float">
            <text:p>4812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18];TRANSLATED_TEAM_NAMES;['3 x 6 KO P=3'.$E18]+1)" office:value-type="string" office:string-value="2B" calcext:value-type="string">
            <text:p>2B</text:p>
          </table:table-cell>
          <table:table-cell table:style-name="ce16" table:formula="of:=VLOOKUP(['3 x 6 KO P=3'.G18];TRANSLATED_TEAM_NAMES;['3 x 6 KO P=3'.$E18]+1)" office:value-type="string" office:string-value="2C" calcext:value-type="string">
            <text:p>2C</text:p>
          </table:table-cell>
          <table:table-cell table:style-name="ce17" table:formula="of:=IF(MOD([.$C18]; NUM_PITCHES)=0;INDEX(PITCHES;1;NUM_PITCHES);INDEX(PITCHES;1;MOD([.$C18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48120000,&quot;duration&quot;:&quot;10m&quot;,&quot;pitch&quot;:&quot;5&quot;,&quot;competition&quot;:{&quot;name&quot;:&quot;U15&quot;, &quot;section&quot;:&quot;Groups&quot;, &quot;group&quot;:&quot;2&quot;},&quot;tag&quot;:&quot;5&quot;, &quot;homeTeam&quot;:&quot;2B&quot;, &quot;awayTeam&quot;:&quot;2C&quot;}" calcext:value-type="string">
            <text:p>{"__v":0,"day":1,"dateTime":48120000,"duration":"10m","pitch":"5","competition":{"name":"U15", "section":"Groups", "group":"2"},"tag":"5", "homeTeam":"2B", "awayTeam":"2C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12" table:formula="of:=FIRST_GAME_MS + ((DURATION_MS + GAME_GAP_MS) * ([.$B19]-1))" office:value-type="float" office:value="48120000" calcext:value-type="float">
            <text:p>4812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19];TRANSLATED_TEAM_NAMES;['3 x 6 KO P=3'.$E19]+1)" office:value-type="string" office:string-value="3B" calcext:value-type="string">
            <text:p>3B</text:p>
          </table:table-cell>
          <table:table-cell table:style-name="ce16" table:formula="of:=VLOOKUP(['3 x 6 KO P=3'.G19];TRANSLATED_TEAM_NAMES;['3 x 6 KO P=3'.$E19]+1)" office:value-type="string" office:string-value="3C" calcext:value-type="string">
            <text:p>3C</text:p>
          </table:table-cell>
          <table:table-cell table:style-name="ce17" table:formula="of:=IF(MOD([.$C19]; NUM_PITCHES)=0;INDEX(PITCHES;1;NUM_PITCHES);INDEX(PITCHES;1;MOD([.$C19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48120000,&quot;duration&quot;:&quot;10m&quot;,&quot;pitch&quot;:&quot;6&quot;,&quot;competition&quot;:{&quot;name&quot;:&quot;U15&quot;, &quot;section&quot;:&quot;Groups&quot;, &quot;group&quot;:&quot;3&quot;},&quot;tag&quot;:&quot;5&quot;, &quot;homeTeam&quot;:&quot;3B&quot;, &quot;awayTeam&quot;:&quot;3C&quot;}" calcext:value-type="string">
            <text:p>{"__v":0,"day":1,"dateTime":48120000,"duration":"10m","pitch":"6","competition":{"name":"U15", "section":"Groups", "group":"3"},"tag":"5", "homeTeam":"3B", "awayTeam":"3C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2" table:formula="of:=FIRST_GAME_MS + ((DURATION_MS + GAME_GAP_MS) * ([.$B20]-1))" office:value-type="float" office:value="48120000" calcext:value-type="float">
            <text:p>4812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20];TRANSLATED_TEAM_NAMES;['3 x 6 KO P=3'.$E20]+1)" office:value-type="string" office:string-value="1D" calcext:value-type="string">
            <text:p>1D</text:p>
          </table:table-cell>
          <table:table-cell table:style-name="ce16" table:formula="of:=VLOOKUP(['3 x 6 KO P=3'.G20];TRANSLATED_TEAM_NAMES;['3 x 6 KO P=3'.$E20]+1)" office:value-type="string" office:string-value="1F" calcext:value-type="string">
            <text:p>1F</text:p>
          </table:table-cell>
          <table:table-cell table:style-name="ce17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48120000,&quot;duration&quot;:&quot;10m&quot;,&quot;pitch&quot;:&quot;7&quot;,&quot;competition&quot;:{&quot;name&quot;:&quot;U15&quot;, &quot;section&quot;:&quot;Groups&quot;, &quot;group&quot;:&quot;1&quot;},&quot;tag&quot;:&quot;5&quot;, &quot;homeTeam&quot;:&quot;1D&quot;, &quot;awayTeam&quot;:&quot;1F&quot;}" calcext:value-type="string">
            <text:p>{"__v":0,"day":1,"dateTime":48120000,"duration":"10m","pitch":"7","competition":{"name":"U15", "section":"Groups", "group":"1"},"tag":"5", "homeTeam":"1D", "awayTeam":"1F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2" table:formula="of:=FIRST_GAME_MS + ((DURATION_MS + GAME_GAP_MS) * ([.$B21]-1))" office:value-type="float" office:value="48120000" calcext:value-type="float">
            <text:p>4812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21];TRANSLATED_TEAM_NAMES;['3 x 6 KO P=3'.$E21]+1)" office:value-type="string" office:string-value="2D" calcext:value-type="string">
            <text:p>2D</text:p>
          </table:table-cell>
          <table:table-cell table:style-name="ce16" table:formula="of:=VLOOKUP(['3 x 6 KO P=3'.G21];TRANSLATED_TEAM_NAMES;['3 x 6 KO P=3'.$E21]+1)" office:value-type="string" office:string-value="2F" calcext:value-type="string">
            <text:p>2F</text:p>
          </table:table-cell>
          <table:table-cell table:style-name="ce17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48120000,&quot;duration&quot;:&quot;10m&quot;,&quot;pitch&quot;:&quot;8&quot;,&quot;competition&quot;:{&quot;name&quot;:&quot;U15&quot;, &quot;section&quot;:&quot;Groups&quot;, &quot;group&quot;:&quot;2&quot;},&quot;tag&quot;:&quot;5&quot;, &quot;homeTeam&quot;:&quot;2D&quot;, &quot;awayTeam&quot;:&quot;2F&quot;}" calcext:value-type="string">
            <text:p>{"__v":0,"day":1,"dateTime":48120000,"duration":"10m","pitch":"8","competition":{"name":"U15", "section":"Groups", "group":"2"},"tag":"5", "homeTeam":"2D", "awayTeam":"2F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12" table:formula="of:=FIRST_GAME_MS + ((DURATION_MS + GAME_GAP_MS) * ([.$B22]-1))" office:value-type="float" office:value="48900000" calcext:value-type="float">
            <text:p>4890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22];TRANSLATED_TEAM_NAMES;['3 x 6 KO P=3'.$E22]+1)" office:value-type="string" office:string-value="3D" calcext:value-type="string">
            <text:p>3D</text:p>
          </table:table-cell>
          <table:table-cell table:style-name="ce16" table:formula="of:=VLOOKUP(['3 x 6 KO P=3'.G22];TRANSLATED_TEAM_NAMES;['3 x 6 KO P=3'.$E22]+1)" office:value-type="string" office:string-value="3F" calcext:value-type="string">
            <text:p>3F</text:p>
          </table:table-cell>
          <table:table-cell table:style-name="ce17" table:formula="of:=IF(MOD([.$C22]; NUM_PITCHES)=0;INDEX(PITCHES;1;NUM_PITCHES);INDEX(PITCHES;1;MOD([.$C2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1,&quot;dateTime&quot;:48900000,&quot;duration&quot;:&quot;10m&quot;,&quot;pitch&quot;:&quot;5&quot;,&quot;competition&quot;:{&quot;name&quot;:&quot;U15&quot;, &quot;section&quot;:&quot;Groups&quot;, &quot;group&quot;:&quot;3&quot;},&quot;tag&quot;:&quot;6&quot;, &quot;homeTeam&quot;:&quot;3D&quot;, &quot;awayTeam&quot;:&quot;3F&quot;}" calcext:value-type="string">
            <text:p>{"__v":0,"day":1,"dateTime":48900000,"duration":"10m","pitch":"5","competition":{"name":"U15", "section":"Groups", "group":"3"},"tag":"6", "homeTeam":"3D", "awayTeam":"3F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12" table:formula="of:=FIRST_GAME_MS + ((DURATION_MS + GAME_GAP_MS) * ([.$B23]-1))" office:value-type="float" office:value="48900000" calcext:value-type="float">
            <text:p>4890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23];TRANSLATED_TEAM_NAMES;['3 x 6 KO P=3'.$E23]+1)" office:value-type="string" office:string-value="1E" calcext:value-type="string">
            <text:p>1E</text:p>
          </table:table-cell>
          <table:table-cell table:style-name="ce16" table:formula="of:=VLOOKUP(['3 x 6 KO P=3'.G23];TRANSLATED_TEAM_NAMES;['3 x 6 KO P=3'.$E23]+1)" office:value-type="string" office:string-value="1B" calcext:value-type="string">
            <text:p>1B</text:p>
          </table:table-cell>
          <table:table-cell table:style-name="ce17" table:formula="of:=IF(MOD([.$C23]; NUM_PITCHES)=0;INDEX(PITCHES;1;NUM_PITCHES);INDEX(PITCHES;1;MOD([.$C2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1,&quot;dateTime&quot;:48900000,&quot;duration&quot;:&quot;10m&quot;,&quot;pitch&quot;:&quot;6&quot;,&quot;competition&quot;:{&quot;name&quot;:&quot;U15&quot;, &quot;section&quot;:&quot;Groups&quot;, &quot;group&quot;:&quot;1&quot;},&quot;tag&quot;:&quot;6&quot;, &quot;homeTeam&quot;:&quot;1E&quot;, &quot;awayTeam&quot;:&quot;1B&quot;}" calcext:value-type="string">
            <text:p>{"__v":0,"day":1,"dateTime":48900000,"duration":"10m","pitch":"6","competition":{"name":"U15", "section":"Groups", "group":"1"},"tag":"6", "homeTeam":"1E", "awayTeam":"1B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12" table:formula="of:=FIRST_GAME_MS + ((DURATION_MS + GAME_GAP_MS) * ([.$B24]-1))" office:value-type="float" office:value="48900000" calcext:value-type="float">
            <text:p>4890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24];TRANSLATED_TEAM_NAMES;['3 x 6 KO P=3'.$E24]+1)" office:value-type="string" office:string-value="2E" calcext:value-type="string">
            <text:p>2E</text:p>
          </table:table-cell>
          <table:table-cell table:style-name="ce16" table:formula="of:=VLOOKUP(['3 x 6 KO P=3'.G24];TRANSLATED_TEAM_NAMES;['3 x 6 KO P=3'.$E24]+1)" office:value-type="string" office:string-value="2B" calcext:value-type="string">
            <text:p>2B</text:p>
          </table:table-cell>
          <table:table-cell table:style-name="ce17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1,&quot;dateTime&quot;:48900000,&quot;duration&quot;:&quot;10m&quot;,&quot;pitch&quot;:&quot;7&quot;,&quot;competition&quot;:{&quot;name&quot;:&quot;U15&quot;, &quot;section&quot;:&quot;Groups&quot;, &quot;group&quot;:&quot;2&quot;},&quot;tag&quot;:&quot;6&quot;, &quot;homeTeam&quot;:&quot;2E&quot;, &quot;awayTeam&quot;:&quot;2B&quot;}" calcext:value-type="string">
            <text:p>{"__v":0,"day":1,"dateTime":48900000,"duration":"10m","pitch":"7","competition":{"name":"U15", "section":"Groups", "group":"2"},"tag":"6", "homeTeam":"2E", "awayTeam":"2B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12" table:formula="of:=FIRST_GAME_MS + ((DURATION_MS + GAME_GAP_MS) * ([.$B25]-1))" office:value-type="float" office:value="48900000" calcext:value-type="float">
            <text:p>4890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25];TRANSLATED_TEAM_NAMES;['3 x 6 KO P=3'.$E25]+1)" office:value-type="string" office:string-value="3E" calcext:value-type="string">
            <text:p>3E</text:p>
          </table:table-cell>
          <table:table-cell table:style-name="ce16" table:formula="of:=VLOOKUP(['3 x 6 KO P=3'.G25];TRANSLATED_TEAM_NAMES;['3 x 6 KO P=3'.$E25]+1)" office:value-type="string" office:string-value="3B" calcext:value-type="string">
            <text:p>3B</text:p>
          </table:table-cell>
          <table:table-cell table:style-name="ce17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1,&quot;dateTime&quot;:48900000,&quot;duration&quot;:&quot;10m&quot;,&quot;pitch&quot;:&quot;8&quot;,&quot;competition&quot;:{&quot;name&quot;:&quot;U15&quot;, &quot;section&quot;:&quot;Groups&quot;, &quot;group&quot;:&quot;3&quot;},&quot;tag&quot;:&quot;6&quot;, &quot;homeTeam&quot;:&quot;3E&quot;, &quot;awayTeam&quot;:&quot;3B&quot;}" calcext:value-type="string">
            <text:p>{"__v":0,"day":1,"dateTime":48900000,"duration":"10m","pitch":"8","competition":{"name":"U15", "section":"Groups", "group":"3"},"tag":"6", "homeTeam":"3E", "awayTeam":"3B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2" table:formula="of:=FIRST_GAME_MS + ((DURATION_MS + GAME_GAP_MS) * ([.$B26]-1))" office:value-type="float" office:value="49680000" calcext:value-type="float">
            <text:p>4968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26];TRANSLATED_TEAM_NAMES;['3 x 6 KO P=3'.$E26]+1)" office:value-type="string" office:string-value="1A" calcext:value-type="string">
            <text:p>1A</text:p>
          </table:table-cell>
          <table:table-cell table:style-name="ce16" table:formula="of:=VLOOKUP(['3 x 6 KO P=3'.G26];TRANSLATED_TEAM_NAMES;['3 x 6 KO P=3'.$E26]+1)" office:value-type="string" office:string-value="1C" calcext:value-type="string">
            <text:p>1C</text:p>
          </table:table-cell>
          <table:table-cell table:style-name="ce17" table:formula="of:=IF(MOD([.$C26]; NUM_PITCHES)=0;INDEX(PITCHES;1;NUM_PITCHES);INDEX(PITCHES;1;MOD([.$C26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1,&quot;dateTime&quot;:49680000,&quot;duration&quot;:&quot;10m&quot;,&quot;pitch&quot;:&quot;5&quot;,&quot;competition&quot;:{&quot;name&quot;:&quot;U15&quot;, &quot;section&quot;:&quot;Groups&quot;, &quot;group&quot;:&quot;1&quot;},&quot;tag&quot;:&quot;7&quot;, &quot;homeTeam&quot;:&quot;1A&quot;, &quot;awayTeam&quot;:&quot;1C&quot;}" calcext:value-type="string">
            <text:p>{"__v":0,"day":1,"dateTime":49680000,"duration":"10m","pitch":"5","competition":{"name":"U15", "section":"Groups", "group":"1"},"tag":"7", "homeTeam":"1A", "awayTeam":"1C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12" table:formula="of:=FIRST_GAME_MS + ((DURATION_MS + GAME_GAP_MS) * ([.$B27]-1))" office:value-type="float" office:value="49680000" calcext:value-type="float">
            <text:p>4968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27];TRANSLATED_TEAM_NAMES;['3 x 6 KO P=3'.$E27]+1)" office:value-type="string" office:string-value="2A" calcext:value-type="string">
            <text:p>2A</text:p>
          </table:table-cell>
          <table:table-cell table:style-name="ce16" table:formula="of:=VLOOKUP(['3 x 6 KO P=3'.G27];TRANSLATED_TEAM_NAMES;['3 x 6 KO P=3'.$E27]+1)" office:value-type="string" office:string-value="2C" calcext:value-type="string">
            <text:p>2C</text:p>
          </table:table-cell>
          <table:table-cell table:style-name="ce17" table:formula="of:=IF(MOD([.$C27]; NUM_PITCHES)=0;INDEX(PITCHES;1;NUM_PITCHES);INDEX(PITCHES;1;MOD([.$C27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1,&quot;dateTime&quot;:49680000,&quot;duration&quot;:&quot;10m&quot;,&quot;pitch&quot;:&quot;6&quot;,&quot;competition&quot;:{&quot;name&quot;:&quot;U15&quot;, &quot;section&quot;:&quot;Groups&quot;, &quot;group&quot;:&quot;2&quot;},&quot;tag&quot;:&quot;7&quot;, &quot;homeTeam&quot;:&quot;2A&quot;, &quot;awayTeam&quot;:&quot;2C&quot;}" calcext:value-type="string">
            <text:p>{"__v":0,"day":1,"dateTime":49680000,"duration":"10m","pitch":"6","competition":{"name":"U15", "section":"Groups", "group":"2"},"tag":"7", "homeTeam":"2A", "awayTeam":"2C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12" table:formula="of:=FIRST_GAME_MS + ((DURATION_MS + GAME_GAP_MS) * ([.$B28]-1))" office:value-type="float" office:value="49680000" calcext:value-type="float">
            <text:p>4968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28];TRANSLATED_TEAM_NAMES;['3 x 6 KO P=3'.$E28]+1)" office:value-type="string" office:string-value="3A" calcext:value-type="string">
            <text:p>3A</text:p>
          </table:table-cell>
          <table:table-cell table:style-name="ce16" table:formula="of:=VLOOKUP(['3 x 6 KO P=3'.G28];TRANSLATED_TEAM_NAMES;['3 x 6 KO P=3'.$E28]+1)" office:value-type="string" office:string-value="3C" calcext:value-type="string">
            <text:p>3C</text:p>
          </table:table-cell>
          <table:table-cell table:style-name="ce17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1,&quot;dateTime&quot;:49680000,&quot;duration&quot;:&quot;10m&quot;,&quot;pitch&quot;:&quot;7&quot;,&quot;competition&quot;:{&quot;name&quot;:&quot;U15&quot;, &quot;section&quot;:&quot;Groups&quot;, &quot;group&quot;:&quot;3&quot;},&quot;tag&quot;:&quot;7&quot;, &quot;homeTeam&quot;:&quot;3A&quot;, &quot;awayTeam&quot;:&quot;3C&quot;}" calcext:value-type="string">
            <text:p>{"__v":0,"day":1,"dateTime":49680000,"duration":"10m","pitch":"7","competition":{"name":"U15", "section":"Groups", "group":"3"},"tag":"7", "homeTeam":"3A", "awayTeam":"3C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12" table:formula="of:=FIRST_GAME_MS + ((DURATION_MS + GAME_GAP_MS) * ([.$B29]-1))" office:value-type="float" office:value="49680000" calcext:value-type="float">
            <text:p>4968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29];TRANSLATED_TEAM_NAMES;['3 x 6 KO P=3'.$E29]+1)" office:value-type="string" office:string-value="1F" calcext:value-type="string">
            <text:p>1F</text:p>
          </table:table-cell>
          <table:table-cell table:style-name="ce16" table:formula="of:=VLOOKUP(['3 x 6 KO P=3'.G29];TRANSLATED_TEAM_NAMES;['3 x 6 KO P=3'.$E29]+1)" office:value-type="string" office:string-value="1B" calcext:value-type="string">
            <text:p>1B</text:p>
          </table:table-cell>
          <table:table-cell table:style-name="ce17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1,&quot;dateTime&quot;:49680000,&quot;duration&quot;:&quot;10m&quot;,&quot;pitch&quot;:&quot;8&quot;,&quot;competition&quot;:{&quot;name&quot;:&quot;U15&quot;, &quot;section&quot;:&quot;Groups&quot;, &quot;group&quot;:&quot;1&quot;},&quot;tag&quot;:&quot;7&quot;, &quot;homeTeam&quot;:&quot;1F&quot;, &quot;awayTeam&quot;:&quot;1B&quot;}" calcext:value-type="string">
            <text:p>{"__v":0,"day":1,"dateTime":49680000,"duration":"10m","pitch":"8","competition":{"name":"U15", "section":"Groups", "group":"1"},"tag":"7", "homeTeam":"1F", "awayTeam":"1B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12" table:formula="of:=FIRST_GAME_MS + ((DURATION_MS + GAME_GAP_MS) * ([.$B30]-1))" office:value-type="float" office:value="50460000" calcext:value-type="float">
            <text:p>5046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30];TRANSLATED_TEAM_NAMES;['3 x 6 KO P=3'.$E30]+1)" office:value-type="string" office:string-value="2F" calcext:value-type="string">
            <text:p>2F</text:p>
          </table:table-cell>
          <table:table-cell table:style-name="ce16" table:formula="of:=VLOOKUP(['3 x 6 KO P=3'.G30];TRANSLATED_TEAM_NAMES;['3 x 6 KO P=3'.$E30]+1)" office:value-type="string" office:string-value="2B" calcext:value-type="string">
            <text:p>2B</text:p>
          </table:table-cell>
          <table:table-cell table:style-name="ce17" table:formula="of:=IF(MOD([.$C30]; NUM_PITCHES)=0;INDEX(PITCHES;1;NUM_PITCHES);INDEX(PITCHES;1;MOD([.$C30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1,&quot;dateTime&quot;:50460000,&quot;duration&quot;:&quot;10m&quot;,&quot;pitch&quot;:&quot;5&quot;,&quot;competition&quot;:{&quot;name&quot;:&quot;U15&quot;, &quot;section&quot;:&quot;Groups&quot;, &quot;group&quot;:&quot;2&quot;},&quot;tag&quot;:&quot;8&quot;, &quot;homeTeam&quot;:&quot;2F&quot;, &quot;awayTeam&quot;:&quot;2B&quot;}" calcext:value-type="string">
            <text:p>{"__v":0,"day":1,"dateTime":50460000,"duration":"10m","pitch":"5","competition":{"name":"U15", "section":"Groups", "group":"2"},"tag":"8", "homeTeam":"2F", "awayTeam":"2B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12" table:formula="of:=FIRST_GAME_MS + ((DURATION_MS + GAME_GAP_MS) * ([.$B31]-1))" office:value-type="float" office:value="50460000" calcext:value-type="float">
            <text:p>5046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31];TRANSLATED_TEAM_NAMES;['3 x 6 KO P=3'.$E31]+1)" office:value-type="string" office:string-value="3F" calcext:value-type="string">
            <text:p>3F</text:p>
          </table:table-cell>
          <table:table-cell table:style-name="ce16" table:formula="of:=VLOOKUP(['3 x 6 KO P=3'.G31];TRANSLATED_TEAM_NAMES;['3 x 6 KO P=3'.$E31]+1)" office:value-type="string" office:string-value="3B" calcext:value-type="string">
            <text:p>3B</text:p>
          </table:table-cell>
          <table:table-cell table:style-name="ce17" table:formula="of:=IF(MOD([.$C31]; NUM_PITCHES)=0;INDEX(PITCHES;1;NUM_PITCHES);INDEX(PITCHES;1;MOD([.$C31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1,&quot;dateTime&quot;:50460000,&quot;duration&quot;:&quot;10m&quot;,&quot;pitch&quot;:&quot;6&quot;,&quot;competition&quot;:{&quot;name&quot;:&quot;U15&quot;, &quot;section&quot;:&quot;Groups&quot;, &quot;group&quot;:&quot;3&quot;},&quot;tag&quot;:&quot;8&quot;, &quot;homeTeam&quot;:&quot;3F&quot;, &quot;awayTeam&quot;:&quot;3B&quot;}" calcext:value-type="string">
            <text:p>{"__v":0,"day":1,"dateTime":50460000,"duration":"10m","pitch":"6","competition":{"name":"U15", "section":"Groups", "group":"3"},"tag":"8", "homeTeam":"3F", "awayTeam":"3B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8" calcext:value-type="float">
            <text:p>8</text:p>
          </table:table-cell>
          <table:table-cell table:formula="of:=IF([.$J32]&gt;[.$J31];[.B31];[.B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style-name="ce12" table:formula="of:=FIRST_GAME_MS + ((DURATION_MS + GAME_GAP_MS) * ([.$B32]-1))" office:value-type="float" office:value="50460000" calcext:value-type="float">
            <text:p>5046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32];TRANSLATED_TEAM_NAMES;['3 x 6 KO P=3'.$E32]+1)" office:value-type="string" office:string-value="1D" calcext:value-type="string">
            <text:p>1D</text:p>
          </table:table-cell>
          <table:table-cell table:style-name="ce16" table:formula="of:=VLOOKUP(['3 x 6 KO P=3'.G32];TRANSLATED_TEAM_NAMES;['3 x 6 KO P=3'.$E32]+1)" office:value-type="string" office:string-value="1A" calcext:value-type="string">
            <text:p>1A</text:p>
          </table:table-cell>
          <table:table-cell table:style-name="ce17" table:formula="of:=IF(MOD([.$C32]; NUM_PITCHES)=0;INDEX(PITCHES;1;NUM_PITCHES);INDEX(PITCHES;1;MOD([.$C32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1,&quot;dateTime&quot;:50460000,&quot;duration&quot;:&quot;10m&quot;,&quot;pitch&quot;:&quot;7&quot;,&quot;competition&quot;:{&quot;name&quot;:&quot;U15&quot;, &quot;section&quot;:&quot;Groups&quot;, &quot;group&quot;:&quot;1&quot;},&quot;tag&quot;:&quot;8&quot;, &quot;homeTeam&quot;:&quot;1D&quot;, &quot;awayTeam&quot;:&quot;1A&quot;}" calcext:value-type="string">
            <text:p>{"__v":0,"day":1,"dateTime":50460000,"duration":"10m","pitch":"7","competition":{"name":"U15", "section":"Groups", "group":"1"},"tag":"8", "homeTeam":"1D", "awayTeam":"1A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8" calcext:value-type="float">
            <text:p>8</text:p>
          </table:table-cell>
          <table:table-cell table:formula="of:=IF([.$J33]&gt;[.$J32];[.B32];[.B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2" table:formula="of:=FIRST_GAME_MS + ((DURATION_MS + GAME_GAP_MS) * ([.$B33]-1))" office:value-type="float" office:value="50460000" calcext:value-type="float">
            <text:p>5046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33];TRANSLATED_TEAM_NAMES;['3 x 6 KO P=3'.$E33]+1)" office:value-type="string" office:string-value="2D" calcext:value-type="string">
            <text:p>2D</text:p>
          </table:table-cell>
          <table:table-cell table:style-name="ce16" table:formula="of:=VLOOKUP(['3 x 6 KO P=3'.G33];TRANSLATED_TEAM_NAMES;['3 x 6 KO P=3'.$E33]+1)" office:value-type="string" office:string-value="2A" calcext:value-type="string">
            <text:p>2A</text:p>
          </table:table-cell>
          <table:table-cell table:style-name="ce17" table:formula="of:=IF(MOD([.$C33]; NUM_PITCHES)=0;INDEX(PITCHES;1;NUM_PITCHES);INDEX(PITCHES;1;MOD([.$C33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1,&quot;dateTime&quot;:50460000,&quot;duration&quot;:&quot;10m&quot;,&quot;pitch&quot;:&quot;8&quot;,&quot;competition&quot;:{&quot;name&quot;:&quot;U15&quot;, &quot;section&quot;:&quot;Groups&quot;, &quot;group&quot;:&quot;2&quot;},&quot;tag&quot;:&quot;8&quot;, &quot;homeTeam&quot;:&quot;2D&quot;, &quot;awayTeam&quot;:&quot;2A&quot;}" calcext:value-type="string">
            <text:p>{"__v":0,"day":1,"dateTime":50460000,"duration":"10m","pitch":"8","competition":{"name":"U15", "section":"Groups", "group":"2"},"tag":"8", "homeTeam":"2D", "awayTeam":"2A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9" calcext:value-type="float">
            <text:p>9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style-name="ce12" table:formula="of:=FIRST_GAME_MS + ((DURATION_MS + GAME_GAP_MS) * ([.$B34]-1))" office:value-type="float" office:value="51240000" calcext:value-type="float">
            <text:p>5124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34];TRANSLATED_TEAM_NAMES;['3 x 6 KO P=3'.$E34]+1)" office:value-type="string" office:string-value="3D" calcext:value-type="string">
            <text:p>3D</text:p>
          </table:table-cell>
          <table:table-cell table:style-name="ce16" table:formula="of:=VLOOKUP(['3 x 6 KO P=3'.G34];TRANSLATED_TEAM_NAMES;['3 x 6 KO P=3'.$E34]+1)" office:value-type="string" office:string-value="3A" calcext:value-type="string">
            <text:p>3A</text:p>
          </table:table-cell>
          <table:table-cell table:style-name="ce17" table:formula="of:=IF(MOD([.$C34]; NUM_PITCHES)=0;INDEX(PITCHES;1;NUM_PITCHES);INDEX(PITCHES;1;MOD([.$C34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1,&quot;dateTime&quot;:51240000,&quot;duration&quot;:&quot;10m&quot;,&quot;pitch&quot;:&quot;5&quot;,&quot;competition&quot;:{&quot;name&quot;:&quot;U15&quot;, &quot;section&quot;:&quot;Groups&quot;, &quot;group&quot;:&quot;3&quot;},&quot;tag&quot;:&quot;9&quot;, &quot;homeTeam&quot;:&quot;3D&quot;, &quot;awayTeam&quot;:&quot;3A&quot;}" calcext:value-type="string">
            <text:p>{"__v":0,"day":1,"dateTime":51240000,"duration":"10m","pitch":"5","competition":{"name":"U15", "section":"Groups", "group":"3"},"tag":"9", "homeTeam":"3D", "awayTeam":"3A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9" calcext:value-type="float">
            <text:p>9</text:p>
          </table:table-cell>
          <table:table-cell table:formula="of:=IF([.$J35]&gt;[.$J34];[.B34];[.B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style-name="ce12" table:formula="of:=FIRST_GAME_MS + ((DURATION_MS + GAME_GAP_MS) * ([.$B35]-1))" office:value-type="float" office:value="51240000" calcext:value-type="float">
            <text:p>5124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35];TRANSLATED_TEAM_NAMES;['3 x 6 KO P=3'.$E35]+1)" office:value-type="string" office:string-value="1C" calcext:value-type="string">
            <text:p>1C</text:p>
          </table:table-cell>
          <table:table-cell table:style-name="ce16" table:formula="of:=VLOOKUP(['3 x 6 KO P=3'.G35];TRANSLATED_TEAM_NAMES;['3 x 6 KO P=3'.$E35]+1)" office:value-type="string" office:string-value="1E" calcext:value-type="string">
            <text:p>1E</text:p>
          </table:table-cell>
          <table:table-cell table:style-name="ce17" table:formula="of:=IF(MOD([.$C35]; NUM_PITCHES)=0;INDEX(PITCHES;1;NUM_PITCHES);INDEX(PITCHES;1;MOD([.$C35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1,&quot;dateTime&quot;:51240000,&quot;duration&quot;:&quot;10m&quot;,&quot;pitch&quot;:&quot;6&quot;,&quot;competition&quot;:{&quot;name&quot;:&quot;U15&quot;, &quot;section&quot;:&quot;Groups&quot;, &quot;group&quot;:&quot;1&quot;},&quot;tag&quot;:&quot;9&quot;, &quot;homeTeam&quot;:&quot;1C&quot;, &quot;awayTeam&quot;:&quot;1E&quot;}" calcext:value-type="string">
            <text:p>{"__v":0,"day":1,"dateTime":51240000,"duration":"10m","pitch":"6","competition":{"name":"U15", "section":"Groups", "group":"1"},"tag":"9", "homeTeam":"1C", "awayTeam":"1E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9" calcext:value-type="float">
            <text:p>9</text:p>
          </table:table-cell>
          <table:table-cell table:formula="of:=IF([.$J36]&gt;[.$J35];[.B35];[.B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2" table:formula="of:=FIRST_GAME_MS + ((DURATION_MS + GAME_GAP_MS) * ([.$B36]-1))" office:value-type="float" office:value="51240000" calcext:value-type="float">
            <text:p>5124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36];TRANSLATED_TEAM_NAMES;['3 x 6 KO P=3'.$E36]+1)" office:value-type="string" office:string-value="2C" calcext:value-type="string">
            <text:p>2C</text:p>
          </table:table-cell>
          <table:table-cell table:style-name="ce16" table:formula="of:=VLOOKUP(['3 x 6 KO P=3'.G36];TRANSLATED_TEAM_NAMES;['3 x 6 KO P=3'.$E36]+1)" office:value-type="string" office:string-value="2E" calcext:value-type="string">
            <text:p>2E</text:p>
          </table:table-cell>
          <table:table-cell table:style-name="ce17" table:formula="of:=IF(MOD([.$C36]; NUM_PITCHES)=0;INDEX(PITCHES;1;NUM_PITCHES);INDEX(PITCHES;1;MOD([.$C36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1,&quot;dateTime&quot;:51240000,&quot;duration&quot;:&quot;10m&quot;,&quot;pitch&quot;:&quot;7&quot;,&quot;competition&quot;:{&quot;name&quot;:&quot;U15&quot;, &quot;section&quot;:&quot;Groups&quot;, &quot;group&quot;:&quot;2&quot;},&quot;tag&quot;:&quot;9&quot;, &quot;homeTeam&quot;:&quot;2C&quot;, &quot;awayTeam&quot;:&quot;2E&quot;}" calcext:value-type="string">
            <text:p>{"__v":0,"day":1,"dateTime":51240000,"duration":"10m","pitch":"7","competition":{"name":"U15", "section":"Groups", "group":"2"},"tag":"9", "homeTeam":"2C", "awayTeam":"2E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9" calcext:value-type="float">
            <text:p>9</text:p>
          </table:table-cell>
          <table:table-cell table:formula="of:=IF([.$J37]&gt;[.$J36];[.B36];[.B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2" table:formula="of:=FIRST_GAME_MS + ((DURATION_MS + GAME_GAP_MS) * ([.$B37]-1))" office:value-type="float" office:value="51240000" calcext:value-type="float">
            <text:p>5124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37];TRANSLATED_TEAM_NAMES;['3 x 6 KO P=3'.$E37]+1)" office:value-type="string" office:string-value="3C" calcext:value-type="string">
            <text:p>3C</text:p>
          </table:table-cell>
          <table:table-cell table:style-name="ce16" table:formula="of:=VLOOKUP(['3 x 6 KO P=3'.G37];TRANSLATED_TEAM_NAMES;['3 x 6 KO P=3'.$E37]+1)" office:value-type="string" office:string-value="3E" calcext:value-type="string">
            <text:p>3E</text:p>
          </table:table-cell>
          <table:table-cell table:style-name="ce17" table:formula="of:=IF(MOD([.$C37]; NUM_PITCHES)=0;INDEX(PITCHES;1;NUM_PITCHES);INDEX(PITCHES;1;MOD([.$C37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1,&quot;dateTime&quot;:51240000,&quot;duration&quot;:&quot;10m&quot;,&quot;pitch&quot;:&quot;8&quot;,&quot;competition&quot;:{&quot;name&quot;:&quot;U15&quot;, &quot;section&quot;:&quot;Groups&quot;, &quot;group&quot;:&quot;3&quot;},&quot;tag&quot;:&quot;9&quot;, &quot;homeTeam&quot;:&quot;3C&quot;, &quot;awayTeam&quot;:&quot;3E&quot;}" calcext:value-type="string">
            <text:p>{"__v":0,"day":1,"dateTime":51240000,"duration":"10m","pitch":"8","competition":{"name":"U15", "section":"Groups", "group":"3"},"tag":"9", "homeTeam":"3C", "awayTeam":"3E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0" calcext:value-type="float">
            <text:p>10</text:p>
          </table:table-cell>
          <table:table-cell table:formula="of:=IF([.$J38]&gt;[.$J37];[.B37];[.B37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12" table:formula="of:=FIRST_GAME_MS + ((DURATION_MS + GAME_GAP_MS) * ([.$B38]-1))" office:value-type="float" office:value="52020000" calcext:value-type="float">
            <text:p>5202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38];TRANSLATED_TEAM_NAMES;['3 x 6 KO P=3'.$E38]+1)" office:value-type="string" office:string-value="1B" calcext:value-type="string">
            <text:p>1B</text:p>
          </table:table-cell>
          <table:table-cell table:style-name="ce16" table:formula="of:=VLOOKUP(['3 x 6 KO P=3'.G38];TRANSLATED_TEAM_NAMES;['3 x 6 KO P=3'.$E38]+1)" office:value-type="string" office:string-value="1D" calcext:value-type="string">
            <text:p>1D</text:p>
          </table:table-cell>
          <table:table-cell table:style-name="ce17" table:formula="of:=IF(MOD([.$C38]; NUM_PITCHES)=0;INDEX(PITCHES;1;NUM_PITCHES);INDEX(PITCHES;1;MOD([.$C38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1,&quot;dateTime&quot;:52020000,&quot;duration&quot;:&quot;10m&quot;,&quot;pitch&quot;:&quot;5&quot;,&quot;competition&quot;:{&quot;name&quot;:&quot;U15&quot;, &quot;section&quot;:&quot;Groups&quot;, &quot;group&quot;:&quot;1&quot;},&quot;tag&quot;:&quot;10&quot;, &quot;homeTeam&quot;:&quot;1B&quot;, &quot;awayTeam&quot;:&quot;1D&quot;}" calcext:value-type="string">
            <text:p>{"__v":0,"day":1,"dateTime":52020000,"duration":"10m","pitch":"5","competition":{"name":"U15", "section":"Groups", "group":"1"},"tag":"10", "homeTeam":"1B", "awayTeam":"1D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0" calcext:value-type="float">
            <text:p>10</text:p>
          </table:table-cell>
          <table:table-cell table:formula="of:=IF([.$J39]&gt;[.$J38];[.B38];[.B38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style-name="ce12" table:formula="of:=FIRST_GAME_MS + ((DURATION_MS + GAME_GAP_MS) * ([.$B39]-1))" office:value-type="float" office:value="52020000" calcext:value-type="float">
            <text:p>5202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39];TRANSLATED_TEAM_NAMES;['3 x 6 KO P=3'.$E39]+1)" office:value-type="string" office:string-value="2B" calcext:value-type="string">
            <text:p>2B</text:p>
          </table:table-cell>
          <table:table-cell table:style-name="ce16" table:formula="of:=VLOOKUP(['3 x 6 KO P=3'.G39];TRANSLATED_TEAM_NAMES;['3 x 6 KO P=3'.$E39]+1)" office:value-type="string" office:string-value="2D" calcext:value-type="string">
            <text:p>2D</text:p>
          </table:table-cell>
          <table:table-cell table:style-name="ce17" table:formula="of:=IF(MOD([.$C39]; NUM_PITCHES)=0;INDEX(PITCHES;1;NUM_PITCHES);INDEX(PITCHES;1;MOD([.$C39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1,&quot;dateTime&quot;:52020000,&quot;duration&quot;:&quot;10m&quot;,&quot;pitch&quot;:&quot;6&quot;,&quot;competition&quot;:{&quot;name&quot;:&quot;U15&quot;, &quot;section&quot;:&quot;Groups&quot;, &quot;group&quot;:&quot;2&quot;},&quot;tag&quot;:&quot;10&quot;, &quot;homeTeam&quot;:&quot;2B&quot;, &quot;awayTeam&quot;:&quot;2D&quot;}" calcext:value-type="string">
            <text:p>{"__v":0,"day":1,"dateTime":52020000,"duration":"10m","pitch":"6","competition":{"name":"U15", "section":"Groups", "group":"2"},"tag":"10", "homeTeam":"2B", "awayTeam":"2D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10" calcext:value-type="float">
            <text:p>10</text:p>
          </table:table-cell>
          <table:table-cell table:formula="of:=IF([.$J40]&gt;[.$J39];[.B39];[.B39]+1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style-name="ce12" table:formula="of:=FIRST_GAME_MS + ((DURATION_MS + GAME_GAP_MS) * ([.$B40]-1))" office:value-type="float" office:value="52020000" calcext:value-type="float">
            <text:p>5202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40];TRANSLATED_TEAM_NAMES;['3 x 6 KO P=3'.$E40]+1)" office:value-type="string" office:string-value="3B" calcext:value-type="string">
            <text:p>3B</text:p>
          </table:table-cell>
          <table:table-cell table:style-name="ce16" table:formula="of:=VLOOKUP(['3 x 6 KO P=3'.G40];TRANSLATED_TEAM_NAMES;['3 x 6 KO P=3'.$E40]+1)" office:value-type="string" office:string-value="3D" calcext:value-type="string">
            <text:p>3D</text:p>
          </table:table-cell>
          <table:table-cell table:style-name="ce17" table:formula="of:=IF(MOD([.$C40]; NUM_PITCHES)=0;INDEX(PITCHES;1;NUM_PITCHES);INDEX(PITCHES;1;MOD([.$C40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1,&quot;dateTime&quot;:52020000,&quot;duration&quot;:&quot;10m&quot;,&quot;pitch&quot;:&quot;7&quot;,&quot;competition&quot;:{&quot;name&quot;:&quot;U15&quot;, &quot;section&quot;:&quot;Groups&quot;, &quot;group&quot;:&quot;3&quot;},&quot;tag&quot;:&quot;10&quot;, &quot;homeTeam&quot;:&quot;3B&quot;, &quot;awayTeam&quot;:&quot;3D&quot;}" calcext:value-type="string">
            <text:p>{"__v":0,"day":1,"dateTime":52020000,"duration":"10m","pitch":"7","competition":{"name":"U15", "section":"Groups", "group":"3"},"tag":"10", "homeTeam":"3B", "awayTeam":"3D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10" calcext:value-type="float">
            <text:p>10</text:p>
          </table:table-cell>
          <table:table-cell table:formula="of:=IF([.$J41]&gt;[.$J40];[.B40];[.B40]+1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2" table:formula="of:=FIRST_GAME_MS + ((DURATION_MS + GAME_GAP_MS) * ([.$B41]-1))" office:value-type="float" office:value="52020000" calcext:value-type="float">
            <text:p>5202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41];TRANSLATED_TEAM_NAMES;['3 x 6 KO P=3'.$E41]+1)" office:value-type="string" office:string-value="1C" calcext:value-type="string">
            <text:p>1C</text:p>
          </table:table-cell>
          <table:table-cell table:style-name="ce16" table:formula="of:=VLOOKUP(['3 x 6 KO P=3'.G41];TRANSLATED_TEAM_NAMES;['3 x 6 KO P=3'.$E41]+1)" office:value-type="string" office:string-value="1F" calcext:value-type="string">
            <text:p>1F</text:p>
          </table:table-cell>
          <table:table-cell table:style-name="ce17" table:formula="of:=IF(MOD([.$C41]; NUM_PITCHES)=0;INDEX(PITCHES;1;NUM_PITCHES);INDEX(PITCHES;1;MOD([.$C41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1,&quot;dateTime&quot;:52020000,&quot;duration&quot;:&quot;10m&quot;,&quot;pitch&quot;:&quot;8&quot;,&quot;competition&quot;:{&quot;name&quot;:&quot;U15&quot;, &quot;section&quot;:&quot;Groups&quot;, &quot;group&quot;:&quot;1&quot;},&quot;tag&quot;:&quot;10&quot;, &quot;homeTeam&quot;:&quot;1C&quot;, &quot;awayTeam&quot;:&quot;1F&quot;}" calcext:value-type="string">
            <text:p>{"__v":0,"day":1,"dateTime":52020000,"duration":"10m","pitch":"8","competition":{"name":"U15", "section":"Groups", "group":"1"},"tag":"10", "homeTeam":"1C", "awayTeam":"1F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11" calcext:value-type="float">
            <text:p>11</text:p>
          </table:table-cell>
          <table:table-cell table:formula="of:=IF([.$J42]&gt;[.$J41];[.B41];[.B41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style-name="ce12" table:formula="of:=FIRST_GAME_MS + ((DURATION_MS + GAME_GAP_MS) * ([.$B42]-1))" office:value-type="float" office:value="52800000" calcext:value-type="float">
            <text:p>5280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42];TRANSLATED_TEAM_NAMES;['3 x 6 KO P=3'.$E42]+1)" office:value-type="string" office:string-value="2C" calcext:value-type="string">
            <text:p>2C</text:p>
          </table:table-cell>
          <table:table-cell table:style-name="ce16" table:formula="of:=VLOOKUP(['3 x 6 KO P=3'.G42];TRANSLATED_TEAM_NAMES;['3 x 6 KO P=3'.$E42]+1)" office:value-type="string" office:string-value="2F" calcext:value-type="string">
            <text:p>2F</text:p>
          </table:table-cell>
          <table:table-cell table:style-name="ce17" table:formula="of:=IF(MOD([.$C42]; NUM_PITCHES)=0;INDEX(PITCHES;1;NUM_PITCHES);INDEX(PITCHES;1;MOD([.$C4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1,&quot;dateTime&quot;:52800000,&quot;duration&quot;:&quot;10m&quot;,&quot;pitch&quot;:&quot;5&quot;,&quot;competition&quot;:{&quot;name&quot;:&quot;U15&quot;, &quot;section&quot;:&quot;Groups&quot;, &quot;group&quot;:&quot;2&quot;},&quot;tag&quot;:&quot;11&quot;, &quot;homeTeam&quot;:&quot;2C&quot;, &quot;awayTeam&quot;:&quot;2F&quot;}" calcext:value-type="string">
            <text:p>{"__v":0,"day":1,"dateTime":52800000,"duration":"10m","pitch":"5","competition":{"name":"U15", "section":"Groups", "group":"2"},"tag":"11", "homeTeam":"2C", "awayTeam":"2F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11" calcext:value-type="float">
            <text:p>11</text:p>
          </table:table-cell>
          <table:table-cell table:formula="of:=IF([.$J43]&gt;[.$J42];[.B42];[.B42]+1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style-name="ce12" table:formula="of:=FIRST_GAME_MS + ((DURATION_MS + GAME_GAP_MS) * ([.$B43]-1))" office:value-type="float" office:value="52800000" calcext:value-type="float">
            <text:p>5280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43];TRANSLATED_TEAM_NAMES;['3 x 6 KO P=3'.$E43]+1)" office:value-type="string" office:string-value="3C" calcext:value-type="string">
            <text:p>3C</text:p>
          </table:table-cell>
          <table:table-cell table:style-name="ce16" table:formula="of:=VLOOKUP(['3 x 6 KO P=3'.G43];TRANSLATED_TEAM_NAMES;['3 x 6 KO P=3'.$E43]+1)" office:value-type="string" office:string-value="3F" calcext:value-type="string">
            <text:p>3F</text:p>
          </table:table-cell>
          <table:table-cell table:style-name="ce17" table:formula="of:=IF(MOD([.$C43]; NUM_PITCHES)=0;INDEX(PITCHES;1;NUM_PITCHES);INDEX(PITCHES;1;MOD([.$C4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1,&quot;dateTime&quot;:52800000,&quot;duration&quot;:&quot;10m&quot;,&quot;pitch&quot;:&quot;6&quot;,&quot;competition&quot;:{&quot;name&quot;:&quot;U15&quot;, &quot;section&quot;:&quot;Groups&quot;, &quot;group&quot;:&quot;3&quot;},&quot;tag&quot;:&quot;11&quot;, &quot;homeTeam&quot;:&quot;3C&quot;, &quot;awayTeam&quot;:&quot;3F&quot;}" calcext:value-type="string">
            <text:p>{"__v":0,"day":1,"dateTime":52800000,"duration":"10m","pitch":"6","competition":{"name":"U15", "section":"Groups", "group":"3"},"tag":"11", "homeTeam":"3C", "awayTeam":"3F"}</text:p>
          </table:table-cell>
          <table:table-cell table:number-columns-repeated="1013"/>
        </table:table-row>
        <table:table-row table:style-name="ro1">
          <table:table-cell table:formula="of:=[.B44]" office:value-type="float" office:value="11" calcext:value-type="float">
            <text:p>11</text:p>
          </table:table-cell>
          <table:table-cell table:formula="of:=IF([.$J44]&gt;[.$J43];[.B43];[.B43]+1)"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style-name="ce12" table:formula="of:=FIRST_GAME_MS + ((DURATION_MS + GAME_GAP_MS) * ([.$B44]-1))" office:value-type="float" office:value="52800000" calcext:value-type="float">
            <text:p>5280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44];TRANSLATED_TEAM_NAMES;['3 x 6 KO P=3'.$E44]+1)" office:value-type="string" office:string-value="1E" calcext:value-type="string">
            <text:p>1E</text:p>
          </table:table-cell>
          <table:table-cell table:style-name="ce16" table:formula="of:=VLOOKUP(['3 x 6 KO P=3'.G44];TRANSLATED_TEAM_NAMES;['3 x 6 KO P=3'.$E44]+1)" office:value-type="string" office:string-value="1A" calcext:value-type="string">
            <text:p>1A</text:p>
          </table:table-cell>
          <table:table-cell table:style-name="ce17" table:formula="of:=IF(MOD([.$C44]; NUM_PITCHES)=0;INDEX(PITCHES;1;NUM_PITCHES);INDEX(PITCHES;1;MOD([.$C44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}&quot;" office:value-type="string" office:string-value="{&quot;__v&quot;:0,&quot;day&quot;:1,&quot;dateTime&quot;:52800000,&quot;duration&quot;:&quot;10m&quot;,&quot;pitch&quot;:&quot;7&quot;,&quot;competition&quot;:{&quot;name&quot;:&quot;U15&quot;, &quot;section&quot;:&quot;Groups&quot;, &quot;group&quot;:&quot;1&quot;},&quot;tag&quot;:&quot;11&quot;, &quot;homeTeam&quot;:&quot;1E&quot;, &quot;awayTeam&quot;:&quot;1A&quot;}" calcext:value-type="string">
            <text:p>{"__v":0,"day":1,"dateTime":52800000,"duration":"10m","pitch":"7","competition":{"name":"U15", "section":"Groups", "group":"1"},"tag":"11", "homeTeam":"1E", "awayTeam":"1A"}</text:p>
          </table:table-cell>
          <table:table-cell table:number-columns-repeated="1013"/>
        </table:table-row>
        <table:table-row table:style-name="ro1">
          <table:table-cell table:formula="of:=[.B45]" office:value-type="float" office:value="11" calcext:value-type="float">
            <text:p>11</text:p>
          </table:table-cell>
          <table:table-cell table:formula="of:=IF([.$J45]&gt;[.$J44];[.B44];[.B44]+1)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style-name="ce12" table:formula="of:=FIRST_GAME_MS + ((DURATION_MS + GAME_GAP_MS) * ([.$B45]-1))" office:value-type="float" office:value="52800000" calcext:value-type="float">
            <text:p>5280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45];TRANSLATED_TEAM_NAMES;['3 x 6 KO P=3'.$E45]+1)" office:value-type="string" office:string-value="2E" calcext:value-type="string">
            <text:p>2E</text:p>
          </table:table-cell>
          <table:table-cell table:style-name="ce16" table:formula="of:=VLOOKUP(['3 x 6 KO P=3'.G45];TRANSLATED_TEAM_NAMES;['3 x 6 KO P=3'.$E45]+1)" office:value-type="string" office:string-value="2A" calcext:value-type="string">
            <text:p>2A</text:p>
          </table:table-cell>
          <table:table-cell table:style-name="ce17" table:formula="of:=IF(MOD([.$C45]; NUM_PITCHES)=0;INDEX(PITCHES;1;NUM_PITCHES);INDEX(PITCHES;1;MOD([.$C45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}&quot;" office:value-type="string" office:string-value="{&quot;__v&quot;:0,&quot;day&quot;:1,&quot;dateTime&quot;:52800000,&quot;duration&quot;:&quot;10m&quot;,&quot;pitch&quot;:&quot;8&quot;,&quot;competition&quot;:{&quot;name&quot;:&quot;U15&quot;, &quot;section&quot;:&quot;Groups&quot;, &quot;group&quot;:&quot;2&quot;},&quot;tag&quot;:&quot;11&quot;, &quot;homeTeam&quot;:&quot;2E&quot;, &quot;awayTeam&quot;:&quot;2A&quot;}" calcext:value-type="string">
            <text:p>{"__v":0,"day":1,"dateTime":52800000,"duration":"10m","pitch":"8","competition":{"name":"U15", "section":"Groups", "group":"2"},"tag":"11", "homeTeam":"2E", "awayTeam":"2A"}</text:p>
          </table:table-cell>
          <table:table-cell table:number-columns-repeated="1013"/>
        </table:table-row>
        <table:table-row table:style-name="ro1">
          <table:table-cell table:formula="of:=[.B46]" office:value-type="float" office:value="12" calcext:value-type="float">
            <text:p>12</text:p>
          </table:table-cell>
          <table:table-cell table:formula="of:=IF([.$J46]&gt;[.$J45];[.B45];[.B45]+1)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style-name="ce12" table:formula="of:=FIRST_GAME_MS + ((DURATION_MS + GAME_GAP_MS) * ([.$B46]-1))" office:value-type="float" office:value="53580000" calcext:value-type="float">
            <text:p>5358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46];TRANSLATED_TEAM_NAMES;['3 x 6 KO P=3'.$E46]+1)" office:value-type="string" office:string-value="3E" calcext:value-type="string">
            <text:p>3E</text:p>
          </table:table-cell>
          <table:table-cell table:style-name="ce16" table:formula="of:=VLOOKUP(['3 x 6 KO P=3'.G46];TRANSLATED_TEAM_NAMES;['3 x 6 KO P=3'.$E46]+1)" office:value-type="string" office:string-value="3A" calcext:value-type="string">
            <text:p>3A</text:p>
          </table:table-cell>
          <table:table-cell table:style-name="ce17" table:formula="of:=IF(MOD([.$C46]; NUM_PITCHES)=0;INDEX(PITCHES;1;NUM_PITCHES);INDEX(PITCHES;1;MOD([.$C46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}&quot;" office:value-type="string" office:string-value="{&quot;__v&quot;:0,&quot;day&quot;:1,&quot;dateTime&quot;:53580000,&quot;duration&quot;:&quot;10m&quot;,&quot;pitch&quot;:&quot;5&quot;,&quot;competition&quot;:{&quot;name&quot;:&quot;U15&quot;, &quot;section&quot;:&quot;Groups&quot;, &quot;group&quot;:&quot;3&quot;},&quot;tag&quot;:&quot;12&quot;, &quot;homeTeam&quot;:&quot;3E&quot;, &quot;awayTeam&quot;:&quot;3A&quot;}" calcext:value-type="string">
            <text:p>{"__v":0,"day":1,"dateTime":53580000,"duration":"10m","pitch":"5","competition":{"name":"U15", "section":"Groups", "group":"3"},"tag":"12", "homeTeam":"3E", "awayTeam":"3A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47]&gt;[.$J46];[.B46];[.B46]+1)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style-name="ce12" table:formula="of:=FIRST_GAME_MS + ((DURATION_MS + GAME_GAP_MS) * ([.$B47]-1)) + SECTION_GAP_MS" office:value-type="float" office:value="54180000" calcext:value-type="float">
            <text:p>54180000</text:p>
          </table:table-cell>
          <table:table-cell table:formula="of:=AGE_GROUP_TRANSLATED&amp;&quot;_&quot;&amp;SECTION_TRANSLATED&amp;&quot;_QF1&quot;" office:value-type="string" office:string-value="U15_Groups_QF1" calcext:value-type="string">
            <text:p>U15_Groups_QF1</text:p>
          </table:table-cell>
          <table:table-cell table:formula="of:=AGE_GROUP_TRANSLATED&amp;&quot;_&quot;&amp;SECTION_TRANSLATED&amp;&quot;_G1_P1&quot;" office:value-type="string" office:string-value="U15_Groups_G1_P1" calcext:value-type="string">
            <text:p>U15_Groups_G1_P1</text:p>
          </table:table-cell>
          <table:table-cell/>
          <table:table-cell table:style-name="ce13" office:value-type="string" calcext:value-type="string">
            <text:p>Winner Group 1</text:p>
          </table:table-cell>
          <table:table-cell table:style-name="ce16" office:value-type="string" calcext:value-type="string">
            <text:p>Best 3<text:span text:style-name="T1">rd</text:span> Place</text:p>
          </table:table-cell>
          <table:table-cell table:style-name="ce17" table:formula="of:=IF(MOD([.$C47]; NUM_PITCHES)=0;INDEX(PITCHES;1;NUM_PITCHES);INDEX(PITCHES;1;MOD([.$C47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day&quot;:1,&quot;dateTime&quot;:54180000,&quot;duration&quot;:&quot;10m&quot;,&quot;pitch&quot;:&quot;6&quot;,&quot;competition&quot;:{&quot;name&quot;:&quot;U15&quot;, &quot;section&quot;:&quot;Groups&quot;},&quot;tag&quot;:&quot;QF1&quot;, &quot;homeTeam&quot;:&quot;Winner Group 1&quot;, &quot;awayTeam&quot;:&quot;Best 3rd Place&quot;, &quot;homeTeamFrom&quot;:&quot;U15_Groups_G1_P1&quot;, &quot;awayTeamFrom&quot;:&quot;&quot;, &quot;stage2Tag&quot;:&quot;U15_Groups_QF1&quot;}" calcext:value-type="string">
            <text:p>{"__v":0,"day":1,"dateTime":54180000,"duration":"10m","pitch":"6","competition":{"name":"U15", "section":"Groups"},"tag":"QF1", "homeTeam":"Winner Group 1", "awayTeam":"Best 3rd Place", "homeTeamFrom":"U15_Groups_G1_P1", "awayTeamFrom":"", "stage2Tag":"U15_Groups_Q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2</text:p>
          </table:table-cell>
          <table:table-cell table:formula="of:=IF([.$J48]&gt;[.$J47];[.B47];[.B47]+1)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style-name="ce12" table:formula="of:=FIRST_GAME_MS + ((DURATION_MS + GAME_GAP_MS) * ([.$B48]-1)) + SECTION_GAP_MS" office:value-type="float" office:value="54180000" calcext:value-type="float">
            <text:p>54180000</text:p>
          </table:table-cell>
          <table:table-cell table:formula="of:=AGE_GROUP_TRANSLATED&amp;&quot;_&quot;&amp;SECTION_TRANSLATED&amp;&quot;_QF2&quot;" office:value-type="string" office:string-value="U15_Groups_QF2" calcext:value-type="string">
            <text:p>U15_Groups_QF2</text:p>
          </table:table-cell>
          <table:table-cell table:formula="of:=AGE_GROUP_TRANSLATED&amp;&quot;_&quot;&amp;SECTION_TRANSLATED&amp;&quot;_G2_P1&quot;" office:value-type="string" office:string-value="U15_Groups_G2_P1" calcext:value-type="string">
            <text:p>U15_Groups_G2_P1</text:p>
          </table:table-cell>
          <table:table-cell/>
          <table:table-cell table:style-name="ce13" office:value-type="string" calcext:value-type="string">
            <text:p>Winner Group 2</text:p>
          </table:table-cell>
          <table:table-cell table:style-name="ce16" office:value-type="string" calcext:value-type="string">
            <text:p>2<text:span text:style-name="T1">nd</text:span> Best 3<text:span text:style-name="T1">rd</text:span> Place</text:p>
          </table:table-cell>
          <table:table-cell table:style-name="ce17" table:formula="of:=IF(MOD([.$C48]; NUM_PITCHES)=0;INDEX(PITCHES;1;NUM_PITCHES);INDEX(PITCHES;1;MOD([.$C48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8] &amp; &quot;&quot;&quot;, &quot;&quot;homeTeam&quot;&quot;:&quot;&quot;&quot; &amp; [.H48] &amp; &quot;&quot;&quot;, &quot;&quot;awayTeam&quot;&quot;:&quot;&quot;&quot; &amp; [.I50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day&quot;:1,&quot;dateTime&quot;:54180000,&quot;duration&quot;:&quot;10m&quot;,&quot;pitch&quot;:&quot;7&quot;,&quot;competition&quot;:{&quot;name&quot;:&quot;U15&quot;, &quot;section&quot;:&quot;Groups&quot;},&quot;tag&quot;:&quot;QF2&quot;, &quot;homeTeam&quot;:&quot;Winner Group 2&quot;, &quot;awayTeam&quot;:&quot;2nd Group 1&quot;, &quot;homeTeamFrom&quot;:&quot;U15_Groups_G2_P1&quot;, &quot;awayTeamFrom&quot;:&quot;&quot;, &quot;stage2Tag&quot;:&quot;U15_Groups_QF2&quot;}" calcext:value-type="string">
            <text:p>{"__v":0,"day":1,"dateTime":54180000,"duration":"10m","pitch":"7","competition":{"name":"U15", "section":"Groups"},"tag":"QF2", "homeTeam":"Winner Group 2", "awayTeam":"2nd Group 1", "homeTeamFrom":"U15_Groups_G2_P1", "awayTeamFrom":"", "stage2Tag":"U15_Groups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49]&gt;[.$J48];[.B48];[.B48]+1)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style-name="ce12" table:formula="of:=FIRST_GAME_MS + ((DURATION_MS + GAME_GAP_MS) * ([.$B49]-1)) + SECTION_GAP_MS" office:value-type="float" office:value="54960000" calcext:value-type="float">
            <text:p>54960000</text:p>
          </table:table-cell>
          <table:table-cell table:formula="of:=AGE_GROUP_TRANSLATED&amp;&quot;_&quot;&amp;SECTION_TRANSLATED&amp;&quot;_QF3&quot;" office:value-type="string" office:string-value="U15_Groups_QF3" calcext:value-type="string">
            <text:p>U15_Groups_QF3</text:p>
          </table:table-cell>
          <table:table-cell table:formula="of:=AGE_GROUP_TRANSLATED&amp;&quot;_&quot;&amp;SECTION_TRANSLATED&amp;&quot;_G3_P1&quot;" office:value-type="string" office:string-value="U15_Groups_G3_P1" calcext:value-type="string">
            <text:p>U15_Groups_G3_P1</text:p>
          </table:table-cell>
          <table:table-cell table:formula="of:=AGE_GROUP_TRANSLATED&amp;&quot;_&quot;&amp;SECTION_TRANSLATED&amp;&quot;_G2_P2&quot;" office:value-type="string" office:string-value="U15_Groups_G2_P2" calcext:value-type="string">
            <text:p>U15_Groups_G2_P2</text:p>
          </table:table-cell>
          <table:table-cell table:style-name="ce13" office:value-type="string" calcext:value-type="string">
            <text:p>Winner Group 3</text:p>
          </table:table-cell>
          <table:table-cell table:style-name="ce16" office:value-type="string" calcext:value-type="string">
            <text:p>2<text:span text:style-name="T1">nd</text:span> Group 2</text:p>
          </table:table-cell>
          <table:table-cell table:style-name="ce17" table:formula="of:=IF(MOD([.$C49]; NUM_PITCHES)=0;INDEX(PITCHES;1;NUM_PITCHES);INDEX(PITCHES;1;MOD([.$C49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day&quot;:1,&quot;dateTime&quot;:54960000,&quot;duration&quot;:&quot;10m&quot;,&quot;pitch&quot;:&quot;5&quot;,&quot;competition&quot;:{&quot;name&quot;:&quot;U15&quot;, &quot;section&quot;:&quot;Groups&quot;},&quot;tag&quot;:&quot;QF3&quot;, &quot;homeTeam&quot;:&quot;Winner Group 3&quot;, &quot;awayTeam&quot;:&quot;2nd Group 2&quot;, &quot;homeTeamFrom&quot;:&quot;U15_Groups_G3_P1&quot;, &quot;awayTeamFrom&quot;:&quot;U15_Groups_G2_P2&quot;, &quot;stage2Tag&quot;:&quot;U15_Groups_QF3&quot;}" calcext:value-type="string">
            <text:p>{"__v":0,"day":1,"dateTime":54960000,"duration":"10m","pitch":"5","competition":{"name":"U15", "section":"Groups"},"tag":"QF3", "homeTeam":"Winner Group 3", "awayTeam":"2nd Group 2", "homeTeamFrom":"U15_Groups_G3_P1", "awayTeamFrom":"U15_Groups_G2_P2", "stage2Tag":"U15_Group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50]&gt;[.$J49];[.B49];[.B49]+1)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style-name="ce12" table:formula="of:=FIRST_GAME_MS + ((DURATION_MS + GAME_GAP_MS) * ([.$B50]-1)) + SECTION_GAP_MS" office:value-type="float" office:value="54960000" calcext:value-type="float">
            <text:p>54960000</text:p>
          </table:table-cell>
          <table:table-cell table:formula="of:=AGE_GROUP_TRANSLATED&amp;&quot;_&quot;&amp;SECTION_TRANSLATED&amp;&quot;_QF4&quot;" office:value-type="string" office:string-value="U15_Groups_QF4" calcext:value-type="string">
            <text:p>U15_Groups_QF4</text:p>
          </table:table-cell>
          <table:table-cell table:formula="of:=AGE_GROUP_TRANSLATED&amp;&quot;_&quot;&amp;SECTION_TRANSLATED&amp;&quot;_G3_P2&quot;" office:value-type="string" office:string-value="U15_Groups_G3_P2" calcext:value-type="string">
            <text:p>U15_Groups_G3_P2</text:p>
          </table:table-cell>
          <table:table-cell table:formula="of:=AGE_GROUP_TRANSLATED&amp;&quot;_&quot;&amp;SECTION_TRANSLATED&amp;&quot;_G1_P2&quot;" office:value-type="string" office:string-value="U15_Groups_G1_P2" calcext:value-type="string">
            <text:p>U15_Groups_G1_P2</text:p>
          </table:table-cell>
          <table:table-cell table:style-name="ce13" office:value-type="string" calcext:value-type="string">
            <text:p>2<text:span text:style-name="T1">nd</text:span> Group 3</text:p>
          </table:table-cell>
          <table:table-cell table:style-name="ce16" office:value-type="string" calcext:value-type="string">
            <text:p>2<text:span text:style-name="T1">nd</text:span> Group 1</text:p>
          </table:table-cell>
          <table:table-cell table:style-name="ce17" table:formula="of:=IF(MOD([.$C50]; NUM_PITCHES)=0;INDEX(PITCHES;1;NUM_PITCHES);INDEX(PITCHES;1;MOD([.$C50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day&quot;:1,&quot;dateTime&quot;:54960000,&quot;duration&quot;:&quot;10m&quot;,&quot;pitch&quot;:&quot;6&quot;,&quot;competition&quot;:{&quot;name&quot;:&quot;U15&quot;, &quot;section&quot;:&quot;Groups&quot;},&quot;tag&quot;:&quot;QF4&quot;, &quot;homeTeam&quot;:&quot;2nd Group 3&quot;, &quot;awayTeam&quot;:&quot;2nd Group 1&quot;, &quot;homeTeamFrom&quot;:&quot;U15_Groups_G3_P2&quot;, &quot;awayTeamFrom&quot;:&quot;U15_Groups_G1_P2&quot;, &quot;stage2Tag&quot;:&quot;U15_Groups_QF4&quot;}" calcext:value-type="string">
            <text:p>{"__v":0,"day":1,"dateTime":54960000,"duration":"10m","pitch":"6","competition":{"name":"U15", "section":"Groups"},"tag":"QF4", "homeTeam":"2nd Group 3", "awayTeam":"2nd Group 1", "homeTeamFrom":"U15_Groups_G3_P2", "awayTeamFrom":"U15_Groups_G1_P2", "stage2Tag":"U15_Group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51]&gt;[.$J50];[.B50];[.B50]+1)"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style-name="ce12" table:formula="of:=FIRST_GAME_MS + ((DURATION_MS + GAME_GAP_MS) * ([.$B51]-1)) + SECTION_GAP_MS" office:value-type="float" office:value="54960000" calcext:value-type="float">
            <text:p>54960000</text:p>
          </table:table-cell>
          <table:table-cell table:formula="of:=AGE_GROUP_TRANSLATED&amp;&quot;_&quot;&amp;SECTION_TRANSLATED&amp;&quot;_SF1&quot;" office:value-type="string" office:string-value="U15_Groups_SF1" calcext:value-type="string">
            <text:p>U15_Groups_SF1</text:p>
          </table:table-cell>
          <table:table-cell table:formula="of:=AGE_GROUP_TRANSLATED&amp;&quot;_&quot;&amp;SECTION_TRANSLATED&amp;&quot;_QF1&quot;" office:value-type="string" office:string-value="U15_Groups_QF1" calcext:value-type="string">
            <text:p>U15_Groups_QF1</text:p>
          </table:table-cell>
          <table:table-cell table:formula="of:=AGE_GROUP_TRANSLATED&amp;&quot;_&quot;&amp;SECTION_TRANSLATED&amp;&quot;_QF4&quot;" office:value-type="string" office:string-value="U15_Groups_QF4" calcext:value-type="string">
            <text:p>U15_Groups_QF4</text:p>
          </table:table-cell>
          <table:table-cell table:style-name="ce13" office:value-type="string" calcext:value-type="string">
            <text:p>Winner QF1</text:p>
          </table:table-cell>
          <table:table-cell table:style-name="ce16" office:value-type="string" calcext:value-type="string">
            <text:p>Winner QF4</text:p>
          </table:table-cell>
          <table:table-cell table:style-name="ce17" table:formula="of:=IF(MOD([.$C51]; NUM_PITCHES)=0;INDEX(PITCHES;1;NUM_PITCHES);INDEX(PITCHES;1;MOD([.$C51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, &quot;&quot;homeTeamFrom&quot;&quot;:&quot;&quot;&quot; &amp; [.F51] &amp; &quot;&quot;&quot;, &quot;&quot;awayTeamFrom&quot;&quot;:&quot;&quot;&quot; &amp; [.G51] &amp; &quot;&quot;&quot;, &quot;&quot;stage2Tag&quot;&quot;:&quot;&quot;&quot; &amp; [.E51] &amp; &quot;&quot;&quot;}&quot;" office:value-type="string" office:string-value="{&quot;__v&quot;:0,&quot;day&quot;:1,&quot;dateTime&quot;:54960000,&quot;duration&quot;:&quot;10m&quot;,&quot;pitch&quot;:&quot;8&quot;,&quot;competition&quot;:{&quot;name&quot;:&quot;U15&quot;, &quot;section&quot;:&quot;Groups&quot;},&quot;tag&quot;:&quot;SF1&quot;, &quot;homeTeam&quot;:&quot;Winner QF1&quot;, &quot;awayTeam&quot;:&quot;Winner QF4&quot;, &quot;homeTeamFrom&quot;:&quot;U15_Groups_QF1&quot;, &quot;awayTeamFrom&quot;:&quot;U15_Groups_QF4&quot;, &quot;stage2Tag&quot;:&quot;U15_Groups_SF1&quot;}" calcext:value-type="string">
            <text:p>{"__v":0,"day":1,"dateTime":54960000,"duration":"10m","pitch":"8","competition":{"name":"U15", "section":"Groups"},"tag":"SF1", "homeTeam":"Winner QF1", "awayTeam":"Winner QF4", "homeTeamFrom":"U15_Groups_QF1", "awayTeamFrom":"U15_Groups_QF4", "stage2Tag":"U15_Group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52]&gt;[.$J51];[.B51];[.B51]+1)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style-name="ce12" table:formula="of:=FIRST_GAME_MS + ((DURATION_MS + GAME_GAP_MS) * ([.$B52]-1)) + SECTION_GAP_MS" office:value-type="float" office:value="55740000" calcext:value-type="float">
            <text:p>55740000</text:p>
          </table:table-cell>
          <table:table-cell table:formula="of:=AGE_GROUP_TRANSLATED&amp;&quot;_&quot;&amp;SECTION_TRANSLATED&amp;&quot;_SF2&quot;" office:value-type="string" office:string-value="U15_Groups_SF2" calcext:value-type="string">
            <text:p>U15_Groups_SF2</text:p>
          </table:table-cell>
          <table:table-cell table:formula="of:=AGE_GROUP_TRANSLATED&amp;&quot;_&quot;&amp;SECTION_TRANSLATED&amp;&quot;_QF2&quot;" office:value-type="string" office:string-value="U15_Groups_QF2" calcext:value-type="string">
            <text:p>U15_Groups_QF2</text:p>
          </table:table-cell>
          <table:table-cell table:formula="of:=AGE_GROUP_TRANSLATED&amp;&quot;_&quot;&amp;SECTION_TRANSLATED&amp;&quot;_QF3&quot;" office:value-type="string" office:string-value="U15_Groups_QF3" calcext:value-type="string">
            <text:p>U15_Groups_QF3</text:p>
          </table:table-cell>
          <table:table-cell table:style-name="ce13" office:value-type="string" calcext:value-type="string">
            <text:p>Winner QF2</text:p>
          </table:table-cell>
          <table:table-cell table:style-name="ce16" office:value-type="string" calcext:value-type="string">
            <text:p>Winner QF3</text:p>
          </table:table-cell>
          <table:table-cell table:style-name="ce17" table:formula="of:=IF(MOD([.$C52]; NUM_PITCHES)=0;INDEX(PITCHES;1;NUM_PITCHES);INDEX(PITCHES;1;MOD([.$C5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52] &amp; &quot;,&quot;&quot;duration&quot;&quot;:&quot;&quot;&quot; &amp; MATCH_DURATION &amp; &quot;m&quot;&quot;,&quot;&quot;pitch&quot;&quot;:&quot;&quot;&quot; &amp; [.J5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2] &amp; &quot;&quot;&quot;, &quot;&quot;homeTeam&quot;&quot;:&quot;&quot;&quot; &amp; [.H52] &amp; &quot;&quot;&quot;, &quot;&quot;awayTeam&quot;&quot;:&quot;&quot;&quot; &amp; [.I52] &amp; &quot;&quot;&quot;, &quot;&quot;homeTeamFrom&quot;&quot;:&quot;&quot;&quot; &amp; [.F52] &amp; &quot;&quot;&quot;, &quot;&quot;awayTeamFrom&quot;&quot;:&quot;&quot;&quot; &amp; [.G52] &amp; &quot;&quot;&quot;, &quot;&quot;stage2Tag&quot;&quot;:&quot;&quot;&quot; &amp; [.E52] &amp; &quot;&quot;&quot;}&quot;" office:value-type="string" office:string-value="{&quot;__v&quot;:0,&quot;day&quot;:1,&quot;dateTime&quot;:55740000,&quot;duration&quot;:&quot;10m&quot;,&quot;pitch&quot;:&quot;5&quot;,&quot;competition&quot;:{&quot;name&quot;:&quot;U15&quot;, &quot;section&quot;:&quot;Groups&quot;},&quot;tag&quot;:&quot;SF2&quot;, &quot;homeTeam&quot;:&quot;Winner QF2&quot;, &quot;awayTeam&quot;:&quot;Winner QF3&quot;, &quot;homeTeamFrom&quot;:&quot;U15_Groups_QF2&quot;, &quot;awayTeamFrom&quot;:&quot;U15_Groups_QF3&quot;, &quot;stage2Tag&quot;:&quot;U15_Groups_SF2&quot;}" calcext:value-type="string">
            <text:p>{"__v":0,"day":1,"dateTime":55740000,"duration":"10m","pitch":"5","competition":{"name":"U15", "section":"Groups"},"tag":"SF2", "homeTeam":"Winner QF2", "awayTeam":"Winner QF3", "homeTeamFrom":"U15_Groups_QF2", "awayTeamFrom":"U15_Groups_QF3", "stage2Tag":"U15_Group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53]&gt;[.$J52];[.B52];[.B52]+1)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12" table:formula="of:=FIRST_GAME_MS + ((DURATION_MS + GAME_GAP_MS) * ([.$B53]-1)) + SECTION_GAP_MS" office:value-type="float" office:value="55740000" calcext:value-type="float">
            <text:p>55740000</text:p>
          </table:table-cell>
          <table:table-cell table:formula="of:=AGE_GROUP_TRANSLATED&amp;&quot;_&quot;&amp;SECTION_TRANSLATED&amp;&quot;_FNL&quot;" office:value-type="string" office:string-value="U15_Groups_FNL" calcext:value-type="string">
            <text:p>U15_Groups_FNL</text:p>
          </table:table-cell>
          <table:table-cell table:formula="of:=AGE_GROUP_TRANSLATED&amp;&quot;_&quot;&amp;SECTION_TRANSLATED&amp;&quot;_SF1&quot;" office:value-type="string" office:string-value="U15_Groups_SF1" calcext:value-type="string">
            <text:p>U15_Groups_SF1</text:p>
          </table:table-cell>
          <table:table-cell table:formula="of:=AGE_GROUP_TRANSLATED&amp;&quot;_&quot;&amp;SECTION_TRANSLATED&amp;&quot;_SF2&quot;" office:value-type="string" office:string-value="U15_Groups_SF2" calcext:value-type="string">
            <text:p>U15_Groups_SF2</text:p>
          </table:table-cell>
          <table:table-cell table:style-name="ce13" office:value-type="string" calcext:value-type="string">
            <text:p>Winner SF1</text:p>
          </table:table-cell>
          <table:table-cell table:style-name="ce16" office:value-type="string" calcext:value-type="string">
            <text:p>Winner SF2</text:p>
          </table:table-cell>
          <table:table-cell table:style-name="ce17" table:formula="of:=IF(MOD([.$C53]; NUM_PITCHES)=0;INDEX(PITCHES;1;NUM_PITCHES);INDEX(PITCHES;1;MOD([.$C53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53] &amp; &quot;,&quot;&quot;duration&quot;&quot;:&quot;&quot;&quot; &amp; MATCH_DURATION &amp; &quot;m&quot;&quot;,&quot;&quot;pitch&quot;&quot;:&quot;&quot;&quot; &amp; [.J5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3] &amp; &quot;&quot;&quot;, &quot;&quot;homeTeam&quot;&quot;:&quot;&quot;&quot; &amp; [.H53] &amp; &quot;&quot;&quot;, &quot;&quot;awayTeam&quot;&quot;:&quot;&quot;&quot; &amp; [.I53] &amp; &quot;&quot;&quot;, &quot;&quot;homeTeamFrom&quot;&quot;:&quot;&quot;&quot; &amp; [.F53] &amp; &quot;&quot;&quot;, &quot;&quot;awayTeamFrom&quot;&quot;:&quot;&quot;&quot; &amp; [.G53] &amp; &quot;&quot;&quot;, &quot;&quot;stage2Tag&quot;&quot;:&quot;&quot;&quot; &amp; [.E53] &amp; &quot;&quot;&quot;}&quot;" office:value-type="string" office:string-value="{&quot;__v&quot;:0,&quot;day&quot;:1,&quot;dateTime&quot;:55740000,&quot;duration&quot;:&quot;10m&quot;,&quot;pitch&quot;:&quot;7&quot;,&quot;competition&quot;:{&quot;name&quot;:&quot;U15&quot;, &quot;section&quot;:&quot;Groups&quot;},&quot;tag&quot;:&quot;FNL&quot;, &quot;homeTeam&quot;:&quot;Winner SF1&quot;, &quot;awayTeam&quot;:&quot;Winner SF2&quot;, &quot;homeTeamFrom&quot;:&quot;U15_Groups_SF1&quot;, &quot;awayTeamFrom&quot;:&quot;U15_Groups_SF2&quot;, &quot;stage2Tag&quot;:&quot;U15_Groups_FNL&quot;}" calcext:value-type="string">
            <text:p>{"__v":0,"day":1,"dateTime":55740000,"duration":"10m","pitch":"7","competition":{"name":"U15", "section":"Groups"},"tag":"FNL", "homeTeam":"Winner SF1", "awayTeam":"Winner SF2", "homeTeamFrom":"U15_Groups_SF1", "awayTeamFrom":"U15_Groups_SF2", "stage2Tag":"U15_Groups_FNL"}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10" table:number-columns-repeated="3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10" table:number-columns-repeated="3"/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2" table:number-rows-repeated="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AGE_GROUP" table:base-cell-address="$'TEAM NAMES'.$B$2" table:cell-range-address="$'TEAM NAMES'.$B$2"/>
        <table:named-range table:name="AGE_GROUP_TRANSLATED" table:base-cell-address="$'TEAM NAMES'.$B$26" table:cell-range-address="$'TEAM NAMES'.$B$30"/>
        <table:named-range table:name="DURATION_MS" table:base-cell-address="$'TEAM NAMES'.$B$28" table:cell-range-address="$'TEAM NAMES'.$B$36"/>
        <table:named-range table:name="FIRST_GAME_MS" table:base-cell-address="$'TEAM NAMES'.$B$27" table:cell-range-address="$'TEAM NAMES'.$B$35"/>
        <table:named-range table:name="GAME_GAP" table:base-cell-address="$'TEAM NAMES'.$H$2" table:cell-range-address="$'TEAM NAMES'.$B$17"/>
        <table:named-range table:name="GAME_GAP_MS" table:base-cell-address="$'TEAM NAMES'.$B$29" table:cell-range-address="$'TEAM NAMES'.$B$37"/>
        <table:named-range table:name="HH" table:base-cell-address="$'TEAM NAMES'.$B$26" table:cell-range-address="$'TEAM NAMES'.$B$34"/>
        <table:named-range table:name="HH_START" table:base-cell-address="$'TEAM NAMES'.$B$26" table:cell-range-address="$'TEAM NAMES'.$B$34"/>
        <table:named-range table:name="MATCH_DAY" table:base-cell-address="$'TEAM NAMES'.$E$2" table:cell-range-address="$'TEAM NAMES'.$B$15"/>
        <table:named-range table:name="MATCH_DURATION" table:base-cell-address="$'TEAM NAMES'.$F$3" table:cell-range-address="$'TEAM NAMES'.$C$16"/>
        <table:named-range table:name="MM_START" table:base-cell-address="$'TEAM NAMES'.$C$26" table:cell-range-address="$'TEAM NAMES'.$C$34"/>
        <table:named-range table:name="NUM_PITCHES" table:base-cell-address="$'TEAM NAMES'.$B$37" table:cell-range-address="$'TEAM NAMES'.$B$39"/>
        <table:named-range table:name="PITCHES" table:base-cell-address="$'TEAM NAMES'.$B$17" table:cell-range-address="$'TEAM NAMES'.$B$18:.$E$18"/>
        <table:named-range table:name="S2_SEC1" table:base-cell-address="$'TEAM NAMES'.$D$2" table:cell-range-address="$'TEAM NAMES'.$C$2"/>
        <table:named-range table:name="S2_SEC1_TRANSLATED" table:base-cell-address="$'TEAM NAMES'.$B$28" table:cell-range-address="$'TEAM NAMES'.$B$32"/>
        <table:named-range table:name="S2_SEC2" table:base-cell-address="$'TEAM NAMES'.$D$3" table:cell-range-address="$'TEAM NAMES'.$C$3"/>
        <table:named-range table:name="S2_SEC2_TRANSLATED" table:base-cell-address="$'TEAM NAMES'.$B$29" table:cell-range-address="$'TEAM NAMES'.$B$33"/>
        <table:named-range table:name="SECTION" table:base-cell-address="$'TEAM NAMES'.$B$2" table:cell-range-address="$'TEAM NAMES'.$B$3"/>
        <table:named-range table:name="SECTION_GAP" table:base-cell-address="$'TEAM NAMES'.$H$3" table:cell-range-address="$'TEAM NAMES'.$C$17"/>
        <table:named-range table:name="SECTION_GAP_MS" table:base-cell-address="$'TEAM NAMES'.$B$30" table:cell-range-address="$'TEAM NAMES'.$B$38"/>
        <table:named-range table:name="SECTION_TRANSLATED" table:base-cell-address="$'TEAM NAMES'.$B$27" table:cell-range-address="$'TEAM NAMES'.$B$31"/>
        <table:named-range table:name="START_TIME" table:base-cell-address="$'TEAM NAMES'.$F$2" table:cell-range-address="$'TEAM NAMES'.$B$16"/>
        <table:named-range table:name="TRANSLATED_TEAM_NAMES" table:base-cell-address="$'TEAM NAMES'.$A$21" table:cell-range-address="$'TEAM NAMES'.$A$21:.$E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">
      <number:number number:decimal-places="0" loext:min-decimal-places="0" number:min-integer-digits="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1496.99mm" fo:page-height="1297.01mm" style:num-format="1" style:print-orientation="landscape" style:shadow="none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 style:data-style-name="N2" text:time-value="21:24:25.66980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date>2017-09-10T21:36:24.577618346</dc:date>
    <meta:generator>LibreOffice/5.1.6.2$Linux_X86_64 LibreOffice_project/10m0$Build-2</meta:generator>
    <meta:editing-duration>P3DT6H53M1S</meta:editing-duration>
    <meta:editing-cycles>107</meta:editing-cycles>
    <dc:creator>Darren Davison</dc:creator>
    <meta:document-statistic meta:table-count="11" meta:cell-count="4378" meta:object-count="0"/>
  </office:meta>
</office:document-meta>
</file>